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.353cm" svg:height="19.136cm" svg:x="13.706cm" svg:y="3.886cm">
            <draw:object draw:notify-on-update-of-ranges="Sheet1.D1:Sheet1.D1 Sheet1.D2:Sheet1.D1184 Sheet1.E1:Sheet1.E1 Sheet1.E2:Sheet1.E11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illis()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Nearest Minute</text:p>
          </table:table-cell>
          <table:table-cell office:value-type="string" calcext:value-type="string">
            <text:p>True Running Time</text:p>
          </table:table-cell>
          <table:table-cell office:value-type="string" calcext:value-type="string">
            <text:p>LDR Read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]/(1000*60)" office:value-type="float" office:value="0.000283333333333333" calcext:value-type="float">
            <text:p>0.0002833333</text:p>
          </table:table-cell>
          <table:table-cell table:formula="of:=ROUND([.B2];0)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60033" calcext:value-type="float">
            <text:p>60033</text:p>
          </table:table-cell>
          <table:table-cell table:formula="of:=[.A3]/(1000*60)" office:value-type="float" office:value="1.00055" calcext:value-type="float">
            <text:p>1.00055</text:p>
          </table:table-cell>
          <table:table-cell table:formula="of:=ROUND([.B3];0)" office:value-type="float" office:value="1" calcext:value-type="float">
            <text:p>1</text:p>
          </table:table-cell>
          <table:table-cell table:formula="of:=[.C3]"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0046" calcext:value-type="float">
            <text:p>120046</text:p>
          </table:table-cell>
          <table:table-cell table:formula="of:=[.A4]/(1000*60)" office:value-type="float" office:value="2.00076666666667" calcext:value-type="float">
            <text:p>2.0007666667</text:p>
          </table:table-cell>
          <table:table-cell table:formula="of:=ROUND([.B4];0)" office:value-type="float" office:value="2" calcext:value-type="float">
            <text:p>2</text:p>
          </table:table-cell>
          <table:table-cell table:formula="of:=[.C4]" office:value-type="float" office:value="2" calcext:value-type="float">
            <text:p>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80060" calcext:value-type="float">
            <text:p>180060</text:p>
          </table:table-cell>
          <table:table-cell table:formula="of:=[.A5]/(1000*60)" office:value-type="float" office:value="3.001" calcext:value-type="float">
            <text:p>3.001</text:p>
          </table:table-cell>
          <table:table-cell table:formula="of:=ROUND([.B5];0)" office:value-type="float" office:value="3" calcext:value-type="float">
            <text:p>3</text:p>
          </table:table-cell>
          <table:table-cell table:formula="of:=[.C5]"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40074" calcext:value-type="float">
            <text:p>240074</text:p>
          </table:table-cell>
          <table:table-cell table:formula="of:=[.A6]/(1000*60)" office:value-type="float" office:value="4.00123333333333" calcext:value-type="float">
            <text:p>4.0012333333</text:p>
          </table:table-cell>
          <table:table-cell table:formula="of:=ROUND([.B6];0)" office:value-type="float" office:value="4" calcext:value-type="float">
            <text:p>4</text:p>
          </table:table-cell>
          <table:table-cell table:formula="of:=[.C6]" office:value-type="float" office:value="4" calcext:value-type="float">
            <text:p>4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00088" calcext:value-type="float">
            <text:p>300088</text:p>
          </table:table-cell>
          <table:table-cell table:formula="of:=[.A7]/(1000*60)" office:value-type="float" office:value="5.00146666666667" calcext:value-type="float">
            <text:p>5.0014666667</text:p>
          </table:table-cell>
          <table:table-cell table:formula="of:=ROUND([.B7];0)" office:value-type="float" office:value="5" calcext:value-type="float">
            <text:p>5</text:p>
          </table:table-cell>
          <table:table-cell table:formula="of:=[.C7]"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60101" calcext:value-type="float">
            <text:p>360101</text:p>
          </table:table-cell>
          <table:table-cell table:formula="of:=[.A8]/(1000*60)" office:value-type="float" office:value="6.00168333333333" calcext:value-type="float">
            <text:p>6.0016833333</text:p>
          </table:table-cell>
          <table:table-cell table:formula="of:=ROUND([.B8];0)" office:value-type="float" office:value="6" calcext:value-type="float">
            <text:p>6</text:p>
          </table:table-cell>
          <table:table-cell table:formula="of:=[.C8]" office:value-type="float" office:value="6" calcext:value-type="float">
            <text:p>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20115" calcext:value-type="float">
            <text:p>420115</text:p>
          </table:table-cell>
          <table:table-cell table:formula="of:=[.A9]/(1000*60)" office:value-type="float" office:value="7.00191666666667" calcext:value-type="float">
            <text:p>7.0019166667</text:p>
          </table:table-cell>
          <table:table-cell table:formula="of:=ROUND([.B9];0)" office:value-type="float" office:value="7" calcext:value-type="float">
            <text:p>7</text:p>
          </table:table-cell>
          <table:table-cell table:formula="of:=[.C9]"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80129" calcext:value-type="float">
            <text:p>480129</text:p>
          </table:table-cell>
          <table:table-cell table:formula="of:=[.A10]/(1000*60)" office:value-type="float" office:value="8.00215" calcext:value-type="float">
            <text:p>8.00215</text:p>
          </table:table-cell>
          <table:table-cell table:formula="of:=ROUND([.B10];0)" office:value-type="float" office:value="8" calcext:value-type="float">
            <text:p>8</text:p>
          </table:table-cell>
          <table:table-cell table:formula="of:=[.C10]"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540142" calcext:value-type="float">
            <text:p>540142</text:p>
          </table:table-cell>
          <table:table-cell table:formula="of:=[.A11]/(1000*60)" office:value-type="float" office:value="9.00236666666667" calcext:value-type="float">
            <text:p>9.0023666667</text:p>
          </table:table-cell>
          <table:table-cell table:formula="of:=ROUND([.B11];0)" office:value-type="float" office:value="9" calcext:value-type="float">
            <text:p>9</text:p>
          </table:table-cell>
          <table:table-cell table:formula="of:=[.C11]"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600157" calcext:value-type="float">
            <text:p>600157</text:p>
          </table:table-cell>
          <table:table-cell table:formula="of:=[.A12]/(1000*60)" office:value-type="float" office:value="10.0026166666667" calcext:value-type="float">
            <text:p>10.0026166667</text:p>
          </table:table-cell>
          <table:table-cell table:formula="of:=ROUND([.B12];0)" office:value-type="float" office:value="10" calcext:value-type="float">
            <text:p>10</text:p>
          </table:table-cell>
          <table:table-cell table:formula="of:=[.C12]"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60170" calcext:value-type="float">
            <text:p>660170</text:p>
          </table:table-cell>
          <table:table-cell table:formula="of:=[.A13]/(1000*60)" office:value-type="float" office:value="11.0028333333333" calcext:value-type="float">
            <text:p>11.0028333333</text:p>
          </table:table-cell>
          <table:table-cell table:formula="of:=ROUND([.B13];0)" office:value-type="float" office:value="11" calcext:value-type="float">
            <text:p>11</text:p>
          </table:table-cell>
          <table:table-cell table:formula="of:=[.C13]" office:value-type="float" office:value="11" calcext:value-type="float">
            <text:p>1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20184" calcext:value-type="float">
            <text:p>720184</text:p>
          </table:table-cell>
          <table:table-cell table:formula="of:=[.A14]/(1000*60)" office:value-type="float" office:value="12.0030666666667" calcext:value-type="float">
            <text:p>12.0030666667</text:p>
          </table:table-cell>
          <table:table-cell table:formula="of:=ROUND([.B14];0)" office:value-type="float" office:value="12" calcext:value-type="float">
            <text:p>12</text:p>
          </table:table-cell>
          <table:table-cell table:formula="of:=[.C14]" office:value-type="float" office:value="12" calcext:value-type="float">
            <text:p>1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0197" calcext:value-type="float">
            <text:p>780197</text:p>
          </table:table-cell>
          <table:table-cell table:formula="of:=[.A15]/(1000*60)" office:value-type="float" office:value="13.0032833333333" calcext:value-type="float">
            <text:p>13.0032833333</text:p>
          </table:table-cell>
          <table:table-cell table:formula="of:=ROUND([.B15];0)" office:value-type="float" office:value="13" calcext:value-type="float">
            <text:p>13</text:p>
          </table:table-cell>
          <table:table-cell table:formula="of:=[.C15]"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40211" calcext:value-type="float">
            <text:p>840211</text:p>
          </table:table-cell>
          <table:table-cell table:formula="of:=[.A16]/(1000*60)" office:value-type="float" office:value="14.0035166666667" calcext:value-type="float">
            <text:p>14.0035166667</text:p>
          </table:table-cell>
          <table:table-cell table:formula="of:=ROUND([.B16];0)" office:value-type="float" office:value="14" calcext:value-type="float">
            <text:p>14</text:p>
          </table:table-cell>
          <table:table-cell table:formula="of:=[.C16]" office:value-type="float" office:value="14" calcext:value-type="float">
            <text:p>1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00226" calcext:value-type="float">
            <text:p>900226</text:p>
          </table:table-cell>
          <table:table-cell table:formula="of:=[.A17]/(1000*60)" office:value-type="float" office:value="15.0037666666667" calcext:value-type="float">
            <text:p>15.0037666667</text:p>
          </table:table-cell>
          <table:table-cell table:formula="of:=ROUND([.B17];0)" office:value-type="float" office:value="15" calcext:value-type="float">
            <text:p>15</text:p>
          </table:table-cell>
          <table:table-cell table:formula="of:=[.C17]" office:value-type="float" office:value="15" calcext:value-type="float">
            <text:p>1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60239" calcext:value-type="float">
            <text:p>960239</text:p>
          </table:table-cell>
          <table:table-cell table:formula="of:=[.A18]/(1000*60)" office:value-type="float" office:value="16.0039833333333" calcext:value-type="float">
            <text:p>16.0039833333</text:p>
          </table:table-cell>
          <table:table-cell table:formula="of:=ROUND([.B18];0)" office:value-type="float" office:value="16" calcext:value-type="float">
            <text:p>16</text:p>
          </table:table-cell>
          <table:table-cell table:formula="of:=[.C18]" office:value-type="float" office:value="16" calcext:value-type="float">
            <text:p>1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20266" calcext:value-type="float">
            <text:p>1020266</text:p>
          </table:table-cell>
          <table:table-cell table:formula="of:=[.A19]/(1000*60)" office:value-type="float" office:value="17.0044333333333" calcext:value-type="float">
            <text:p>17.0044333333</text:p>
          </table:table-cell>
          <table:table-cell table:formula="of:=ROUND([.B19];0)" office:value-type="float" office:value="17" calcext:value-type="float">
            <text:p>17</text:p>
          </table:table-cell>
          <table:table-cell table:formula="of:=[.C19]" office:value-type="float" office:value="17" calcext:value-type="float">
            <text:p>1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80281" calcext:value-type="float">
            <text:p>1080281</text:p>
          </table:table-cell>
          <table:table-cell table:formula="of:=[.A20]/(1000*60)" office:value-type="float" office:value="18.0046833333333" calcext:value-type="float">
            <text:p>18.0046833333</text:p>
          </table:table-cell>
          <table:table-cell table:formula="of:=ROUND([.B20];0)" office:value-type="float" office:value="18" calcext:value-type="float">
            <text:p>18</text:p>
          </table:table-cell>
          <table:table-cell table:formula="of:=[.C20]" office:value-type="float" office:value="18" calcext:value-type="float">
            <text:p>1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140295" calcext:value-type="float">
            <text:p>1140295</text:p>
          </table:table-cell>
          <table:table-cell table:formula="of:=[.A21]/(1000*60)" office:value-type="float" office:value="19.0049166666667" calcext:value-type="float">
            <text:p>19.0049166667</text:p>
          </table:table-cell>
          <table:table-cell table:formula="of:=ROUND([.B21];0)" office:value-type="float" office:value="19" calcext:value-type="float">
            <text:p>19</text:p>
          </table:table-cell>
          <table:table-cell table:formula="of:=[.C21]" office:value-type="float" office:value="19" calcext:value-type="float">
            <text:p>1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200309" calcext:value-type="float">
            <text:p>1200309</text:p>
          </table:table-cell>
          <table:table-cell table:formula="of:=[.A22]/(1000*60)" office:value-type="float" office:value="20.00515" calcext:value-type="float">
            <text:p>20.00515</text:p>
          </table:table-cell>
          <table:table-cell table:formula="of:=ROUND([.B22];0)" office:value-type="float" office:value="20" calcext:value-type="float">
            <text:p>20</text:p>
          </table:table-cell>
          <table:table-cell table:formula="of:=[.C22]" office:value-type="float" office:value="20" calcext:value-type="float">
            <text:p>2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260322" calcext:value-type="float">
            <text:p>1260322</text:p>
          </table:table-cell>
          <table:table-cell table:formula="of:=[.A23]/(1000*60)" office:value-type="float" office:value="21.0053666666667" calcext:value-type="float">
            <text:p>21.0053666667</text:p>
          </table:table-cell>
          <table:table-cell table:formula="of:=ROUND([.B23];0)" office:value-type="float" office:value="21" calcext:value-type="float">
            <text:p>21</text:p>
          </table:table-cell>
          <table:table-cell table:formula="of:=[.C23]" office:value-type="float" office:value="21" calcext:value-type="float">
            <text:p>2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320337" calcext:value-type="float">
            <text:p>1320337</text:p>
          </table:table-cell>
          <table:table-cell table:formula="of:=[.A24]/(1000*60)" office:value-type="float" office:value="22.0056166666667" calcext:value-type="float">
            <text:p>22.0056166667</text:p>
          </table:table-cell>
          <table:table-cell table:formula="of:=ROUND([.B24];0)" office:value-type="float" office:value="22" calcext:value-type="float">
            <text:p>22</text:p>
          </table:table-cell>
          <table:table-cell table:formula="of:=[.C24]" office:value-type="float" office:value="22" calcext:value-type="float">
            <text:p>2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380350" calcext:value-type="float">
            <text:p>1380350</text:p>
          </table:table-cell>
          <table:table-cell table:formula="of:=[.A25]/(1000*60)" office:value-type="float" office:value="23.0058333333333" calcext:value-type="float">
            <text:p>23.0058333333</text:p>
          </table:table-cell>
          <table:table-cell table:formula="of:=ROUND([.B25];0)" office:value-type="float" office:value="23" calcext:value-type="float">
            <text:p>23</text:p>
          </table:table-cell>
          <table:table-cell table:formula="of:=[.C25]"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440364" calcext:value-type="float">
            <text:p>1440364</text:p>
          </table:table-cell>
          <table:table-cell table:formula="of:=[.A26]/(1000*60)" office:value-type="float" office:value="24.0060666666667" calcext:value-type="float">
            <text:p>24.0060666667</text:p>
          </table:table-cell>
          <table:table-cell table:formula="of:=ROUND([.B26];0)" office:value-type="float" office:value="24" calcext:value-type="float">
            <text:p>24</text:p>
          </table:table-cell>
          <table:table-cell table:formula="of:=[.C26]"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500378" calcext:value-type="float">
            <text:p>1500378</text:p>
          </table:table-cell>
          <table:table-cell table:formula="of:=[.A27]/(1000*60)" office:value-type="float" office:value="25.0063" calcext:value-type="float">
            <text:p>25.0063</text:p>
          </table:table-cell>
          <table:table-cell table:formula="of:=ROUND([.B27];0)" office:value-type="float" office:value="25" calcext:value-type="float">
            <text:p>25</text:p>
          </table:table-cell>
          <table:table-cell table:formula="of:=[.C27]" office:value-type="float" office:value="25" calcext:value-type="float">
            <text:p>2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560392" calcext:value-type="float">
            <text:p>1560392</text:p>
          </table:table-cell>
          <table:table-cell table:formula="of:=[.A28]/(1000*60)" office:value-type="float" office:value="26.0065333333333" calcext:value-type="float">
            <text:p>26.0065333333</text:p>
          </table:table-cell>
          <table:table-cell table:formula="of:=ROUND([.B28];0)" office:value-type="float" office:value="26" calcext:value-type="float">
            <text:p>26</text:p>
          </table:table-cell>
          <table:table-cell table:formula="of:=[.C28]"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620406" calcext:value-type="float">
            <text:p>1620406</text:p>
          </table:table-cell>
          <table:table-cell table:formula="of:=[.A29]/(1000*60)" office:value-type="float" office:value="27.0067666666667" calcext:value-type="float">
            <text:p>27.0067666667</text:p>
          </table:table-cell>
          <table:table-cell table:formula="of:=ROUND([.B29];0)" office:value-type="float" office:value="27" calcext:value-type="float">
            <text:p>27</text:p>
          </table:table-cell>
          <table:table-cell table:formula="of:=[.C29]" office:value-type="float" office:value="27" calcext:value-type="float">
            <text:p>2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680419" calcext:value-type="float">
            <text:p>1680419</text:p>
          </table:table-cell>
          <table:table-cell table:formula="of:=[.A30]/(1000*60)" office:value-type="float" office:value="28.0069833333333" calcext:value-type="float">
            <text:p>28.0069833333</text:p>
          </table:table-cell>
          <table:table-cell table:formula="of:=ROUND([.B30];0)" office:value-type="float" office:value="28" calcext:value-type="float">
            <text:p>28</text:p>
          </table:table-cell>
          <table:table-cell table:formula="of:=[.C30]" office:value-type="float" office:value="28" calcext:value-type="float">
            <text:p>2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40438" calcext:value-type="float">
            <text:p>1740438</text:p>
          </table:table-cell>
          <table:table-cell table:formula="of:=[.A31]/(1000*60)" office:value-type="float" office:value="29.0073" calcext:value-type="float">
            <text:p>29.0073</text:p>
          </table:table-cell>
          <table:table-cell table:formula="of:=ROUND([.B31];0)" office:value-type="float" office:value="29" calcext:value-type="float">
            <text:p>29</text:p>
          </table:table-cell>
          <table:table-cell table:formula="of:=[.C31]" office:value-type="float" office:value="29" calcext:value-type="float">
            <text:p>2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00452" calcext:value-type="float">
            <text:p>1800452</text:p>
          </table:table-cell>
          <table:table-cell table:formula="of:=[.A32]/(1000*60)" office:value-type="float" office:value="30.0075333333333" calcext:value-type="float">
            <text:p>30.0075333333</text:p>
          </table:table-cell>
          <table:table-cell table:formula="of:=ROUND([.B32];0)" office:value-type="float" office:value="30" calcext:value-type="float">
            <text:p>30</text:p>
          </table:table-cell>
          <table:table-cell table:formula="of:=[.C32]" office:value-type="float" office:value="30" calcext:value-type="float">
            <text:p>3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60465" calcext:value-type="float">
            <text:p>1860465</text:p>
          </table:table-cell>
          <table:table-cell table:formula="of:=[.A33]/(1000*60)" office:value-type="float" office:value="31.00775" calcext:value-type="float">
            <text:p>31.00775</text:p>
          </table:table-cell>
          <table:table-cell table:formula="of:=ROUND([.B33];0)" office:value-type="float" office:value="31" calcext:value-type="float">
            <text:p>31</text:p>
          </table:table-cell>
          <table:table-cell table:formula="of:=[.C33]"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920479" calcext:value-type="float">
            <text:p>1920479</text:p>
          </table:table-cell>
          <table:table-cell table:formula="of:=[.A34]/(1000*60)" office:value-type="float" office:value="32.0079833333333" calcext:value-type="float">
            <text:p>32.0079833333</text:p>
          </table:table-cell>
          <table:table-cell table:formula="of:=ROUND([.B34];0)" office:value-type="float" office:value="32" calcext:value-type="float">
            <text:p>32</text:p>
          </table:table-cell>
          <table:table-cell table:formula="of:=[.C34]" office:value-type="float" office:value="32" calcext:value-type="float">
            <text:p>3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980492" calcext:value-type="float">
            <text:p>1980492</text:p>
          </table:table-cell>
          <table:table-cell table:formula="of:=[.A35]/(1000*60)" office:value-type="float" office:value="33.0082" calcext:value-type="float">
            <text:p>33.0082</text:p>
          </table:table-cell>
          <table:table-cell table:formula="of:=ROUND([.B35];0)" office:value-type="float" office:value="33" calcext:value-type="float">
            <text:p>33</text:p>
          </table:table-cell>
          <table:table-cell table:formula="of:=[.C35]" office:value-type="float" office:value="33" calcext:value-type="float">
            <text:p>3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040506" calcext:value-type="float">
            <text:p>2040506</text:p>
          </table:table-cell>
          <table:table-cell table:formula="of:=[.A36]/(1000*60)" office:value-type="float" office:value="34.0084333333333" calcext:value-type="float">
            <text:p>34.0084333333</text:p>
          </table:table-cell>
          <table:table-cell table:formula="of:=ROUND([.B36];0)" office:value-type="float" office:value="34" calcext:value-type="float">
            <text:p>34</text:p>
          </table:table-cell>
          <table:table-cell table:formula="of:=[.C36]" office:value-type="float" office:value="34" calcext:value-type="float">
            <text:p>3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100519" calcext:value-type="float">
            <text:p>2100519</text:p>
          </table:table-cell>
          <table:table-cell table:formula="of:=[.A37]/(1000*60)" office:value-type="float" office:value="35.00865" calcext:value-type="float">
            <text:p>35.00865</text:p>
          </table:table-cell>
          <table:table-cell table:formula="of:=ROUND([.B37];0)" office:value-type="float" office:value="35" calcext:value-type="float">
            <text:p>35</text:p>
          </table:table-cell>
          <table:table-cell table:formula="of:=[.C37]" office:value-type="float" office:value="35" calcext:value-type="float">
            <text:p>3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160533" calcext:value-type="float">
            <text:p>2160533</text:p>
          </table:table-cell>
          <table:table-cell table:formula="of:=[.A38]/(1000*60)" office:value-type="float" office:value="36.0088833333333" calcext:value-type="float">
            <text:p>36.0088833333</text:p>
          </table:table-cell>
          <table:table-cell table:formula="of:=ROUND([.B38];0)" office:value-type="float" office:value="36" calcext:value-type="float">
            <text:p>36</text:p>
          </table:table-cell>
          <table:table-cell table:formula="of:=[.C38]" office:value-type="float" office:value="36" calcext:value-type="float">
            <text:p>3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220547" calcext:value-type="float">
            <text:p>2220547</text:p>
          </table:table-cell>
          <table:table-cell table:formula="of:=[.A39]/(1000*60)" office:value-type="float" office:value="37.0091166666667" calcext:value-type="float">
            <text:p>37.0091166667</text:p>
          </table:table-cell>
          <table:table-cell table:formula="of:=ROUND([.B39];0)" office:value-type="float" office:value="37" calcext:value-type="float">
            <text:p>37</text:p>
          </table:table-cell>
          <table:table-cell table:formula="of:=[.C39]" office:value-type="float" office:value="37" calcext:value-type="float">
            <text:p>3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280561" calcext:value-type="float">
            <text:p>2280561</text:p>
          </table:table-cell>
          <table:table-cell table:formula="of:=[.A40]/(1000*60)" office:value-type="float" office:value="38.00935" calcext:value-type="float">
            <text:p>38.00935</text:p>
          </table:table-cell>
          <table:table-cell table:formula="of:=ROUND([.B40];0)" office:value-type="float" office:value="38" calcext:value-type="float">
            <text:p>38</text:p>
          </table:table-cell>
          <table:table-cell table:formula="of:=[.C40]" office:value-type="float" office:value="38" calcext:value-type="float">
            <text:p>3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340575" calcext:value-type="float">
            <text:p>2340575</text:p>
          </table:table-cell>
          <table:table-cell table:formula="of:=[.A41]/(1000*60)" office:value-type="float" office:value="39.0095833333333" calcext:value-type="float">
            <text:p>39.0095833333</text:p>
          </table:table-cell>
          <table:table-cell table:formula="of:=ROUND([.B41];0)" office:value-type="float" office:value="39" calcext:value-type="float">
            <text:p>39</text:p>
          </table:table-cell>
          <table:table-cell table:formula="of:=[.C41]" office:value-type="float" office:value="39" calcext:value-type="float">
            <text:p>3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400588" calcext:value-type="float">
            <text:p>2400588</text:p>
          </table:table-cell>
          <table:table-cell table:formula="of:=[.A42]/(1000*60)" office:value-type="float" office:value="40.0098" calcext:value-type="float">
            <text:p>40.0098</text:p>
          </table:table-cell>
          <table:table-cell table:formula="of:=ROUND([.B42];0)" office:value-type="float" office:value="40" calcext:value-type="float">
            <text:p>40</text:p>
          </table:table-cell>
          <table:table-cell table:formula="of:=[.C42]" office:value-type="float" office:value="40" calcext:value-type="float">
            <text:p>4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460602" calcext:value-type="float">
            <text:p>2460602</text:p>
          </table:table-cell>
          <table:table-cell table:formula="of:=[.A43]/(1000*60)" office:value-type="float" office:value="41.0100333333333" calcext:value-type="float">
            <text:p>41.0100333333</text:p>
          </table:table-cell>
          <table:table-cell table:formula="of:=ROUND([.B43];0)" office:value-type="float" office:value="41" calcext:value-type="float">
            <text:p>41</text:p>
          </table:table-cell>
          <table:table-cell table:formula="of:=[.C43]" office:value-type="float" office:value="41" calcext:value-type="float">
            <text:p>4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520615" calcext:value-type="float">
            <text:p>2520615</text:p>
          </table:table-cell>
          <table:table-cell table:formula="of:=[.A44]/(1000*60)" office:value-type="float" office:value="42.01025" calcext:value-type="float">
            <text:p>42.01025</text:p>
          </table:table-cell>
          <table:table-cell table:formula="of:=ROUND([.B44];0)" office:value-type="float" office:value="42" calcext:value-type="float">
            <text:p>42</text:p>
          </table:table-cell>
          <table:table-cell table:formula="of:=[.C44]" office:value-type="float" office:value="42" calcext:value-type="float">
            <text:p>4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580629" calcext:value-type="float">
            <text:p>2580629</text:p>
          </table:table-cell>
          <table:table-cell table:formula="of:=[.A45]/(1000*60)" office:value-type="float" office:value="43.0104833333333" calcext:value-type="float">
            <text:p>43.0104833333</text:p>
          </table:table-cell>
          <table:table-cell table:formula="of:=ROUND([.B45];0)" office:value-type="float" office:value="43" calcext:value-type="float">
            <text:p>43</text:p>
          </table:table-cell>
          <table:table-cell table:formula="of:=[.C45]" office:value-type="float" office:value="43" calcext:value-type="float">
            <text:p>4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640643" calcext:value-type="float">
            <text:p>2640643</text:p>
          </table:table-cell>
          <table:table-cell table:formula="of:=[.A46]/(1000*60)" office:value-type="float" office:value="44.0107166666667" calcext:value-type="float">
            <text:p>44.0107166667</text:p>
          </table:table-cell>
          <table:table-cell table:formula="of:=ROUND([.B46];0)" office:value-type="float" office:value="44" calcext:value-type="float">
            <text:p>44</text:p>
          </table:table-cell>
          <table:table-cell table:formula="of:=[.C46]" office:value-type="float" office:value="44" calcext:value-type="float">
            <text:p>4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700656" calcext:value-type="float">
            <text:p>2700656</text:p>
          </table:table-cell>
          <table:table-cell table:formula="of:=[.A47]/(1000*60)" office:value-type="float" office:value="45.0109333333333" calcext:value-type="float">
            <text:p>45.0109333333</text:p>
          </table:table-cell>
          <table:table-cell table:formula="of:=ROUND([.B47];0)" office:value-type="float" office:value="45" calcext:value-type="float">
            <text:p>45</text:p>
          </table:table-cell>
          <table:table-cell table:formula="of:=[.C47]" office:value-type="float" office:value="45" calcext:value-type="float">
            <text:p>4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760684" calcext:value-type="float">
            <text:p>2760684</text:p>
          </table:table-cell>
          <table:table-cell table:formula="of:=[.A48]/(1000*60)" office:value-type="float" office:value="46.0114" calcext:value-type="float">
            <text:p>46.0114</text:p>
          </table:table-cell>
          <table:table-cell table:formula="of:=ROUND([.B48];0)" office:value-type="float" office:value="46" calcext:value-type="float">
            <text:p>46</text:p>
          </table:table-cell>
          <table:table-cell table:formula="of:=[.C48]" office:value-type="float" office:value="46" calcext:value-type="float">
            <text:p>4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820699" calcext:value-type="float">
            <text:p>2820699</text:p>
          </table:table-cell>
          <table:table-cell table:formula="of:=[.A49]/(1000*60)" office:value-type="float" office:value="47.01165" calcext:value-type="float">
            <text:p>47.01165</text:p>
          </table:table-cell>
          <table:table-cell table:formula="of:=ROUND([.B49];0)" office:value-type="float" office:value="47" calcext:value-type="float">
            <text:p>47</text:p>
          </table:table-cell>
          <table:table-cell table:formula="of:=[.C49]" office:value-type="float" office:value="47" calcext:value-type="float">
            <text:p>4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880713" calcext:value-type="float">
            <text:p>2880713</text:p>
          </table:table-cell>
          <table:table-cell table:formula="of:=[.A50]/(1000*60)" office:value-type="float" office:value="48.0118833333333" calcext:value-type="float">
            <text:p>48.0118833333</text:p>
          </table:table-cell>
          <table:table-cell table:formula="of:=ROUND([.B50];0)" office:value-type="float" office:value="48" calcext:value-type="float">
            <text:p>48</text:p>
          </table:table-cell>
          <table:table-cell table:formula="of:=[.C50]" office:value-type="float" office:value="48" calcext:value-type="float">
            <text:p>4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940727" calcext:value-type="float">
            <text:p>2940727</text:p>
          </table:table-cell>
          <table:table-cell table:formula="of:=[.A51]/(1000*60)" office:value-type="float" office:value="49.0121166666667" calcext:value-type="float">
            <text:p>49.0121166667</text:p>
          </table:table-cell>
          <table:table-cell table:formula="of:=ROUND([.B51];0)" office:value-type="float" office:value="49" calcext:value-type="float">
            <text:p>49</text:p>
          </table:table-cell>
          <table:table-cell table:formula="of:=[.C51]" office:value-type="float" office:value="49" calcext:value-type="float">
            <text:p>4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000740" calcext:value-type="float">
            <text:p>3000740</text:p>
          </table:table-cell>
          <table:table-cell table:formula="of:=[.A52]/(1000*60)" office:value-type="float" office:value="50.0123333333333" calcext:value-type="float">
            <text:p>50.0123333333</text:p>
          </table:table-cell>
          <table:table-cell table:formula="of:=ROUND([.B52];0)" office:value-type="float" office:value="50" calcext:value-type="float">
            <text:p>50</text:p>
          </table:table-cell>
          <table:table-cell table:formula="of:=[.C52]" office:value-type="float" office:value="50" calcext:value-type="float">
            <text:p>5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060754" calcext:value-type="float">
            <text:p>3060754</text:p>
          </table:table-cell>
          <table:table-cell table:formula="of:=[.A53]/(1000*60)" office:value-type="float" office:value="51.0125666666667" calcext:value-type="float">
            <text:p>51.0125666667</text:p>
          </table:table-cell>
          <table:table-cell table:formula="of:=ROUND([.B53];0)" office:value-type="float" office:value="51" calcext:value-type="float">
            <text:p>51</text:p>
          </table:table-cell>
          <table:table-cell table:formula="of:=[.C53]" office:value-type="float" office:value="51" calcext:value-type="float">
            <text:p>5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120768" calcext:value-type="float">
            <text:p>3120768</text:p>
          </table:table-cell>
          <table:table-cell table:formula="of:=[.A54]/(1000*60)" office:value-type="float" office:value="52.0128" calcext:value-type="float">
            <text:p>52.0128</text:p>
          </table:table-cell>
          <table:table-cell table:formula="of:=ROUND([.B54];0)" office:value-type="float" office:value="52" calcext:value-type="float">
            <text:p>52</text:p>
          </table:table-cell>
          <table:table-cell table:formula="of:=[.C54]" office:value-type="float" office:value="52" calcext:value-type="float">
            <text:p>5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80781" calcext:value-type="float">
            <text:p>3180781</text:p>
          </table:table-cell>
          <table:table-cell table:formula="of:=[.A55]/(1000*60)" office:value-type="float" office:value="53.0130166666667" calcext:value-type="float">
            <text:p>53.0130166667</text:p>
          </table:table-cell>
          <table:table-cell table:formula="of:=ROUND([.B55];0)" office:value-type="float" office:value="53" calcext:value-type="float">
            <text:p>53</text:p>
          </table:table-cell>
          <table:table-cell table:formula="of:=[.C55]" office:value-type="float" office:value="53" calcext:value-type="float">
            <text:p>5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240795" calcext:value-type="float">
            <text:p>3240795</text:p>
          </table:table-cell>
          <table:table-cell table:formula="of:=[.A56]/(1000*60)" office:value-type="float" office:value="54.01325" calcext:value-type="float">
            <text:p>54.01325</text:p>
          </table:table-cell>
          <table:table-cell table:formula="of:=ROUND([.B56];0)" office:value-type="float" office:value="54" calcext:value-type="float">
            <text:p>54</text:p>
          </table:table-cell>
          <table:table-cell table:formula="of:=[.C56]" office:value-type="float" office:value="54" calcext:value-type="float">
            <text:p>5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300808" calcext:value-type="float">
            <text:p>3300808</text:p>
          </table:table-cell>
          <table:table-cell table:formula="of:=[.A57]/(1000*60)" office:value-type="float" office:value="55.0134666666667" calcext:value-type="float">
            <text:p>55.0134666667</text:p>
          </table:table-cell>
          <table:table-cell table:formula="of:=ROUND([.B57];0)" office:value-type="float" office:value="55" calcext:value-type="float">
            <text:p>55</text:p>
          </table:table-cell>
          <table:table-cell table:formula="of:=[.C57]" office:value-type="float" office:value="55" calcext:value-type="float">
            <text:p>5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360822" calcext:value-type="float">
            <text:p>3360822</text:p>
          </table:table-cell>
          <table:table-cell table:formula="of:=[.A58]/(1000*60)" office:value-type="float" office:value="56.0137" calcext:value-type="float">
            <text:p>56.0137</text:p>
          </table:table-cell>
          <table:table-cell table:formula="of:=ROUND([.B58];0)" office:value-type="float" office:value="56" calcext:value-type="float">
            <text:p>56</text:p>
          </table:table-cell>
          <table:table-cell table:formula="of:=[.C58]" office:value-type="float" office:value="56" calcext:value-type="float">
            <text:p>5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420835" calcext:value-type="float">
            <text:p>3420835</text:p>
          </table:table-cell>
          <table:table-cell table:formula="of:=[.A59]/(1000*60)" office:value-type="float" office:value="57.0139166666667" calcext:value-type="float">
            <text:p>57.0139166667</text:p>
          </table:table-cell>
          <table:table-cell table:formula="of:=ROUND([.B59];0)" office:value-type="float" office:value="57" calcext:value-type="float">
            <text:p>57</text:p>
          </table:table-cell>
          <table:table-cell table:formula="of:=[.C59]" office:value-type="float" office:value="57" calcext:value-type="float">
            <text:p>5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480850" calcext:value-type="float">
            <text:p>3480850</text:p>
          </table:table-cell>
          <table:table-cell table:formula="of:=[.A60]/(1000*60)" office:value-type="float" office:value="58.0141666666667" calcext:value-type="float">
            <text:p>58.0141666667</text:p>
          </table:table-cell>
          <table:table-cell table:formula="of:=ROUND([.B60];0)" office:value-type="float" office:value="58" calcext:value-type="float">
            <text:p>58</text:p>
          </table:table-cell>
          <table:table-cell table:formula="of:=[.C60]" office:value-type="float" office:value="58" calcext:value-type="float">
            <text:p>5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540864" calcext:value-type="float">
            <text:p>3540864</text:p>
          </table:table-cell>
          <table:table-cell table:formula="of:=[.A61]/(1000*60)" office:value-type="float" office:value="59.0144" calcext:value-type="float">
            <text:p>59.0144</text:p>
          </table:table-cell>
          <table:table-cell table:formula="of:=ROUND([.B61];0)" office:value-type="float" office:value="59" calcext:value-type="float">
            <text:p>59</text:p>
          </table:table-cell>
          <table:table-cell table:formula="of:=[.C61]" office:value-type="float" office:value="59" calcext:value-type="float">
            <text:p>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600877" calcext:value-type="float">
            <text:p>3600877</text:p>
          </table:table-cell>
          <table:table-cell table:formula="of:=[.A62]/(1000*60)" office:value-type="float" office:value="60.0146166666667" calcext:value-type="float">
            <text:p>60.0146166667</text:p>
          </table:table-cell>
          <table:table-cell table:formula="of:=ROUND([.B62];0)" office:value-type="float" office:value="60" calcext:value-type="float">
            <text:p>60</text:p>
          </table:table-cell>
          <table:table-cell table:formula="of:=[.C62]"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660891" calcext:value-type="float">
            <text:p>3660891</text:p>
          </table:table-cell>
          <table:table-cell table:formula="of:=[.A63]/(1000*60)" office:value-type="float" office:value="61.01485" calcext:value-type="float">
            <text:p>61.01485</text:p>
          </table:table-cell>
          <table:table-cell table:formula="of:=ROUND([.B63];0)" office:value-type="float" office:value="61" calcext:value-type="float">
            <text:p>61</text:p>
          </table:table-cell>
          <table:table-cell table:formula="of:=[.C63]" office:value-type="float" office:value="61" calcext:value-type="float">
            <text:p>6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720904" calcext:value-type="float">
            <text:p>3720904</text:p>
          </table:table-cell>
          <table:table-cell table:formula="of:=[.A64]/(1000*60)" office:value-type="float" office:value="62.0150666666667" calcext:value-type="float">
            <text:p>62.0150666667</text:p>
          </table:table-cell>
          <table:table-cell table:formula="of:=ROUND([.B64];0)" office:value-type="float" office:value="62" calcext:value-type="float">
            <text:p>62</text:p>
          </table:table-cell>
          <table:table-cell table:formula="of:=[.C64]" office:value-type="float" office:value="62" calcext:value-type="float">
            <text:p>6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780918" calcext:value-type="float">
            <text:p>3780918</text:p>
          </table:table-cell>
          <table:table-cell table:formula="of:=[.A65]/(1000*60)" office:value-type="float" office:value="63.0153" calcext:value-type="float">
            <text:p>63.0153</text:p>
          </table:table-cell>
          <table:table-cell table:formula="of:=ROUND([.B65];0)" office:value-type="float" office:value="63" calcext:value-type="float">
            <text:p>63</text:p>
          </table:table-cell>
          <table:table-cell table:formula="of:=[.C65]" office:value-type="float" office:value="63" calcext:value-type="float">
            <text:p>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40931" calcext:value-type="float">
            <text:p>3840931</text:p>
          </table:table-cell>
          <table:table-cell table:formula="of:=[.A66]/(1000*60)" office:value-type="float" office:value="64.0155166666667" calcext:value-type="float">
            <text:p>64.0155166667</text:p>
          </table:table-cell>
          <table:table-cell table:formula="of:=ROUND([.B66];0)" office:value-type="float" office:value="64" calcext:value-type="float">
            <text:p>64</text:p>
          </table:table-cell>
          <table:table-cell table:formula="of:=[.C66]"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900945" calcext:value-type="float">
            <text:p>3900945</text:p>
          </table:table-cell>
          <table:table-cell table:formula="of:=[.A67]/(1000*60)" office:value-type="float" office:value="65.01575" calcext:value-type="float">
            <text:p>65.01575</text:p>
          </table:table-cell>
          <table:table-cell table:formula="of:=ROUND([.B67];0)" office:value-type="float" office:value="65" calcext:value-type="float">
            <text:p>65</text:p>
          </table:table-cell>
          <table:table-cell table:formula="of:=[.C67]" office:value-type="float" office:value="65" calcext:value-type="float">
            <text:p>6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960958" calcext:value-type="float">
            <text:p>3960958</text:p>
          </table:table-cell>
          <table:table-cell table:formula="of:=[.A68]/(1000*60)" office:value-type="float" office:value="66.0159666666667" calcext:value-type="float">
            <text:p>66.0159666667</text:p>
          </table:table-cell>
          <table:table-cell table:formula="of:=ROUND([.B68];0)" office:value-type="float" office:value="66" calcext:value-type="float">
            <text:p>66</text:p>
          </table:table-cell>
          <table:table-cell table:formula="of:=[.C68]" office:value-type="float" office:value="66" calcext:value-type="float">
            <text:p>6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020972" calcext:value-type="float">
            <text:p>4020972</text:p>
          </table:table-cell>
          <table:table-cell table:formula="of:=[.A69]/(1000*60)" office:value-type="float" office:value="67.0162" calcext:value-type="float">
            <text:p>67.0162</text:p>
          </table:table-cell>
          <table:table-cell table:formula="of:=ROUND([.B69];0)" office:value-type="float" office:value="67" calcext:value-type="float">
            <text:p>67</text:p>
          </table:table-cell>
          <table:table-cell table:formula="of:=[.C69]" office:value-type="float" office:value="67" calcext:value-type="float">
            <text:p>6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080986" calcext:value-type="float">
            <text:p>4080986</text:p>
          </table:table-cell>
          <table:table-cell table:formula="of:=[.A70]/(1000*60)" office:value-type="float" office:value="68.0164333333333" calcext:value-type="float">
            <text:p>68.0164333333</text:p>
          </table:table-cell>
          <table:table-cell table:formula="of:=ROUND([.B70];0)" office:value-type="float" office:value="68" calcext:value-type="float">
            <text:p>68</text:p>
          </table:table-cell>
          <table:table-cell table:formula="of:=[.C70]" office:value-type="float" office:value="68" calcext:value-type="float">
            <text:p>6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141004" calcext:value-type="float">
            <text:p>4141004</text:p>
          </table:table-cell>
          <table:table-cell table:formula="of:=[.A71]/(1000*60)" office:value-type="float" office:value="69.0167333333333" calcext:value-type="float">
            <text:p>69.0167333333</text:p>
          </table:table-cell>
          <table:table-cell table:formula="of:=ROUND([.B71];0)" office:value-type="float" office:value="69" calcext:value-type="float">
            <text:p>69</text:p>
          </table:table-cell>
          <table:table-cell table:formula="of:=[.C71]" office:value-type="float" office:value="69" calcext:value-type="float">
            <text:p>6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201018" calcext:value-type="float">
            <text:p>4201018</text:p>
          </table:table-cell>
          <table:table-cell table:formula="of:=[.A72]/(1000*60)" office:value-type="float" office:value="70.0169666666667" calcext:value-type="float">
            <text:p>70.0169666667</text:p>
          </table:table-cell>
          <table:table-cell table:formula="of:=ROUND([.B72];0)" office:value-type="float" office:value="70" calcext:value-type="float">
            <text:p>70</text:p>
          </table:table-cell>
          <table:table-cell table:formula="of:=[.C72]" office:value-type="float" office:value="70" calcext:value-type="float">
            <text:p>7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261032" calcext:value-type="float">
            <text:p>4261032</text:p>
          </table:table-cell>
          <table:table-cell table:formula="of:=[.A73]/(1000*60)" office:value-type="float" office:value="71.0172" calcext:value-type="float">
            <text:p>71.0172</text:p>
          </table:table-cell>
          <table:table-cell table:formula="of:=ROUND([.B73];0)" office:value-type="float" office:value="71" calcext:value-type="float">
            <text:p>71</text:p>
          </table:table-cell>
          <table:table-cell table:formula="of:=[.C73]" office:value-type="float" office:value="71" calcext:value-type="float">
            <text:p>7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321046" calcext:value-type="float">
            <text:p>4321046</text:p>
          </table:table-cell>
          <table:table-cell table:formula="of:=[.A74]/(1000*60)" office:value-type="float" office:value="72.0174333333333" calcext:value-type="float">
            <text:p>72.0174333333</text:p>
          </table:table-cell>
          <table:table-cell table:formula="of:=ROUND([.B74];0)" office:value-type="float" office:value="72" calcext:value-type="float">
            <text:p>72</text:p>
          </table:table-cell>
          <table:table-cell table:formula="of:=[.C74]" office:value-type="float" office:value="72" calcext:value-type="float">
            <text:p>7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381060" calcext:value-type="float">
            <text:p>4381060</text:p>
          </table:table-cell>
          <table:table-cell table:formula="of:=[.A75]/(1000*60)" office:value-type="float" office:value="73.0176666666667" calcext:value-type="float">
            <text:p>73.0176666667</text:p>
          </table:table-cell>
          <table:table-cell table:formula="of:=ROUND([.B75];0)" office:value-type="float" office:value="73" calcext:value-type="float">
            <text:p>73</text:p>
          </table:table-cell>
          <table:table-cell table:formula="of:=[.C75]" office:value-type="float" office:value="73" calcext:value-type="float">
            <text:p>7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441074" calcext:value-type="float">
            <text:p>4441074</text:p>
          </table:table-cell>
          <table:table-cell table:formula="of:=[.A76]/(1000*60)" office:value-type="float" office:value="74.0179" calcext:value-type="float">
            <text:p>74.0179</text:p>
          </table:table-cell>
          <table:table-cell table:formula="of:=ROUND([.B76];0)" office:value-type="float" office:value="74" calcext:value-type="float">
            <text:p>74</text:p>
          </table:table-cell>
          <table:table-cell table:formula="of:=[.C76]" office:value-type="float" office:value="74" calcext:value-type="float">
            <text:p>7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501101" calcext:value-type="float">
            <text:p>4501101</text:p>
          </table:table-cell>
          <table:table-cell table:formula="of:=[.A77]/(1000*60)" office:value-type="float" office:value="75.01835" calcext:value-type="float">
            <text:p>75.01835</text:p>
          </table:table-cell>
          <table:table-cell table:formula="of:=ROUND([.B77];0)" office:value-type="float" office:value="75" calcext:value-type="float">
            <text:p>75</text:p>
          </table:table-cell>
          <table:table-cell table:formula="of:=[.C77]" office:value-type="float" office:value="75" calcext:value-type="float">
            <text:p>7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561131" calcext:value-type="float">
            <text:p>4561131</text:p>
          </table:table-cell>
          <table:table-cell table:formula="of:=[.A78]/(1000*60)" office:value-type="float" office:value="76.01885" calcext:value-type="float">
            <text:p>76.01885</text:p>
          </table:table-cell>
          <table:table-cell table:formula="of:=ROUND([.B78];0)" office:value-type="float" office:value="76" calcext:value-type="float">
            <text:p>76</text:p>
          </table:table-cell>
          <table:table-cell table:formula="of:=[.C78]" office:value-type="float" office:value="76" calcext:value-type="float">
            <text:p>7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621146" calcext:value-type="float">
            <text:p>4621146</text:p>
          </table:table-cell>
          <table:table-cell table:formula="of:=[.A79]/(1000*60)" office:value-type="float" office:value="77.0191" calcext:value-type="float">
            <text:p>77.0191</text:p>
          </table:table-cell>
          <table:table-cell table:formula="of:=ROUND([.B79];0)" office:value-type="float" office:value="77" calcext:value-type="float">
            <text:p>77</text:p>
          </table:table-cell>
          <table:table-cell table:formula="of:=[.C79]" office:value-type="float" office:value="77" calcext:value-type="float">
            <text:p>7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681159" calcext:value-type="float">
            <text:p>4681159</text:p>
          </table:table-cell>
          <table:table-cell table:formula="of:=[.A80]/(1000*60)" office:value-type="float" office:value="78.0193166666667" calcext:value-type="float">
            <text:p>78.0193166667</text:p>
          </table:table-cell>
          <table:table-cell table:formula="of:=ROUND([.B80];0)" office:value-type="float" office:value="78" calcext:value-type="float">
            <text:p>78</text:p>
          </table:table-cell>
          <table:table-cell table:formula="of:=[.C80]" office:value-type="float" office:value="78" calcext:value-type="float">
            <text:p>7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741173" calcext:value-type="float">
            <text:p>4741173</text:p>
          </table:table-cell>
          <table:table-cell table:formula="of:=[.A81]/(1000*60)" office:value-type="float" office:value="79.01955" calcext:value-type="float">
            <text:p>79.01955</text:p>
          </table:table-cell>
          <table:table-cell table:formula="of:=ROUND([.B81];0)" office:value-type="float" office:value="79" calcext:value-type="float">
            <text:p>79</text:p>
          </table:table-cell>
          <table:table-cell table:formula="of:=[.C81]" office:value-type="float" office:value="79" calcext:value-type="float">
            <text:p>7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801187" calcext:value-type="float">
            <text:p>4801187</text:p>
          </table:table-cell>
          <table:table-cell table:formula="of:=[.A82]/(1000*60)" office:value-type="float" office:value="80.0197833333333" calcext:value-type="float">
            <text:p>80.0197833333</text:p>
          </table:table-cell>
          <table:table-cell table:formula="of:=ROUND([.B82];0)" office:value-type="float" office:value="80" calcext:value-type="float">
            <text:p>80</text:p>
          </table:table-cell>
          <table:table-cell table:formula="of:=[.C82]" office:value-type="float" office:value="80" calcext:value-type="float">
            <text:p>8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861201" calcext:value-type="float">
            <text:p>4861201</text:p>
          </table:table-cell>
          <table:table-cell table:formula="of:=[.A83]/(1000*60)" office:value-type="float" office:value="81.0200166666667" calcext:value-type="float">
            <text:p>81.0200166667</text:p>
          </table:table-cell>
          <table:table-cell table:formula="of:=ROUND([.B83];0)" office:value-type="float" office:value="81" calcext:value-type="float">
            <text:p>81</text:p>
          </table:table-cell>
          <table:table-cell table:formula="of:=[.C83]" office:value-type="float" office:value="81" calcext:value-type="float">
            <text:p>8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921214" calcext:value-type="float">
            <text:p>4921214</text:p>
          </table:table-cell>
          <table:table-cell table:formula="of:=[.A84]/(1000*60)" office:value-type="float" office:value="82.0202333333333" calcext:value-type="float">
            <text:p>82.0202333333</text:p>
          </table:table-cell>
          <table:table-cell table:formula="of:=ROUND([.B84];0)" office:value-type="float" office:value="82" calcext:value-type="float">
            <text:p>82</text:p>
          </table:table-cell>
          <table:table-cell table:formula="of:=[.C84]" office:value-type="float" office:value="82" calcext:value-type="float">
            <text:p>8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981229" calcext:value-type="float">
            <text:p>4981229</text:p>
          </table:table-cell>
          <table:table-cell table:formula="of:=[.A85]/(1000*60)" office:value-type="float" office:value="83.0204833333333" calcext:value-type="float">
            <text:p>83.0204833333</text:p>
          </table:table-cell>
          <table:table-cell table:formula="of:=ROUND([.B85];0)" office:value-type="float" office:value="83" calcext:value-type="float">
            <text:p>83</text:p>
          </table:table-cell>
          <table:table-cell table:formula="of:=[.C85]" office:value-type="float" office:value="83" calcext:value-type="float">
            <text:p>8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041243" calcext:value-type="float">
            <text:p>5041243</text:p>
          </table:table-cell>
          <table:table-cell table:formula="of:=[.A86]/(1000*60)" office:value-type="float" office:value="84.0207166666667" calcext:value-type="float">
            <text:p>84.0207166667</text:p>
          </table:table-cell>
          <table:table-cell table:formula="of:=ROUND([.B86];0)" office:value-type="float" office:value="84" calcext:value-type="float">
            <text:p>84</text:p>
          </table:table-cell>
          <table:table-cell table:formula="of:=[.C86]" office:value-type="float" office:value="84" calcext:value-type="float">
            <text:p>8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101256" calcext:value-type="float">
            <text:p>5101256</text:p>
          </table:table-cell>
          <table:table-cell table:formula="of:=[.A87]/(1000*60)" office:value-type="float" office:value="85.0209333333333" calcext:value-type="float">
            <text:p>85.0209333333</text:p>
          </table:table-cell>
          <table:table-cell table:formula="of:=ROUND([.B87];0)" office:value-type="float" office:value="85" calcext:value-type="float">
            <text:p>85</text:p>
          </table:table-cell>
          <table:table-cell table:formula="of:=[.C87]" office:value-type="float" office:value="85" calcext:value-type="float">
            <text:p>8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161271" calcext:value-type="float">
            <text:p>5161271</text:p>
          </table:table-cell>
          <table:table-cell table:formula="of:=[.A88]/(1000*60)" office:value-type="float" office:value="86.0211833333333" calcext:value-type="float">
            <text:p>86.0211833333</text:p>
          </table:table-cell>
          <table:table-cell table:formula="of:=ROUND([.B88];0)" office:value-type="float" office:value="86" calcext:value-type="float">
            <text:p>86</text:p>
          </table:table-cell>
          <table:table-cell table:formula="of:=[.C88]" office:value-type="float" office:value="86" calcext:value-type="float">
            <text:p>8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221284" calcext:value-type="float">
            <text:p>5221284</text:p>
          </table:table-cell>
          <table:table-cell table:formula="of:=[.A89]/(1000*60)" office:value-type="float" office:value="87.0214" calcext:value-type="float">
            <text:p>87.0214</text:p>
          </table:table-cell>
          <table:table-cell table:formula="of:=ROUND([.B89];0)" office:value-type="float" office:value="87" calcext:value-type="float">
            <text:p>87</text:p>
          </table:table-cell>
          <table:table-cell table:formula="of:=[.C89]" office:value-type="float" office:value="87" calcext:value-type="float">
            <text:p>8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281298" calcext:value-type="float">
            <text:p>5281298</text:p>
          </table:table-cell>
          <table:table-cell table:formula="of:=[.A90]/(1000*60)" office:value-type="float" office:value="88.0216333333333" calcext:value-type="float">
            <text:p>88.0216333333</text:p>
          </table:table-cell>
          <table:table-cell table:formula="of:=ROUND([.B90];0)" office:value-type="float" office:value="88" calcext:value-type="float">
            <text:p>88</text:p>
          </table:table-cell>
          <table:table-cell table:formula="of:=[.C90]" office:value-type="float" office:value="88" calcext:value-type="float">
            <text:p>8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341313" calcext:value-type="float">
            <text:p>5341313</text:p>
          </table:table-cell>
          <table:table-cell table:formula="of:=[.A91]/(1000*60)" office:value-type="float" office:value="89.0218833333333" calcext:value-type="float">
            <text:p>89.0218833333</text:p>
          </table:table-cell>
          <table:table-cell table:formula="of:=ROUND([.B91];0)" office:value-type="float" office:value="89" calcext:value-type="float">
            <text:p>89</text:p>
          </table:table-cell>
          <table:table-cell table:formula="of:=[.C91]" office:value-type="float" office:value="89" calcext:value-type="float">
            <text:p>8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401326" calcext:value-type="float">
            <text:p>5401326</text:p>
          </table:table-cell>
          <table:table-cell table:formula="of:=[.A92]/(1000*60)" office:value-type="float" office:value="90.0221" calcext:value-type="float">
            <text:p>90.0221</text:p>
          </table:table-cell>
          <table:table-cell table:formula="of:=ROUND([.B92];0)" office:value-type="float" office:value="90" calcext:value-type="float">
            <text:p>90</text:p>
          </table:table-cell>
          <table:table-cell table:formula="of:=[.C92]" office:value-type="float" office:value="90" calcext:value-type="float">
            <text:p>9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461341" calcext:value-type="float">
            <text:p>5461341</text:p>
          </table:table-cell>
          <table:table-cell table:formula="of:=[.A93]/(1000*60)" office:value-type="float" office:value="91.02235" calcext:value-type="float">
            <text:p>91.02235</text:p>
          </table:table-cell>
          <table:table-cell table:formula="of:=ROUND([.B93];0)" office:value-type="float" office:value="91" calcext:value-type="float">
            <text:p>91</text:p>
          </table:table-cell>
          <table:table-cell table:formula="of:=[.C93]" office:value-type="float" office:value="91" calcext:value-type="float">
            <text:p>9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521354" calcext:value-type="float">
            <text:p>5521354</text:p>
          </table:table-cell>
          <table:table-cell table:formula="of:=[.A94]/(1000*60)" office:value-type="float" office:value="92.0225666666667" calcext:value-type="float">
            <text:p>92.0225666667</text:p>
          </table:table-cell>
          <table:table-cell table:formula="of:=ROUND([.B94];0)" office:value-type="float" office:value="92" calcext:value-type="float">
            <text:p>92</text:p>
          </table:table-cell>
          <table:table-cell table:formula="of:=[.C94]" office:value-type="float" office:value="92" calcext:value-type="float">
            <text:p>9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581368" calcext:value-type="float">
            <text:p>5581368</text:p>
          </table:table-cell>
          <table:table-cell table:formula="of:=[.A95]/(1000*60)" office:value-type="float" office:value="93.0228" calcext:value-type="float">
            <text:p>93.0228</text:p>
          </table:table-cell>
          <table:table-cell table:formula="of:=ROUND([.B95];0)" office:value-type="float" office:value="93" calcext:value-type="float">
            <text:p>93</text:p>
          </table:table-cell>
          <table:table-cell table:formula="of:=[.C95]" office:value-type="float" office:value="93" calcext:value-type="float">
            <text:p>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641382" calcext:value-type="float">
            <text:p>5641382</text:p>
          </table:table-cell>
          <table:table-cell table:formula="of:=[.A96]/(1000*60)" office:value-type="float" office:value="94.0230333333333" calcext:value-type="float">
            <text:p>94.0230333333</text:p>
          </table:table-cell>
          <table:table-cell table:formula="of:=ROUND([.B96];0)" office:value-type="float" office:value="94" calcext:value-type="float">
            <text:p>94</text:p>
          </table:table-cell>
          <table:table-cell table:formula="of:=[.C96]" office:value-type="float" office:value="94" calcext:value-type="float">
            <text:p>9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701396" calcext:value-type="float">
            <text:p>5701396</text:p>
          </table:table-cell>
          <table:table-cell table:formula="of:=[.A97]/(1000*60)" office:value-type="float" office:value="95.0232666666667" calcext:value-type="float">
            <text:p>95.0232666667</text:p>
          </table:table-cell>
          <table:table-cell table:formula="of:=ROUND([.B97];0)" office:value-type="float" office:value="95" calcext:value-type="float">
            <text:p>95</text:p>
          </table:table-cell>
          <table:table-cell table:formula="of:=[.C97]" office:value-type="float" office:value="95" calcext:value-type="float">
            <text:p>9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761410" calcext:value-type="float">
            <text:p>5761410</text:p>
          </table:table-cell>
          <table:table-cell table:formula="of:=[.A98]/(1000*60)" office:value-type="float" office:value="96.0235" calcext:value-type="float">
            <text:p>96.0235</text:p>
          </table:table-cell>
          <table:table-cell table:formula="of:=ROUND([.B98];0)" office:value-type="float" office:value="96" calcext:value-type="float">
            <text:p>96</text:p>
          </table:table-cell>
          <table:table-cell table:formula="of:=[.C98]" office:value-type="float" office:value="96" calcext:value-type="float">
            <text:p>9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821424" calcext:value-type="float">
            <text:p>5821424</text:p>
          </table:table-cell>
          <table:table-cell table:formula="of:=[.A99]/(1000*60)" office:value-type="float" office:value="97.0237333333333" calcext:value-type="float">
            <text:p>97.0237333333</text:p>
          </table:table-cell>
          <table:table-cell table:formula="of:=ROUND([.B99];0)" office:value-type="float" office:value="97" calcext:value-type="float">
            <text:p>97</text:p>
          </table:table-cell>
          <table:table-cell table:formula="of:=[.C99]" office:value-type="float" office:value="97" calcext:value-type="float">
            <text:p>9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881438" calcext:value-type="float">
            <text:p>5881438</text:p>
          </table:table-cell>
          <table:table-cell table:formula="of:=[.A100]/(1000*60)" office:value-type="float" office:value="98.0239666666667" calcext:value-type="float">
            <text:p>98.0239666667</text:p>
          </table:table-cell>
          <table:table-cell table:formula="of:=ROUND([.B100];0)" office:value-type="float" office:value="98" calcext:value-type="float">
            <text:p>98</text:p>
          </table:table-cell>
          <table:table-cell table:formula="of:=[.C100]" office:value-type="float" office:value="98" calcext:value-type="float">
            <text:p>9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941451" calcext:value-type="float">
            <text:p>5941451</text:p>
          </table:table-cell>
          <table:table-cell table:formula="of:=[.A101]/(1000*60)" office:value-type="float" office:value="99.0241833333333" calcext:value-type="float">
            <text:p>99.0241833333</text:p>
          </table:table-cell>
          <table:table-cell table:formula="of:=ROUND([.B101];0)" office:value-type="float" office:value="99" calcext:value-type="float">
            <text:p>99</text:p>
          </table:table-cell>
          <table:table-cell table:formula="of:=[.C101]" office:value-type="float" office:value="99" calcext:value-type="float">
            <text:p>9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001466" calcext:value-type="float">
            <text:p>6001466</text:p>
          </table:table-cell>
          <table:table-cell table:formula="of:=[.A102]/(1000*60)" office:value-type="float" office:value="100.024433333333" calcext:value-type="float">
            <text:p>100.0244333333</text:p>
          </table:table-cell>
          <table:table-cell table:formula="of:=ROUND([.B102];0)" office:value-type="float" office:value="100" calcext:value-type="float">
            <text:p>100</text:p>
          </table:table-cell>
          <table:table-cell table:formula="of:=[.C102]" office:value-type="float" office:value="100" calcext:value-type="float">
            <text:p>10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061479" calcext:value-type="float">
            <text:p>6061479</text:p>
          </table:table-cell>
          <table:table-cell table:formula="of:=[.A103]/(1000*60)" office:value-type="float" office:value="101.02465" calcext:value-type="float">
            <text:p>101.02465</text:p>
          </table:table-cell>
          <table:table-cell table:formula="of:=ROUND([.B103];0)" office:value-type="float" office:value="101" calcext:value-type="float">
            <text:p>101</text:p>
          </table:table-cell>
          <table:table-cell table:formula="of:=[.C103]" office:value-type="float" office:value="101" calcext:value-type="float">
            <text:p>10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121494" calcext:value-type="float">
            <text:p>6121494</text:p>
          </table:table-cell>
          <table:table-cell table:formula="of:=[.A104]/(1000*60)" office:value-type="float" office:value="102.0249" calcext:value-type="float">
            <text:p>102.0249</text:p>
          </table:table-cell>
          <table:table-cell table:formula="of:=ROUND([.B104];0)" office:value-type="float" office:value="102" calcext:value-type="float">
            <text:p>102</text:p>
          </table:table-cell>
          <table:table-cell table:formula="of:=[.C104]" office:value-type="float" office:value="102" calcext:value-type="float">
            <text:p>10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181508" calcext:value-type="float">
            <text:p>6181508</text:p>
          </table:table-cell>
          <table:table-cell table:formula="of:=[.A105]/(1000*60)" office:value-type="float" office:value="103.025133333333" calcext:value-type="float">
            <text:p>103.0251333333</text:p>
          </table:table-cell>
          <table:table-cell table:formula="of:=ROUND([.B105];0)" office:value-type="float" office:value="103" calcext:value-type="float">
            <text:p>103</text:p>
          </table:table-cell>
          <table:table-cell table:formula="of:=[.C105]" office:value-type="float" office:value="103" calcext:value-type="float">
            <text:p>10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241536" calcext:value-type="float">
            <text:p>6241536</text:p>
          </table:table-cell>
          <table:table-cell table:formula="of:=[.A106]/(1000*60)" office:value-type="float" office:value="104.0256" calcext:value-type="float">
            <text:p>104.0256</text:p>
          </table:table-cell>
          <table:table-cell table:formula="of:=ROUND([.B106];0)" office:value-type="float" office:value="104" calcext:value-type="float">
            <text:p>104</text:p>
          </table:table-cell>
          <table:table-cell table:formula="of:=[.C106]" office:value-type="float" office:value="104" calcext:value-type="float">
            <text:p>10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301551" calcext:value-type="float">
            <text:p>6301551</text:p>
          </table:table-cell>
          <table:table-cell table:formula="of:=[.A107]/(1000*60)" office:value-type="float" office:value="105.02585" calcext:value-type="float">
            <text:p>105.02585</text:p>
          </table:table-cell>
          <table:table-cell table:formula="of:=ROUND([.B107];0)" office:value-type="float" office:value="105" calcext:value-type="float">
            <text:p>105</text:p>
          </table:table-cell>
          <table:table-cell table:formula="of:=[.C107]" office:value-type="float" office:value="105" calcext:value-type="float">
            <text:p>10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361565" calcext:value-type="float">
            <text:p>6361565</text:p>
          </table:table-cell>
          <table:table-cell table:formula="of:=[.A108]/(1000*60)" office:value-type="float" office:value="106.026083333333" calcext:value-type="float">
            <text:p>106.0260833333</text:p>
          </table:table-cell>
          <table:table-cell table:formula="of:=ROUND([.B108];0)" office:value-type="float" office:value="106" calcext:value-type="float">
            <text:p>106</text:p>
          </table:table-cell>
          <table:table-cell table:formula="of:=[.C108]" office:value-type="float" office:value="106" calcext:value-type="float">
            <text:p>10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6421578" calcext:value-type="float">
            <text:p>6421578</text:p>
          </table:table-cell>
          <table:table-cell table:formula="of:=[.A109]/(1000*60)" office:value-type="float" office:value="107.0263" calcext:value-type="float">
            <text:p>107.0263</text:p>
          </table:table-cell>
          <table:table-cell table:formula="of:=ROUND([.B109];0)" office:value-type="float" office:value="107" calcext:value-type="float">
            <text:p>107</text:p>
          </table:table-cell>
          <table:table-cell table:formula="of:=[.C109]" office:value-type="float" office:value="107" calcext:value-type="float">
            <text:p>10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481597" calcext:value-type="float">
            <text:p>6481597</text:p>
          </table:table-cell>
          <table:table-cell table:formula="of:=[.A110]/(1000*60)" office:value-type="float" office:value="108.026616666667" calcext:value-type="float">
            <text:p>108.0266166667</text:p>
          </table:table-cell>
          <table:table-cell table:formula="of:=ROUND([.B110];0)" office:value-type="float" office:value="108" calcext:value-type="float">
            <text:p>108</text:p>
          </table:table-cell>
          <table:table-cell table:formula="of:=[.C110]" office:value-type="float" office:value="108" calcext:value-type="float">
            <text:p>10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541611" calcext:value-type="float">
            <text:p>6541611</text:p>
          </table:table-cell>
          <table:table-cell table:formula="of:=[.A111]/(1000*60)" office:value-type="float" office:value="109.02685" calcext:value-type="float">
            <text:p>109.02685</text:p>
          </table:table-cell>
          <table:table-cell table:formula="of:=ROUND([.B111];0)" office:value-type="float" office:value="109" calcext:value-type="float">
            <text:p>109</text:p>
          </table:table-cell>
          <table:table-cell table:formula="of:=[.C111]" office:value-type="float" office:value="109" calcext:value-type="float">
            <text:p>10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601625" calcext:value-type="float">
            <text:p>6601625</text:p>
          </table:table-cell>
          <table:table-cell table:formula="of:=[.A112]/(1000*60)" office:value-type="float" office:value="110.027083333333" calcext:value-type="float">
            <text:p>110.0270833333</text:p>
          </table:table-cell>
          <table:table-cell table:formula="of:=ROUND([.B112];0)" office:value-type="float" office:value="110" calcext:value-type="float">
            <text:p>110</text:p>
          </table:table-cell>
          <table:table-cell table:formula="of:=[.C112]" office:value-type="float" office:value="110" calcext:value-type="float">
            <text:p>11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661639" calcext:value-type="float">
            <text:p>6661639</text:p>
          </table:table-cell>
          <table:table-cell table:formula="of:=[.A113]/(1000*60)" office:value-type="float" office:value="111.027316666667" calcext:value-type="float">
            <text:p>111.0273166667</text:p>
          </table:table-cell>
          <table:table-cell table:formula="of:=ROUND([.B113];0)" office:value-type="float" office:value="111" calcext:value-type="float">
            <text:p>111</text:p>
          </table:table-cell>
          <table:table-cell table:formula="of:=[.C113]" office:value-type="float" office:value="111" calcext:value-type="float">
            <text:p>11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721652" calcext:value-type="float">
            <text:p>6721652</text:p>
          </table:table-cell>
          <table:table-cell table:formula="of:=[.A114]/(1000*60)" office:value-type="float" office:value="112.027533333333" calcext:value-type="float">
            <text:p>112.0275333333</text:p>
          </table:table-cell>
          <table:table-cell table:formula="of:=ROUND([.B114];0)" office:value-type="float" office:value="112" calcext:value-type="float">
            <text:p>112</text:p>
          </table:table-cell>
          <table:table-cell table:formula="of:=[.C114]" office:value-type="float" office:value="112" calcext:value-type="float">
            <text:p>11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781667" calcext:value-type="float">
            <text:p>6781667</text:p>
          </table:table-cell>
          <table:table-cell table:formula="of:=[.A115]/(1000*60)" office:value-type="float" office:value="113.027783333333" calcext:value-type="float">
            <text:p>113.0277833333</text:p>
          </table:table-cell>
          <table:table-cell table:formula="of:=ROUND([.B115];0)" office:value-type="float" office:value="113" calcext:value-type="float">
            <text:p>113</text:p>
          </table:table-cell>
          <table:table-cell table:formula="of:=[.C115]" office:value-type="float" office:value="113" calcext:value-type="float">
            <text:p>11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841680" calcext:value-type="float">
            <text:p>6841680</text:p>
          </table:table-cell>
          <table:table-cell table:formula="of:=[.A116]/(1000*60)" office:value-type="float" office:value="114.028" calcext:value-type="float">
            <text:p>114.028</text:p>
          </table:table-cell>
          <table:table-cell table:formula="of:=ROUND([.B116];0)" office:value-type="float" office:value="114" calcext:value-type="float">
            <text:p>114</text:p>
          </table:table-cell>
          <table:table-cell table:formula="of:=[.C116]" office:value-type="float" office:value="114" calcext:value-type="float">
            <text:p>11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901694" calcext:value-type="float">
            <text:p>6901694</text:p>
          </table:table-cell>
          <table:table-cell table:formula="of:=[.A117]/(1000*60)" office:value-type="float" office:value="115.028233333333" calcext:value-type="float">
            <text:p>115.0282333333</text:p>
          </table:table-cell>
          <table:table-cell table:formula="of:=ROUND([.B117];0)" office:value-type="float" office:value="115" calcext:value-type="float">
            <text:p>115</text:p>
          </table:table-cell>
          <table:table-cell table:formula="of:=[.C117]" office:value-type="float" office:value="115" calcext:value-type="float">
            <text:p>11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961709" calcext:value-type="float">
            <text:p>6961709</text:p>
          </table:table-cell>
          <table:table-cell table:formula="of:=[.A118]/(1000*60)" office:value-type="float" office:value="116.028483333333" calcext:value-type="float">
            <text:p>116.0284833333</text:p>
          </table:table-cell>
          <table:table-cell table:formula="of:=ROUND([.B118];0)" office:value-type="float" office:value="116" calcext:value-type="float">
            <text:p>116</text:p>
          </table:table-cell>
          <table:table-cell table:formula="of:=[.C118]" office:value-type="float" office:value="116" calcext:value-type="float">
            <text:p>11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021722" calcext:value-type="float">
            <text:p>7021722</text:p>
          </table:table-cell>
          <table:table-cell table:formula="of:=[.A119]/(1000*60)" office:value-type="float" office:value="117.0287" calcext:value-type="float">
            <text:p>117.0287</text:p>
          </table:table-cell>
          <table:table-cell table:formula="of:=ROUND([.B119];0)" office:value-type="float" office:value="117" calcext:value-type="float">
            <text:p>117</text:p>
          </table:table-cell>
          <table:table-cell table:formula="of:=[.C119]" office:value-type="float" office:value="117" calcext:value-type="float">
            <text:p>1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081737" calcext:value-type="float">
            <text:p>7081737</text:p>
          </table:table-cell>
          <table:table-cell table:formula="of:=[.A120]/(1000*60)" office:value-type="float" office:value="118.02895" calcext:value-type="float">
            <text:p>118.02895</text:p>
          </table:table-cell>
          <table:table-cell table:formula="of:=ROUND([.B120];0)" office:value-type="float" office:value="118" calcext:value-type="float">
            <text:p>118</text:p>
          </table:table-cell>
          <table:table-cell table:formula="of:=[.C120]" office:value-type="float" office:value="118" calcext:value-type="float">
            <text:p>11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141750" calcext:value-type="float">
            <text:p>7141750</text:p>
          </table:table-cell>
          <table:table-cell table:formula="of:=[.A121]/(1000*60)" office:value-type="float" office:value="119.029166666667" calcext:value-type="float">
            <text:p>119.0291666667</text:p>
          </table:table-cell>
          <table:table-cell table:formula="of:=ROUND([.B121];0)" office:value-type="float" office:value="119" calcext:value-type="float">
            <text:p>119</text:p>
          </table:table-cell>
          <table:table-cell table:formula="of:=[.C121]" office:value-type="float" office:value="119" calcext:value-type="float">
            <text:p>1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201764" calcext:value-type="float">
            <text:p>7201764</text:p>
          </table:table-cell>
          <table:table-cell table:formula="of:=[.A122]/(1000*60)" office:value-type="float" office:value="120.0294" calcext:value-type="float">
            <text:p>120.0294</text:p>
          </table:table-cell>
          <table:table-cell table:formula="of:=ROUND([.B122];0)" office:value-type="float" office:value="120" calcext:value-type="float">
            <text:p>120</text:p>
          </table:table-cell>
          <table:table-cell table:formula="of:=[.C122]" office:value-type="float" office:value="120" calcext:value-type="float">
            <text:p>1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261778" calcext:value-type="float">
            <text:p>7261778</text:p>
          </table:table-cell>
          <table:table-cell table:formula="of:=[.A123]/(1000*60)" office:value-type="float" office:value="121.029633333333" calcext:value-type="float">
            <text:p>121.0296333333</text:p>
          </table:table-cell>
          <table:table-cell table:formula="of:=ROUND([.B123];0)" office:value-type="float" office:value="121" calcext:value-type="float">
            <text:p>121</text:p>
          </table:table-cell>
          <table:table-cell table:formula="of:=[.C123]" office:value-type="float" office:value="121" calcext:value-type="float">
            <text:p>12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321792" calcext:value-type="float">
            <text:p>7321792</text:p>
          </table:table-cell>
          <table:table-cell table:formula="of:=[.A124]/(1000*60)" office:value-type="float" office:value="122.029866666667" calcext:value-type="float">
            <text:p>122.0298666667</text:p>
          </table:table-cell>
          <table:table-cell table:formula="of:=ROUND([.B124];0)" office:value-type="float" office:value="122" calcext:value-type="float">
            <text:p>122</text:p>
          </table:table-cell>
          <table:table-cell table:formula="of:=[.C124]" office:value-type="float" office:value="122" calcext:value-type="float">
            <text:p>12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381806" calcext:value-type="float">
            <text:p>7381806</text:p>
          </table:table-cell>
          <table:table-cell table:formula="of:=[.A125]/(1000*60)" office:value-type="float" office:value="123.0301" calcext:value-type="float">
            <text:p>123.0301</text:p>
          </table:table-cell>
          <table:table-cell table:formula="of:=ROUND([.B125];0)" office:value-type="float" office:value="123" calcext:value-type="float">
            <text:p>123</text:p>
          </table:table-cell>
          <table:table-cell table:formula="of:=[.C125]" office:value-type="float" office:value="123" calcext:value-type="float">
            <text:p>12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441820" calcext:value-type="float">
            <text:p>7441820</text:p>
          </table:table-cell>
          <table:table-cell table:formula="of:=[.A126]/(1000*60)" office:value-type="float" office:value="124.030333333333" calcext:value-type="float">
            <text:p>124.0303333333</text:p>
          </table:table-cell>
          <table:table-cell table:formula="of:=ROUND([.B126];0)" office:value-type="float" office:value="124" calcext:value-type="float">
            <text:p>124</text:p>
          </table:table-cell>
          <table:table-cell table:formula="of:=[.C126]" office:value-type="float" office:value="124" calcext:value-type="float">
            <text:p>12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501834" calcext:value-type="float">
            <text:p>7501834</text:p>
          </table:table-cell>
          <table:table-cell table:formula="of:=[.A127]/(1000*60)" office:value-type="float" office:value="125.030566666667" calcext:value-type="float">
            <text:p>125.0305666667</text:p>
          </table:table-cell>
          <table:table-cell table:formula="of:=ROUND([.B127];0)" office:value-type="float" office:value="125" calcext:value-type="float">
            <text:p>125</text:p>
          </table:table-cell>
          <table:table-cell table:formula="of:=[.C127]" office:value-type="float" office:value="125" calcext:value-type="float">
            <text:p>12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561848" calcext:value-type="float">
            <text:p>7561848</text:p>
          </table:table-cell>
          <table:table-cell table:formula="of:=[.A128]/(1000*60)" office:value-type="float" office:value="126.0308" calcext:value-type="float">
            <text:p>126.0308</text:p>
          </table:table-cell>
          <table:table-cell table:formula="of:=ROUND([.B128];0)" office:value-type="float" office:value="126" calcext:value-type="float">
            <text:p>126</text:p>
          </table:table-cell>
          <table:table-cell table:formula="of:=[.C128]" office:value-type="float" office:value="126" calcext:value-type="float">
            <text:p>1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621862" calcext:value-type="float">
            <text:p>7621862</text:p>
          </table:table-cell>
          <table:table-cell table:formula="of:=[.A129]/(1000*60)" office:value-type="float" office:value="127.031033333333" calcext:value-type="float">
            <text:p>127.0310333333</text:p>
          </table:table-cell>
          <table:table-cell table:formula="of:=ROUND([.B129];0)" office:value-type="float" office:value="127" calcext:value-type="float">
            <text:p>127</text:p>
          </table:table-cell>
          <table:table-cell table:formula="of:=[.C129]" office:value-type="float" office:value="127" calcext:value-type="float">
            <text:p>12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681875" calcext:value-type="float">
            <text:p>7681875</text:p>
          </table:table-cell>
          <table:table-cell table:formula="of:=[.A130]/(1000*60)" office:value-type="float" office:value="128.03125" calcext:value-type="float">
            <text:p>128.03125</text:p>
          </table:table-cell>
          <table:table-cell table:formula="of:=ROUND([.B130];0)" office:value-type="float" office:value="128" calcext:value-type="float">
            <text:p>128</text:p>
          </table:table-cell>
          <table:table-cell table:formula="of:=[.C130]" office:value-type="float" office:value="128" calcext:value-type="float">
            <text:p>12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41890" calcext:value-type="float">
            <text:p>7741890</text:p>
          </table:table-cell>
          <table:table-cell table:formula="of:=[.A131]/(1000*60)" office:value-type="float" office:value="129.0315" calcext:value-type="float">
            <text:p>129.0315</text:p>
          </table:table-cell>
          <table:table-cell table:formula="of:=ROUND([.B131];0)" office:value-type="float" office:value="129" calcext:value-type="float">
            <text:p>129</text:p>
          </table:table-cell>
          <table:table-cell table:formula="of:=[.C131]" office:value-type="float" office:value="129" calcext:value-type="float">
            <text:p>12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801904" calcext:value-type="float">
            <text:p>7801904</text:p>
          </table:table-cell>
          <table:table-cell table:formula="of:=[.A132]/(1000*60)" office:value-type="float" office:value="130.031733333333" calcext:value-type="float">
            <text:p>130.0317333333</text:p>
          </table:table-cell>
          <table:table-cell table:formula="of:=ROUND([.B132];0)" office:value-type="float" office:value="130" calcext:value-type="float">
            <text:p>130</text:p>
          </table:table-cell>
          <table:table-cell table:formula="of:=[.C132]" office:value-type="float" office:value="130" calcext:value-type="float">
            <text:p>13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861917" calcext:value-type="float">
            <text:p>7861917</text:p>
          </table:table-cell>
          <table:table-cell table:formula="of:=[.A133]/(1000*60)" office:value-type="float" office:value="131.03195" calcext:value-type="float">
            <text:p>131.03195</text:p>
          </table:table-cell>
          <table:table-cell table:formula="of:=ROUND([.B133];0)" office:value-type="float" office:value="131" calcext:value-type="float">
            <text:p>131</text:p>
          </table:table-cell>
          <table:table-cell table:formula="of:=[.C133]" office:value-type="float" office:value="131" calcext:value-type="float">
            <text:p>13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921932" calcext:value-type="float">
            <text:p>7921932</text:p>
          </table:table-cell>
          <table:table-cell table:formula="of:=[.A134]/(1000*60)" office:value-type="float" office:value="132.0322" calcext:value-type="float">
            <text:p>132.0322</text:p>
          </table:table-cell>
          <table:table-cell table:formula="of:=ROUND([.B134];0)" office:value-type="float" office:value="132" calcext:value-type="float">
            <text:p>132</text:p>
          </table:table-cell>
          <table:table-cell table:formula="of:=[.C134]" office:value-type="float" office:value="132" calcext:value-type="float">
            <text:p>13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981959" calcext:value-type="float">
            <text:p>7981959</text:p>
          </table:table-cell>
          <table:table-cell table:formula="of:=[.A135]/(1000*60)" office:value-type="float" office:value="133.03265" calcext:value-type="float">
            <text:p>133.03265</text:p>
          </table:table-cell>
          <table:table-cell table:formula="of:=ROUND([.B135];0)" office:value-type="float" office:value="133" calcext:value-type="float">
            <text:p>133</text:p>
          </table:table-cell>
          <table:table-cell table:formula="of:=[.C135]" office:value-type="float" office:value="133" calcext:value-type="float">
            <text:p>13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041974" calcext:value-type="float">
            <text:p>8041974</text:p>
          </table:table-cell>
          <table:table-cell table:formula="of:=[.A136]/(1000*60)" office:value-type="float" office:value="134.0329" calcext:value-type="float">
            <text:p>134.0329</text:p>
          </table:table-cell>
          <table:table-cell table:formula="of:=ROUND([.B136];0)" office:value-type="float" office:value="134" calcext:value-type="float">
            <text:p>134</text:p>
          </table:table-cell>
          <table:table-cell table:formula="of:=[.C136]" office:value-type="float" office:value="134" calcext:value-type="float">
            <text:p>13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101988" calcext:value-type="float">
            <text:p>8101988</text:p>
          </table:table-cell>
          <table:table-cell table:formula="of:=[.A137]/(1000*60)" office:value-type="float" office:value="135.033133333333" calcext:value-type="float">
            <text:p>135.0331333333</text:p>
          </table:table-cell>
          <table:table-cell table:formula="of:=ROUND([.B137];0)" office:value-type="float" office:value="135" calcext:value-type="float">
            <text:p>135</text:p>
          </table:table-cell>
          <table:table-cell table:formula="of:=[.C137]" office:value-type="float" office:value="135" calcext:value-type="float">
            <text:p>13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162002" calcext:value-type="float">
            <text:p>8162002</text:p>
          </table:table-cell>
          <table:table-cell table:formula="of:=[.A138]/(1000*60)" office:value-type="float" office:value="136.033366666667" calcext:value-type="float">
            <text:p>136.0333666667</text:p>
          </table:table-cell>
          <table:table-cell table:formula="of:=ROUND([.B138];0)" office:value-type="float" office:value="136" calcext:value-type="float">
            <text:p>136</text:p>
          </table:table-cell>
          <table:table-cell table:formula="of:=[.C138]" office:value-type="float" office:value="136" calcext:value-type="float">
            <text:p>1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222016" calcext:value-type="float">
            <text:p>8222016</text:p>
          </table:table-cell>
          <table:table-cell table:formula="of:=[.A139]/(1000*60)" office:value-type="float" office:value="137.0336" calcext:value-type="float">
            <text:p>137.0336</text:p>
          </table:table-cell>
          <table:table-cell table:formula="of:=ROUND([.B139];0)" office:value-type="float" office:value="137" calcext:value-type="float">
            <text:p>137</text:p>
          </table:table-cell>
          <table:table-cell table:formula="of:=[.C139]" office:value-type="float" office:value="137" calcext:value-type="float">
            <text:p>13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282030" calcext:value-type="float">
            <text:p>8282030</text:p>
          </table:table-cell>
          <table:table-cell table:formula="of:=[.A140]/(1000*60)" office:value-type="float" office:value="138.033833333333" calcext:value-type="float">
            <text:p>138.0338333333</text:p>
          </table:table-cell>
          <table:table-cell table:formula="of:=ROUND([.B140];0)" office:value-type="float" office:value="138" calcext:value-type="float">
            <text:p>138</text:p>
          </table:table-cell>
          <table:table-cell table:formula="of:=[.C140]" office:value-type="float" office:value="138" calcext:value-type="float">
            <text:p>13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342044" calcext:value-type="float">
            <text:p>8342044</text:p>
          </table:table-cell>
          <table:table-cell table:formula="of:=[.A141]/(1000*60)" office:value-type="float" office:value="139.034066666667" calcext:value-type="float">
            <text:p>139.0340666667</text:p>
          </table:table-cell>
          <table:table-cell table:formula="of:=ROUND([.B141];0)" office:value-type="float" office:value="139" calcext:value-type="float">
            <text:p>139</text:p>
          </table:table-cell>
          <table:table-cell table:formula="of:=[.C141]" office:value-type="float" office:value="139" calcext:value-type="float">
            <text:p>13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402058" calcext:value-type="float">
            <text:p>8402058</text:p>
          </table:table-cell>
          <table:table-cell table:formula="of:=[.A142]/(1000*60)" office:value-type="float" office:value="140.0343" calcext:value-type="float">
            <text:p>140.0343</text:p>
          </table:table-cell>
          <table:table-cell table:formula="of:=ROUND([.B142];0)" office:value-type="float" office:value="140" calcext:value-type="float">
            <text:p>140</text:p>
          </table:table-cell>
          <table:table-cell table:formula="of:=[.C142]" office:value-type="float" office:value="140" calcext:value-type="float">
            <text:p>1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462072" calcext:value-type="float">
            <text:p>8462072</text:p>
          </table:table-cell>
          <table:table-cell table:formula="of:=[.A143]/(1000*60)" office:value-type="float" office:value="141.034533333333" calcext:value-type="float">
            <text:p>141.0345333333</text:p>
          </table:table-cell>
          <table:table-cell table:formula="of:=ROUND([.B143];0)" office:value-type="float" office:value="141" calcext:value-type="float">
            <text:p>141</text:p>
          </table:table-cell>
          <table:table-cell table:formula="of:=[.C143]" office:value-type="float" office:value="141" calcext:value-type="float">
            <text:p>14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522086" calcext:value-type="float">
            <text:p>8522086</text:p>
          </table:table-cell>
          <table:table-cell table:formula="of:=[.A144]/(1000*60)" office:value-type="float" office:value="142.034766666667" calcext:value-type="float">
            <text:p>142.0347666667</text:p>
          </table:table-cell>
          <table:table-cell table:formula="of:=ROUND([.B144];0)" office:value-type="float" office:value="142" calcext:value-type="float">
            <text:p>142</text:p>
          </table:table-cell>
          <table:table-cell table:formula="of:=[.C144]" office:value-type="float" office:value="142" calcext:value-type="float">
            <text:p>1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582099" calcext:value-type="float">
            <text:p>8582099</text:p>
          </table:table-cell>
          <table:table-cell table:formula="of:=[.A145]/(1000*60)" office:value-type="float" office:value="143.034983333333" calcext:value-type="float">
            <text:p>143.0349833333</text:p>
          </table:table-cell>
          <table:table-cell table:formula="of:=ROUND([.B145];0)" office:value-type="float" office:value="143" calcext:value-type="float">
            <text:p>143</text:p>
          </table:table-cell>
          <table:table-cell table:formula="of:=[.C145]" office:value-type="float" office:value="143" calcext:value-type="float">
            <text:p>14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642114" calcext:value-type="float">
            <text:p>8642114</text:p>
          </table:table-cell>
          <table:table-cell table:formula="of:=[.A146]/(1000*60)" office:value-type="float" office:value="144.035233333333" calcext:value-type="float">
            <text:p>144.0352333333</text:p>
          </table:table-cell>
          <table:table-cell table:formula="of:=ROUND([.B146];0)" office:value-type="float" office:value="144" calcext:value-type="float">
            <text:p>144</text:p>
          </table:table-cell>
          <table:table-cell table:formula="of:=[.C146]" office:value-type="float" office:value="144" calcext:value-type="float">
            <text:p>1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702128" calcext:value-type="float">
            <text:p>8702128</text:p>
          </table:table-cell>
          <table:table-cell table:formula="of:=[.A147]/(1000*60)" office:value-type="float" office:value="145.035466666667" calcext:value-type="float">
            <text:p>145.0354666667</text:p>
          </table:table-cell>
          <table:table-cell table:formula="of:=ROUND([.B147];0)" office:value-type="float" office:value="145" calcext:value-type="float">
            <text:p>145</text:p>
          </table:table-cell>
          <table:table-cell table:formula="of:=[.C147]" office:value-type="float" office:value="145" calcext:value-type="float">
            <text:p>14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762141" calcext:value-type="float">
            <text:p>8762141</text:p>
          </table:table-cell>
          <table:table-cell table:formula="of:=[.A148]/(1000*60)" office:value-type="float" office:value="146.035683333333" calcext:value-type="float">
            <text:p>146.0356833333</text:p>
          </table:table-cell>
          <table:table-cell table:formula="of:=ROUND([.B148];0)" office:value-type="float" office:value="146" calcext:value-type="float">
            <text:p>146</text:p>
          </table:table-cell>
          <table:table-cell table:formula="of:=[.C148]" office:value-type="float" office:value="146" calcext:value-type="float">
            <text:p>14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822160" calcext:value-type="float">
            <text:p>8822160</text:p>
          </table:table-cell>
          <table:table-cell table:formula="of:=[.A149]/(1000*60)" office:value-type="float" office:value="147.036" calcext:value-type="float">
            <text:p>147.036</text:p>
          </table:table-cell>
          <table:table-cell table:formula="of:=ROUND([.B149];0)" office:value-type="float" office:value="147" calcext:value-type="float">
            <text:p>147</text:p>
          </table:table-cell>
          <table:table-cell table:formula="of:=[.C149]" office:value-type="float" office:value="147" calcext:value-type="float">
            <text:p>14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882173" calcext:value-type="float">
            <text:p>8882173</text:p>
          </table:table-cell>
          <table:table-cell table:formula="of:=[.A150]/(1000*60)" office:value-type="float" office:value="148.036216666667" calcext:value-type="float">
            <text:p>148.0362166667</text:p>
          </table:table-cell>
          <table:table-cell table:formula="of:=ROUND([.B150];0)" office:value-type="float" office:value="148" calcext:value-type="float">
            <text:p>148</text:p>
          </table:table-cell>
          <table:table-cell table:formula="of:=[.C150]" office:value-type="float" office:value="148" calcext:value-type="float">
            <text:p>14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942188" calcext:value-type="float">
            <text:p>8942188</text:p>
          </table:table-cell>
          <table:table-cell table:formula="of:=[.A151]/(1000*60)" office:value-type="float" office:value="149.036466666667" calcext:value-type="float">
            <text:p>149.0364666667</text:p>
          </table:table-cell>
          <table:table-cell table:formula="of:=ROUND([.B151];0)" office:value-type="float" office:value="149" calcext:value-type="float">
            <text:p>149</text:p>
          </table:table-cell>
          <table:table-cell table:formula="of:=[.C151]" office:value-type="float" office:value="149" calcext:value-type="float">
            <text:p>14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002202" calcext:value-type="float">
            <text:p>9002202</text:p>
          </table:table-cell>
          <table:table-cell table:formula="of:=[.A152]/(1000*60)" office:value-type="float" office:value="150.0367" calcext:value-type="float">
            <text:p>150.0367</text:p>
          </table:table-cell>
          <table:table-cell table:formula="of:=ROUND([.B152];0)" office:value-type="float" office:value="150" calcext:value-type="float">
            <text:p>150</text:p>
          </table:table-cell>
          <table:table-cell table:formula="of:=[.C152]" office:value-type="float" office:value="150" calcext:value-type="float">
            <text:p>15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062215" calcext:value-type="float">
            <text:p>9062215</text:p>
          </table:table-cell>
          <table:table-cell table:formula="of:=[.A153]/(1000*60)" office:value-type="float" office:value="151.036916666667" calcext:value-type="float">
            <text:p>151.0369166667</text:p>
          </table:table-cell>
          <table:table-cell table:formula="of:=ROUND([.B153];0)" office:value-type="float" office:value="151" calcext:value-type="float">
            <text:p>151</text:p>
          </table:table-cell>
          <table:table-cell table:formula="of:=[.C153]" office:value-type="float" office:value="151" calcext:value-type="float">
            <text:p>15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122230" calcext:value-type="float">
            <text:p>9122230</text:p>
          </table:table-cell>
          <table:table-cell table:formula="of:=[.A154]/(1000*60)" office:value-type="float" office:value="152.037166666667" calcext:value-type="float">
            <text:p>152.0371666667</text:p>
          </table:table-cell>
          <table:table-cell table:formula="of:=ROUND([.B154];0)" office:value-type="float" office:value="152" calcext:value-type="float">
            <text:p>152</text:p>
          </table:table-cell>
          <table:table-cell table:formula="of:=[.C154]" office:value-type="float" office:value="152" calcext:value-type="float">
            <text:p>15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182243" calcext:value-type="float">
            <text:p>9182243</text:p>
          </table:table-cell>
          <table:table-cell table:formula="of:=[.A155]/(1000*60)" office:value-type="float" office:value="153.037383333333" calcext:value-type="float">
            <text:p>153.0373833333</text:p>
          </table:table-cell>
          <table:table-cell table:formula="of:=ROUND([.B155];0)" office:value-type="float" office:value="153" calcext:value-type="float">
            <text:p>153</text:p>
          </table:table-cell>
          <table:table-cell table:formula="of:=[.C155]" office:value-type="float" office:value="153" calcext:value-type="float">
            <text:p>15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242257" calcext:value-type="float">
            <text:p>9242257</text:p>
          </table:table-cell>
          <table:table-cell table:formula="of:=[.A156]/(1000*60)" office:value-type="float" office:value="154.037616666667" calcext:value-type="float">
            <text:p>154.0376166667</text:p>
          </table:table-cell>
          <table:table-cell table:formula="of:=ROUND([.B156];0)" office:value-type="float" office:value="154" calcext:value-type="float">
            <text:p>154</text:p>
          </table:table-cell>
          <table:table-cell table:formula="of:=[.C156]" office:value-type="float" office:value="154" calcext:value-type="float">
            <text:p>15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302272" calcext:value-type="float">
            <text:p>9302272</text:p>
          </table:table-cell>
          <table:table-cell table:formula="of:=[.A157]/(1000*60)" office:value-type="float" office:value="155.037866666667" calcext:value-type="float">
            <text:p>155.0378666667</text:p>
          </table:table-cell>
          <table:table-cell table:formula="of:=ROUND([.B157];0)" office:value-type="float" office:value="155" calcext:value-type="float">
            <text:p>155</text:p>
          </table:table-cell>
          <table:table-cell table:formula="of:=[.C157]" office:value-type="float" office:value="155" calcext:value-type="float">
            <text:p>15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362285" calcext:value-type="float">
            <text:p>9362285</text:p>
          </table:table-cell>
          <table:table-cell table:formula="of:=[.A158]/(1000*60)" office:value-type="float" office:value="156.038083333333" calcext:value-type="float">
            <text:p>156.0380833333</text:p>
          </table:table-cell>
          <table:table-cell table:formula="of:=ROUND([.B158];0)" office:value-type="float" office:value="156" calcext:value-type="float">
            <text:p>156</text:p>
          </table:table-cell>
          <table:table-cell table:formula="of:=[.C158]" office:value-type="float" office:value="156" calcext:value-type="float">
            <text:p>1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422299" calcext:value-type="float">
            <text:p>9422299</text:p>
          </table:table-cell>
          <table:table-cell table:formula="of:=[.A159]/(1000*60)" office:value-type="float" office:value="157.038316666667" calcext:value-type="float">
            <text:p>157.0383166667</text:p>
          </table:table-cell>
          <table:table-cell table:formula="of:=ROUND([.B159];0)" office:value-type="float" office:value="157" calcext:value-type="float">
            <text:p>157</text:p>
          </table:table-cell>
          <table:table-cell table:formula="of:=[.C159]" office:value-type="float" office:value="157" calcext:value-type="float">
            <text:p>15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482313" calcext:value-type="float">
            <text:p>9482313</text:p>
          </table:table-cell>
          <table:table-cell table:formula="of:=[.A160]/(1000*60)" office:value-type="float" office:value="158.03855" calcext:value-type="float">
            <text:p>158.03855</text:p>
          </table:table-cell>
          <table:table-cell table:formula="of:=ROUND([.B160];0)" office:value-type="float" office:value="158" calcext:value-type="float">
            <text:p>158</text:p>
          </table:table-cell>
          <table:table-cell table:formula="of:=[.C160]" office:value-type="float" office:value="158" calcext:value-type="float">
            <text:p>1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542327" calcext:value-type="float">
            <text:p>9542327</text:p>
          </table:table-cell>
          <table:table-cell table:formula="of:=[.A161]/(1000*60)" office:value-type="float" office:value="159.038783333333" calcext:value-type="float">
            <text:p>159.0387833333</text:p>
          </table:table-cell>
          <table:table-cell table:formula="of:=ROUND([.B161];0)" office:value-type="float" office:value="159" calcext:value-type="float">
            <text:p>159</text:p>
          </table:table-cell>
          <table:table-cell table:formula="of:=[.C161]" office:value-type="float" office:value="159" calcext:value-type="float">
            <text:p>1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602341" calcext:value-type="float">
            <text:p>9602341</text:p>
          </table:table-cell>
          <table:table-cell table:formula="of:=[.A162]/(1000*60)" office:value-type="float" office:value="160.039016666667" calcext:value-type="float">
            <text:p>160.0390166667</text:p>
          </table:table-cell>
          <table:table-cell table:formula="of:=ROUND([.B162];0)" office:value-type="float" office:value="160" calcext:value-type="float">
            <text:p>160</text:p>
          </table:table-cell>
          <table:table-cell table:formula="of:=[.C162]" office:value-type="float" office:value="160" calcext:value-type="float">
            <text:p>16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662355" calcext:value-type="float">
            <text:p>9662355</text:p>
          </table:table-cell>
          <table:table-cell table:formula="of:=[.A163]/(1000*60)" office:value-type="float" office:value="161.03925" calcext:value-type="float">
            <text:p>161.03925</text:p>
          </table:table-cell>
          <table:table-cell table:formula="of:=ROUND([.B163];0)" office:value-type="float" office:value="161" calcext:value-type="float">
            <text:p>161</text:p>
          </table:table-cell>
          <table:table-cell table:formula="of:=[.C163]" office:value-type="float" office:value="161" calcext:value-type="float">
            <text:p>1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722383" calcext:value-type="float">
            <text:p>9722383</text:p>
          </table:table-cell>
          <table:table-cell table:formula="of:=[.A164]/(1000*60)" office:value-type="float" office:value="162.039716666667" calcext:value-type="float">
            <text:p>162.0397166667</text:p>
          </table:table-cell>
          <table:table-cell table:formula="of:=ROUND([.B164];0)" office:value-type="float" office:value="162" calcext:value-type="float">
            <text:p>162</text:p>
          </table:table-cell>
          <table:table-cell table:formula="of:=[.C164]" office:value-type="float" office:value="162" calcext:value-type="float">
            <text:p>16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782397" calcext:value-type="float">
            <text:p>9782397</text:p>
          </table:table-cell>
          <table:table-cell table:formula="of:=[.A165]/(1000*60)" office:value-type="float" office:value="163.03995" calcext:value-type="float">
            <text:p>163.03995</text:p>
          </table:table-cell>
          <table:table-cell table:formula="of:=ROUND([.B165];0)" office:value-type="float" office:value="163" calcext:value-type="float">
            <text:p>163</text:p>
          </table:table-cell>
          <table:table-cell table:formula="of:=[.C165]" office:value-type="float" office:value="163" calcext:value-type="float">
            <text:p>1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842412" calcext:value-type="float">
            <text:p>9842412</text:p>
          </table:table-cell>
          <table:table-cell table:formula="of:=[.A166]/(1000*60)" office:value-type="float" office:value="164.0402" calcext:value-type="float">
            <text:p>164.0402</text:p>
          </table:table-cell>
          <table:table-cell table:formula="of:=ROUND([.B166];0)" office:value-type="float" office:value="164" calcext:value-type="float">
            <text:p>164</text:p>
          </table:table-cell>
          <table:table-cell table:formula="of:=[.C166]" office:value-type="float" office:value="164" calcext:value-type="float">
            <text:p>16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902426" calcext:value-type="float">
            <text:p>9902426</text:p>
          </table:table-cell>
          <table:table-cell table:formula="of:=[.A167]/(1000*60)" office:value-type="float" office:value="165.040433333333" calcext:value-type="float">
            <text:p>165.0404333333</text:p>
          </table:table-cell>
          <table:table-cell table:formula="of:=ROUND([.B167];0)" office:value-type="float" office:value="165" calcext:value-type="float">
            <text:p>165</text:p>
          </table:table-cell>
          <table:table-cell table:formula="of:=[.C167]" office:value-type="float" office:value="165" calcext:value-type="float">
            <text:p>16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962440" calcext:value-type="float">
            <text:p>9962440</text:p>
          </table:table-cell>
          <table:table-cell table:formula="of:=[.A168]/(1000*60)" office:value-type="float" office:value="166.040666666667" calcext:value-type="float">
            <text:p>166.0406666667</text:p>
          </table:table-cell>
          <table:table-cell table:formula="of:=ROUND([.B168];0)" office:value-type="float" office:value="166" calcext:value-type="float">
            <text:p>166</text:p>
          </table:table-cell>
          <table:table-cell table:formula="of:=[.C168]" office:value-type="float" office:value="166" calcext:value-type="float">
            <text:p>16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022454" calcext:value-type="float">
            <text:p>10022454</text:p>
          </table:table-cell>
          <table:table-cell table:formula="of:=[.A169]/(1000*60)" office:value-type="float" office:value="167.0409" calcext:value-type="float">
            <text:p>167.0409</text:p>
          </table:table-cell>
          <table:table-cell table:formula="of:=ROUND([.B169];0)" office:value-type="float" office:value="167" calcext:value-type="float">
            <text:p>167</text:p>
          </table:table-cell>
          <table:table-cell table:formula="of:=[.C169]" office:value-type="float" office:value="167" calcext:value-type="float">
            <text:p>1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082467" calcext:value-type="float">
            <text:p>10082467</text:p>
          </table:table-cell>
          <table:table-cell table:formula="of:=[.A170]/(1000*60)" office:value-type="float" office:value="168.041116666667" calcext:value-type="float">
            <text:p>168.0411166667</text:p>
          </table:table-cell>
          <table:table-cell table:formula="of:=ROUND([.B170];0)" office:value-type="float" office:value="168" calcext:value-type="float">
            <text:p>168</text:p>
          </table:table-cell>
          <table:table-cell table:formula="of:=[.C170]" office:value-type="float" office:value="168" calcext:value-type="float">
            <text:p>16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142482" calcext:value-type="float">
            <text:p>10142482</text:p>
          </table:table-cell>
          <table:table-cell table:formula="of:=[.A171]/(1000*60)" office:value-type="float" office:value="169.041366666667" calcext:value-type="float">
            <text:p>169.0413666667</text:p>
          </table:table-cell>
          <table:table-cell table:formula="of:=ROUND([.B171];0)" office:value-type="float" office:value="169" calcext:value-type="float">
            <text:p>169</text:p>
          </table:table-cell>
          <table:table-cell table:formula="of:=[.C171]" office:value-type="float" office:value="169" calcext:value-type="float">
            <text:p>16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202496" calcext:value-type="float">
            <text:p>10202496</text:p>
          </table:table-cell>
          <table:table-cell table:formula="of:=[.A172]/(1000*60)" office:value-type="float" office:value="170.0416" calcext:value-type="float">
            <text:p>170.0416</text:p>
          </table:table-cell>
          <table:table-cell table:formula="of:=ROUND([.B172];0)" office:value-type="float" office:value="170" calcext:value-type="float">
            <text:p>170</text:p>
          </table:table-cell>
          <table:table-cell table:formula="of:=[.C172]" office:value-type="float" office:value="170" calcext:value-type="float">
            <text:p>17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262510" calcext:value-type="float">
            <text:p>10262510</text:p>
          </table:table-cell>
          <table:table-cell table:formula="of:=[.A173]/(1000*60)" office:value-type="float" office:value="171.041833333333" calcext:value-type="float">
            <text:p>171.0418333333</text:p>
          </table:table-cell>
          <table:table-cell table:formula="of:=ROUND([.B173];0)" office:value-type="float" office:value="171" calcext:value-type="float">
            <text:p>171</text:p>
          </table:table-cell>
          <table:table-cell table:formula="of:=[.C173]" office:value-type="float" office:value="171" calcext:value-type="float">
            <text:p>17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322524" calcext:value-type="float">
            <text:p>10322524</text:p>
          </table:table-cell>
          <table:table-cell table:formula="of:=[.A174]/(1000*60)" office:value-type="float" office:value="172.042066666667" calcext:value-type="float">
            <text:p>172.0420666667</text:p>
          </table:table-cell>
          <table:table-cell table:formula="of:=ROUND([.B174];0)" office:value-type="float" office:value="172" calcext:value-type="float">
            <text:p>172</text:p>
          </table:table-cell>
          <table:table-cell table:formula="of:=[.C174]" office:value-type="float" office:value="172" calcext:value-type="float">
            <text:p>17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382537" calcext:value-type="float">
            <text:p>10382537</text:p>
          </table:table-cell>
          <table:table-cell table:formula="of:=[.A175]/(1000*60)" office:value-type="float" office:value="173.042283333333" calcext:value-type="float">
            <text:p>173.0422833333</text:p>
          </table:table-cell>
          <table:table-cell table:formula="of:=ROUND([.B175];0)" office:value-type="float" office:value="173" calcext:value-type="float">
            <text:p>173</text:p>
          </table:table-cell>
          <table:table-cell table:formula="of:=[.C175]" office:value-type="float" office:value="173" calcext:value-type="float">
            <text:p>17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442552" calcext:value-type="float">
            <text:p>10442552</text:p>
          </table:table-cell>
          <table:table-cell table:formula="of:=[.A176]/(1000*60)" office:value-type="float" office:value="174.042533333333" calcext:value-type="float">
            <text:p>174.0425333333</text:p>
          </table:table-cell>
          <table:table-cell table:formula="of:=ROUND([.B176];0)" office:value-type="float" office:value="174" calcext:value-type="float">
            <text:p>174</text:p>
          </table:table-cell>
          <table:table-cell table:formula="of:=[.C176]" office:value-type="float" office:value="174" calcext:value-type="float">
            <text:p>17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502565" calcext:value-type="float">
            <text:p>10502565</text:p>
          </table:table-cell>
          <table:table-cell table:formula="of:=[.A177]/(1000*60)" office:value-type="float" office:value="175.04275" calcext:value-type="float">
            <text:p>175.04275</text:p>
          </table:table-cell>
          <table:table-cell table:formula="of:=ROUND([.B177];0)" office:value-type="float" office:value="175" calcext:value-type="float">
            <text:p>175</text:p>
          </table:table-cell>
          <table:table-cell table:formula="of:=[.C177]" office:value-type="float" office:value="175" calcext:value-type="float">
            <text:p>17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562580" calcext:value-type="float">
            <text:p>10562580</text:p>
          </table:table-cell>
          <table:table-cell table:formula="of:=[.A178]/(1000*60)" office:value-type="float" office:value="176.043" calcext:value-type="float">
            <text:p>176.043</text:p>
          </table:table-cell>
          <table:table-cell table:formula="of:=ROUND([.B178];0)" office:value-type="float" office:value="176" calcext:value-type="float">
            <text:p>176</text:p>
          </table:table-cell>
          <table:table-cell table:formula="of:=[.C178]" office:value-type="float" office:value="176" calcext:value-type="float">
            <text:p>17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622594" calcext:value-type="float">
            <text:p>10622594</text:p>
          </table:table-cell>
          <table:table-cell table:formula="of:=[.A179]/(1000*60)" office:value-type="float" office:value="177.043233333333" calcext:value-type="float">
            <text:p>177.0432333333</text:p>
          </table:table-cell>
          <table:table-cell table:formula="of:=ROUND([.B179];0)" office:value-type="float" office:value="177" calcext:value-type="float">
            <text:p>177</text:p>
          </table:table-cell>
          <table:table-cell table:formula="of:=[.C179]" office:value-type="float" office:value="177" calcext:value-type="float">
            <text:p>1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682608" calcext:value-type="float">
            <text:p>10682608</text:p>
          </table:table-cell>
          <table:table-cell table:formula="of:=[.A180]/(1000*60)" office:value-type="float" office:value="178.043466666667" calcext:value-type="float">
            <text:p>178.0434666667</text:p>
          </table:table-cell>
          <table:table-cell table:formula="of:=ROUND([.B180];0)" office:value-type="float" office:value="178" calcext:value-type="float">
            <text:p>178</text:p>
          </table:table-cell>
          <table:table-cell table:formula="of:=[.C180]" office:value-type="float" office:value="178" calcext:value-type="float">
            <text:p>17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742622" calcext:value-type="float">
            <text:p>10742622</text:p>
          </table:table-cell>
          <table:table-cell table:formula="of:=[.A181]/(1000*60)" office:value-type="float" office:value="179.0437" calcext:value-type="float">
            <text:p>179.0437</text:p>
          </table:table-cell>
          <table:table-cell table:formula="of:=ROUND([.B181];0)" office:value-type="float" office:value="179" calcext:value-type="float">
            <text:p>179</text:p>
          </table:table-cell>
          <table:table-cell table:formula="of:=[.C181]" office:value-type="float" office:value="179" calcext:value-type="float">
            <text:p>1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802636" calcext:value-type="float">
            <text:p>10802636</text:p>
          </table:table-cell>
          <table:table-cell table:formula="of:=[.A182]/(1000*60)" office:value-type="float" office:value="180.043933333333" calcext:value-type="float">
            <text:p>180.0439333333</text:p>
          </table:table-cell>
          <table:table-cell table:formula="of:=ROUND([.B182];0)" office:value-type="float" office:value="180" calcext:value-type="float">
            <text:p>180</text:p>
          </table:table-cell>
          <table:table-cell table:formula="of:=[.C182]" office:value-type="float" office:value="180" calcext:value-type="float">
            <text:p>18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862650" calcext:value-type="float">
            <text:p>10862650</text:p>
          </table:table-cell>
          <table:table-cell table:formula="of:=[.A183]/(1000*60)" office:value-type="float" office:value="181.044166666667" calcext:value-type="float">
            <text:p>181.0441666667</text:p>
          </table:table-cell>
          <table:table-cell table:formula="of:=ROUND([.B183];0)" office:value-type="float" office:value="181" calcext:value-type="float">
            <text:p>181</text:p>
          </table:table-cell>
          <table:table-cell table:formula="of:=[.C183]" office:value-type="float" office:value="181" calcext:value-type="float">
            <text:p>18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922663" calcext:value-type="float">
            <text:p>10922663</text:p>
          </table:table-cell>
          <table:table-cell table:formula="of:=[.A184]/(1000*60)" office:value-type="float" office:value="182.044383333333" calcext:value-type="float">
            <text:p>182.0443833333</text:p>
          </table:table-cell>
          <table:table-cell table:formula="of:=ROUND([.B184];0)" office:value-type="float" office:value="182" calcext:value-type="float">
            <text:p>182</text:p>
          </table:table-cell>
          <table:table-cell table:formula="of:=[.C184]" office:value-type="float" office:value="182" calcext:value-type="float">
            <text:p>18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982678" calcext:value-type="float">
            <text:p>10982678</text:p>
          </table:table-cell>
          <table:table-cell table:formula="of:=[.A185]/(1000*60)" office:value-type="float" office:value="183.044633333333" calcext:value-type="float">
            <text:p>183.0446333333</text:p>
          </table:table-cell>
          <table:table-cell table:formula="of:=ROUND([.B185];0)" office:value-type="float" office:value="183" calcext:value-type="float">
            <text:p>183</text:p>
          </table:table-cell>
          <table:table-cell table:formula="of:=[.C185]" office:value-type="float" office:value="183" calcext:value-type="float">
            <text:p>18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042692" calcext:value-type="float">
            <text:p>11042692</text:p>
          </table:table-cell>
          <table:table-cell table:formula="of:=[.A186]/(1000*60)" office:value-type="float" office:value="184.044866666667" calcext:value-type="float">
            <text:p>184.0448666667</text:p>
          </table:table-cell>
          <table:table-cell table:formula="of:=ROUND([.B186];0)" office:value-type="float" office:value="184" calcext:value-type="float">
            <text:p>184</text:p>
          </table:table-cell>
          <table:table-cell table:formula="of:=[.C186]" office:value-type="float" office:value="184" calcext:value-type="float">
            <text:p>18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102710" calcext:value-type="float">
            <text:p>11102710</text:p>
          </table:table-cell>
          <table:table-cell table:formula="of:=[.A187]/(1000*60)" office:value-type="float" office:value="185.045166666667" calcext:value-type="float">
            <text:p>185.0451666667</text:p>
          </table:table-cell>
          <table:table-cell table:formula="of:=ROUND([.B187];0)" office:value-type="float" office:value="185" calcext:value-type="float">
            <text:p>185</text:p>
          </table:table-cell>
          <table:table-cell table:formula="of:=[.C187]" office:value-type="float" office:value="185" calcext:value-type="float">
            <text:p>18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162724" calcext:value-type="float">
            <text:p>11162724</text:p>
          </table:table-cell>
          <table:table-cell table:formula="of:=[.A188]/(1000*60)" office:value-type="float" office:value="186.0454" calcext:value-type="float">
            <text:p>186.0454</text:p>
          </table:table-cell>
          <table:table-cell table:formula="of:=ROUND([.B188];0)" office:value-type="float" office:value="186" calcext:value-type="float">
            <text:p>186</text:p>
          </table:table-cell>
          <table:table-cell table:formula="of:=[.C188]" office:value-type="float" office:value="186" calcext:value-type="float">
            <text:p>18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222737" calcext:value-type="float">
            <text:p>11222737</text:p>
          </table:table-cell>
          <table:table-cell table:formula="of:=[.A189]/(1000*60)" office:value-type="float" office:value="187.045616666667" calcext:value-type="float">
            <text:p>187.0456166667</text:p>
          </table:table-cell>
          <table:table-cell table:formula="of:=ROUND([.B189];0)" office:value-type="float" office:value="187" calcext:value-type="float">
            <text:p>187</text:p>
          </table:table-cell>
          <table:table-cell table:formula="of:=[.C189]" office:value-type="float" office:value="187" calcext:value-type="float">
            <text:p>18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282752" calcext:value-type="float">
            <text:p>11282752</text:p>
          </table:table-cell>
          <table:table-cell table:formula="of:=[.A190]/(1000*60)" office:value-type="float" office:value="188.045866666667" calcext:value-type="float">
            <text:p>188.0458666667</text:p>
          </table:table-cell>
          <table:table-cell table:formula="of:=ROUND([.B190];0)" office:value-type="float" office:value="188" calcext:value-type="float">
            <text:p>188</text:p>
          </table:table-cell>
          <table:table-cell table:formula="of:=[.C190]" office:value-type="float" office:value="188" calcext:value-type="float">
            <text:p>18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342766" calcext:value-type="float">
            <text:p>11342766</text:p>
          </table:table-cell>
          <table:table-cell table:formula="of:=[.A191]/(1000*60)" office:value-type="float" office:value="189.0461" calcext:value-type="float">
            <text:p>189.0461</text:p>
          </table:table-cell>
          <table:table-cell table:formula="of:=ROUND([.B191];0)" office:value-type="float" office:value="189" calcext:value-type="float">
            <text:p>189</text:p>
          </table:table-cell>
          <table:table-cell table:formula="of:=[.C191]" office:value-type="float" office:value="189" calcext:value-type="float">
            <text:p>18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402779" calcext:value-type="float">
            <text:p>11402779</text:p>
          </table:table-cell>
          <table:table-cell table:formula="of:=[.A192]/(1000*60)" office:value-type="float" office:value="190.046316666667" calcext:value-type="float">
            <text:p>190.0463166667</text:p>
          </table:table-cell>
          <table:table-cell table:formula="of:=ROUND([.B192];0)" office:value-type="float" office:value="190" calcext:value-type="float">
            <text:p>190</text:p>
          </table:table-cell>
          <table:table-cell table:formula="of:=[.C192]" office:value-type="float" office:value="190" calcext:value-type="float">
            <text:p>19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462807" calcext:value-type="float">
            <text:p>11462807</text:p>
          </table:table-cell>
          <table:table-cell table:formula="of:=[.A193]/(1000*60)" office:value-type="float" office:value="191.046783333333" calcext:value-type="float">
            <text:p>191.0467833333</text:p>
          </table:table-cell>
          <table:table-cell table:formula="of:=ROUND([.B193];0)" office:value-type="float" office:value="191" calcext:value-type="float">
            <text:p>191</text:p>
          </table:table-cell>
          <table:table-cell table:formula="of:=[.C193]" office:value-type="float" office:value="191" calcext:value-type="float">
            <text:p>19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522822" calcext:value-type="float">
            <text:p>11522822</text:p>
          </table:table-cell>
          <table:table-cell table:formula="of:=[.A194]/(1000*60)" office:value-type="float" office:value="192.047033333333" calcext:value-type="float">
            <text:p>192.0470333333</text:p>
          </table:table-cell>
          <table:table-cell table:formula="of:=ROUND([.B194];0)" office:value-type="float" office:value="192" calcext:value-type="float">
            <text:p>192</text:p>
          </table:table-cell>
          <table:table-cell table:formula="of:=[.C194]" office:value-type="float" office:value="192" calcext:value-type="float">
            <text:p>1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582835" calcext:value-type="float">
            <text:p>11582835</text:p>
          </table:table-cell>
          <table:table-cell table:formula="of:=[.A195]/(1000*60)" office:value-type="float" office:value="193.04725" calcext:value-type="float">
            <text:p>193.04725</text:p>
          </table:table-cell>
          <table:table-cell table:formula="of:=ROUND([.B195];0)" office:value-type="float" office:value="193" calcext:value-type="float">
            <text:p>193</text:p>
          </table:table-cell>
          <table:table-cell table:formula="of:=[.C195]" office:value-type="float" office:value="193" calcext:value-type="float">
            <text:p>19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642850" calcext:value-type="float">
            <text:p>11642850</text:p>
          </table:table-cell>
          <table:table-cell table:formula="of:=[.A196]/(1000*60)" office:value-type="float" office:value="194.0475" calcext:value-type="float">
            <text:p>194.0475</text:p>
          </table:table-cell>
          <table:table-cell table:formula="of:=ROUND([.B196];0)" office:value-type="float" office:value="194" calcext:value-type="float">
            <text:p>194</text:p>
          </table:table-cell>
          <table:table-cell table:formula="of:=[.C196]"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702863" calcext:value-type="float">
            <text:p>11702863</text:p>
          </table:table-cell>
          <table:table-cell table:formula="of:=[.A197]/(1000*60)" office:value-type="float" office:value="195.047716666667" calcext:value-type="float">
            <text:p>195.0477166667</text:p>
          </table:table-cell>
          <table:table-cell table:formula="of:=ROUND([.B197];0)" office:value-type="float" office:value="195" calcext:value-type="float">
            <text:p>195</text:p>
          </table:table-cell>
          <table:table-cell table:formula="of:=[.C197]" office:value-type="float" office:value="195" calcext:value-type="float">
            <text:p>19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762877" calcext:value-type="float">
            <text:p>11762877</text:p>
          </table:table-cell>
          <table:table-cell table:formula="of:=[.A198]/(1000*60)" office:value-type="float" office:value="196.04795" calcext:value-type="float">
            <text:p>196.04795</text:p>
          </table:table-cell>
          <table:table-cell table:formula="of:=ROUND([.B198];0)" office:value-type="float" office:value="196" calcext:value-type="float">
            <text:p>196</text:p>
          </table:table-cell>
          <table:table-cell table:formula="of:=[.C198]" office:value-type="float" office:value="196" calcext:value-type="float">
            <text:p>1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822891" calcext:value-type="float">
            <text:p>11822891</text:p>
          </table:table-cell>
          <table:table-cell table:formula="of:=[.A199]/(1000*60)" office:value-type="float" office:value="197.048183333333" calcext:value-type="float">
            <text:p>197.0481833333</text:p>
          </table:table-cell>
          <table:table-cell table:formula="of:=ROUND([.B199];0)" office:value-type="float" office:value="197" calcext:value-type="float">
            <text:p>197</text:p>
          </table:table-cell>
          <table:table-cell table:formula="of:=[.C199]" office:value-type="float" office:value="197" calcext:value-type="float">
            <text:p>19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882905" calcext:value-type="float">
            <text:p>11882905</text:p>
          </table:table-cell>
          <table:table-cell table:formula="of:=[.A200]/(1000*60)" office:value-type="float" office:value="198.048416666667" calcext:value-type="float">
            <text:p>198.0484166667</text:p>
          </table:table-cell>
          <table:table-cell table:formula="of:=ROUND([.B200];0)" office:value-type="float" office:value="198" calcext:value-type="float">
            <text:p>198</text:p>
          </table:table-cell>
          <table:table-cell table:formula="of:=[.C200]" office:value-type="float" office:value="198" calcext:value-type="float">
            <text:p>1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942919" calcext:value-type="float">
            <text:p>11942919</text:p>
          </table:table-cell>
          <table:table-cell table:formula="of:=[.A201]/(1000*60)" office:value-type="float" office:value="199.04865" calcext:value-type="float">
            <text:p>199.04865</text:p>
          </table:table-cell>
          <table:table-cell table:formula="of:=ROUND([.B201];0)" office:value-type="float" office:value="199" calcext:value-type="float">
            <text:p>199</text:p>
          </table:table-cell>
          <table:table-cell table:formula="of:=[.C201]" office:value-type="float" office:value="199" calcext:value-type="float">
            <text:p>19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002932" calcext:value-type="float">
            <text:p>12002932</text:p>
          </table:table-cell>
          <table:table-cell table:formula="of:=[.A202]/(1000*60)" office:value-type="float" office:value="200.048866666667" calcext:value-type="float">
            <text:p>200.0488666667</text:p>
          </table:table-cell>
          <table:table-cell table:formula="of:=ROUND([.B202];0)" office:value-type="float" office:value="200" calcext:value-type="float">
            <text:p>200</text:p>
          </table:table-cell>
          <table:table-cell table:formula="of:=[.C202]" office:value-type="float" office:value="200" calcext:value-type="float">
            <text:p>20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062946" calcext:value-type="float">
            <text:p>12062946</text:p>
          </table:table-cell>
          <table:table-cell table:formula="of:=[.A203]/(1000*60)" office:value-type="float" office:value="201.0491" calcext:value-type="float">
            <text:p>201.0491</text:p>
          </table:table-cell>
          <table:table-cell table:formula="of:=ROUND([.B203];0)" office:value-type="float" office:value="201" calcext:value-type="float">
            <text:p>201</text:p>
          </table:table-cell>
          <table:table-cell table:formula="of:=[.C203]" office:value-type="float" office:value="201" calcext:value-type="float">
            <text:p>20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122960" calcext:value-type="float">
            <text:p>12122960</text:p>
          </table:table-cell>
          <table:table-cell table:formula="of:=[.A204]/(1000*60)" office:value-type="float" office:value="202.049333333333" calcext:value-type="float">
            <text:p>202.0493333333</text:p>
          </table:table-cell>
          <table:table-cell table:formula="of:=ROUND([.B204];0)" office:value-type="float" office:value="202" calcext:value-type="float">
            <text:p>202</text:p>
          </table:table-cell>
          <table:table-cell table:formula="of:=[.C204]" office:value-type="float" office:value="202" calcext:value-type="float">
            <text:p>20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182974" calcext:value-type="float">
            <text:p>12182974</text:p>
          </table:table-cell>
          <table:table-cell table:formula="of:=[.A205]/(1000*60)" office:value-type="float" office:value="203.049566666667" calcext:value-type="float">
            <text:p>203.0495666667</text:p>
          </table:table-cell>
          <table:table-cell table:formula="of:=ROUND([.B205];0)" office:value-type="float" office:value="203" calcext:value-type="float">
            <text:p>203</text:p>
          </table:table-cell>
          <table:table-cell table:formula="of:=[.C205]" office:value-type="float" office:value="203" calcext:value-type="float">
            <text:p>2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242988" calcext:value-type="float">
            <text:p>12242988</text:p>
          </table:table-cell>
          <table:table-cell table:formula="of:=[.A206]/(1000*60)" office:value-type="float" office:value="204.0498" calcext:value-type="float">
            <text:p>204.0498</text:p>
          </table:table-cell>
          <table:table-cell table:formula="of:=ROUND([.B206];0)" office:value-type="float" office:value="204" calcext:value-type="float">
            <text:p>204</text:p>
          </table:table-cell>
          <table:table-cell table:formula="of:=[.C206]" office:value-type="float" office:value="204" calcext:value-type="float">
            <text:p>20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303001" calcext:value-type="float">
            <text:p>12303001</text:p>
          </table:table-cell>
          <table:table-cell table:formula="of:=[.A207]/(1000*60)" office:value-type="float" office:value="205.050016666667" calcext:value-type="float">
            <text:p>205.0500166667</text:p>
          </table:table-cell>
          <table:table-cell table:formula="of:=ROUND([.B207];0)" office:value-type="float" office:value="205" calcext:value-type="float">
            <text:p>205</text:p>
          </table:table-cell>
          <table:table-cell table:formula="of:=[.C207]" office:value-type="float" office:value="205" calcext:value-type="float">
            <text:p>20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363016" calcext:value-type="float">
            <text:p>12363016</text:p>
          </table:table-cell>
          <table:table-cell table:formula="of:=[.A208]/(1000*60)" office:value-type="float" office:value="206.050266666667" calcext:value-type="float">
            <text:p>206.0502666667</text:p>
          </table:table-cell>
          <table:table-cell table:formula="of:=ROUND([.B208];0)" office:value-type="float" office:value="206" calcext:value-type="float">
            <text:p>206</text:p>
          </table:table-cell>
          <table:table-cell table:formula="of:=[.C208]" office:value-type="float" office:value="206" calcext:value-type="float">
            <text:p>20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423029" calcext:value-type="float">
            <text:p>12423029</text:p>
          </table:table-cell>
          <table:table-cell table:formula="of:=[.A209]/(1000*60)" office:value-type="float" office:value="207.050483333333" calcext:value-type="float">
            <text:p>207.0504833333</text:p>
          </table:table-cell>
          <table:table-cell table:formula="of:=ROUND([.B209];0)" office:value-type="float" office:value="207" calcext:value-type="float">
            <text:p>207</text:p>
          </table:table-cell>
          <table:table-cell table:formula="of:=[.C209]" office:value-type="float" office:value="207" calcext:value-type="float">
            <text:p>20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483043" calcext:value-type="float">
            <text:p>12483043</text:p>
          </table:table-cell>
          <table:table-cell table:formula="of:=[.A210]/(1000*60)" office:value-type="float" office:value="208.050716666667" calcext:value-type="float">
            <text:p>208.0507166667</text:p>
          </table:table-cell>
          <table:table-cell table:formula="of:=ROUND([.B210];0)" office:value-type="float" office:value="208" calcext:value-type="float">
            <text:p>208</text:p>
          </table:table-cell>
          <table:table-cell table:formula="of:=[.C210]" office:value-type="float" office:value="208" calcext:value-type="float">
            <text:p>20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543057" calcext:value-type="float">
            <text:p>12543057</text:p>
          </table:table-cell>
          <table:table-cell table:formula="of:=[.A211]/(1000*60)" office:value-type="float" office:value="209.05095" calcext:value-type="float">
            <text:p>209.05095</text:p>
          </table:table-cell>
          <table:table-cell table:formula="of:=ROUND([.B211];0)" office:value-type="float" office:value="209" calcext:value-type="float">
            <text:p>209</text:p>
          </table:table-cell>
          <table:table-cell table:formula="of:=[.C211]" office:value-type="float" office:value="209" calcext:value-type="float">
            <text:p>20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603071" calcext:value-type="float">
            <text:p>12603071</text:p>
          </table:table-cell>
          <table:table-cell table:formula="of:=[.A212]/(1000*60)" office:value-type="float" office:value="210.051183333333" calcext:value-type="float">
            <text:p>210.0511833333</text:p>
          </table:table-cell>
          <table:table-cell table:formula="of:=ROUND([.B212];0)" office:value-type="float" office:value="210" calcext:value-type="float">
            <text:p>210</text:p>
          </table:table-cell>
          <table:table-cell table:formula="of:=[.C212]" office:value-type="float" office:value="210" calcext:value-type="float">
            <text:p>21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663085" calcext:value-type="float">
            <text:p>12663085</text:p>
          </table:table-cell>
          <table:table-cell table:formula="of:=[.A213]/(1000*60)" office:value-type="float" office:value="211.051416666667" calcext:value-type="float">
            <text:p>211.0514166667</text:p>
          </table:table-cell>
          <table:table-cell table:formula="of:=ROUND([.B213];0)" office:value-type="float" office:value="211" calcext:value-type="float">
            <text:p>211</text:p>
          </table:table-cell>
          <table:table-cell table:formula="of:=[.C213]" office:value-type="float" office:value="211" calcext:value-type="float">
            <text:p>21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723098" calcext:value-type="float">
            <text:p>12723098</text:p>
          </table:table-cell>
          <table:table-cell table:formula="of:=[.A214]/(1000*60)" office:value-type="float" office:value="212.051633333333" calcext:value-type="float">
            <text:p>212.0516333333</text:p>
          </table:table-cell>
          <table:table-cell table:formula="of:=ROUND([.B214];0)" office:value-type="float" office:value="212" calcext:value-type="float">
            <text:p>212</text:p>
          </table:table-cell>
          <table:table-cell table:formula="of:=[.C214]" office:value-type="float" office:value="212" calcext:value-type="float">
            <text:p>21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783113" calcext:value-type="float">
            <text:p>12783113</text:p>
          </table:table-cell>
          <table:table-cell table:formula="of:=[.A215]/(1000*60)" office:value-type="float" office:value="213.051883333333" calcext:value-type="float">
            <text:p>213.0518833333</text:p>
          </table:table-cell>
          <table:table-cell table:formula="of:=ROUND([.B215];0)" office:value-type="float" office:value="213" calcext:value-type="float">
            <text:p>213</text:p>
          </table:table-cell>
          <table:table-cell table:formula="of:=[.C215]" office:value-type="float" office:value="213" calcext:value-type="float">
            <text:p>21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843126" calcext:value-type="float">
            <text:p>12843126</text:p>
          </table:table-cell>
          <table:table-cell table:formula="of:=[.A216]/(1000*60)" office:value-type="float" office:value="214.0521" calcext:value-type="float">
            <text:p>214.0521</text:p>
          </table:table-cell>
          <table:table-cell table:formula="of:=ROUND([.B216];0)" office:value-type="float" office:value="214" calcext:value-type="float">
            <text:p>214</text:p>
          </table:table-cell>
          <table:table-cell table:formula="of:=[.C216]" office:value-type="float" office:value="214" calcext:value-type="float">
            <text:p>21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903140" calcext:value-type="float">
            <text:p>12903140</text:p>
          </table:table-cell>
          <table:table-cell table:formula="of:=[.A217]/(1000*60)" office:value-type="float" office:value="215.052333333333" calcext:value-type="float">
            <text:p>215.0523333333</text:p>
          </table:table-cell>
          <table:table-cell table:formula="of:=ROUND([.B217];0)" office:value-type="float" office:value="215" calcext:value-type="float">
            <text:p>215</text:p>
          </table:table-cell>
          <table:table-cell table:formula="of:=[.C217]" office:value-type="float" office:value="215" calcext:value-type="float">
            <text:p>21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963153" calcext:value-type="float">
            <text:p>12963153</text:p>
          </table:table-cell>
          <table:table-cell table:formula="of:=[.A218]/(1000*60)" office:value-type="float" office:value="216.05255" calcext:value-type="float">
            <text:p>216.05255</text:p>
          </table:table-cell>
          <table:table-cell table:formula="of:=ROUND([.B218];0)" office:value-type="float" office:value="216" calcext:value-type="float">
            <text:p>216</text:p>
          </table:table-cell>
          <table:table-cell table:formula="of:=[.C218]" office:value-type="float" office:value="216" calcext:value-type="float">
            <text:p>21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3023168" calcext:value-type="float">
            <text:p>13023168</text:p>
          </table:table-cell>
          <table:table-cell table:formula="of:=[.A219]/(1000*60)" office:value-type="float" office:value="217.0528" calcext:value-type="float">
            <text:p>217.0528</text:p>
          </table:table-cell>
          <table:table-cell table:formula="of:=ROUND([.B219];0)" office:value-type="float" office:value="217" calcext:value-type="float">
            <text:p>217</text:p>
          </table:table-cell>
          <table:table-cell table:formula="of:=[.C219]" office:value-type="float" office:value="217" calcext:value-type="float">
            <text:p>2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083182" calcext:value-type="float">
            <text:p>13083182</text:p>
          </table:table-cell>
          <table:table-cell table:formula="of:=[.A220]/(1000*60)" office:value-type="float" office:value="218.053033333333" calcext:value-type="float">
            <text:p>218.0530333333</text:p>
          </table:table-cell>
          <table:table-cell table:formula="of:=ROUND([.B220];0)" office:value-type="float" office:value="218" calcext:value-type="float">
            <text:p>218</text:p>
          </table:table-cell>
          <table:table-cell table:formula="of:=[.C220]" office:value-type="float" office:value="218" calcext:value-type="float">
            <text:p>21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143195" calcext:value-type="float">
            <text:p>13143195</text:p>
          </table:table-cell>
          <table:table-cell table:formula="of:=[.A221]/(1000*60)" office:value-type="float" office:value="219.05325" calcext:value-type="float">
            <text:p>219.05325</text:p>
          </table:table-cell>
          <table:table-cell table:formula="of:=ROUND([.B221];0)" office:value-type="float" office:value="219" calcext:value-type="float">
            <text:p>219</text:p>
          </table:table-cell>
          <table:table-cell table:formula="of:=[.C221]" office:value-type="float" office:value="219" calcext:value-type="float">
            <text:p>2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203209" calcext:value-type="float">
            <text:p>13203209</text:p>
          </table:table-cell>
          <table:table-cell table:formula="of:=[.A222]/(1000*60)" office:value-type="float" office:value="220.053483333333" calcext:value-type="float">
            <text:p>220.0534833333</text:p>
          </table:table-cell>
          <table:table-cell table:formula="of:=ROUND([.B222];0)" office:value-type="float" office:value="220" calcext:value-type="float">
            <text:p>220</text:p>
          </table:table-cell>
          <table:table-cell table:formula="of:=[.C222]" office:value-type="float" office:value="220" calcext:value-type="float">
            <text:p>2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263238" calcext:value-type="float">
            <text:p>13263238</text:p>
          </table:table-cell>
          <table:table-cell table:formula="of:=[.A223]/(1000*60)" office:value-type="float" office:value="221.053966666667" calcext:value-type="float">
            <text:p>221.0539666667</text:p>
          </table:table-cell>
          <table:table-cell table:formula="of:=ROUND([.B223];0)" office:value-type="float" office:value="221" calcext:value-type="float">
            <text:p>221</text:p>
          </table:table-cell>
          <table:table-cell table:formula="of:=[.C223]" office:value-type="float" office:value="221" calcext:value-type="float">
            <text:p>22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323256" calcext:value-type="float">
            <text:p>13323256</text:p>
          </table:table-cell>
          <table:table-cell table:formula="of:=[.A224]/(1000*60)" office:value-type="float" office:value="222.054266666667" calcext:value-type="float">
            <text:p>222.0542666667</text:p>
          </table:table-cell>
          <table:table-cell table:formula="of:=ROUND([.B224];0)" office:value-type="float" office:value="222" calcext:value-type="float">
            <text:p>222</text:p>
          </table:table-cell>
          <table:table-cell table:formula="of:=[.C224]" office:value-type="float" office:value="222" calcext:value-type="float">
            <text:p>22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383270" calcext:value-type="float">
            <text:p>13383270</text:p>
          </table:table-cell>
          <table:table-cell table:formula="of:=[.A225]/(1000*60)" office:value-type="float" office:value="223.0545" calcext:value-type="float">
            <text:p>223.0545</text:p>
          </table:table-cell>
          <table:table-cell table:formula="of:=ROUND([.B225];0)" office:value-type="float" office:value="223" calcext:value-type="float">
            <text:p>223</text:p>
          </table:table-cell>
          <table:table-cell table:formula="of:=[.C225]" office:value-type="float" office:value="223" calcext:value-type="float">
            <text:p>22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443284" calcext:value-type="float">
            <text:p>13443284</text:p>
          </table:table-cell>
          <table:table-cell table:formula="of:=[.A226]/(1000*60)" office:value-type="float" office:value="224.054733333333" calcext:value-type="float">
            <text:p>224.0547333333</text:p>
          </table:table-cell>
          <table:table-cell table:formula="of:=ROUND([.B226];0)" office:value-type="float" office:value="224" calcext:value-type="float">
            <text:p>224</text:p>
          </table:table-cell>
          <table:table-cell table:formula="of:=[.C226]" office:value-type="float" office:value="224" calcext:value-type="float">
            <text:p>2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503298" calcext:value-type="float">
            <text:p>13503298</text:p>
          </table:table-cell>
          <table:table-cell table:formula="of:=[.A227]/(1000*60)" office:value-type="float" office:value="225.054966666667" calcext:value-type="float">
            <text:p>225.0549666667</text:p>
          </table:table-cell>
          <table:table-cell table:formula="of:=ROUND([.B227];0)" office:value-type="float" office:value="225" calcext:value-type="float">
            <text:p>225</text:p>
          </table:table-cell>
          <table:table-cell table:formula="of:=[.C227]" office:value-type="float" office:value="225" calcext:value-type="float">
            <text:p>22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563313" calcext:value-type="float">
            <text:p>13563313</text:p>
          </table:table-cell>
          <table:table-cell table:formula="of:=[.A228]/(1000*60)" office:value-type="float" office:value="226.055216666667" calcext:value-type="float">
            <text:p>226.0552166667</text:p>
          </table:table-cell>
          <table:table-cell table:formula="of:=ROUND([.B228];0)" office:value-type="float" office:value="226" calcext:value-type="float">
            <text:p>226</text:p>
          </table:table-cell>
          <table:table-cell table:formula="of:=[.C228]" office:value-type="float" office:value="226" calcext:value-type="float">
            <text:p>2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623327" calcext:value-type="float">
            <text:p>13623327</text:p>
          </table:table-cell>
          <table:table-cell table:formula="of:=[.A229]/(1000*60)" office:value-type="float" office:value="227.05545" calcext:value-type="float">
            <text:p>227.05545</text:p>
          </table:table-cell>
          <table:table-cell table:formula="of:=ROUND([.B229];0)" office:value-type="float" office:value="227" calcext:value-type="float">
            <text:p>227</text:p>
          </table:table-cell>
          <table:table-cell table:formula="of:=[.C229]" office:value-type="float" office:value="227" calcext:value-type="float">
            <text:p>22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683341" calcext:value-type="float">
            <text:p>13683341</text:p>
          </table:table-cell>
          <table:table-cell table:formula="of:=[.A230]/(1000*60)" office:value-type="float" office:value="228.055683333333" calcext:value-type="float">
            <text:p>228.0556833333</text:p>
          </table:table-cell>
          <table:table-cell table:formula="of:=ROUND([.B230];0)" office:value-type="float" office:value="228" calcext:value-type="float">
            <text:p>228</text:p>
          </table:table-cell>
          <table:table-cell table:formula="of:=[.C230]" office:value-type="float" office:value="228" calcext:value-type="float">
            <text:p>22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743355" calcext:value-type="float">
            <text:p>13743355</text:p>
          </table:table-cell>
          <table:table-cell table:formula="of:=[.A231]/(1000*60)" office:value-type="float" office:value="229.055916666667" calcext:value-type="float">
            <text:p>229.0559166667</text:p>
          </table:table-cell>
          <table:table-cell table:formula="of:=ROUND([.B231];0)" office:value-type="float" office:value="229" calcext:value-type="float">
            <text:p>229</text:p>
          </table:table-cell>
          <table:table-cell table:formula="of:=[.C231]" office:value-type="float" office:value="229" calcext:value-type="float">
            <text:p>22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803369" calcext:value-type="float">
            <text:p>13803369</text:p>
          </table:table-cell>
          <table:table-cell table:formula="of:=[.A232]/(1000*60)" office:value-type="float" office:value="230.05615" calcext:value-type="float">
            <text:p>230.05615</text:p>
          </table:table-cell>
          <table:table-cell table:formula="of:=ROUND([.B232];0)" office:value-type="float" office:value="230" calcext:value-type="float">
            <text:p>230</text:p>
          </table:table-cell>
          <table:table-cell table:formula="of:=[.C232]" office:value-type="float" office:value="230" calcext:value-type="float">
            <text:p>23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863384" calcext:value-type="float">
            <text:p>13863384</text:p>
          </table:table-cell>
          <table:table-cell table:formula="of:=[.A233]/(1000*60)" office:value-type="float" office:value="231.0564" calcext:value-type="float">
            <text:p>231.0564</text:p>
          </table:table-cell>
          <table:table-cell table:formula="of:=ROUND([.B233];0)" office:value-type="float" office:value="231" calcext:value-type="float">
            <text:p>231</text:p>
          </table:table-cell>
          <table:table-cell table:formula="of:=[.C233]" office:value-type="float" office:value="231" calcext:value-type="float">
            <text:p>23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923397" calcext:value-type="float">
            <text:p>13923397</text:p>
          </table:table-cell>
          <table:table-cell table:formula="of:=[.A234]/(1000*60)" office:value-type="float" office:value="232.056616666667" calcext:value-type="float">
            <text:p>232.0566166667</text:p>
          </table:table-cell>
          <table:table-cell table:formula="of:=ROUND([.B234];0)" office:value-type="float" office:value="232" calcext:value-type="float">
            <text:p>232</text:p>
          </table:table-cell>
          <table:table-cell table:formula="of:=[.C234]" office:value-type="float" office:value="232" calcext:value-type="float">
            <text:p>23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983412" calcext:value-type="float">
            <text:p>13983412</text:p>
          </table:table-cell>
          <table:table-cell table:formula="of:=[.A235]/(1000*60)" office:value-type="float" office:value="233.056866666667" calcext:value-type="float">
            <text:p>233.0568666667</text:p>
          </table:table-cell>
          <table:table-cell table:formula="of:=ROUND([.B235];0)" office:value-type="float" office:value="233" calcext:value-type="float">
            <text:p>233</text:p>
          </table:table-cell>
          <table:table-cell table:formula="of:=[.C235]" office:value-type="float" office:value="233" calcext:value-type="float">
            <text:p>23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043425" calcext:value-type="float">
            <text:p>14043425</text:p>
          </table:table-cell>
          <table:table-cell table:formula="of:=[.A236]/(1000*60)" office:value-type="float" office:value="234.057083333333" calcext:value-type="float">
            <text:p>234.0570833333</text:p>
          </table:table-cell>
          <table:table-cell table:formula="of:=ROUND([.B236];0)" office:value-type="float" office:value="234" calcext:value-type="float">
            <text:p>234</text:p>
          </table:table-cell>
          <table:table-cell table:formula="of:=[.C236]" office:value-type="float" office:value="234" calcext:value-type="float">
            <text:p>23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103440" calcext:value-type="float">
            <text:p>14103440</text:p>
          </table:table-cell>
          <table:table-cell table:formula="of:=[.A237]/(1000*60)" office:value-type="float" office:value="235.057333333333" calcext:value-type="float">
            <text:p>235.0573333333</text:p>
          </table:table-cell>
          <table:table-cell table:formula="of:=ROUND([.B237];0)" office:value-type="float" office:value="235" calcext:value-type="float">
            <text:p>235</text:p>
          </table:table-cell>
          <table:table-cell table:formula="of:=[.C237]" office:value-type="float" office:value="235" calcext:value-type="float">
            <text:p>23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163453" calcext:value-type="float">
            <text:p>14163453</text:p>
          </table:table-cell>
          <table:table-cell table:formula="of:=[.A238]/(1000*60)" office:value-type="float" office:value="236.05755" calcext:value-type="float">
            <text:p>236.05755</text:p>
          </table:table-cell>
          <table:table-cell table:formula="of:=ROUND([.B238];0)" office:value-type="float" office:value="236" calcext:value-type="float">
            <text:p>236</text:p>
          </table:table-cell>
          <table:table-cell table:formula="of:=[.C238]" office:value-type="float" office:value="236" calcext:value-type="float">
            <text:p>2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223468" calcext:value-type="float">
            <text:p>14223468</text:p>
          </table:table-cell>
          <table:table-cell table:formula="of:=[.A239]/(1000*60)" office:value-type="float" office:value="237.0578" calcext:value-type="float">
            <text:p>237.0578</text:p>
          </table:table-cell>
          <table:table-cell table:formula="of:=ROUND([.B239];0)" office:value-type="float" office:value="237" calcext:value-type="float">
            <text:p>237</text:p>
          </table:table-cell>
          <table:table-cell table:formula="of:=[.C239]" office:value-type="float" office:value="237" calcext:value-type="float">
            <text:p>23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283482" calcext:value-type="float">
            <text:p>14283482</text:p>
          </table:table-cell>
          <table:table-cell table:formula="of:=[.A240]/(1000*60)" office:value-type="float" office:value="238.058033333333" calcext:value-type="float">
            <text:p>238.0580333333</text:p>
          </table:table-cell>
          <table:table-cell table:formula="of:=ROUND([.B240];0)" office:value-type="float" office:value="238" calcext:value-type="float">
            <text:p>238</text:p>
          </table:table-cell>
          <table:table-cell table:formula="of:=[.C240]" office:value-type="float" office:value="238" calcext:value-type="float">
            <text:p>23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343496" calcext:value-type="float">
            <text:p>14343496</text:p>
          </table:table-cell>
          <table:table-cell table:formula="of:=[.A241]/(1000*60)" office:value-type="float" office:value="239.058266666667" calcext:value-type="float">
            <text:p>239.0582666667</text:p>
          </table:table-cell>
          <table:table-cell table:formula="of:=ROUND([.B241];0)" office:value-type="float" office:value="239" calcext:value-type="float">
            <text:p>239</text:p>
          </table:table-cell>
          <table:table-cell table:formula="of:=[.C241]" office:value-type="float" office:value="239" calcext:value-type="float">
            <text:p>23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403510" calcext:value-type="float">
            <text:p>14403510</text:p>
          </table:table-cell>
          <table:table-cell table:formula="of:=[.A242]/(1000*60)" office:value-type="float" office:value="240.0585" calcext:value-type="float">
            <text:p>240.0585</text:p>
          </table:table-cell>
          <table:table-cell table:formula="of:=ROUND([.B242];0)" office:value-type="float" office:value="240" calcext:value-type="float">
            <text:p>240</text:p>
          </table:table-cell>
          <table:table-cell table:formula="of:=[.C242]" office:value-type="float" office:value="240" calcext:value-type="float">
            <text:p>2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463524" calcext:value-type="float">
            <text:p>14463524</text:p>
          </table:table-cell>
          <table:table-cell table:formula="of:=[.A243]/(1000*60)" office:value-type="float" office:value="241.058733333333" calcext:value-type="float">
            <text:p>241.0587333333</text:p>
          </table:table-cell>
          <table:table-cell table:formula="of:=ROUND([.B243];0)" office:value-type="float" office:value="241" calcext:value-type="float">
            <text:p>241</text:p>
          </table:table-cell>
          <table:table-cell table:formula="of:=[.C243]" office:value-type="float" office:value="241" calcext:value-type="float">
            <text:p>24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523538" calcext:value-type="float">
            <text:p>14523538</text:p>
          </table:table-cell>
          <table:table-cell table:formula="of:=[.A244]/(1000*60)" office:value-type="float" office:value="242.058966666667" calcext:value-type="float">
            <text:p>242.0589666667</text:p>
          </table:table-cell>
          <table:table-cell table:formula="of:=ROUND([.B244];0)" office:value-type="float" office:value="242" calcext:value-type="float">
            <text:p>242</text:p>
          </table:table-cell>
          <table:table-cell table:formula="of:=[.C244]" office:value-type="float" office:value="242" calcext:value-type="float">
            <text:p>2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583553" calcext:value-type="float">
            <text:p>14583553</text:p>
          </table:table-cell>
          <table:table-cell table:formula="of:=[.A245]/(1000*60)" office:value-type="float" office:value="243.059216666667" calcext:value-type="float">
            <text:p>243.0592166667</text:p>
          </table:table-cell>
          <table:table-cell table:formula="of:=ROUND([.B245];0)" office:value-type="float" office:value="243" calcext:value-type="float">
            <text:p>243</text:p>
          </table:table-cell>
          <table:table-cell table:formula="of:=[.C245]" office:value-type="float" office:value="243" calcext:value-type="float">
            <text:p>24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643567" calcext:value-type="float">
            <text:p>14643567</text:p>
          </table:table-cell>
          <table:table-cell table:formula="of:=[.A246]/(1000*60)" office:value-type="float" office:value="244.05945" calcext:value-type="float">
            <text:p>244.05945</text:p>
          </table:table-cell>
          <table:table-cell table:formula="of:=ROUND([.B246];0)" office:value-type="float" office:value="244" calcext:value-type="float">
            <text:p>244</text:p>
          </table:table-cell>
          <table:table-cell table:formula="of:=[.C246]" office:value-type="float" office:value="244" calcext:value-type="float">
            <text:p>2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703581" calcext:value-type="float">
            <text:p>14703581</text:p>
          </table:table-cell>
          <table:table-cell table:formula="of:=[.A247]/(1000*60)" office:value-type="float" office:value="245.059683333333" calcext:value-type="float">
            <text:p>245.0596833333</text:p>
          </table:table-cell>
          <table:table-cell table:formula="of:=ROUND([.B247];0)" office:value-type="float" office:value="245" calcext:value-type="float">
            <text:p>245</text:p>
          </table:table-cell>
          <table:table-cell table:formula="of:=[.C247]" office:value-type="float" office:value="245" calcext:value-type="float">
            <text:p>24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763595" calcext:value-type="float">
            <text:p>14763595</text:p>
          </table:table-cell>
          <table:table-cell table:formula="of:=[.A248]/(1000*60)" office:value-type="float" office:value="246.059916666667" calcext:value-type="float">
            <text:p>246.0599166667</text:p>
          </table:table-cell>
          <table:table-cell table:formula="of:=ROUND([.B248];0)" office:value-type="float" office:value="246" calcext:value-type="float">
            <text:p>246</text:p>
          </table:table-cell>
          <table:table-cell table:formula="of:=[.C248]" office:value-type="float" office:value="246" calcext:value-type="float">
            <text:p>24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823609" calcext:value-type="float">
            <text:p>14823609</text:p>
          </table:table-cell>
          <table:table-cell table:formula="of:=[.A249]/(1000*60)" office:value-type="float" office:value="247.06015" calcext:value-type="float">
            <text:p>247.06015</text:p>
          </table:table-cell>
          <table:table-cell table:formula="of:=ROUND([.B249];0)" office:value-type="float" office:value="247" calcext:value-type="float">
            <text:p>247</text:p>
          </table:table-cell>
          <table:table-cell table:formula="of:=[.C249]" office:value-type="float" office:value="247" calcext:value-type="float">
            <text:p>24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4883623" calcext:value-type="float">
            <text:p>14883623</text:p>
          </table:table-cell>
          <table:table-cell table:formula="of:=[.A250]/(1000*60)" office:value-type="float" office:value="248.060383333333" calcext:value-type="float">
            <text:p>248.0603833333</text:p>
          </table:table-cell>
          <table:table-cell table:formula="of:=ROUND([.B250];0)" office:value-type="float" office:value="248" calcext:value-type="float">
            <text:p>248</text:p>
          </table:table-cell>
          <table:table-cell table:formula="of:=[.C250]" office:value-type="float" office:value="248" calcext:value-type="float">
            <text:p>24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943637" calcext:value-type="float">
            <text:p>14943637</text:p>
          </table:table-cell>
          <table:table-cell table:formula="of:=[.A251]/(1000*60)" office:value-type="float" office:value="249.060616666667" calcext:value-type="float">
            <text:p>249.0606166667</text:p>
          </table:table-cell>
          <table:table-cell table:formula="of:=ROUND([.B251];0)" office:value-type="float" office:value="249" calcext:value-type="float">
            <text:p>249</text:p>
          </table:table-cell>
          <table:table-cell table:formula="of:=[.C251]" office:value-type="float" office:value="249" calcext:value-type="float">
            <text:p>24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003666" calcext:value-type="float">
            <text:p>15003666</text:p>
          </table:table-cell>
          <table:table-cell table:formula="of:=[.A252]/(1000*60)" office:value-type="float" office:value="250.0611" calcext:value-type="float">
            <text:p>250.0611</text:p>
          </table:table-cell>
          <table:table-cell table:formula="of:=ROUND([.B252];0)" office:value-type="float" office:value="250" calcext:value-type="float">
            <text:p>250</text:p>
          </table:table-cell>
          <table:table-cell table:formula="of:=[.C252]" office:value-type="float" office:value="250" calcext:value-type="float">
            <text:p>25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063681" calcext:value-type="float">
            <text:p>15063681</text:p>
          </table:table-cell>
          <table:table-cell table:formula="of:=[.A253]/(1000*60)" office:value-type="float" office:value="251.06135" calcext:value-type="float">
            <text:p>251.06135</text:p>
          </table:table-cell>
          <table:table-cell table:formula="of:=ROUND([.B253];0)" office:value-type="float" office:value="251" calcext:value-type="float">
            <text:p>251</text:p>
          </table:table-cell>
          <table:table-cell table:formula="of:=[.C253]" office:value-type="float" office:value="251" calcext:value-type="float">
            <text:p>25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123694" calcext:value-type="float">
            <text:p>15123694</text:p>
          </table:table-cell>
          <table:table-cell table:formula="of:=[.A254]/(1000*60)" office:value-type="float" office:value="252.061566666667" calcext:value-type="float">
            <text:p>252.0615666667</text:p>
          </table:table-cell>
          <table:table-cell table:formula="of:=ROUND([.B254];0)" office:value-type="float" office:value="252" calcext:value-type="float">
            <text:p>252</text:p>
          </table:table-cell>
          <table:table-cell table:formula="of:=[.C254]" office:value-type="float" office:value="252" calcext:value-type="float">
            <text:p>2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183709" calcext:value-type="float">
            <text:p>15183709</text:p>
          </table:table-cell>
          <table:table-cell table:formula="of:=[.A255]/(1000*60)" office:value-type="float" office:value="253.061816666667" calcext:value-type="float">
            <text:p>253.0618166667</text:p>
          </table:table-cell>
          <table:table-cell table:formula="of:=ROUND([.B255];0)" office:value-type="float" office:value="253" calcext:value-type="float">
            <text:p>253</text:p>
          </table:table-cell>
          <table:table-cell table:formula="of:=[.C255]" office:value-type="float" office:value="253" calcext:value-type="float">
            <text:p>25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243722" calcext:value-type="float">
            <text:p>15243722</text:p>
          </table:table-cell>
          <table:table-cell table:formula="of:=[.A256]/(1000*60)" office:value-type="float" office:value="254.062033333333" calcext:value-type="float">
            <text:p>254.0620333333</text:p>
          </table:table-cell>
          <table:table-cell table:formula="of:=ROUND([.B256];0)" office:value-type="float" office:value="254" calcext:value-type="float">
            <text:p>254</text:p>
          </table:table-cell>
          <table:table-cell table:formula="of:=[.C256]" office:value-type="float" office:value="254" calcext:value-type="float">
            <text:p>25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303737" calcext:value-type="float">
            <text:p>15303737</text:p>
          </table:table-cell>
          <table:table-cell table:formula="of:=[.A257]/(1000*60)" office:value-type="float" office:value="255.062283333333" calcext:value-type="float">
            <text:p>255.0622833333</text:p>
          </table:table-cell>
          <table:table-cell table:formula="of:=ROUND([.B257];0)" office:value-type="float" office:value="255" calcext:value-type="float">
            <text:p>255</text:p>
          </table:table-cell>
          <table:table-cell table:formula="of:=[.C257]" office:value-type="float" office:value="255" calcext:value-type="float">
            <text:p>25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363750" calcext:value-type="float">
            <text:p>15363750</text:p>
          </table:table-cell>
          <table:table-cell table:formula="of:=[.A258]/(1000*60)" office:value-type="float" office:value="256.0625" calcext:value-type="float">
            <text:p>256.0625</text:p>
          </table:table-cell>
          <table:table-cell table:formula="of:=ROUND([.B258];0)" office:value-type="float" office:value="256" calcext:value-type="float">
            <text:p>256</text:p>
          </table:table-cell>
          <table:table-cell table:formula="of:=[.C258]" office:value-type="float" office:value="256" calcext:value-type="float">
            <text:p>2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423765" calcext:value-type="float">
            <text:p>15423765</text:p>
          </table:table-cell>
          <table:table-cell table:formula="of:=[.A259]/(1000*60)" office:value-type="float" office:value="257.06275" calcext:value-type="float">
            <text:p>257.06275</text:p>
          </table:table-cell>
          <table:table-cell table:formula="of:=ROUND([.B259];0)" office:value-type="float" office:value="257" calcext:value-type="float">
            <text:p>257</text:p>
          </table:table-cell>
          <table:table-cell table:formula="of:=[.C259]" office:value-type="float" office:value="257" calcext:value-type="float">
            <text:p>25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483779" calcext:value-type="float">
            <text:p>15483779</text:p>
          </table:table-cell>
          <table:table-cell table:formula="of:=[.A260]/(1000*60)" office:value-type="float" office:value="258.062983333333" calcext:value-type="float">
            <text:p>258.0629833333</text:p>
          </table:table-cell>
          <table:table-cell table:formula="of:=ROUND([.B260];0)" office:value-type="float" office:value="258" calcext:value-type="float">
            <text:p>258</text:p>
          </table:table-cell>
          <table:table-cell table:formula="of:=[.C260]" office:value-type="float" office:value="258" calcext:value-type="float">
            <text:p>2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543797" calcext:value-type="float">
            <text:p>15543797</text:p>
          </table:table-cell>
          <table:table-cell table:formula="of:=[.A261]/(1000*60)" office:value-type="float" office:value="259.063283333333" calcext:value-type="float">
            <text:p>259.0632833333</text:p>
          </table:table-cell>
          <table:table-cell table:formula="of:=ROUND([.B261];0)" office:value-type="float" office:value="259" calcext:value-type="float">
            <text:p>259</text:p>
          </table:table-cell>
          <table:table-cell table:formula="of:=[.C261]" office:value-type="float" office:value="259" calcext:value-type="float">
            <text:p>2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603812" calcext:value-type="float">
            <text:p>15603812</text:p>
          </table:table-cell>
          <table:table-cell table:formula="of:=[.A262]/(1000*60)" office:value-type="float" office:value="260.063533333333" calcext:value-type="float">
            <text:p>260.0635333333</text:p>
          </table:table-cell>
          <table:table-cell table:formula="of:=ROUND([.B262];0)" office:value-type="float" office:value="260" calcext:value-type="float">
            <text:p>260</text:p>
          </table:table-cell>
          <table:table-cell table:formula="of:=[.C262]" office:value-type="float" office:value="260" calcext:value-type="float">
            <text:p>26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663825" calcext:value-type="float">
            <text:p>15663825</text:p>
          </table:table-cell>
          <table:table-cell table:formula="of:=[.A263]/(1000*60)" office:value-type="float" office:value="261.06375" calcext:value-type="float">
            <text:p>261.06375</text:p>
          </table:table-cell>
          <table:table-cell table:formula="of:=ROUND([.B263];0)" office:value-type="float" office:value="261" calcext:value-type="float">
            <text:p>261</text:p>
          </table:table-cell>
          <table:table-cell table:formula="of:=[.C263]" office:value-type="float" office:value="261" calcext:value-type="float">
            <text:p>2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723840" calcext:value-type="float">
            <text:p>15723840</text:p>
          </table:table-cell>
          <table:table-cell table:formula="of:=[.A264]/(1000*60)" office:value-type="float" office:value="262.064" calcext:value-type="float">
            <text:p>262.064</text:p>
          </table:table-cell>
          <table:table-cell table:formula="of:=ROUND([.B264];0)" office:value-type="float" office:value="262" calcext:value-type="float">
            <text:p>262</text:p>
          </table:table-cell>
          <table:table-cell table:formula="of:=[.C264]" office:value-type="float" office:value="262" calcext:value-type="float">
            <text:p>26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783854" calcext:value-type="float">
            <text:p>15783854</text:p>
          </table:table-cell>
          <table:table-cell table:formula="of:=[.A265]/(1000*60)" office:value-type="float" office:value="263.064233333333" calcext:value-type="float">
            <text:p>263.0642333333</text:p>
          </table:table-cell>
          <table:table-cell table:formula="of:=ROUND([.B265];0)" office:value-type="float" office:value="263" calcext:value-type="float">
            <text:p>263</text:p>
          </table:table-cell>
          <table:table-cell table:formula="of:=[.C265]" office:value-type="float" office:value="263" calcext:value-type="float">
            <text:p>2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843868" calcext:value-type="float">
            <text:p>15843868</text:p>
          </table:table-cell>
          <table:table-cell table:formula="of:=[.A266]/(1000*60)" office:value-type="float" office:value="264.064466666667" calcext:value-type="float">
            <text:p>264.0644666667</text:p>
          </table:table-cell>
          <table:table-cell table:formula="of:=ROUND([.B266];0)" office:value-type="float" office:value="264" calcext:value-type="float">
            <text:p>264</text:p>
          </table:table-cell>
          <table:table-cell table:formula="of:=[.C266]" office:value-type="float" office:value="264" calcext:value-type="float">
            <text:p>26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903882" calcext:value-type="float">
            <text:p>15903882</text:p>
          </table:table-cell>
          <table:table-cell table:formula="of:=[.A267]/(1000*60)" office:value-type="float" office:value="265.0647" calcext:value-type="float">
            <text:p>265.0647</text:p>
          </table:table-cell>
          <table:table-cell table:formula="of:=ROUND([.B267];0)" office:value-type="float" office:value="265" calcext:value-type="float">
            <text:p>265</text:p>
          </table:table-cell>
          <table:table-cell table:formula="of:=[.C267]" office:value-type="float" office:value="265" calcext:value-type="float">
            <text:p>26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963896" calcext:value-type="float">
            <text:p>15963896</text:p>
          </table:table-cell>
          <table:table-cell table:formula="of:=[.A268]/(1000*60)" office:value-type="float" office:value="266.064933333333" calcext:value-type="float">
            <text:p>266.0649333333</text:p>
          </table:table-cell>
          <table:table-cell table:formula="of:=ROUND([.B268];0)" office:value-type="float" office:value="266" calcext:value-type="float">
            <text:p>266</text:p>
          </table:table-cell>
          <table:table-cell table:formula="of:=[.C268]" office:value-type="float" office:value="266" calcext:value-type="float">
            <text:p>26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023910" calcext:value-type="float">
            <text:p>16023910</text:p>
          </table:table-cell>
          <table:table-cell table:formula="of:=[.A269]/(1000*60)" office:value-type="float" office:value="267.065166666667" calcext:value-type="float">
            <text:p>267.0651666667</text:p>
          </table:table-cell>
          <table:table-cell table:formula="of:=ROUND([.B269];0)" office:value-type="float" office:value="267" calcext:value-type="float">
            <text:p>267</text:p>
          </table:table-cell>
          <table:table-cell table:formula="of:=[.C269]" office:value-type="float" office:value="267" calcext:value-type="float">
            <text:p>2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083924" calcext:value-type="float">
            <text:p>16083924</text:p>
          </table:table-cell>
          <table:table-cell table:formula="of:=[.A270]/(1000*60)" office:value-type="float" office:value="268.0654" calcext:value-type="float">
            <text:p>268.0654</text:p>
          </table:table-cell>
          <table:table-cell table:formula="of:=ROUND([.B270];0)" office:value-type="float" office:value="268" calcext:value-type="float">
            <text:p>268</text:p>
          </table:table-cell>
          <table:table-cell table:formula="of:=[.C270]" office:value-type="float" office:value="268" calcext:value-type="float">
            <text:p>26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143938" calcext:value-type="float">
            <text:p>16143938</text:p>
          </table:table-cell>
          <table:table-cell table:formula="of:=[.A271]/(1000*60)" office:value-type="float" office:value="269.065633333333" calcext:value-type="float">
            <text:p>269.0656333333</text:p>
          </table:table-cell>
          <table:table-cell table:formula="of:=ROUND([.B271];0)" office:value-type="float" office:value="269" calcext:value-type="float">
            <text:p>269</text:p>
          </table:table-cell>
          <table:table-cell table:formula="of:=[.C271]" office:value-type="float" office:value="269" calcext:value-type="float">
            <text:p>26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203953" calcext:value-type="float">
            <text:p>16203953</text:p>
          </table:table-cell>
          <table:table-cell table:formula="of:=[.A272]/(1000*60)" office:value-type="float" office:value="270.065883333333" calcext:value-type="float">
            <text:p>270.0658833333</text:p>
          </table:table-cell>
          <table:table-cell table:formula="of:=ROUND([.B272];0)" office:value-type="float" office:value="270" calcext:value-type="float">
            <text:p>270</text:p>
          </table:table-cell>
          <table:table-cell table:formula="of:=[.C272]"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263966" calcext:value-type="float">
            <text:p>16263966</text:p>
          </table:table-cell>
          <table:table-cell table:formula="of:=[.A273]/(1000*60)" office:value-type="float" office:value="271.0661" calcext:value-type="float">
            <text:p>271.0661</text:p>
          </table:table-cell>
          <table:table-cell table:formula="of:=ROUND([.B273];0)" office:value-type="float" office:value="271" calcext:value-type="float">
            <text:p>271</text:p>
          </table:table-cell>
          <table:table-cell table:formula="of:=[.C273]" office:value-type="float" office:value="271" calcext:value-type="float">
            <text:p>27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323981" calcext:value-type="float">
            <text:p>16323981</text:p>
          </table:table-cell>
          <table:table-cell table:formula="of:=[.A274]/(1000*60)" office:value-type="float" office:value="272.06635" calcext:value-type="float">
            <text:p>272.06635</text:p>
          </table:table-cell>
          <table:table-cell table:formula="of:=ROUND([.B274];0)" office:value-type="float" office:value="272" calcext:value-type="float">
            <text:p>272</text:p>
          </table:table-cell>
          <table:table-cell table:formula="of:=[.C274]" office:value-type="float" office:value="272" calcext:value-type="float">
            <text:p>27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383994" calcext:value-type="float">
            <text:p>16383994</text:p>
          </table:table-cell>
          <table:table-cell table:formula="of:=[.A275]/(1000*60)" office:value-type="float" office:value="273.066566666667" calcext:value-type="float">
            <text:p>273.0665666667</text:p>
          </table:table-cell>
          <table:table-cell table:formula="of:=ROUND([.B275];0)" office:value-type="float" office:value="273" calcext:value-type="float">
            <text:p>273</text:p>
          </table:table-cell>
          <table:table-cell table:formula="of:=[.C275]" office:value-type="float" office:value="273" calcext:value-type="float">
            <text:p>27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444009" calcext:value-type="float">
            <text:p>16444009</text:p>
          </table:table-cell>
          <table:table-cell table:formula="of:=[.A276]/(1000*60)" office:value-type="float" office:value="274.066816666667" calcext:value-type="float">
            <text:p>274.0668166667</text:p>
          </table:table-cell>
          <table:table-cell table:formula="of:=ROUND([.B276];0)" office:value-type="float" office:value="274" calcext:value-type="float">
            <text:p>274</text:p>
          </table:table-cell>
          <table:table-cell table:formula="of:=[.C276]" office:value-type="float" office:value="274" calcext:value-type="float">
            <text:p>27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504023" calcext:value-type="float">
            <text:p>16504023</text:p>
          </table:table-cell>
          <table:table-cell table:formula="of:=[.A277]/(1000*60)" office:value-type="float" office:value="275.06705" calcext:value-type="float">
            <text:p>275.06705</text:p>
          </table:table-cell>
          <table:table-cell table:formula="of:=ROUND([.B277];0)" office:value-type="float" office:value="275" calcext:value-type="float">
            <text:p>275</text:p>
          </table:table-cell>
          <table:table-cell table:formula="of:=[.C277]" office:value-type="float" office:value="275" calcext:value-type="float">
            <text:p>27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564037" calcext:value-type="float">
            <text:p>16564037</text:p>
          </table:table-cell>
          <table:table-cell table:formula="of:=[.A278]/(1000*60)" office:value-type="float" office:value="276.067283333333" calcext:value-type="float">
            <text:p>276.0672833333</text:p>
          </table:table-cell>
          <table:table-cell table:formula="of:=ROUND([.B278];0)" office:value-type="float" office:value="276" calcext:value-type="float">
            <text:p>276</text:p>
          </table:table-cell>
          <table:table-cell table:formula="of:=[.C278]" office:value-type="float" office:value="276" calcext:value-type="float">
            <text:p>27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624051" calcext:value-type="float">
            <text:p>16624051</text:p>
          </table:table-cell>
          <table:table-cell table:formula="of:=[.A279]/(1000*60)" office:value-type="float" office:value="277.067516666667" calcext:value-type="float">
            <text:p>277.0675166667</text:p>
          </table:table-cell>
          <table:table-cell table:formula="of:=ROUND([.B279];0)" office:value-type="float" office:value="277" calcext:value-type="float">
            <text:p>277</text:p>
          </table:table-cell>
          <table:table-cell table:formula="of:=[.C279]" office:value-type="float" office:value="277" calcext:value-type="float">
            <text:p>2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684065" calcext:value-type="float">
            <text:p>16684065</text:p>
          </table:table-cell>
          <table:table-cell table:formula="of:=[.A280]/(1000*60)" office:value-type="float" office:value="278.06775" calcext:value-type="float">
            <text:p>278.06775</text:p>
          </table:table-cell>
          <table:table-cell table:formula="of:=ROUND([.B280];0)" office:value-type="float" office:value="278" calcext:value-type="float">
            <text:p>278</text:p>
          </table:table-cell>
          <table:table-cell table:formula="of:=[.C280]" office:value-type="float" office:value="278" calcext:value-type="float">
            <text:p>27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744094" calcext:value-type="float">
            <text:p>16744094</text:p>
          </table:table-cell>
          <table:table-cell table:formula="of:=[.A281]/(1000*60)" office:value-type="float" office:value="279.068233333333" calcext:value-type="float">
            <text:p>279.0682333333</text:p>
          </table:table-cell>
          <table:table-cell table:formula="of:=ROUND([.B281];0)" office:value-type="float" office:value="279" calcext:value-type="float">
            <text:p>279</text:p>
          </table:table-cell>
          <table:table-cell table:formula="of:=[.C281]" office:value-type="float" office:value="279" calcext:value-type="float">
            <text:p>2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04109" calcext:value-type="float">
            <text:p>16804109</text:p>
          </table:table-cell>
          <table:table-cell table:formula="of:=[.A282]/(1000*60)" office:value-type="float" office:value="280.068483333333" calcext:value-type="float">
            <text:p>280.0684833333</text:p>
          </table:table-cell>
          <table:table-cell table:formula="of:=ROUND([.B282];0)" office:value-type="float" office:value="280" calcext:value-type="float">
            <text:p>280</text:p>
          </table:table-cell>
          <table:table-cell table:formula="of:=[.C282]" office:value-type="float" office:value="280" calcext:value-type="float">
            <text:p>28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64122" calcext:value-type="float">
            <text:p>16864122</text:p>
          </table:table-cell>
          <table:table-cell table:formula="of:=[.A283]/(1000*60)" office:value-type="float" office:value="281.0687" calcext:value-type="float">
            <text:p>281.0687</text:p>
          </table:table-cell>
          <table:table-cell table:formula="of:=ROUND([.B283];0)" office:value-type="float" office:value="281" calcext:value-type="float">
            <text:p>281</text:p>
          </table:table-cell>
          <table:table-cell table:formula="of:=[.C283]" office:value-type="float" office:value="281" calcext:value-type="float">
            <text:p>28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924137" calcext:value-type="float">
            <text:p>16924137</text:p>
          </table:table-cell>
          <table:table-cell table:formula="of:=[.A284]/(1000*60)" office:value-type="float" office:value="282.06895" calcext:value-type="float">
            <text:p>282.06895</text:p>
          </table:table-cell>
          <table:table-cell table:formula="of:=ROUND([.B284];0)" office:value-type="float" office:value="282" calcext:value-type="float">
            <text:p>282</text:p>
          </table:table-cell>
          <table:table-cell table:formula="of:=[.C284]" office:value-type="float" office:value="282" calcext:value-type="float">
            <text:p>28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984151" calcext:value-type="float">
            <text:p>16984151</text:p>
          </table:table-cell>
          <table:table-cell table:formula="of:=[.A285]/(1000*60)" office:value-type="float" office:value="283.069183333333" calcext:value-type="float">
            <text:p>283.0691833333</text:p>
          </table:table-cell>
          <table:table-cell table:formula="of:=ROUND([.B285];0)" office:value-type="float" office:value="283" calcext:value-type="float">
            <text:p>283</text:p>
          </table:table-cell>
          <table:table-cell table:formula="of:=[.C285]" office:value-type="float" office:value="283" calcext:value-type="float">
            <text:p>28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044165" calcext:value-type="float">
            <text:p>17044165</text:p>
          </table:table-cell>
          <table:table-cell table:formula="of:=[.A286]/(1000*60)" office:value-type="float" office:value="284.069416666667" calcext:value-type="float">
            <text:p>284.0694166667</text:p>
          </table:table-cell>
          <table:table-cell table:formula="of:=ROUND([.B286];0)" office:value-type="float" office:value="284" calcext:value-type="float">
            <text:p>284</text:p>
          </table:table-cell>
          <table:table-cell table:formula="of:=[.C286]" office:value-type="float" office:value="284" calcext:value-type="float">
            <text:p>28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104179" calcext:value-type="float">
            <text:p>17104179</text:p>
          </table:table-cell>
          <table:table-cell table:formula="of:=[.A287]/(1000*60)" office:value-type="float" office:value="285.06965" calcext:value-type="float">
            <text:p>285.06965</text:p>
          </table:table-cell>
          <table:table-cell table:formula="of:=ROUND([.B287];0)" office:value-type="float" office:value="285" calcext:value-type="float">
            <text:p>285</text:p>
          </table:table-cell>
          <table:table-cell table:formula="of:=[.C287]" office:value-type="float" office:value="285" calcext:value-type="float">
            <text:p>28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164193" calcext:value-type="float">
            <text:p>17164193</text:p>
          </table:table-cell>
          <table:table-cell table:formula="of:=[.A288]/(1000*60)" office:value-type="float" office:value="286.069883333333" calcext:value-type="float">
            <text:p>286.0698833333</text:p>
          </table:table-cell>
          <table:table-cell table:formula="of:=ROUND([.B288];0)" office:value-type="float" office:value="286" calcext:value-type="float">
            <text:p>286</text:p>
          </table:table-cell>
          <table:table-cell table:formula="of:=[.C288]" office:value-type="float" office:value="286" calcext:value-type="float">
            <text:p>28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224207" calcext:value-type="float">
            <text:p>17224207</text:p>
          </table:table-cell>
          <table:table-cell table:formula="of:=[.A289]/(1000*60)" office:value-type="float" office:value="287.070116666667" calcext:value-type="float">
            <text:p>287.0701166667</text:p>
          </table:table-cell>
          <table:table-cell table:formula="of:=ROUND([.B289];0)" office:value-type="float" office:value="287" calcext:value-type="float">
            <text:p>287</text:p>
          </table:table-cell>
          <table:table-cell table:formula="of:=[.C289]" office:value-type="float" office:value="287" calcext:value-type="float">
            <text:p>28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284221" calcext:value-type="float">
            <text:p>17284221</text:p>
          </table:table-cell>
          <table:table-cell table:formula="of:=[.A290]/(1000*60)" office:value-type="float" office:value="288.07035" calcext:value-type="float">
            <text:p>288.07035</text:p>
          </table:table-cell>
          <table:table-cell table:formula="of:=ROUND([.B290];0)" office:value-type="float" office:value="288" calcext:value-type="float">
            <text:p>288</text:p>
          </table:table-cell>
          <table:table-cell table:formula="of:=[.C290]" office:value-type="float" office:value="288" calcext:value-type="float">
            <text:p>28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344236" calcext:value-type="float">
            <text:p>17344236</text:p>
          </table:table-cell>
          <table:table-cell table:formula="of:=[.A291]/(1000*60)" office:value-type="float" office:value="289.0706" calcext:value-type="float">
            <text:p>289.0706</text:p>
          </table:table-cell>
          <table:table-cell table:formula="of:=ROUND([.B291];0)" office:value-type="float" office:value="289" calcext:value-type="float">
            <text:p>289</text:p>
          </table:table-cell>
          <table:table-cell table:formula="of:=[.C291]" office:value-type="float" office:value="289" calcext:value-type="float">
            <text:p>28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404250" calcext:value-type="float">
            <text:p>17404250</text:p>
          </table:table-cell>
          <table:table-cell table:formula="of:=[.A292]/(1000*60)" office:value-type="float" office:value="290.070833333333" calcext:value-type="float">
            <text:p>290.0708333333</text:p>
          </table:table-cell>
          <table:table-cell table:formula="of:=ROUND([.B292];0)" office:value-type="float" office:value="290" calcext:value-type="float">
            <text:p>290</text:p>
          </table:table-cell>
          <table:table-cell table:formula="of:=[.C292]" office:value-type="float" office:value="290" calcext:value-type="float">
            <text:p>29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464264" calcext:value-type="float">
            <text:p>17464264</text:p>
          </table:table-cell>
          <table:table-cell table:formula="of:=[.A293]/(1000*60)" office:value-type="float" office:value="291.071066666667" calcext:value-type="float">
            <text:p>291.0710666667</text:p>
          </table:table-cell>
          <table:table-cell table:formula="of:=ROUND([.B293];0)" office:value-type="float" office:value="291" calcext:value-type="float">
            <text:p>291</text:p>
          </table:table-cell>
          <table:table-cell table:formula="of:=[.C293]" office:value-type="float" office:value="291" calcext:value-type="float">
            <text:p>29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524278" calcext:value-type="float">
            <text:p>17524278</text:p>
          </table:table-cell>
          <table:table-cell table:formula="of:=[.A294]/(1000*60)" office:value-type="float" office:value="292.0713" calcext:value-type="float">
            <text:p>292.0713</text:p>
          </table:table-cell>
          <table:table-cell table:formula="of:=ROUND([.B294];0)" office:value-type="float" office:value="292" calcext:value-type="float">
            <text:p>292</text:p>
          </table:table-cell>
          <table:table-cell table:formula="of:=[.C294]" office:value-type="float" office:value="292" calcext:value-type="float">
            <text:p>2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584292" calcext:value-type="float">
            <text:p>17584292</text:p>
          </table:table-cell>
          <table:table-cell table:formula="of:=[.A295]/(1000*60)" office:value-type="float" office:value="293.071533333333" calcext:value-type="float">
            <text:p>293.0715333333</text:p>
          </table:table-cell>
          <table:table-cell table:formula="of:=ROUND([.B295];0)" office:value-type="float" office:value="293" calcext:value-type="float">
            <text:p>293</text:p>
          </table:table-cell>
          <table:table-cell table:formula="of:=[.C295]" office:value-type="float" office:value="293" calcext:value-type="float">
            <text:p>29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644306" calcext:value-type="float">
            <text:p>17644306</text:p>
          </table:table-cell>
          <table:table-cell table:formula="of:=[.A296]/(1000*60)" office:value-type="float" office:value="294.071766666667" calcext:value-type="float">
            <text:p>294.0717666667</text:p>
          </table:table-cell>
          <table:table-cell table:formula="of:=ROUND([.B296];0)" office:value-type="float" office:value="294" calcext:value-type="float">
            <text:p>294</text:p>
          </table:table-cell>
          <table:table-cell table:formula="of:=[.C296]" office:value-type="float" office:value="294" calcext:value-type="float">
            <text:p>29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704325" calcext:value-type="float">
            <text:p>17704325</text:p>
          </table:table-cell>
          <table:table-cell table:formula="of:=[.A297]/(1000*60)" office:value-type="float" office:value="295.072083333333" calcext:value-type="float">
            <text:p>295.0720833333</text:p>
          </table:table-cell>
          <table:table-cell table:formula="of:=ROUND([.B297];0)" office:value-type="float" office:value="295" calcext:value-type="float">
            <text:p>295</text:p>
          </table:table-cell>
          <table:table-cell table:formula="of:=[.C297]" office:value-type="float" office:value="295" calcext:value-type="float">
            <text:p>29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764343" calcext:value-type="float">
            <text:p>17764343</text:p>
          </table:table-cell>
          <table:table-cell table:formula="of:=[.A298]/(1000*60)" office:value-type="float" office:value="296.072383333333" calcext:value-type="float">
            <text:p>296.0723833333</text:p>
          </table:table-cell>
          <table:table-cell table:formula="of:=ROUND([.B298];0)" office:value-type="float" office:value="296" calcext:value-type="float">
            <text:p>296</text:p>
          </table:table-cell>
          <table:table-cell table:formula="of:=[.C298]" office:value-type="float" office:value="296" calcext:value-type="float">
            <text:p>2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824360" calcext:value-type="float">
            <text:p>17824360</text:p>
          </table:table-cell>
          <table:table-cell table:formula="of:=[.A299]/(1000*60)" office:value-type="float" office:value="297.072666666667" calcext:value-type="float">
            <text:p>297.0726666667</text:p>
          </table:table-cell>
          <table:table-cell table:formula="of:=ROUND([.B299];0)" office:value-type="float" office:value="297" calcext:value-type="float">
            <text:p>297</text:p>
          </table:table-cell>
          <table:table-cell table:formula="of:=[.C299]" office:value-type="float" office:value="297" calcext:value-type="float">
            <text:p>29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884377" calcext:value-type="float">
            <text:p>17884377</text:p>
          </table:table-cell>
          <table:table-cell table:formula="of:=[.A300]/(1000*60)" office:value-type="float" office:value="298.07295" calcext:value-type="float">
            <text:p>298.07295</text:p>
          </table:table-cell>
          <table:table-cell table:formula="of:=ROUND([.B300];0)" office:value-type="float" office:value="298" calcext:value-type="float">
            <text:p>298</text:p>
          </table:table-cell>
          <table:table-cell table:formula="of:=[.C300]" office:value-type="float" office:value="298" calcext:value-type="float">
            <text:p>2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944394" calcext:value-type="float">
            <text:p>17944394</text:p>
          </table:table-cell>
          <table:table-cell table:formula="of:=[.A301]/(1000*60)" office:value-type="float" office:value="299.073233333333" calcext:value-type="float">
            <text:p>299.0732333333</text:p>
          </table:table-cell>
          <table:table-cell table:formula="of:=ROUND([.B301];0)" office:value-type="float" office:value="299" calcext:value-type="float">
            <text:p>299</text:p>
          </table:table-cell>
          <table:table-cell table:formula="of:=[.C301]" office:value-type="float" office:value="299" calcext:value-type="float">
            <text:p>29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004412" calcext:value-type="float">
            <text:p>18004412</text:p>
          </table:table-cell>
          <table:table-cell table:formula="of:=[.A302]/(1000*60)" office:value-type="float" office:value="300.073533333333" calcext:value-type="float">
            <text:p>300.0735333333</text:p>
          </table:table-cell>
          <table:table-cell table:formula="of:=ROUND([.B302];0)" office:value-type="float" office:value="300" calcext:value-type="float">
            <text:p>300</text:p>
          </table:table-cell>
          <table:table-cell table:formula="of:=[.C302]" office:value-type="float" office:value="300" calcext:value-type="float">
            <text:p>30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064429" calcext:value-type="float">
            <text:p>18064429</text:p>
          </table:table-cell>
          <table:table-cell table:formula="of:=[.A303]/(1000*60)" office:value-type="float" office:value="301.073816666667" calcext:value-type="float">
            <text:p>301.0738166667</text:p>
          </table:table-cell>
          <table:table-cell table:formula="of:=ROUND([.B303];0)" office:value-type="float" office:value="301" calcext:value-type="float">
            <text:p>301</text:p>
          </table:table-cell>
          <table:table-cell table:formula="of:=[.C303]" office:value-type="float" office:value="301" calcext:value-type="float">
            <text:p>30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124446" calcext:value-type="float">
            <text:p>18124446</text:p>
          </table:table-cell>
          <table:table-cell table:formula="of:=[.A304]/(1000*60)" office:value-type="float" office:value="302.0741" calcext:value-type="float">
            <text:p>302.0741</text:p>
          </table:table-cell>
          <table:table-cell table:formula="of:=ROUND([.B304];0)" office:value-type="float" office:value="302" calcext:value-type="float">
            <text:p>302</text:p>
          </table:table-cell>
          <table:table-cell table:formula="of:=[.C304]" office:value-type="float" office:value="302" calcext:value-type="float">
            <text:p>30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184463" calcext:value-type="float">
            <text:p>18184463</text:p>
          </table:table-cell>
          <table:table-cell table:formula="of:=[.A305]/(1000*60)" office:value-type="float" office:value="303.074383333333" calcext:value-type="float">
            <text:p>303.0743833333</text:p>
          </table:table-cell>
          <table:table-cell table:formula="of:=ROUND([.B305];0)" office:value-type="float" office:value="303" calcext:value-type="float">
            <text:p>303</text:p>
          </table:table-cell>
          <table:table-cell table:formula="of:=[.C305]" office:value-type="float" office:value="303" calcext:value-type="float">
            <text:p>3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244481" calcext:value-type="float">
            <text:p>18244481</text:p>
          </table:table-cell>
          <table:table-cell table:formula="of:=[.A306]/(1000*60)" office:value-type="float" office:value="304.074683333333" calcext:value-type="float">
            <text:p>304.0746833333</text:p>
          </table:table-cell>
          <table:table-cell table:formula="of:=ROUND([.B306];0)" office:value-type="float" office:value="304" calcext:value-type="float">
            <text:p>304</text:p>
          </table:table-cell>
          <table:table-cell table:formula="of:=[.C306]" office:value-type="float" office:value="304" calcext:value-type="float">
            <text:p>30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304497" calcext:value-type="float">
            <text:p>18304497</text:p>
          </table:table-cell>
          <table:table-cell table:formula="of:=[.A307]/(1000*60)" office:value-type="float" office:value="305.07495" calcext:value-type="float">
            <text:p>305.07495</text:p>
          </table:table-cell>
          <table:table-cell table:formula="of:=ROUND([.B307];0)" office:value-type="float" office:value="305" calcext:value-type="float">
            <text:p>305</text:p>
          </table:table-cell>
          <table:table-cell table:formula="of:=[.C307]" office:value-type="float" office:value="305" calcext:value-type="float">
            <text:p>30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364514" calcext:value-type="float">
            <text:p>18364514</text:p>
          </table:table-cell>
          <table:table-cell table:formula="of:=[.A308]/(1000*60)" office:value-type="float" office:value="306.075233333333" calcext:value-type="float">
            <text:p>306.0752333333</text:p>
          </table:table-cell>
          <table:table-cell table:formula="of:=ROUND([.B308];0)" office:value-type="float" office:value="306" calcext:value-type="float">
            <text:p>306</text:p>
          </table:table-cell>
          <table:table-cell table:formula="of:=[.C308]" office:value-type="float" office:value="306" calcext:value-type="float">
            <text:p>30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424531" calcext:value-type="float">
            <text:p>18424531</text:p>
          </table:table-cell>
          <table:table-cell table:formula="of:=[.A309]/(1000*60)" office:value-type="float" office:value="307.075516666667" calcext:value-type="float">
            <text:p>307.0755166667</text:p>
          </table:table-cell>
          <table:table-cell table:formula="of:=ROUND([.B309];0)" office:value-type="float" office:value="307" calcext:value-type="float">
            <text:p>307</text:p>
          </table:table-cell>
          <table:table-cell table:formula="of:=[.C309]" office:value-type="float" office:value="307" calcext:value-type="float">
            <text:p>30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484548" calcext:value-type="float">
            <text:p>18484548</text:p>
          </table:table-cell>
          <table:table-cell table:formula="of:=[.A310]/(1000*60)" office:value-type="float" office:value="308.0758" calcext:value-type="float">
            <text:p>308.0758</text:p>
          </table:table-cell>
          <table:table-cell table:formula="of:=ROUND([.B310];0)" office:value-type="float" office:value="308" calcext:value-type="float">
            <text:p>308</text:p>
          </table:table-cell>
          <table:table-cell table:formula="of:=[.C310]" office:value-type="float" office:value="308" calcext:value-type="float">
            <text:p>30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544566" calcext:value-type="float">
            <text:p>18544566</text:p>
          </table:table-cell>
          <table:table-cell table:formula="of:=[.A311]/(1000*60)" office:value-type="float" office:value="309.0761" calcext:value-type="float">
            <text:p>309.0761</text:p>
          </table:table-cell>
          <table:table-cell table:formula="of:=ROUND([.B311];0)" office:value-type="float" office:value="309" calcext:value-type="float">
            <text:p>309</text:p>
          </table:table-cell>
          <table:table-cell table:formula="of:=[.C311]" office:value-type="float" office:value="309" calcext:value-type="float">
            <text:p>30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604582" calcext:value-type="float">
            <text:p>18604582</text:p>
          </table:table-cell>
          <table:table-cell table:formula="of:=[.A312]/(1000*60)" office:value-type="float" office:value="310.076366666667" calcext:value-type="float">
            <text:p>310.0763666667</text:p>
          </table:table-cell>
          <table:table-cell table:formula="of:=ROUND([.B312];0)" office:value-type="float" office:value="310" calcext:value-type="float">
            <text:p>310</text:p>
          </table:table-cell>
          <table:table-cell table:formula="of:=[.C312]" office:value-type="float" office:value="310" calcext:value-type="float">
            <text:p>31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664600" calcext:value-type="float">
            <text:p>18664600</text:p>
          </table:table-cell>
          <table:table-cell table:formula="of:=[.A313]/(1000*60)" office:value-type="float" office:value="311.076666666667" calcext:value-type="float">
            <text:p>311.0766666667</text:p>
          </table:table-cell>
          <table:table-cell table:formula="of:=ROUND([.B313];0)" office:value-type="float" office:value="311" calcext:value-type="float">
            <text:p>311</text:p>
          </table:table-cell>
          <table:table-cell table:formula="of:=[.C313]" office:value-type="float" office:value="311" calcext:value-type="float">
            <text:p>31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724630" calcext:value-type="float">
            <text:p>18724630</text:p>
          </table:table-cell>
          <table:table-cell table:formula="of:=[.A314]/(1000*60)" office:value-type="float" office:value="312.077166666667" calcext:value-type="float">
            <text:p>312.0771666667</text:p>
          </table:table-cell>
          <table:table-cell table:formula="of:=ROUND([.B314];0)" office:value-type="float" office:value="312" calcext:value-type="float">
            <text:p>312</text:p>
          </table:table-cell>
          <table:table-cell table:formula="of:=[.C314]" office:value-type="float" office:value="312" calcext:value-type="float">
            <text:p>31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784648" calcext:value-type="float">
            <text:p>18784648</text:p>
          </table:table-cell>
          <table:table-cell table:formula="of:=[.A315]/(1000*60)" office:value-type="float" office:value="313.077466666667" calcext:value-type="float">
            <text:p>313.0774666667</text:p>
          </table:table-cell>
          <table:table-cell table:formula="of:=ROUND([.B315];0)" office:value-type="float" office:value="313" calcext:value-type="float">
            <text:p>313</text:p>
          </table:table-cell>
          <table:table-cell table:formula="of:=[.C315]" office:value-type="float" office:value="313" calcext:value-type="float">
            <text:p>31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844665" calcext:value-type="float">
            <text:p>18844665</text:p>
          </table:table-cell>
          <table:table-cell table:formula="of:=[.A316]/(1000*60)" office:value-type="float" office:value="314.07775" calcext:value-type="float">
            <text:p>314.07775</text:p>
          </table:table-cell>
          <table:table-cell table:formula="of:=ROUND([.B316];0)" office:value-type="float" office:value="314" calcext:value-type="float">
            <text:p>314</text:p>
          </table:table-cell>
          <table:table-cell table:formula="of:=[.C316]" office:value-type="float" office:value="314" calcext:value-type="float">
            <text:p>31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904682" calcext:value-type="float">
            <text:p>18904682</text:p>
          </table:table-cell>
          <table:table-cell table:formula="of:=[.A317]/(1000*60)" office:value-type="float" office:value="315.078033333333" calcext:value-type="float">
            <text:p>315.0780333333</text:p>
          </table:table-cell>
          <table:table-cell table:formula="of:=ROUND([.B317];0)" office:value-type="float" office:value="315" calcext:value-type="float">
            <text:p>315</text:p>
          </table:table-cell>
          <table:table-cell table:formula="of:=[.C317]" office:value-type="float" office:value="315" calcext:value-type="float">
            <text:p>31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964700" calcext:value-type="float">
            <text:p>18964700</text:p>
          </table:table-cell>
          <table:table-cell table:formula="of:=[.A318]/(1000*60)" office:value-type="float" office:value="316.078333333333" calcext:value-type="float">
            <text:p>316.0783333333</text:p>
          </table:table-cell>
          <table:table-cell table:formula="of:=ROUND([.B318];0)" office:value-type="float" office:value="316" calcext:value-type="float">
            <text:p>316</text:p>
          </table:table-cell>
          <table:table-cell table:formula="of:=[.C318]" office:value-type="float" office:value="316" calcext:value-type="float">
            <text:p>31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024717" calcext:value-type="float">
            <text:p>19024717</text:p>
          </table:table-cell>
          <table:table-cell table:formula="of:=[.A319]/(1000*60)" office:value-type="float" office:value="317.078616666667" calcext:value-type="float">
            <text:p>317.0786166667</text:p>
          </table:table-cell>
          <table:table-cell table:formula="of:=ROUND([.B319];0)" office:value-type="float" office:value="317" calcext:value-type="float">
            <text:p>317</text:p>
          </table:table-cell>
          <table:table-cell table:formula="of:=[.C319]" office:value-type="float" office:value="317" calcext:value-type="float">
            <text:p>31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084734" calcext:value-type="float">
            <text:p>19084734</text:p>
          </table:table-cell>
          <table:table-cell table:formula="of:=[.A320]/(1000*60)" office:value-type="float" office:value="318.0789" calcext:value-type="float">
            <text:p>318.0789</text:p>
          </table:table-cell>
          <table:table-cell table:formula="of:=ROUND([.B320];0)" office:value-type="float" office:value="318" calcext:value-type="float">
            <text:p>318</text:p>
          </table:table-cell>
          <table:table-cell table:formula="of:=[.C320]" office:value-type="float" office:value="318" calcext:value-type="float">
            <text:p>31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144751" calcext:value-type="float">
            <text:p>19144751</text:p>
          </table:table-cell>
          <table:table-cell table:formula="of:=[.A321]/(1000*60)" office:value-type="float" office:value="319.079183333333" calcext:value-type="float">
            <text:p>319.0791833333</text:p>
          </table:table-cell>
          <table:table-cell table:formula="of:=ROUND([.B321];0)" office:value-type="float" office:value="319" calcext:value-type="float">
            <text:p>319</text:p>
          </table:table-cell>
          <table:table-cell table:formula="of:=[.C321]" office:value-type="float" office:value="319" calcext:value-type="float">
            <text:p>3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204768" calcext:value-type="float">
            <text:p>19204768</text:p>
          </table:table-cell>
          <table:table-cell table:formula="of:=[.A322]/(1000*60)" office:value-type="float" office:value="320.079466666667" calcext:value-type="float">
            <text:p>320.0794666667</text:p>
          </table:table-cell>
          <table:table-cell table:formula="of:=ROUND([.B322];0)" office:value-type="float" office:value="320" calcext:value-type="float">
            <text:p>320</text:p>
          </table:table-cell>
          <table:table-cell table:formula="of:=[.C322]" office:value-type="float" office:value="320" calcext:value-type="float">
            <text:p>32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264785" calcext:value-type="float">
            <text:p>19264785</text:p>
          </table:table-cell>
          <table:table-cell table:formula="of:=[.A323]/(1000*60)" office:value-type="float" office:value="321.07975" calcext:value-type="float">
            <text:p>321.07975</text:p>
          </table:table-cell>
          <table:table-cell table:formula="of:=ROUND([.B323];0)" office:value-type="float" office:value="321" calcext:value-type="float">
            <text:p>321</text:p>
          </table:table-cell>
          <table:table-cell table:formula="of:=[.C323]" office:value-type="float" office:value="321" calcext:value-type="float">
            <text:p>32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324815" calcext:value-type="float">
            <text:p>19324815</text:p>
          </table:table-cell>
          <table:table-cell table:formula="of:=[.A324]/(1000*60)" office:value-type="float" office:value="322.08025" calcext:value-type="float">
            <text:p>322.08025</text:p>
          </table:table-cell>
          <table:table-cell table:formula="of:=ROUND([.B324];0)" office:value-type="float" office:value="322" calcext:value-type="float">
            <text:p>322</text:p>
          </table:table-cell>
          <table:table-cell table:formula="of:=[.C324]" office:value-type="float" office:value="322" calcext:value-type="float">
            <text:p>32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384832" calcext:value-type="float">
            <text:p>19384832</text:p>
          </table:table-cell>
          <table:table-cell table:formula="of:=[.A325]/(1000*60)" office:value-type="float" office:value="323.080533333333" calcext:value-type="float">
            <text:p>323.0805333333</text:p>
          </table:table-cell>
          <table:table-cell table:formula="of:=ROUND([.B325];0)" office:value-type="float" office:value="323" calcext:value-type="float">
            <text:p>323</text:p>
          </table:table-cell>
          <table:table-cell table:formula="of:=[.C325]" office:value-type="float" office:value="323" calcext:value-type="float">
            <text:p>32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444849" calcext:value-type="float">
            <text:p>19444849</text:p>
          </table:table-cell>
          <table:table-cell table:formula="of:=[.A326]/(1000*60)" office:value-type="float" office:value="324.080816666667" calcext:value-type="float">
            <text:p>324.0808166667</text:p>
          </table:table-cell>
          <table:table-cell table:formula="of:=ROUND([.B326];0)" office:value-type="float" office:value="324" calcext:value-type="float">
            <text:p>324</text:p>
          </table:table-cell>
          <table:table-cell table:formula="of:=[.C326]" office:value-type="float" office:value="324" calcext:value-type="float">
            <text:p>3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504867" calcext:value-type="float">
            <text:p>19504867</text:p>
          </table:table-cell>
          <table:table-cell table:formula="of:=[.A327]/(1000*60)" office:value-type="float" office:value="325.081116666667" calcext:value-type="float">
            <text:p>325.0811166667</text:p>
          </table:table-cell>
          <table:table-cell table:formula="of:=ROUND([.B327];0)" office:value-type="float" office:value="325" calcext:value-type="float">
            <text:p>325</text:p>
          </table:table-cell>
          <table:table-cell table:formula="of:=[.C327]" office:value-type="float" office:value="325" calcext:value-type="float">
            <text:p>32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564883" calcext:value-type="float">
            <text:p>19564883</text:p>
          </table:table-cell>
          <table:table-cell table:formula="of:=[.A328]/(1000*60)" office:value-type="float" office:value="326.081383333333" calcext:value-type="float">
            <text:p>326.0813833333</text:p>
          </table:table-cell>
          <table:table-cell table:formula="of:=ROUND([.B328];0)" office:value-type="float" office:value="326" calcext:value-type="float">
            <text:p>326</text:p>
          </table:table-cell>
          <table:table-cell table:formula="of:=[.C328]" office:value-type="float" office:value="326" calcext:value-type="float">
            <text:p>3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624901" calcext:value-type="float">
            <text:p>19624901</text:p>
          </table:table-cell>
          <table:table-cell table:formula="of:=[.A329]/(1000*60)" office:value-type="float" office:value="327.081683333333" calcext:value-type="float">
            <text:p>327.0816833333</text:p>
          </table:table-cell>
          <table:table-cell table:formula="of:=ROUND([.B329];0)" office:value-type="float" office:value="327" calcext:value-type="float">
            <text:p>327</text:p>
          </table:table-cell>
          <table:table-cell table:formula="of:=[.C329]" office:value-type="float" office:value="327" calcext:value-type="float">
            <text:p>32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684918" calcext:value-type="float">
            <text:p>19684918</text:p>
          </table:table-cell>
          <table:table-cell table:formula="of:=[.A330]/(1000*60)" office:value-type="float" office:value="328.081966666667" calcext:value-type="float">
            <text:p>328.0819666667</text:p>
          </table:table-cell>
          <table:table-cell table:formula="of:=ROUND([.B330];0)" office:value-type="float" office:value="328" calcext:value-type="float">
            <text:p>328</text:p>
          </table:table-cell>
          <table:table-cell table:formula="of:=[.C330]" office:value-type="float" office:value="328" calcext:value-type="float">
            <text:p>32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744935" calcext:value-type="float">
            <text:p>19744935</text:p>
          </table:table-cell>
          <table:table-cell table:formula="of:=[.A331]/(1000*60)" office:value-type="float" office:value="329.08225" calcext:value-type="float">
            <text:p>329.08225</text:p>
          </table:table-cell>
          <table:table-cell table:formula="of:=ROUND([.B331];0)" office:value-type="float" office:value="329" calcext:value-type="float">
            <text:p>329</text:p>
          </table:table-cell>
          <table:table-cell table:formula="of:=[.C331]" office:value-type="float" office:value="329" calcext:value-type="float">
            <text:p>32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804953" calcext:value-type="float">
            <text:p>19804953</text:p>
          </table:table-cell>
          <table:table-cell table:formula="of:=[.A332]/(1000*60)" office:value-type="float" office:value="330.08255" calcext:value-type="float">
            <text:p>330.08255</text:p>
          </table:table-cell>
          <table:table-cell table:formula="of:=ROUND([.B332];0)" office:value-type="float" office:value="330" calcext:value-type="float">
            <text:p>330</text:p>
          </table:table-cell>
          <table:table-cell table:formula="of:=[.C332]" office:value-type="float" office:value="330" calcext:value-type="float">
            <text:p>33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9864971" calcext:value-type="float">
            <text:p>19864971</text:p>
          </table:table-cell>
          <table:table-cell table:formula="of:=[.A333]/(1000*60)" office:value-type="float" office:value="331.08285" calcext:value-type="float">
            <text:p>331.08285</text:p>
          </table:table-cell>
          <table:table-cell table:formula="of:=ROUND([.B333];0)" office:value-type="float" office:value="331" calcext:value-type="float">
            <text:p>331</text:p>
          </table:table-cell>
          <table:table-cell table:formula="of:=[.C333]" office:value-type="float" office:value="331" calcext:value-type="float">
            <text:p>33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924992" calcext:value-type="float">
            <text:p>19924992</text:p>
          </table:table-cell>
          <table:table-cell table:formula="of:=[.A334]/(1000*60)" office:value-type="float" office:value="332.0832" calcext:value-type="float">
            <text:p>332.0832</text:p>
          </table:table-cell>
          <table:table-cell table:formula="of:=ROUND([.B334];0)" office:value-type="float" office:value="332" calcext:value-type="float">
            <text:p>332</text:p>
          </table:table-cell>
          <table:table-cell table:formula="of:=[.C334]" office:value-type="float" office:value="332" calcext:value-type="float">
            <text:p>33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985004" calcext:value-type="float">
            <text:p>19985004</text:p>
          </table:table-cell>
          <table:table-cell table:formula="of:=[.A335]/(1000*60)" office:value-type="float" office:value="333.0834" calcext:value-type="float">
            <text:p>333.0834</text:p>
          </table:table-cell>
          <table:table-cell table:formula="of:=ROUND([.B335];0)" office:value-type="float" office:value="333" calcext:value-type="float">
            <text:p>333</text:p>
          </table:table-cell>
          <table:table-cell table:formula="of:=[.C335]" office:value-type="float" office:value="333" calcext:value-type="float">
            <text:p>33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045018" calcext:value-type="float">
            <text:p>20045018</text:p>
          </table:table-cell>
          <table:table-cell table:formula="of:=[.A336]/(1000*60)" office:value-type="float" office:value="334.083633333333" calcext:value-type="float">
            <text:p>334.0836333333</text:p>
          </table:table-cell>
          <table:table-cell table:formula="of:=ROUND([.B336];0)" office:value-type="float" office:value="334" calcext:value-type="float">
            <text:p>334</text:p>
          </table:table-cell>
          <table:table-cell table:formula="of:=[.C336]" office:value-type="float" office:value="334" calcext:value-type="float">
            <text:p>33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105030" calcext:value-type="float">
            <text:p>20105030</text:p>
          </table:table-cell>
          <table:table-cell table:formula="of:=[.A337]/(1000*60)" office:value-type="float" office:value="335.083833333333" calcext:value-type="float">
            <text:p>335.0838333333</text:p>
          </table:table-cell>
          <table:table-cell table:formula="of:=ROUND([.B337];0)" office:value-type="float" office:value="335" calcext:value-type="float">
            <text:p>335</text:p>
          </table:table-cell>
          <table:table-cell table:formula="of:=[.C337]" office:value-type="float" office:value="335" calcext:value-type="float">
            <text:p>33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165044" calcext:value-type="float">
            <text:p>20165044</text:p>
          </table:table-cell>
          <table:table-cell table:formula="of:=[.A338]/(1000*60)" office:value-type="float" office:value="336.084066666667" calcext:value-type="float">
            <text:p>336.0840666667</text:p>
          </table:table-cell>
          <table:table-cell table:formula="of:=ROUND([.B338];0)" office:value-type="float" office:value="336" calcext:value-type="float">
            <text:p>336</text:p>
          </table:table-cell>
          <table:table-cell table:formula="of:=[.C338]" office:value-type="float" office:value="336" calcext:value-type="float">
            <text:p>33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225056" calcext:value-type="float">
            <text:p>20225056</text:p>
          </table:table-cell>
          <table:table-cell table:formula="of:=[.A339]/(1000*60)" office:value-type="float" office:value="337.084266666667" calcext:value-type="float">
            <text:p>337.0842666667</text:p>
          </table:table-cell>
          <table:table-cell table:formula="of:=ROUND([.B339];0)" office:value-type="float" office:value="337" calcext:value-type="float">
            <text:p>337</text:p>
          </table:table-cell>
          <table:table-cell table:formula="of:=[.C339]" office:value-type="float" office:value="337" calcext:value-type="float">
            <text:p>33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0285070" calcext:value-type="float">
            <text:p>20285070</text:p>
          </table:table-cell>
          <table:table-cell table:formula="of:=[.A340]/(1000*60)" office:value-type="float" office:value="338.0845" calcext:value-type="float">
            <text:p>338.0845</text:p>
          </table:table-cell>
          <table:table-cell table:formula="of:=ROUND([.B340];0)" office:value-type="float" office:value="338" calcext:value-type="float">
            <text:p>338</text:p>
          </table:table-cell>
          <table:table-cell table:formula="of:=[.C340]" office:value-type="float" office:value="338" calcext:value-type="float">
            <text:p>33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345082" calcext:value-type="float">
            <text:p>20345082</text:p>
          </table:table-cell>
          <table:table-cell table:formula="of:=[.A341]/(1000*60)" office:value-type="float" office:value="339.0847" calcext:value-type="float">
            <text:p>339.0847</text:p>
          </table:table-cell>
          <table:table-cell table:formula="of:=ROUND([.B341];0)" office:value-type="float" office:value="339" calcext:value-type="float">
            <text:p>339</text:p>
          </table:table-cell>
          <table:table-cell table:formula="of:=[.C341]" office:value-type="float" office:value="339" calcext:value-type="float">
            <text:p>33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405096" calcext:value-type="float">
            <text:p>20405096</text:p>
          </table:table-cell>
          <table:table-cell table:formula="of:=[.A342]/(1000*60)" office:value-type="float" office:value="340.084933333333" calcext:value-type="float">
            <text:p>340.0849333333</text:p>
          </table:table-cell>
          <table:table-cell table:formula="of:=ROUND([.B342];0)" office:value-type="float" office:value="340" calcext:value-type="float">
            <text:p>340</text:p>
          </table:table-cell>
          <table:table-cell table:formula="of:=[.C342]" office:value-type="float" office:value="340" calcext:value-type="float">
            <text:p>3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465108" calcext:value-type="float">
            <text:p>20465108</text:p>
          </table:table-cell>
          <table:table-cell table:formula="of:=[.A343]/(1000*60)" office:value-type="float" office:value="341.085133333333" calcext:value-type="float">
            <text:p>341.0851333333</text:p>
          </table:table-cell>
          <table:table-cell table:formula="of:=ROUND([.B343];0)" office:value-type="float" office:value="341" calcext:value-type="float">
            <text:p>341</text:p>
          </table:table-cell>
          <table:table-cell table:formula="of:=[.C343]" office:value-type="float" office:value="341" calcext:value-type="float">
            <text:p>34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525122" calcext:value-type="float">
            <text:p>20525122</text:p>
          </table:table-cell>
          <table:table-cell table:formula="of:=[.A344]/(1000*60)" office:value-type="float" office:value="342.085366666667" calcext:value-type="float">
            <text:p>342.0853666667</text:p>
          </table:table-cell>
          <table:table-cell table:formula="of:=ROUND([.B344];0)" office:value-type="float" office:value="342" calcext:value-type="float">
            <text:p>342</text:p>
          </table:table-cell>
          <table:table-cell table:formula="of:=[.C344]" office:value-type="float" office:value="342" calcext:value-type="float">
            <text:p>3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585135" calcext:value-type="float">
            <text:p>20585135</text:p>
          </table:table-cell>
          <table:table-cell table:formula="of:=[.A345]/(1000*60)" office:value-type="float" office:value="343.085583333333" calcext:value-type="float">
            <text:p>343.0855833333</text:p>
          </table:table-cell>
          <table:table-cell table:formula="of:=ROUND([.B345];0)" office:value-type="float" office:value="343" calcext:value-type="float">
            <text:p>343</text:p>
          </table:table-cell>
          <table:table-cell table:formula="of:=[.C345]" office:value-type="float" office:value="343" calcext:value-type="float">
            <text:p>34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645148" calcext:value-type="float">
            <text:p>20645148</text:p>
          </table:table-cell>
          <table:table-cell table:formula="of:=[.A346]/(1000*60)" office:value-type="float" office:value="344.0858" calcext:value-type="float">
            <text:p>344.0858</text:p>
          </table:table-cell>
          <table:table-cell table:formula="of:=ROUND([.B346];0)" office:value-type="float" office:value="344" calcext:value-type="float">
            <text:p>344</text:p>
          </table:table-cell>
          <table:table-cell table:formula="of:=[.C346]" office:value-type="float" office:value="344" calcext:value-type="float">
            <text:p>3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705161" calcext:value-type="float">
            <text:p>20705161</text:p>
          </table:table-cell>
          <table:table-cell table:formula="of:=[.A347]/(1000*60)" office:value-type="float" office:value="345.086016666667" calcext:value-type="float">
            <text:p>345.0860166667</text:p>
          </table:table-cell>
          <table:table-cell table:formula="of:=ROUND([.B347];0)" office:value-type="float" office:value="345" calcext:value-type="float">
            <text:p>345</text:p>
          </table:table-cell>
          <table:table-cell table:formula="of:=[.C347]" office:value-type="float" office:value="345" calcext:value-type="float">
            <text:p>34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0765188" calcext:value-type="float">
            <text:p>20765188</text:p>
          </table:table-cell>
          <table:table-cell table:formula="of:=[.A348]/(1000*60)" office:value-type="float" office:value="346.086466666667" calcext:value-type="float">
            <text:p>346.0864666667</text:p>
          </table:table-cell>
          <table:table-cell table:formula="of:=ROUND([.B348];0)" office:value-type="float" office:value="346" calcext:value-type="float">
            <text:p>346</text:p>
          </table:table-cell>
          <table:table-cell table:formula="of:=[.C348]" office:value-type="float" office:value="346" calcext:value-type="float">
            <text:p>34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825201" calcext:value-type="float">
            <text:p>20825201</text:p>
          </table:table-cell>
          <table:table-cell table:formula="of:=[.A349]/(1000*60)" office:value-type="float" office:value="347.086683333333" calcext:value-type="float">
            <text:p>347.0866833333</text:p>
          </table:table-cell>
          <table:table-cell table:formula="of:=ROUND([.B349];0)" office:value-type="float" office:value="347" calcext:value-type="float">
            <text:p>347</text:p>
          </table:table-cell>
          <table:table-cell table:formula="of:=[.C349]" office:value-type="float" office:value="347" calcext:value-type="float">
            <text:p>34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885215" calcext:value-type="float">
            <text:p>20885215</text:p>
          </table:table-cell>
          <table:table-cell table:formula="of:=[.A350]/(1000*60)" office:value-type="float" office:value="348.086916666667" calcext:value-type="float">
            <text:p>348.0869166667</text:p>
          </table:table-cell>
          <table:table-cell table:formula="of:=ROUND([.B350];0)" office:value-type="float" office:value="348" calcext:value-type="float">
            <text:p>348</text:p>
          </table:table-cell>
          <table:table-cell table:formula="of:=[.C350]" office:value-type="float" office:value="348" calcext:value-type="float">
            <text:p>34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0945227" calcext:value-type="float">
            <text:p>20945227</text:p>
          </table:table-cell>
          <table:table-cell table:formula="of:=[.A351]/(1000*60)" office:value-type="float" office:value="349.087116666667" calcext:value-type="float">
            <text:p>349.0871166667</text:p>
          </table:table-cell>
          <table:table-cell table:formula="of:=ROUND([.B351];0)" office:value-type="float" office:value="349" calcext:value-type="float">
            <text:p>349</text:p>
          </table:table-cell>
          <table:table-cell table:formula="of:=[.C351]" office:value-type="float" office:value="349" calcext:value-type="float">
            <text:p>34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005241" calcext:value-type="float">
            <text:p>21005241</text:p>
          </table:table-cell>
          <table:table-cell table:formula="of:=[.A352]/(1000*60)" office:value-type="float" office:value="350.08735" calcext:value-type="float">
            <text:p>350.08735</text:p>
          </table:table-cell>
          <table:table-cell table:formula="of:=ROUND([.B352];0)" office:value-type="float" office:value="350" calcext:value-type="float">
            <text:p>350</text:p>
          </table:table-cell>
          <table:table-cell table:formula="of:=[.C352]" office:value-type="float" office:value="350" calcext:value-type="float">
            <text:p>35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065253" calcext:value-type="float">
            <text:p>21065253</text:p>
          </table:table-cell>
          <table:table-cell table:formula="of:=[.A353]/(1000*60)" office:value-type="float" office:value="351.08755" calcext:value-type="float">
            <text:p>351.08755</text:p>
          </table:table-cell>
          <table:table-cell table:formula="of:=ROUND([.B353];0)" office:value-type="float" office:value="351" calcext:value-type="float">
            <text:p>351</text:p>
          </table:table-cell>
          <table:table-cell table:formula="of:=[.C353]" office:value-type="float" office:value="351" calcext:value-type="float">
            <text:p>35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125267" calcext:value-type="float">
            <text:p>21125267</text:p>
          </table:table-cell>
          <table:table-cell table:formula="of:=[.A354]/(1000*60)" office:value-type="float" office:value="352.087783333333" calcext:value-type="float">
            <text:p>352.0877833333</text:p>
          </table:table-cell>
          <table:table-cell table:formula="of:=ROUND([.B354];0)" office:value-type="float" office:value="352" calcext:value-type="float">
            <text:p>352</text:p>
          </table:table-cell>
          <table:table-cell table:formula="of:=[.C354]" office:value-type="float" office:value="352" calcext:value-type="float">
            <text:p>3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185280" calcext:value-type="float">
            <text:p>21185280</text:p>
          </table:table-cell>
          <table:table-cell table:formula="of:=[.A355]/(1000*60)" office:value-type="float" office:value="353.088" calcext:value-type="float">
            <text:p>353.088</text:p>
          </table:table-cell>
          <table:table-cell table:formula="of:=ROUND([.B355];0)" office:value-type="float" office:value="353" calcext:value-type="float">
            <text:p>353</text:p>
          </table:table-cell>
          <table:table-cell table:formula="of:=[.C355]" office:value-type="float" office:value="353" calcext:value-type="float">
            <text:p>35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245293" calcext:value-type="float">
            <text:p>21245293</text:p>
          </table:table-cell>
          <table:table-cell table:formula="of:=[.A356]/(1000*60)" office:value-type="float" office:value="354.088216666667" calcext:value-type="float">
            <text:p>354.0882166667</text:p>
          </table:table-cell>
          <table:table-cell table:formula="of:=ROUND([.B356];0)" office:value-type="float" office:value="354" calcext:value-type="float">
            <text:p>354</text:p>
          </table:table-cell>
          <table:table-cell table:formula="of:=[.C356]" office:value-type="float" office:value="354" calcext:value-type="float">
            <text:p>35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305306" calcext:value-type="float">
            <text:p>21305306</text:p>
          </table:table-cell>
          <table:table-cell table:formula="of:=[.A357]/(1000*60)" office:value-type="float" office:value="355.088433333333" calcext:value-type="float">
            <text:p>355.0884333333</text:p>
          </table:table-cell>
          <table:table-cell table:formula="of:=ROUND([.B357];0)" office:value-type="float" office:value="355" calcext:value-type="float">
            <text:p>355</text:p>
          </table:table-cell>
          <table:table-cell table:formula="of:=[.C357]" office:value-type="float" office:value="355" calcext:value-type="float">
            <text:p>35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365319" calcext:value-type="float">
            <text:p>21365319</text:p>
          </table:table-cell>
          <table:table-cell table:formula="of:=[.A358]/(1000*60)" office:value-type="float" office:value="356.08865" calcext:value-type="float">
            <text:p>356.08865</text:p>
          </table:table-cell>
          <table:table-cell table:formula="of:=ROUND([.B358];0)" office:value-type="float" office:value="356" calcext:value-type="float">
            <text:p>356</text:p>
          </table:table-cell>
          <table:table-cell table:formula="of:=[.C358]" office:value-type="float" office:value="356" calcext:value-type="float">
            <text:p>3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425332" calcext:value-type="float">
            <text:p>21425332</text:p>
          </table:table-cell>
          <table:table-cell table:formula="of:=[.A359]/(1000*60)" office:value-type="float" office:value="357.088866666667" calcext:value-type="float">
            <text:p>357.0888666667</text:p>
          </table:table-cell>
          <table:table-cell table:formula="of:=ROUND([.B359];0)" office:value-type="float" office:value="357" calcext:value-type="float">
            <text:p>357</text:p>
          </table:table-cell>
          <table:table-cell table:formula="of:=[.C359]" office:value-type="float" office:value="357" calcext:value-type="float">
            <text:p>35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485345" calcext:value-type="float">
            <text:p>21485345</text:p>
          </table:table-cell>
          <table:table-cell table:formula="of:=[.A360]/(1000*60)" office:value-type="float" office:value="358.089083333333" calcext:value-type="float">
            <text:p>358.0890833333</text:p>
          </table:table-cell>
          <table:table-cell table:formula="of:=ROUND([.B360];0)" office:value-type="float" office:value="358" calcext:value-type="float">
            <text:p>358</text:p>
          </table:table-cell>
          <table:table-cell table:formula="of:=[.C360]" office:value-type="float" office:value="358" calcext:value-type="float">
            <text:p>3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545358" calcext:value-type="float">
            <text:p>21545358</text:p>
          </table:table-cell>
          <table:table-cell table:formula="of:=[.A361]/(1000*60)" office:value-type="float" office:value="359.0893" calcext:value-type="float">
            <text:p>359.0893</text:p>
          </table:table-cell>
          <table:table-cell table:formula="of:=ROUND([.B361];0)" office:value-type="float" office:value="359" calcext:value-type="float">
            <text:p>359</text:p>
          </table:table-cell>
          <table:table-cell table:formula="of:=[.C361]" office:value-type="float" office:value="359" calcext:value-type="float">
            <text:p>3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605371" calcext:value-type="float">
            <text:p>21605371</text:p>
          </table:table-cell>
          <table:table-cell table:formula="of:=[.A362]/(1000*60)" office:value-type="float" office:value="360.089516666667" calcext:value-type="float">
            <text:p>360.0895166667</text:p>
          </table:table-cell>
          <table:table-cell table:formula="of:=ROUND([.B362];0)" office:value-type="float" office:value="360" calcext:value-type="float">
            <text:p>360</text:p>
          </table:table-cell>
          <table:table-cell table:formula="of:=[.C362]" office:value-type="float" office:value="360" calcext:value-type="float">
            <text:p>36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665384" calcext:value-type="float">
            <text:p>21665384</text:p>
          </table:table-cell>
          <table:table-cell table:formula="of:=[.A363]/(1000*60)" office:value-type="float" office:value="361.089733333333" calcext:value-type="float">
            <text:p>361.0897333333</text:p>
          </table:table-cell>
          <table:table-cell table:formula="of:=ROUND([.B363];0)" office:value-type="float" office:value="361" calcext:value-type="float">
            <text:p>361</text:p>
          </table:table-cell>
          <table:table-cell table:formula="of:=[.C363]" office:value-type="float" office:value="361" calcext:value-type="float">
            <text:p>3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725398" calcext:value-type="float">
            <text:p>21725398</text:p>
          </table:table-cell>
          <table:table-cell table:formula="of:=[.A364]/(1000*60)" office:value-type="float" office:value="362.089966666667" calcext:value-type="float">
            <text:p>362.0899666667</text:p>
          </table:table-cell>
          <table:table-cell table:formula="of:=ROUND([.B364];0)" office:value-type="float" office:value="362" calcext:value-type="float">
            <text:p>362</text:p>
          </table:table-cell>
          <table:table-cell table:formula="of:=[.C364]" office:value-type="float" office:value="362" calcext:value-type="float">
            <text:p>36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785410" calcext:value-type="float">
            <text:p>21785410</text:p>
          </table:table-cell>
          <table:table-cell table:formula="of:=[.A365]/(1000*60)" office:value-type="float" office:value="363.090166666667" calcext:value-type="float">
            <text:p>363.0901666667</text:p>
          </table:table-cell>
          <table:table-cell table:formula="of:=ROUND([.B365];0)" office:value-type="float" office:value="363" calcext:value-type="float">
            <text:p>363</text:p>
          </table:table-cell>
          <table:table-cell table:formula="of:=[.C365]" office:value-type="float" office:value="363" calcext:value-type="float">
            <text:p>3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1845424" calcext:value-type="float">
            <text:p>21845424</text:p>
          </table:table-cell>
          <table:table-cell table:formula="of:=[.A366]/(1000*60)" office:value-type="float" office:value="364.0904" calcext:value-type="float">
            <text:p>364.0904</text:p>
          </table:table-cell>
          <table:table-cell table:formula="of:=ROUND([.B366];0)" office:value-type="float" office:value="364" calcext:value-type="float">
            <text:p>364</text:p>
          </table:table-cell>
          <table:table-cell table:formula="of:=[.C366]" office:value-type="float" office:value="364" calcext:value-type="float">
            <text:p>36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905436" calcext:value-type="float">
            <text:p>21905436</text:p>
          </table:table-cell>
          <table:table-cell table:formula="of:=[.A367]/(1000*60)" office:value-type="float" office:value="365.0906" calcext:value-type="float">
            <text:p>365.0906</text:p>
          </table:table-cell>
          <table:table-cell table:formula="of:=ROUND([.B367];0)" office:value-type="float" office:value="365" calcext:value-type="float">
            <text:p>365</text:p>
          </table:table-cell>
          <table:table-cell table:formula="of:=[.C367]" office:value-type="float" office:value="365" calcext:value-type="float">
            <text:p>36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60534" calcext:value-type="float">
            <text:p>60534</text:p>
          </table:table-cell>
          <table:table-cell table:formula="of:=[.A368]/(1000*60)" office:value-type="float" office:value="1.0089" calcext:value-type="float">
            <text:p>1.0089</text:p>
          </table:table-cell>
          <table:table-cell table:formula="of:=ROUND([.B368];0)" office:value-type="float" office:value="1" calcext:value-type="float">
            <text:p>1</text:p>
          </table:table-cell>
          <table:table-cell table:formula="of:=365+[.C368]" office:value-type="float" office:value="366" calcext:value-type="float">
            <text:p>36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0552" calcext:value-type="float">
            <text:p>120552</text:p>
          </table:table-cell>
          <table:table-cell table:formula="of:=[.A369]/(1000*60)" office:value-type="float" office:value="2.0092" calcext:value-type="float">
            <text:p>2.0092</text:p>
          </table:table-cell>
          <table:table-cell table:formula="of:=ROUND([.B369];0)" office:value-type="float" office:value="2" calcext:value-type="float">
            <text:p>2</text:p>
          </table:table-cell>
          <table:table-cell table:formula="of:=365+[.C369]" office:value-type="float" office:value="367" calcext:value-type="float">
            <text:p>3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0566" calcext:value-type="float">
            <text:p>180566</text:p>
          </table:table-cell>
          <table:table-cell table:formula="of:=[.A370]/(1000*60)" office:value-type="float" office:value="3.00943333333333" calcext:value-type="float">
            <text:p>3.0094333333</text:p>
          </table:table-cell>
          <table:table-cell table:formula="of:=ROUND([.B370];0)" office:value-type="float" office:value="3" calcext:value-type="float">
            <text:p>3</text:p>
          </table:table-cell>
          <table:table-cell table:formula="of:=365+[.C370]" office:value-type="float" office:value="368" calcext:value-type="float">
            <text:p>36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40579" calcext:value-type="float">
            <text:p>240579</text:p>
          </table:table-cell>
          <table:table-cell table:formula="of:=[.A371]/(1000*60)" office:value-type="float" office:value="4.00965" calcext:value-type="float">
            <text:p>4.00965</text:p>
          </table:table-cell>
          <table:table-cell table:formula="of:=ROUND([.B371];0)" office:value-type="float" office:value="4" calcext:value-type="float">
            <text:p>4</text:p>
          </table:table-cell>
          <table:table-cell table:formula="of:=365+[.C371]" office:value-type="float" office:value="369" calcext:value-type="float">
            <text:p>36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00593" calcext:value-type="float">
            <text:p>300593</text:p>
          </table:table-cell>
          <table:table-cell table:formula="of:=[.A372]/(1000*60)" office:value-type="float" office:value="5.00988333333333" calcext:value-type="float">
            <text:p>5.0098833333</text:p>
          </table:table-cell>
          <table:table-cell table:formula="of:=ROUND([.B372];0)" office:value-type="float" office:value="5" calcext:value-type="float">
            <text:p>5</text:p>
          </table:table-cell>
          <table:table-cell table:formula="of:=365+[.C372]" office:value-type="float" office:value="370" calcext:value-type="float">
            <text:p>37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60605" calcext:value-type="float">
            <text:p>360605</text:p>
          </table:table-cell>
          <table:table-cell table:formula="of:=[.A373]/(1000*60)" office:value-type="float" office:value="6.01008333333333" calcext:value-type="float">
            <text:p>6.0100833333</text:p>
          </table:table-cell>
          <table:table-cell table:formula="of:=ROUND([.B373];0)" office:value-type="float" office:value="6" calcext:value-type="float">
            <text:p>6</text:p>
          </table:table-cell>
          <table:table-cell table:formula="of:=365+[.C373]" office:value-type="float" office:value="371" calcext:value-type="float">
            <text:p>37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20638" calcext:value-type="float">
            <text:p>420638</text:p>
          </table:table-cell>
          <table:table-cell table:formula="of:=[.A374]/(1000*60)" office:value-type="float" office:value="7.01063333333333" calcext:value-type="float">
            <text:p>7.0106333333</text:p>
          </table:table-cell>
          <table:table-cell table:formula="of:=ROUND([.B374];0)" office:value-type="float" office:value="7" calcext:value-type="float">
            <text:p>7</text:p>
          </table:table-cell>
          <table:table-cell table:formula="of:=365+[.C374]" office:value-type="float" office:value="372" calcext:value-type="float">
            <text:p>37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80653" calcext:value-type="float">
            <text:p>480653</text:p>
          </table:table-cell>
          <table:table-cell table:formula="of:=[.A375]/(1000*60)" office:value-type="float" office:value="8.01088333333333" calcext:value-type="float">
            <text:p>8.0108833333</text:p>
          </table:table-cell>
          <table:table-cell table:formula="of:=ROUND([.B375];0)" office:value-type="float" office:value="8" calcext:value-type="float">
            <text:p>8</text:p>
          </table:table-cell>
          <table:table-cell table:formula="of:=365+[.C375]" office:value-type="float" office:value="373" calcext:value-type="float">
            <text:p>37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0666" calcext:value-type="float">
            <text:p>540666</text:p>
          </table:table-cell>
          <table:table-cell table:formula="of:=[.A376]/(1000*60)" office:value-type="float" office:value="9.0111" calcext:value-type="float">
            <text:p>9.0111</text:p>
          </table:table-cell>
          <table:table-cell table:formula="of:=ROUND([.B376];0)" office:value-type="float" office:value="9" calcext:value-type="float">
            <text:p>9</text:p>
          </table:table-cell>
          <table:table-cell table:formula="of:=365+[.C376]" office:value-type="float" office:value="374" calcext:value-type="float">
            <text:p>37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00680" calcext:value-type="float">
            <text:p>600680</text:p>
          </table:table-cell>
          <table:table-cell table:formula="of:=[.A377]/(1000*60)" office:value-type="float" office:value="10.0113333333333" calcext:value-type="float">
            <text:p>10.0113333333</text:p>
          </table:table-cell>
          <table:table-cell table:formula="of:=ROUND([.B377];0)" office:value-type="float" office:value="10" calcext:value-type="float">
            <text:p>10</text:p>
          </table:table-cell>
          <table:table-cell table:formula="of:=365+[.C377]" office:value-type="float" office:value="375" calcext:value-type="float">
            <text:p>37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60694" calcext:value-type="float">
            <text:p>660694</text:p>
          </table:table-cell>
          <table:table-cell table:formula="of:=[.A378]/(1000*60)" office:value-type="float" office:value="11.0115666666667" calcext:value-type="float">
            <text:p>11.0115666667</text:p>
          </table:table-cell>
          <table:table-cell table:formula="of:=ROUND([.B378];0)" office:value-type="float" office:value="11" calcext:value-type="float">
            <text:p>11</text:p>
          </table:table-cell>
          <table:table-cell table:formula="of:=365+[.C378]" office:value-type="float" office:value="376" calcext:value-type="float">
            <text:p>37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20707" calcext:value-type="float">
            <text:p>720707</text:p>
          </table:table-cell>
          <table:table-cell table:formula="of:=[.A379]/(1000*60)" office:value-type="float" office:value="12.0117833333333" calcext:value-type="float">
            <text:p>12.0117833333</text:p>
          </table:table-cell>
          <table:table-cell table:formula="of:=ROUND([.B379];0)" office:value-type="float" office:value="12" calcext:value-type="float">
            <text:p>12</text:p>
          </table:table-cell>
          <table:table-cell table:formula="of:=365+[.C379]" office:value-type="float" office:value="377" calcext:value-type="float">
            <text:p>3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80721" calcext:value-type="float">
            <text:p>780721</text:p>
          </table:table-cell>
          <table:table-cell table:formula="of:=[.A380]/(1000*60)" office:value-type="float" office:value="13.0120166666667" calcext:value-type="float">
            <text:p>13.0120166667</text:p>
          </table:table-cell>
          <table:table-cell table:formula="of:=ROUND([.B380];0)" office:value-type="float" office:value="13" calcext:value-type="float">
            <text:p>13</text:p>
          </table:table-cell>
          <table:table-cell table:formula="of:=365+[.C380]" office:value-type="float" office:value="378" calcext:value-type="float">
            <text:p>37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40734" calcext:value-type="float">
            <text:p>840734</text:p>
          </table:table-cell>
          <table:table-cell table:formula="of:=[.A381]/(1000*60)" office:value-type="float" office:value="14.0122333333333" calcext:value-type="float">
            <text:p>14.0122333333</text:p>
          </table:table-cell>
          <table:table-cell table:formula="of:=ROUND([.B381];0)" office:value-type="float" office:value="14" calcext:value-type="float">
            <text:p>14</text:p>
          </table:table-cell>
          <table:table-cell table:formula="of:=365+[.C381]" office:value-type="float" office:value="379" calcext:value-type="float">
            <text:p>3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00747" calcext:value-type="float">
            <text:p>900747</text:p>
          </table:table-cell>
          <table:table-cell table:formula="of:=[.A382]/(1000*60)" office:value-type="float" office:value="15.01245" calcext:value-type="float">
            <text:p>15.01245</text:p>
          </table:table-cell>
          <table:table-cell table:formula="of:=ROUND([.B382];0)" office:value-type="float" office:value="15" calcext:value-type="float">
            <text:p>15</text:p>
          </table:table-cell>
          <table:table-cell table:formula="of:=365+[.C382]" office:value-type="float" office:value="380" calcext:value-type="float">
            <text:p>38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60760" calcext:value-type="float">
            <text:p>960760</text:p>
          </table:table-cell>
          <table:table-cell table:formula="of:=[.A383]/(1000*60)" office:value-type="float" office:value="16.0126666666667" calcext:value-type="float">
            <text:p>16.0126666667</text:p>
          </table:table-cell>
          <table:table-cell table:formula="of:=ROUND([.B383];0)" office:value-type="float" office:value="16" calcext:value-type="float">
            <text:p>16</text:p>
          </table:table-cell>
          <table:table-cell table:formula="of:=365+[.C383]" office:value-type="float" office:value="381" calcext:value-type="float">
            <text:p>38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20774" calcext:value-type="float">
            <text:p>1020774</text:p>
          </table:table-cell>
          <table:table-cell table:formula="of:=[.A384]/(1000*60)" office:value-type="float" office:value="17.0129" calcext:value-type="float">
            <text:p>17.0129</text:p>
          </table:table-cell>
          <table:table-cell table:formula="of:=ROUND([.B384];0)" office:value-type="float" office:value="17" calcext:value-type="float">
            <text:p>17</text:p>
          </table:table-cell>
          <table:table-cell table:formula="of:=365+[.C384]" office:value-type="float" office:value="382" calcext:value-type="float">
            <text:p>38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080787" calcext:value-type="float">
            <text:p>1080787</text:p>
          </table:table-cell>
          <table:table-cell table:formula="of:=[.A385]/(1000*60)" office:value-type="float" office:value="18.0131166666667" calcext:value-type="float">
            <text:p>18.0131166667</text:p>
          </table:table-cell>
          <table:table-cell table:formula="of:=ROUND([.B385];0)" office:value-type="float" office:value="18" calcext:value-type="float">
            <text:p>18</text:p>
          </table:table-cell>
          <table:table-cell table:formula="of:=365+[.C385]" office:value-type="float" office:value="383" calcext:value-type="float">
            <text:p>38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40801" calcext:value-type="float">
            <text:p>1140801</text:p>
          </table:table-cell>
          <table:table-cell table:formula="of:=[.A386]/(1000*60)" office:value-type="float" office:value="19.01335" calcext:value-type="float">
            <text:p>19.01335</text:p>
          </table:table-cell>
          <table:table-cell table:formula="of:=ROUND([.B386];0)" office:value-type="float" office:value="19" calcext:value-type="float">
            <text:p>19</text:p>
          </table:table-cell>
          <table:table-cell table:formula="of:=365+[.C386]" office:value-type="float" office:value="384" calcext:value-type="float">
            <text:p>38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00815" calcext:value-type="float">
            <text:p>1200815</text:p>
          </table:table-cell>
          <table:table-cell table:formula="of:=[.A387]/(1000*60)" office:value-type="float" office:value="20.0135833333333" calcext:value-type="float">
            <text:p>20.0135833333</text:p>
          </table:table-cell>
          <table:table-cell table:formula="of:=ROUND([.B387];0)" office:value-type="float" office:value="20" calcext:value-type="float">
            <text:p>20</text:p>
          </table:table-cell>
          <table:table-cell table:formula="of:=365+[.C387]" office:value-type="float" office:value="385" calcext:value-type="float">
            <text:p>38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60828" calcext:value-type="float">
            <text:p>1260828</text:p>
          </table:table-cell>
          <table:table-cell table:formula="of:=[.A388]/(1000*60)" office:value-type="float" office:value="21.0138" calcext:value-type="float">
            <text:p>21.0138</text:p>
          </table:table-cell>
          <table:table-cell table:formula="of:=ROUND([.B388];0)" office:value-type="float" office:value="21" calcext:value-type="float">
            <text:p>21</text:p>
          </table:table-cell>
          <table:table-cell table:formula="of:=365+[.C388]" office:value-type="float" office:value="386" calcext:value-type="float">
            <text:p>38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20842" calcext:value-type="float">
            <text:p>1320842</text:p>
          </table:table-cell>
          <table:table-cell table:formula="of:=[.A389]/(1000*60)" office:value-type="float" office:value="22.0140333333333" calcext:value-type="float">
            <text:p>22.0140333333</text:p>
          </table:table-cell>
          <table:table-cell table:formula="of:=ROUND([.B389];0)" office:value-type="float" office:value="22" calcext:value-type="float">
            <text:p>22</text:p>
          </table:table-cell>
          <table:table-cell table:formula="of:=365+[.C389]" office:value-type="float" office:value="387" calcext:value-type="float">
            <text:p>38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80855" calcext:value-type="float">
            <text:p>1380855</text:p>
          </table:table-cell>
          <table:table-cell table:formula="of:=[.A390]/(1000*60)" office:value-type="float" office:value="23.01425" calcext:value-type="float">
            <text:p>23.01425</text:p>
          </table:table-cell>
          <table:table-cell table:formula="of:=ROUND([.B390];0)" office:value-type="float" office:value="23" calcext:value-type="float">
            <text:p>23</text:p>
          </table:table-cell>
          <table:table-cell table:formula="of:=365+[.C390]" office:value-type="float" office:value="388" calcext:value-type="float">
            <text:p>3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440869" calcext:value-type="float">
            <text:p>1440869</text:p>
          </table:table-cell>
          <table:table-cell table:formula="of:=[.A391]/(1000*60)" office:value-type="float" office:value="24.0144833333333" calcext:value-type="float">
            <text:p>24.0144833333</text:p>
          </table:table-cell>
          <table:table-cell table:formula="of:=ROUND([.B391];0)" office:value-type="float" office:value="24" calcext:value-type="float">
            <text:p>24</text:p>
          </table:table-cell>
          <table:table-cell table:formula="of:=365+[.C391]" office:value-type="float" office:value="389" calcext:value-type="float">
            <text:p>38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00882" calcext:value-type="float">
            <text:p>1500882</text:p>
          </table:table-cell>
          <table:table-cell table:formula="of:=[.A392]/(1000*60)" office:value-type="float" office:value="25.0147" calcext:value-type="float">
            <text:p>25.0147</text:p>
          </table:table-cell>
          <table:table-cell table:formula="of:=ROUND([.B392];0)" office:value-type="float" office:value="25" calcext:value-type="float">
            <text:p>25</text:p>
          </table:table-cell>
          <table:table-cell table:formula="of:=365+[.C392]" office:value-type="float" office:value="390" calcext:value-type="float">
            <text:p>39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60896" calcext:value-type="float">
            <text:p>1560896</text:p>
          </table:table-cell>
          <table:table-cell table:formula="of:=[.A393]/(1000*60)" office:value-type="float" office:value="26.0149333333333" calcext:value-type="float">
            <text:p>26.0149333333</text:p>
          </table:table-cell>
          <table:table-cell table:formula="of:=ROUND([.B393];0)" office:value-type="float" office:value="26" calcext:value-type="float">
            <text:p>26</text:p>
          </table:table-cell>
          <table:table-cell table:formula="of:=365+[.C393]" office:value-type="float" office:value="391" calcext:value-type="float">
            <text:p>39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20910" calcext:value-type="float">
            <text:p>1620910</text:p>
          </table:table-cell>
          <table:table-cell table:formula="of:=[.A394]/(1000*60)" office:value-type="float" office:value="27.0151666666667" calcext:value-type="float">
            <text:p>27.0151666667</text:p>
          </table:table-cell>
          <table:table-cell table:formula="of:=ROUND([.B394];0)" office:value-type="float" office:value="27" calcext:value-type="float">
            <text:p>27</text:p>
          </table:table-cell>
          <table:table-cell table:formula="of:=365+[.C394]" office:value-type="float" office:value="392" calcext:value-type="float">
            <text:p>3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0923" calcext:value-type="float">
            <text:p>1680923</text:p>
          </table:table-cell>
          <table:table-cell table:formula="of:=[.A395]/(1000*60)" office:value-type="float" office:value="28.0153833333333" calcext:value-type="float">
            <text:p>28.0153833333</text:p>
          </table:table-cell>
          <table:table-cell table:formula="of:=ROUND([.B395];0)" office:value-type="float" office:value="28" calcext:value-type="float">
            <text:p>28</text:p>
          </table:table-cell>
          <table:table-cell table:formula="of:=365+[.C395]" office:value-type="float" office:value="393" calcext:value-type="float">
            <text:p>39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740937" calcext:value-type="float">
            <text:p>1740937</text:p>
          </table:table-cell>
          <table:table-cell table:formula="of:=[.A396]/(1000*60)" office:value-type="float" office:value="29.0156166666667" calcext:value-type="float">
            <text:p>29.0156166667</text:p>
          </table:table-cell>
          <table:table-cell table:formula="of:=ROUND([.B396];0)" office:value-type="float" office:value="29" calcext:value-type="float">
            <text:p>29</text:p>
          </table:table-cell>
          <table:table-cell table:formula="of:=365+[.C396]" office:value-type="float" office:value="394" calcext:value-type="float">
            <text:p>39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00950" calcext:value-type="float">
            <text:p>1800950</text:p>
          </table:table-cell>
          <table:table-cell table:formula="of:=[.A397]/(1000*60)" office:value-type="float" office:value="30.0158333333333" calcext:value-type="float">
            <text:p>30.0158333333</text:p>
          </table:table-cell>
          <table:table-cell table:formula="of:=ROUND([.B397];0)" office:value-type="float" office:value="30" calcext:value-type="float">
            <text:p>30</text:p>
          </table:table-cell>
          <table:table-cell table:formula="of:=365+[.C397]" office:value-type="float" office:value="395" calcext:value-type="float">
            <text:p>39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60964" calcext:value-type="float">
            <text:p>1860964</text:p>
          </table:table-cell>
          <table:table-cell table:formula="of:=[.A398]/(1000*60)" office:value-type="float" office:value="31.0160666666667" calcext:value-type="float">
            <text:p>31.0160666667</text:p>
          </table:table-cell>
          <table:table-cell table:formula="of:=ROUND([.B398];0)" office:value-type="float" office:value="31" calcext:value-type="float">
            <text:p>31</text:p>
          </table:table-cell>
          <table:table-cell table:formula="of:=365+[.C398]" office:value-type="float" office:value="396" calcext:value-type="float">
            <text:p>3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20977" calcext:value-type="float">
            <text:p>1920977</text:p>
          </table:table-cell>
          <table:table-cell table:formula="of:=[.A399]/(1000*60)" office:value-type="float" office:value="32.0162833333333" calcext:value-type="float">
            <text:p>32.0162833333</text:p>
          </table:table-cell>
          <table:table-cell table:formula="of:=ROUND([.B399];0)" office:value-type="float" office:value="32" calcext:value-type="float">
            <text:p>32</text:p>
          </table:table-cell>
          <table:table-cell table:formula="of:=365+[.C399]" office:value-type="float" office:value="397" calcext:value-type="float">
            <text:p>39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80991" calcext:value-type="float">
            <text:p>1980991</text:p>
          </table:table-cell>
          <table:table-cell table:formula="of:=[.A400]/(1000*60)" office:value-type="float" office:value="33.0165166666667" calcext:value-type="float">
            <text:p>33.0165166667</text:p>
          </table:table-cell>
          <table:table-cell table:formula="of:=ROUND([.B400];0)" office:value-type="float" office:value="33" calcext:value-type="float">
            <text:p>33</text:p>
          </table:table-cell>
          <table:table-cell table:formula="of:=365+[.C400]" office:value-type="float" office:value="398" calcext:value-type="float">
            <text:p>3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41005" calcext:value-type="float">
            <text:p>2041005</text:p>
          </table:table-cell>
          <table:table-cell table:formula="of:=[.A401]/(1000*60)" office:value-type="float" office:value="34.01675" calcext:value-type="float">
            <text:p>34.01675</text:p>
          </table:table-cell>
          <table:table-cell table:formula="of:=ROUND([.B401];0)" office:value-type="float" office:value="34" calcext:value-type="float">
            <text:p>34</text:p>
          </table:table-cell>
          <table:table-cell table:formula="of:=365+[.C401]" office:value-type="float" office:value="399" calcext:value-type="float">
            <text:p>39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01018" calcext:value-type="float">
            <text:p>2101018</text:p>
          </table:table-cell>
          <table:table-cell table:formula="of:=[.A402]/(1000*60)" office:value-type="float" office:value="35.0169666666667" calcext:value-type="float">
            <text:p>35.0169666667</text:p>
          </table:table-cell>
          <table:table-cell table:formula="of:=ROUND([.B402];0)" office:value-type="float" office:value="35" calcext:value-type="float">
            <text:p>35</text:p>
          </table:table-cell>
          <table:table-cell table:formula="of:=365+[.C402]" office:value-type="float" office:value="400" calcext:value-type="float">
            <text:p>40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61032" calcext:value-type="float">
            <text:p>2161032</text:p>
          </table:table-cell>
          <table:table-cell table:formula="of:=[.A403]/(1000*60)" office:value-type="float" office:value="36.0172" calcext:value-type="float">
            <text:p>36.0172</text:p>
          </table:table-cell>
          <table:table-cell table:formula="of:=ROUND([.B403];0)" office:value-type="float" office:value="36" calcext:value-type="float">
            <text:p>36</text:p>
          </table:table-cell>
          <table:table-cell table:formula="of:=365+[.C403]" office:value-type="float" office:value="401" calcext:value-type="float">
            <text:p>40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21060" calcext:value-type="float">
            <text:p>2221060</text:p>
          </table:table-cell>
          <table:table-cell table:formula="of:=[.A404]/(1000*60)" office:value-type="float" office:value="37.0176666666667" calcext:value-type="float">
            <text:p>37.0176666667</text:p>
          </table:table-cell>
          <table:table-cell table:formula="of:=ROUND([.B404];0)" office:value-type="float" office:value="37" calcext:value-type="float">
            <text:p>37</text:p>
          </table:table-cell>
          <table:table-cell table:formula="of:=365+[.C404]" office:value-type="float" office:value="402" calcext:value-type="float">
            <text:p>40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81074" calcext:value-type="float">
            <text:p>2281074</text:p>
          </table:table-cell>
          <table:table-cell table:formula="of:=[.A405]/(1000*60)" office:value-type="float" office:value="38.0179" calcext:value-type="float">
            <text:p>38.0179</text:p>
          </table:table-cell>
          <table:table-cell table:formula="of:=ROUND([.B405];0)" office:value-type="float" office:value="38" calcext:value-type="float">
            <text:p>38</text:p>
          </table:table-cell>
          <table:table-cell table:formula="of:=365+[.C405]" office:value-type="float" office:value="403" calcext:value-type="float">
            <text:p>4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341088" calcext:value-type="float">
            <text:p>2341088</text:p>
          </table:table-cell>
          <table:table-cell table:formula="of:=[.A406]/(1000*60)" office:value-type="float" office:value="39.0181333333333" calcext:value-type="float">
            <text:p>39.0181333333</text:p>
          </table:table-cell>
          <table:table-cell table:formula="of:=ROUND([.B406];0)" office:value-type="float" office:value="39" calcext:value-type="float">
            <text:p>39</text:p>
          </table:table-cell>
          <table:table-cell table:formula="of:=365+[.C406]" office:value-type="float" office:value="404" calcext:value-type="float">
            <text:p>40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401101" calcext:value-type="float">
            <text:p>2401101</text:p>
          </table:table-cell>
          <table:table-cell table:formula="of:=[.A407]/(1000*60)" office:value-type="float" office:value="40.01835" calcext:value-type="float">
            <text:p>40.01835</text:p>
          </table:table-cell>
          <table:table-cell table:formula="of:=ROUND([.B407];0)" office:value-type="float" office:value="40" calcext:value-type="float">
            <text:p>40</text:p>
          </table:table-cell>
          <table:table-cell table:formula="of:=365+[.C407]" office:value-type="float" office:value="405" calcext:value-type="float">
            <text:p>40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461115" calcext:value-type="float">
            <text:p>2461115</text:p>
          </table:table-cell>
          <table:table-cell table:formula="of:=[.A408]/(1000*60)" office:value-type="float" office:value="41.0185833333333" calcext:value-type="float">
            <text:p>41.0185833333</text:p>
          </table:table-cell>
          <table:table-cell table:formula="of:=ROUND([.B408];0)" office:value-type="float" office:value="41" calcext:value-type="float">
            <text:p>41</text:p>
          </table:table-cell>
          <table:table-cell table:formula="of:=365+[.C408]" office:value-type="float" office:value="406" calcext:value-type="float">
            <text:p>40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521128" calcext:value-type="float">
            <text:p>2521128</text:p>
          </table:table-cell>
          <table:table-cell table:formula="of:=[.A409]/(1000*60)" office:value-type="float" office:value="42.0188" calcext:value-type="float">
            <text:p>42.0188</text:p>
          </table:table-cell>
          <table:table-cell table:formula="of:=ROUND([.B409];0)" office:value-type="float" office:value="42" calcext:value-type="float">
            <text:p>42</text:p>
          </table:table-cell>
          <table:table-cell table:formula="of:=365+[.C409]" office:value-type="float" office:value="407" calcext:value-type="float">
            <text:p>40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581146" calcext:value-type="float">
            <text:p>2581146</text:p>
          </table:table-cell>
          <table:table-cell table:formula="of:=[.A410]/(1000*60)" office:value-type="float" office:value="43.0191" calcext:value-type="float">
            <text:p>43.0191</text:p>
          </table:table-cell>
          <table:table-cell table:formula="of:=ROUND([.B410];0)" office:value-type="float" office:value="43" calcext:value-type="float">
            <text:p>43</text:p>
          </table:table-cell>
          <table:table-cell table:formula="of:=365+[.C410]" office:value-type="float" office:value="408" calcext:value-type="float">
            <text:p>40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641160" calcext:value-type="float">
            <text:p>2641160</text:p>
          </table:table-cell>
          <table:table-cell table:formula="of:=[.A411]/(1000*60)" office:value-type="float" office:value="44.0193333333333" calcext:value-type="float">
            <text:p>44.0193333333</text:p>
          </table:table-cell>
          <table:table-cell table:formula="of:=ROUND([.B411];0)" office:value-type="float" office:value="44" calcext:value-type="float">
            <text:p>44</text:p>
          </table:table-cell>
          <table:table-cell table:formula="of:=365+[.C411]" office:value-type="float" office:value="409" calcext:value-type="float">
            <text:p>40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701173" calcext:value-type="float">
            <text:p>2701173</text:p>
          </table:table-cell>
          <table:table-cell table:formula="of:=[.A412]/(1000*60)" office:value-type="float" office:value="45.01955" calcext:value-type="float">
            <text:p>45.01955</text:p>
          </table:table-cell>
          <table:table-cell table:formula="of:=ROUND([.B412];0)" office:value-type="float" office:value="45" calcext:value-type="float">
            <text:p>45</text:p>
          </table:table-cell>
          <table:table-cell table:formula="of:=365+[.C412]" office:value-type="float" office:value="410" calcext:value-type="float">
            <text:p>41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761187" calcext:value-type="float">
            <text:p>2761187</text:p>
          </table:table-cell>
          <table:table-cell table:formula="of:=[.A413]/(1000*60)" office:value-type="float" office:value="46.0197833333333" calcext:value-type="float">
            <text:p>46.0197833333</text:p>
          </table:table-cell>
          <table:table-cell table:formula="of:=ROUND([.B413];0)" office:value-type="float" office:value="46" calcext:value-type="float">
            <text:p>46</text:p>
          </table:table-cell>
          <table:table-cell table:formula="of:=365+[.C413]" office:value-type="float" office:value="411" calcext:value-type="float">
            <text:p>41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821200" calcext:value-type="float">
            <text:p>2821200</text:p>
          </table:table-cell>
          <table:table-cell table:formula="of:=[.A414]/(1000*60)" office:value-type="float" office:value="47.02" calcext:value-type="float">
            <text:p>47.02</text:p>
          </table:table-cell>
          <table:table-cell table:formula="of:=ROUND([.B414];0)" office:value-type="float" office:value="47" calcext:value-type="float">
            <text:p>47</text:p>
          </table:table-cell>
          <table:table-cell table:formula="of:=365+[.C414]" office:value-type="float" office:value="412" calcext:value-type="float">
            <text:p>41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881214" calcext:value-type="float">
            <text:p>2881214</text:p>
          </table:table-cell>
          <table:table-cell table:formula="of:=[.A415]/(1000*60)" office:value-type="float" office:value="48.0202333333333" calcext:value-type="float">
            <text:p>48.0202333333</text:p>
          </table:table-cell>
          <table:table-cell table:formula="of:=ROUND([.B415];0)" office:value-type="float" office:value="48" calcext:value-type="float">
            <text:p>48</text:p>
          </table:table-cell>
          <table:table-cell table:formula="of:=365+[.C415]" office:value-type="float" office:value="413" calcext:value-type="float">
            <text:p>41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941228" calcext:value-type="float">
            <text:p>2941228</text:p>
          </table:table-cell>
          <table:table-cell table:formula="of:=[.A416]/(1000*60)" office:value-type="float" office:value="49.0204666666667" calcext:value-type="float">
            <text:p>49.0204666667</text:p>
          </table:table-cell>
          <table:table-cell table:formula="of:=ROUND([.B416];0)" office:value-type="float" office:value="49" calcext:value-type="float">
            <text:p>49</text:p>
          </table:table-cell>
          <table:table-cell table:formula="of:=365+[.C416]" office:value-type="float" office:value="414" calcext:value-type="float">
            <text:p>41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001241" calcext:value-type="float">
            <text:p>3001241</text:p>
          </table:table-cell>
          <table:table-cell table:formula="of:=[.A417]/(1000*60)" office:value-type="float" office:value="50.0206833333333" calcext:value-type="float">
            <text:p>50.0206833333</text:p>
          </table:table-cell>
          <table:table-cell table:formula="of:=ROUND([.B417];0)" office:value-type="float" office:value="50" calcext:value-type="float">
            <text:p>50</text:p>
          </table:table-cell>
          <table:table-cell table:formula="of:=365+[.C417]" office:value-type="float" office:value="415" calcext:value-type="float">
            <text:p>41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061255" calcext:value-type="float">
            <text:p>3061255</text:p>
          </table:table-cell>
          <table:table-cell table:formula="of:=[.A418]/(1000*60)" office:value-type="float" office:value="51.0209166666667" calcext:value-type="float">
            <text:p>51.0209166667</text:p>
          </table:table-cell>
          <table:table-cell table:formula="of:=ROUND([.B418];0)" office:value-type="float" office:value="51" calcext:value-type="float">
            <text:p>51</text:p>
          </table:table-cell>
          <table:table-cell table:formula="of:=365+[.C418]" office:value-type="float" office:value="416" calcext:value-type="float">
            <text:p>41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121268" calcext:value-type="float">
            <text:p>3121268</text:p>
          </table:table-cell>
          <table:table-cell table:formula="of:=[.A419]/(1000*60)" office:value-type="float" office:value="52.0211333333333" calcext:value-type="float">
            <text:p>52.0211333333</text:p>
          </table:table-cell>
          <table:table-cell table:formula="of:=ROUND([.B419];0)" office:value-type="float" office:value="52" calcext:value-type="float">
            <text:p>52</text:p>
          </table:table-cell>
          <table:table-cell table:formula="of:=365+[.C419]" office:value-type="float" office:value="417" calcext:value-type="float">
            <text:p>41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181282" calcext:value-type="float">
            <text:p>3181282</text:p>
          </table:table-cell>
          <table:table-cell table:formula="of:=[.A420]/(1000*60)" office:value-type="float" office:value="53.0213666666667" calcext:value-type="float">
            <text:p>53.0213666667</text:p>
          </table:table-cell>
          <table:table-cell table:formula="of:=ROUND([.B420];0)" office:value-type="float" office:value="53" calcext:value-type="float">
            <text:p>53</text:p>
          </table:table-cell>
          <table:table-cell table:formula="of:=365+[.C420]" office:value-type="float" office:value="418" calcext:value-type="float">
            <text:p>41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241295" calcext:value-type="float">
            <text:p>3241295</text:p>
          </table:table-cell>
          <table:table-cell table:formula="of:=[.A421]/(1000*60)" office:value-type="float" office:value="54.0215833333333" calcext:value-type="float">
            <text:p>54.0215833333</text:p>
          </table:table-cell>
          <table:table-cell table:formula="of:=ROUND([.B421];0)" office:value-type="float" office:value="54" calcext:value-type="float">
            <text:p>54</text:p>
          </table:table-cell>
          <table:table-cell table:formula="of:=365+[.C421]" office:value-type="float" office:value="419" calcext:value-type="float">
            <text:p>4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301309" calcext:value-type="float">
            <text:p>3301309</text:p>
          </table:table-cell>
          <table:table-cell table:formula="of:=[.A422]/(1000*60)" office:value-type="float" office:value="55.0218166666667" calcext:value-type="float">
            <text:p>55.0218166667</text:p>
          </table:table-cell>
          <table:table-cell table:formula="of:=ROUND([.B422];0)" office:value-type="float" office:value="55" calcext:value-type="float">
            <text:p>55</text:p>
          </table:table-cell>
          <table:table-cell table:formula="of:=365+[.C422]" office:value-type="float" office:value="420" calcext:value-type="float">
            <text:p>42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361323" calcext:value-type="float">
            <text:p>3361323</text:p>
          </table:table-cell>
          <table:table-cell table:formula="of:=[.A423]/(1000*60)" office:value-type="float" office:value="56.02205" calcext:value-type="float">
            <text:p>56.02205</text:p>
          </table:table-cell>
          <table:table-cell table:formula="of:=ROUND([.B423];0)" office:value-type="float" office:value="56" calcext:value-type="float">
            <text:p>56</text:p>
          </table:table-cell>
          <table:table-cell table:formula="of:=365+[.C423]" office:value-type="float" office:value="421" calcext:value-type="float">
            <text:p>42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21336" calcext:value-type="float">
            <text:p>3421336</text:p>
          </table:table-cell>
          <table:table-cell table:formula="of:=[.A424]/(1000*60)" office:value-type="float" office:value="57.0222666666667" calcext:value-type="float">
            <text:p>57.0222666667</text:p>
          </table:table-cell>
          <table:table-cell table:formula="of:=ROUND([.B424];0)" office:value-type="float" office:value="57" calcext:value-type="float">
            <text:p>57</text:p>
          </table:table-cell>
          <table:table-cell table:formula="of:=365+[.C424]" office:value-type="float" office:value="422" calcext:value-type="float">
            <text:p>42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481350" calcext:value-type="float">
            <text:p>3481350</text:p>
          </table:table-cell>
          <table:table-cell table:formula="of:=[.A425]/(1000*60)" office:value-type="float" office:value="58.0225" calcext:value-type="float">
            <text:p>58.0225</text:p>
          </table:table-cell>
          <table:table-cell table:formula="of:=ROUND([.B425];0)" office:value-type="float" office:value="58" calcext:value-type="float">
            <text:p>58</text:p>
          </table:table-cell>
          <table:table-cell table:formula="of:=365+[.C425]" office:value-type="float" office:value="423" calcext:value-type="float">
            <text:p>42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541363" calcext:value-type="float">
            <text:p>3541363</text:p>
          </table:table-cell>
          <table:table-cell table:formula="of:=[.A426]/(1000*60)" office:value-type="float" office:value="59.0227166666667" calcext:value-type="float">
            <text:p>59.0227166667</text:p>
          </table:table-cell>
          <table:table-cell table:formula="of:=ROUND([.B426];0)" office:value-type="float" office:value="59" calcext:value-type="float">
            <text:p>59</text:p>
          </table:table-cell>
          <table:table-cell table:formula="of:=365+[.C426]" office:value-type="float" office:value="424" calcext:value-type="float">
            <text:p>4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601377" calcext:value-type="float">
            <text:p>3601377</text:p>
          </table:table-cell>
          <table:table-cell table:formula="of:=[.A427]/(1000*60)" office:value-type="float" office:value="60.02295" calcext:value-type="float">
            <text:p>60.02295</text:p>
          </table:table-cell>
          <table:table-cell table:formula="of:=ROUND([.B427];0)" office:value-type="float" office:value="60" calcext:value-type="float">
            <text:p>60</text:p>
          </table:table-cell>
          <table:table-cell table:formula="of:=365+[.C427]" office:value-type="float" office:value="425" calcext:value-type="float">
            <text:p>42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661390" calcext:value-type="float">
            <text:p>3661390</text:p>
          </table:table-cell>
          <table:table-cell table:formula="of:=[.A428]/(1000*60)" office:value-type="float" office:value="61.0231666666667" calcext:value-type="float">
            <text:p>61.0231666667</text:p>
          </table:table-cell>
          <table:table-cell table:formula="of:=ROUND([.B428];0)" office:value-type="float" office:value="61" calcext:value-type="float">
            <text:p>61</text:p>
          </table:table-cell>
          <table:table-cell table:formula="of:=365+[.C428]" office:value-type="float" office:value="426" calcext:value-type="float">
            <text:p>4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721404" calcext:value-type="float">
            <text:p>3721404</text:p>
          </table:table-cell>
          <table:table-cell table:formula="of:=[.A429]/(1000*60)" office:value-type="float" office:value="62.0234" calcext:value-type="float">
            <text:p>62.0234</text:p>
          </table:table-cell>
          <table:table-cell table:formula="of:=ROUND([.B429];0)" office:value-type="float" office:value="62" calcext:value-type="float">
            <text:p>62</text:p>
          </table:table-cell>
          <table:table-cell table:formula="of:=365+[.C429]" office:value-type="float" office:value="427" calcext:value-type="float">
            <text:p>42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781417" calcext:value-type="float">
            <text:p>3781417</text:p>
          </table:table-cell>
          <table:table-cell table:formula="of:=[.A430]/(1000*60)" office:value-type="float" office:value="63.0236166666667" calcext:value-type="float">
            <text:p>63.0236166667</text:p>
          </table:table-cell>
          <table:table-cell table:formula="of:=ROUND([.B430];0)" office:value-type="float" office:value="63" calcext:value-type="float">
            <text:p>63</text:p>
          </table:table-cell>
          <table:table-cell table:formula="of:=365+[.C430]" office:value-type="float" office:value="428" calcext:value-type="float">
            <text:p>42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841431" calcext:value-type="float">
            <text:p>3841431</text:p>
          </table:table-cell>
          <table:table-cell table:formula="of:=[.A431]/(1000*60)" office:value-type="float" office:value="64.02385" calcext:value-type="float">
            <text:p>64.02385</text:p>
          </table:table-cell>
          <table:table-cell table:formula="of:=ROUND([.B431];0)" office:value-type="float" office:value="64" calcext:value-type="float">
            <text:p>64</text:p>
          </table:table-cell>
          <table:table-cell table:formula="of:=365+[.C431]" office:value-type="float" office:value="429" calcext:value-type="float">
            <text:p>42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901445" calcext:value-type="float">
            <text:p>3901445</text:p>
          </table:table-cell>
          <table:table-cell table:formula="of:=[.A432]/(1000*60)" office:value-type="float" office:value="65.0240833333333" calcext:value-type="float">
            <text:p>65.0240833333</text:p>
          </table:table-cell>
          <table:table-cell table:formula="of:=ROUND([.B432];0)" office:value-type="float" office:value="65" calcext:value-type="float">
            <text:p>65</text:p>
          </table:table-cell>
          <table:table-cell table:formula="of:=365+[.C432]" office:value-type="float" office:value="430" calcext:value-type="float">
            <text:p>43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961473" calcext:value-type="float">
            <text:p>3961473</text:p>
          </table:table-cell>
          <table:table-cell table:formula="of:=[.A433]/(1000*60)" office:value-type="float" office:value="66.02455" calcext:value-type="float">
            <text:p>66.02455</text:p>
          </table:table-cell>
          <table:table-cell table:formula="of:=ROUND([.B433];0)" office:value-type="float" office:value="66" calcext:value-type="float">
            <text:p>66</text:p>
          </table:table-cell>
          <table:table-cell table:formula="of:=365+[.C433]" office:value-type="float" office:value="431" calcext:value-type="float">
            <text:p>43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021486" calcext:value-type="float">
            <text:p>4021486</text:p>
          </table:table-cell>
          <table:table-cell table:formula="of:=[.A434]/(1000*60)" office:value-type="float" office:value="67.0247666666667" calcext:value-type="float">
            <text:p>67.0247666667</text:p>
          </table:table-cell>
          <table:table-cell table:formula="of:=ROUND([.B434];0)" office:value-type="float" office:value="67" calcext:value-type="float">
            <text:p>67</text:p>
          </table:table-cell>
          <table:table-cell table:formula="of:=365+[.C434]" office:value-type="float" office:value="432" calcext:value-type="float">
            <text:p>43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081500" calcext:value-type="float">
            <text:p>4081500</text:p>
          </table:table-cell>
          <table:table-cell table:formula="of:=[.A435]/(1000*60)" office:value-type="float" office:value="68.025" calcext:value-type="float">
            <text:p>68.025</text:p>
          </table:table-cell>
          <table:table-cell table:formula="of:=ROUND([.B435];0)" office:value-type="float" office:value="68" calcext:value-type="float">
            <text:p>68</text:p>
          </table:table-cell>
          <table:table-cell table:formula="of:=365+[.C435]" office:value-type="float" office:value="433" calcext:value-type="float">
            <text:p>43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141513" calcext:value-type="float">
            <text:p>4141513</text:p>
          </table:table-cell>
          <table:table-cell table:formula="of:=[.A436]/(1000*60)" office:value-type="float" office:value="69.0252166666667" calcext:value-type="float">
            <text:p>69.0252166667</text:p>
          </table:table-cell>
          <table:table-cell table:formula="of:=ROUND([.B436];0)" office:value-type="float" office:value="69" calcext:value-type="float">
            <text:p>69</text:p>
          </table:table-cell>
          <table:table-cell table:formula="of:=365+[.C436]" office:value-type="float" office:value="434" calcext:value-type="float">
            <text:p>43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201527" calcext:value-type="float">
            <text:p>4201527</text:p>
          </table:table-cell>
          <table:table-cell table:formula="of:=[.A437]/(1000*60)" office:value-type="float" office:value="70.02545" calcext:value-type="float">
            <text:p>70.02545</text:p>
          </table:table-cell>
          <table:table-cell table:formula="of:=ROUND([.B437];0)" office:value-type="float" office:value="70" calcext:value-type="float">
            <text:p>70</text:p>
          </table:table-cell>
          <table:table-cell table:formula="of:=365+[.C437]" office:value-type="float" office:value="435" calcext:value-type="float">
            <text:p>43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261541" calcext:value-type="float">
            <text:p>4261541</text:p>
          </table:table-cell>
          <table:table-cell table:formula="of:=[.A438]/(1000*60)" office:value-type="float" office:value="71.0256833333333" calcext:value-type="float">
            <text:p>71.0256833333</text:p>
          </table:table-cell>
          <table:table-cell table:formula="of:=ROUND([.B438];0)" office:value-type="float" office:value="71" calcext:value-type="float">
            <text:p>71</text:p>
          </table:table-cell>
          <table:table-cell table:formula="of:=365+[.C438]" office:value-type="float" office:value="436" calcext:value-type="float">
            <text:p>43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321555" calcext:value-type="float">
            <text:p>4321555</text:p>
          </table:table-cell>
          <table:table-cell table:formula="of:=[.A439]/(1000*60)" office:value-type="float" office:value="72.0259166666667" calcext:value-type="float">
            <text:p>72.0259166667</text:p>
          </table:table-cell>
          <table:table-cell table:formula="of:=ROUND([.B439];0)" office:value-type="float" office:value="72" calcext:value-type="float">
            <text:p>72</text:p>
          </table:table-cell>
          <table:table-cell table:formula="of:=365+[.C439]" office:value-type="float" office:value="437" calcext:value-type="float">
            <text:p>43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381569" calcext:value-type="float">
            <text:p>4381569</text:p>
          </table:table-cell>
          <table:table-cell table:formula="of:=[.A440]/(1000*60)" office:value-type="float" office:value="73.02615" calcext:value-type="float">
            <text:p>73.02615</text:p>
          </table:table-cell>
          <table:table-cell table:formula="of:=ROUND([.B440];0)" office:value-type="float" office:value="73" calcext:value-type="float">
            <text:p>73</text:p>
          </table:table-cell>
          <table:table-cell table:formula="of:=365+[.C440]" office:value-type="float" office:value="438" calcext:value-type="float">
            <text:p>43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441582" calcext:value-type="float">
            <text:p>4441582</text:p>
          </table:table-cell>
          <table:table-cell table:formula="of:=[.A441]/(1000*60)" office:value-type="float" office:value="74.0263666666667" calcext:value-type="float">
            <text:p>74.0263666667</text:p>
          </table:table-cell>
          <table:table-cell table:formula="of:=ROUND([.B441];0)" office:value-type="float" office:value="74" calcext:value-type="float">
            <text:p>74</text:p>
          </table:table-cell>
          <table:table-cell table:formula="of:=365+[.C441]" office:value-type="float" office:value="439" calcext:value-type="float">
            <text:p>43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501596" calcext:value-type="float">
            <text:p>4501596</text:p>
          </table:table-cell>
          <table:table-cell table:formula="of:=[.A442]/(1000*60)" office:value-type="float" office:value="75.0266" calcext:value-type="float">
            <text:p>75.0266</text:p>
          </table:table-cell>
          <table:table-cell table:formula="of:=ROUND([.B442];0)" office:value-type="float" office:value="75" calcext:value-type="float">
            <text:p>75</text:p>
          </table:table-cell>
          <table:table-cell table:formula="of:=365+[.C442]" office:value-type="float" office:value="440" calcext:value-type="float">
            <text:p>44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561609" calcext:value-type="float">
            <text:p>4561609</text:p>
          </table:table-cell>
          <table:table-cell table:formula="of:=[.A443]/(1000*60)" office:value-type="float" office:value="76.0268166666667" calcext:value-type="float">
            <text:p>76.0268166667</text:p>
          </table:table-cell>
          <table:table-cell table:formula="of:=ROUND([.B443];0)" office:value-type="float" office:value="76" calcext:value-type="float">
            <text:p>76</text:p>
          </table:table-cell>
          <table:table-cell table:formula="of:=365+[.C443]" office:value-type="float" office:value="441" calcext:value-type="float">
            <text:p>44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621623" calcext:value-type="float">
            <text:p>4621623</text:p>
          </table:table-cell>
          <table:table-cell table:formula="of:=[.A444]/(1000*60)" office:value-type="float" office:value="77.02705" calcext:value-type="float">
            <text:p>77.02705</text:p>
          </table:table-cell>
          <table:table-cell table:formula="of:=ROUND([.B444];0)" office:value-type="float" office:value="77" calcext:value-type="float">
            <text:p>77</text:p>
          </table:table-cell>
          <table:table-cell table:formula="of:=365+[.C444]" office:value-type="float" office:value="442" calcext:value-type="float">
            <text:p>4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681636" calcext:value-type="float">
            <text:p>4681636</text:p>
          </table:table-cell>
          <table:table-cell table:formula="of:=[.A445]/(1000*60)" office:value-type="float" office:value="78.0272666666667" calcext:value-type="float">
            <text:p>78.0272666667</text:p>
          </table:table-cell>
          <table:table-cell table:formula="of:=ROUND([.B445];0)" office:value-type="float" office:value="78" calcext:value-type="float">
            <text:p>78</text:p>
          </table:table-cell>
          <table:table-cell table:formula="of:=365+[.C445]" office:value-type="float" office:value="443" calcext:value-type="float">
            <text:p>44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741650" calcext:value-type="float">
            <text:p>4741650</text:p>
          </table:table-cell>
          <table:table-cell table:formula="of:=[.A446]/(1000*60)" office:value-type="float" office:value="79.0275" calcext:value-type="float">
            <text:p>79.0275</text:p>
          </table:table-cell>
          <table:table-cell table:formula="of:=ROUND([.B446];0)" office:value-type="float" office:value="79" calcext:value-type="float">
            <text:p>79</text:p>
          </table:table-cell>
          <table:table-cell table:formula="of:=365+[.C446]" office:value-type="float" office:value="444" calcext:value-type="float">
            <text:p>44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801664" calcext:value-type="float">
            <text:p>4801664</text:p>
          </table:table-cell>
          <table:table-cell table:formula="of:=[.A447]/(1000*60)" office:value-type="float" office:value="80.0277333333333" calcext:value-type="float">
            <text:p>80.0277333333</text:p>
          </table:table-cell>
          <table:table-cell table:formula="of:=ROUND([.B447];0)" office:value-type="float" office:value="80" calcext:value-type="float">
            <text:p>80</text:p>
          </table:table-cell>
          <table:table-cell table:formula="of:=365+[.C447]" office:value-type="float" office:value="445" calcext:value-type="float">
            <text:p>44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861677" calcext:value-type="float">
            <text:p>4861677</text:p>
          </table:table-cell>
          <table:table-cell table:formula="of:=[.A448]/(1000*60)" office:value-type="float" office:value="81.02795" calcext:value-type="float">
            <text:p>81.02795</text:p>
          </table:table-cell>
          <table:table-cell table:formula="of:=ROUND([.B448];0)" office:value-type="float" office:value="81" calcext:value-type="float">
            <text:p>81</text:p>
          </table:table-cell>
          <table:table-cell table:formula="of:=365+[.C448]" office:value-type="float" office:value="446" calcext:value-type="float">
            <text:p>44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921695" calcext:value-type="float">
            <text:p>4921695</text:p>
          </table:table-cell>
          <table:table-cell table:formula="of:=[.A449]/(1000*60)" office:value-type="float" office:value="82.02825" calcext:value-type="float">
            <text:p>82.02825</text:p>
          </table:table-cell>
          <table:table-cell table:formula="of:=ROUND([.B449];0)" office:value-type="float" office:value="82" calcext:value-type="float">
            <text:p>82</text:p>
          </table:table-cell>
          <table:table-cell table:formula="of:=365+[.C449]" office:value-type="float" office:value="447" calcext:value-type="float">
            <text:p>44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981708" calcext:value-type="float">
            <text:p>4981708</text:p>
          </table:table-cell>
          <table:table-cell table:formula="of:=[.A450]/(1000*60)" office:value-type="float" office:value="83.0284666666667" calcext:value-type="float">
            <text:p>83.0284666667</text:p>
          </table:table-cell>
          <table:table-cell table:formula="of:=ROUND([.B450];0)" office:value-type="float" office:value="83" calcext:value-type="float">
            <text:p>83</text:p>
          </table:table-cell>
          <table:table-cell table:formula="of:=365+[.C450]" office:value-type="float" office:value="448" calcext:value-type="float">
            <text:p>44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041722" calcext:value-type="float">
            <text:p>5041722</text:p>
          </table:table-cell>
          <table:table-cell table:formula="of:=[.A451]/(1000*60)" office:value-type="float" office:value="84.0287" calcext:value-type="float">
            <text:p>84.0287</text:p>
          </table:table-cell>
          <table:table-cell table:formula="of:=ROUND([.B451];0)" office:value-type="float" office:value="84" calcext:value-type="float">
            <text:p>84</text:p>
          </table:table-cell>
          <table:table-cell table:formula="of:=365+[.C451]" office:value-type="float" office:value="449" calcext:value-type="float">
            <text:p>44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101735" calcext:value-type="float">
            <text:p>5101735</text:p>
          </table:table-cell>
          <table:table-cell table:formula="of:=[.A452]/(1000*60)" office:value-type="float" office:value="85.0289166666667" calcext:value-type="float">
            <text:p>85.0289166667</text:p>
          </table:table-cell>
          <table:table-cell table:formula="of:=ROUND([.B452];0)" office:value-type="float" office:value="85" calcext:value-type="float">
            <text:p>85</text:p>
          </table:table-cell>
          <table:table-cell table:formula="of:=365+[.C452]" office:value-type="float" office:value="450" calcext:value-type="float">
            <text:p>45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161749" calcext:value-type="float">
            <text:p>5161749</text:p>
          </table:table-cell>
          <table:table-cell table:formula="of:=[.A453]/(1000*60)" office:value-type="float" office:value="86.02915" calcext:value-type="float">
            <text:p>86.02915</text:p>
          </table:table-cell>
          <table:table-cell table:formula="of:=ROUND([.B453];0)" office:value-type="float" office:value="86" calcext:value-type="float">
            <text:p>86</text:p>
          </table:table-cell>
          <table:table-cell table:formula="of:=365+[.C453]" office:value-type="float" office:value="451" calcext:value-type="float">
            <text:p>45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221763" calcext:value-type="float">
            <text:p>5221763</text:p>
          </table:table-cell>
          <table:table-cell table:formula="of:=[.A454]/(1000*60)" office:value-type="float" office:value="87.0293833333333" calcext:value-type="float">
            <text:p>87.0293833333</text:p>
          </table:table-cell>
          <table:table-cell table:formula="of:=ROUND([.B454];0)" office:value-type="float" office:value="87" calcext:value-type="float">
            <text:p>87</text:p>
          </table:table-cell>
          <table:table-cell table:formula="of:=365+[.C454]" office:value-type="float" office:value="452" calcext:value-type="float">
            <text:p>45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281776" calcext:value-type="float">
            <text:p>5281776</text:p>
          </table:table-cell>
          <table:table-cell table:formula="of:=[.A455]/(1000*60)" office:value-type="float" office:value="88.0296" calcext:value-type="float">
            <text:p>88.0296</text:p>
          </table:table-cell>
          <table:table-cell table:formula="of:=ROUND([.B455];0)" office:value-type="float" office:value="88" calcext:value-type="float">
            <text:p>88</text:p>
          </table:table-cell>
          <table:table-cell table:formula="of:=365+[.C455]" office:value-type="float" office:value="453" calcext:value-type="float">
            <text:p>45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341790" calcext:value-type="float">
            <text:p>5341790</text:p>
          </table:table-cell>
          <table:table-cell table:formula="of:=[.A456]/(1000*60)" office:value-type="float" office:value="89.0298333333333" calcext:value-type="float">
            <text:p>89.0298333333</text:p>
          </table:table-cell>
          <table:table-cell table:formula="of:=ROUND([.B456];0)" office:value-type="float" office:value="89" calcext:value-type="float">
            <text:p>89</text:p>
          </table:table-cell>
          <table:table-cell table:formula="of:=365+[.C456]" office:value-type="float" office:value="454" calcext:value-type="float">
            <text:p>45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01803" calcext:value-type="float">
            <text:p>5401803</text:p>
          </table:table-cell>
          <table:table-cell table:formula="of:=[.A457]/(1000*60)" office:value-type="float" office:value="90.03005" calcext:value-type="float">
            <text:p>90.03005</text:p>
          </table:table-cell>
          <table:table-cell table:formula="of:=ROUND([.B457];0)" office:value-type="float" office:value="90" calcext:value-type="float">
            <text:p>90</text:p>
          </table:table-cell>
          <table:table-cell table:formula="of:=365+[.C457]" office:value-type="float" office:value="455" calcext:value-type="float">
            <text:p>45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61817" calcext:value-type="float">
            <text:p>5461817</text:p>
          </table:table-cell>
          <table:table-cell table:formula="of:=[.A458]/(1000*60)" office:value-type="float" office:value="91.0302833333333" calcext:value-type="float">
            <text:p>91.0302833333</text:p>
          </table:table-cell>
          <table:table-cell table:formula="of:=ROUND([.B458];0)" office:value-type="float" office:value="91" calcext:value-type="float">
            <text:p>91</text:p>
          </table:table-cell>
          <table:table-cell table:formula="of:=365+[.C458]" office:value-type="float" office:value="456" calcext:value-type="float">
            <text:p>45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521830" calcext:value-type="float">
            <text:p>5521830</text:p>
          </table:table-cell>
          <table:table-cell table:formula="of:=[.A459]/(1000*60)" office:value-type="float" office:value="92.0305" calcext:value-type="float">
            <text:p>92.0305</text:p>
          </table:table-cell>
          <table:table-cell table:formula="of:=ROUND([.B459];0)" office:value-type="float" office:value="92" calcext:value-type="float">
            <text:p>92</text:p>
          </table:table-cell>
          <table:table-cell table:formula="of:=365+[.C459]" office:value-type="float" office:value="457" calcext:value-type="float">
            <text:p>45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581844" calcext:value-type="float">
            <text:p>5581844</text:p>
          </table:table-cell>
          <table:table-cell table:formula="of:=[.A460]/(1000*60)" office:value-type="float" office:value="93.0307333333333" calcext:value-type="float">
            <text:p>93.0307333333</text:p>
          </table:table-cell>
          <table:table-cell table:formula="of:=ROUND([.B460];0)" office:value-type="float" office:value="93" calcext:value-type="float">
            <text:p>93</text:p>
          </table:table-cell>
          <table:table-cell table:formula="of:=365+[.C460]" office:value-type="float" office:value="458" calcext:value-type="float">
            <text:p>45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641858" calcext:value-type="float">
            <text:p>5641858</text:p>
          </table:table-cell>
          <table:table-cell table:formula="of:=[.A461]/(1000*60)" office:value-type="float" office:value="94.0309666666667" calcext:value-type="float">
            <text:p>94.0309666667</text:p>
          </table:table-cell>
          <table:table-cell table:formula="of:=ROUND([.B461];0)" office:value-type="float" office:value="94" calcext:value-type="float">
            <text:p>94</text:p>
          </table:table-cell>
          <table:table-cell table:formula="of:=365+[.C461]" office:value-type="float" office:value="459" calcext:value-type="float">
            <text:p>45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701885" calcext:value-type="float">
            <text:p>5701885</text:p>
          </table:table-cell>
          <table:table-cell table:formula="of:=[.A462]/(1000*60)" office:value-type="float" office:value="95.0314166666667" calcext:value-type="float">
            <text:p>95.0314166667</text:p>
          </table:table-cell>
          <table:table-cell table:formula="of:=ROUND([.B462];0)" office:value-type="float" office:value="95" calcext:value-type="float">
            <text:p>95</text:p>
          </table:table-cell>
          <table:table-cell table:formula="of:=365+[.C462]" office:value-type="float" office:value="460" calcext:value-type="float">
            <text:p>46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5761899" calcext:value-type="float">
            <text:p>5761899</text:p>
          </table:table-cell>
          <table:table-cell table:formula="of:=[.A463]/(1000*60)" office:value-type="float" office:value="96.03165" calcext:value-type="float">
            <text:p>96.03165</text:p>
          </table:table-cell>
          <table:table-cell table:formula="of:=ROUND([.B463];0)" office:value-type="float" office:value="96" calcext:value-type="float">
            <text:p>96</text:p>
          </table:table-cell>
          <table:table-cell table:formula="of:=365+[.C463]" office:value-type="float" office:value="461" calcext:value-type="float">
            <text:p>46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821913" calcext:value-type="float">
            <text:p>5821913</text:p>
          </table:table-cell>
          <table:table-cell table:formula="of:=[.A464]/(1000*60)" office:value-type="float" office:value="97.0318833333333" calcext:value-type="float">
            <text:p>97.0318833333</text:p>
          </table:table-cell>
          <table:table-cell table:formula="of:=ROUND([.B464];0)" office:value-type="float" office:value="97" calcext:value-type="float">
            <text:p>97</text:p>
          </table:table-cell>
          <table:table-cell table:formula="of:=365+[.C464]" office:value-type="float" office:value="462" calcext:value-type="float">
            <text:p>46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881926" calcext:value-type="float">
            <text:p>5881926</text:p>
          </table:table-cell>
          <table:table-cell table:formula="of:=[.A465]/(1000*60)" office:value-type="float" office:value="98.0321" calcext:value-type="float">
            <text:p>98.0321</text:p>
          </table:table-cell>
          <table:table-cell table:formula="of:=ROUND([.B465];0)" office:value-type="float" office:value="98" calcext:value-type="float">
            <text:p>98</text:p>
          </table:table-cell>
          <table:table-cell table:formula="of:=365+[.C465]" office:value-type="float" office:value="463" calcext:value-type="float">
            <text:p>4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941940" calcext:value-type="float">
            <text:p>5941940</text:p>
          </table:table-cell>
          <table:table-cell table:formula="of:=[.A466]/(1000*60)" office:value-type="float" office:value="99.0323333333333" calcext:value-type="float">
            <text:p>99.0323333333</text:p>
          </table:table-cell>
          <table:table-cell table:formula="of:=ROUND([.B466];0)" office:value-type="float" office:value="99" calcext:value-type="float">
            <text:p>99</text:p>
          </table:table-cell>
          <table:table-cell table:formula="of:=365+[.C466]" office:value-type="float" office:value="464" calcext:value-type="float">
            <text:p>46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001953" calcext:value-type="float">
            <text:p>6001953</text:p>
          </table:table-cell>
          <table:table-cell table:formula="of:=[.A467]/(1000*60)" office:value-type="float" office:value="100.03255" calcext:value-type="float">
            <text:p>100.03255</text:p>
          </table:table-cell>
          <table:table-cell table:formula="of:=ROUND([.B467];0)" office:value-type="float" office:value="100" calcext:value-type="float">
            <text:p>100</text:p>
          </table:table-cell>
          <table:table-cell table:formula="of:=365+[.C467]" office:value-type="float" office:value="465" calcext:value-type="float">
            <text:p>46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061967" calcext:value-type="float">
            <text:p>6061967</text:p>
          </table:table-cell>
          <table:table-cell table:formula="of:=[.A468]/(1000*60)" office:value-type="float" office:value="101.032783333333" calcext:value-type="float">
            <text:p>101.0327833333</text:p>
          </table:table-cell>
          <table:table-cell table:formula="of:=ROUND([.B468];0)" office:value-type="float" office:value="101" calcext:value-type="float">
            <text:p>101</text:p>
          </table:table-cell>
          <table:table-cell table:formula="of:=365+[.C468]" office:value-type="float" office:value="466" calcext:value-type="float">
            <text:p>46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121980" calcext:value-type="float">
            <text:p>6121980</text:p>
          </table:table-cell>
          <table:table-cell table:formula="of:=[.A469]/(1000*60)" office:value-type="float" office:value="102.033" calcext:value-type="float">
            <text:p>102.033</text:p>
          </table:table-cell>
          <table:table-cell table:formula="of:=ROUND([.B469];0)" office:value-type="float" office:value="102" calcext:value-type="float">
            <text:p>102</text:p>
          </table:table-cell>
          <table:table-cell table:formula="of:=365+[.C469]" office:value-type="float" office:value="467" calcext:value-type="float">
            <text:p>46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181994" calcext:value-type="float">
            <text:p>6181994</text:p>
          </table:table-cell>
          <table:table-cell table:formula="of:=[.A470]/(1000*60)" office:value-type="float" office:value="103.033233333333" calcext:value-type="float">
            <text:p>103.0332333333</text:p>
          </table:table-cell>
          <table:table-cell table:formula="of:=ROUND([.B470];0)" office:value-type="float" office:value="103" calcext:value-type="float">
            <text:p>103</text:p>
          </table:table-cell>
          <table:table-cell table:formula="of:=365+[.C470]" office:value-type="float" office:value="468" calcext:value-type="float">
            <text:p>46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242008" calcext:value-type="float">
            <text:p>6242008</text:p>
          </table:table-cell>
          <table:table-cell table:formula="of:=[.A471]/(1000*60)" office:value-type="float" office:value="104.033466666667" calcext:value-type="float">
            <text:p>104.0334666667</text:p>
          </table:table-cell>
          <table:table-cell table:formula="of:=ROUND([.B471];0)" office:value-type="float" office:value="104" calcext:value-type="float">
            <text:p>104</text:p>
          </table:table-cell>
          <table:table-cell table:formula="of:=365+[.C471]" office:value-type="float" office:value="469" calcext:value-type="float">
            <text:p>46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302021" calcext:value-type="float">
            <text:p>6302021</text:p>
          </table:table-cell>
          <table:table-cell table:formula="of:=[.A472]/(1000*60)" office:value-type="float" office:value="105.033683333333" calcext:value-type="float">
            <text:p>105.0336833333</text:p>
          </table:table-cell>
          <table:table-cell table:formula="of:=ROUND([.B472];0)" office:value-type="float" office:value="105" calcext:value-type="float">
            <text:p>105</text:p>
          </table:table-cell>
          <table:table-cell table:formula="of:=365+[.C472]" office:value-type="float" office:value="470" calcext:value-type="float">
            <text:p>47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362035" calcext:value-type="float">
            <text:p>6362035</text:p>
          </table:table-cell>
          <table:table-cell table:formula="of:=[.A473]/(1000*60)" office:value-type="float" office:value="106.033916666667" calcext:value-type="float">
            <text:p>106.0339166667</text:p>
          </table:table-cell>
          <table:table-cell table:formula="of:=ROUND([.B473];0)" office:value-type="float" office:value="106" calcext:value-type="float">
            <text:p>106</text:p>
          </table:table-cell>
          <table:table-cell table:formula="of:=365+[.C473]" office:value-type="float" office:value="471" calcext:value-type="float">
            <text:p>47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422048" calcext:value-type="float">
            <text:p>6422048</text:p>
          </table:table-cell>
          <table:table-cell table:formula="of:=[.A474]/(1000*60)" office:value-type="float" office:value="107.034133333333" calcext:value-type="float">
            <text:p>107.0341333333</text:p>
          </table:table-cell>
          <table:table-cell table:formula="of:=ROUND([.B474];0)" office:value-type="float" office:value="107" calcext:value-type="float">
            <text:p>107</text:p>
          </table:table-cell>
          <table:table-cell table:formula="of:=365+[.C474]" office:value-type="float" office:value="472" calcext:value-type="float">
            <text:p>47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482062" calcext:value-type="float">
            <text:p>6482062</text:p>
          </table:table-cell>
          <table:table-cell table:formula="of:=[.A475]/(1000*60)" office:value-type="float" office:value="108.034366666667" calcext:value-type="float">
            <text:p>108.0343666667</text:p>
          </table:table-cell>
          <table:table-cell table:formula="of:=ROUND([.B475];0)" office:value-type="float" office:value="108" calcext:value-type="float">
            <text:p>108</text:p>
          </table:table-cell>
          <table:table-cell table:formula="of:=365+[.C475]" office:value-type="float" office:value="473" calcext:value-type="float">
            <text:p>47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542075" calcext:value-type="float">
            <text:p>6542075</text:p>
          </table:table-cell>
          <table:table-cell table:formula="of:=[.A476]/(1000*60)" office:value-type="float" office:value="109.034583333333" calcext:value-type="float">
            <text:p>109.0345833333</text:p>
          </table:table-cell>
          <table:table-cell table:formula="of:=ROUND([.B476];0)" office:value-type="float" office:value="109" calcext:value-type="float">
            <text:p>109</text:p>
          </table:table-cell>
          <table:table-cell table:formula="of:=365+[.C476]" office:value-type="float" office:value="474" calcext:value-type="float">
            <text:p>47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602089" calcext:value-type="float">
            <text:p>6602089</text:p>
          </table:table-cell>
          <table:table-cell table:formula="of:=[.A477]/(1000*60)" office:value-type="float" office:value="110.034816666667" calcext:value-type="float">
            <text:p>110.0348166667</text:p>
          </table:table-cell>
          <table:table-cell table:formula="of:=ROUND([.B477];0)" office:value-type="float" office:value="110" calcext:value-type="float">
            <text:p>110</text:p>
          </table:table-cell>
          <table:table-cell table:formula="of:=365+[.C477]" office:value-type="float" office:value="475" calcext:value-type="float">
            <text:p>47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662103" calcext:value-type="float">
            <text:p>6662103</text:p>
          </table:table-cell>
          <table:table-cell table:formula="of:=[.A478]/(1000*60)" office:value-type="float" office:value="111.03505" calcext:value-type="float">
            <text:p>111.03505</text:p>
          </table:table-cell>
          <table:table-cell table:formula="of:=ROUND([.B478];0)" office:value-type="float" office:value="111" calcext:value-type="float">
            <text:p>111</text:p>
          </table:table-cell>
          <table:table-cell table:formula="of:=365+[.C478]" office:value-type="float" office:value="476" calcext:value-type="float">
            <text:p>47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722116" calcext:value-type="float">
            <text:p>6722116</text:p>
          </table:table-cell>
          <table:table-cell table:formula="of:=[.A479]/(1000*60)" office:value-type="float" office:value="112.035266666667" calcext:value-type="float">
            <text:p>112.0352666667</text:p>
          </table:table-cell>
          <table:table-cell table:formula="of:=ROUND([.B479];0)" office:value-type="float" office:value="112" calcext:value-type="float">
            <text:p>112</text:p>
          </table:table-cell>
          <table:table-cell table:formula="of:=365+[.C479]" office:value-type="float" office:value="477" calcext:value-type="float">
            <text:p>47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782130" calcext:value-type="float">
            <text:p>6782130</text:p>
          </table:table-cell>
          <table:table-cell table:formula="of:=[.A480]/(1000*60)" office:value-type="float" office:value="113.0355" calcext:value-type="float">
            <text:p>113.0355</text:p>
          </table:table-cell>
          <table:table-cell table:formula="of:=ROUND([.B480];0)" office:value-type="float" office:value="113" calcext:value-type="float">
            <text:p>113</text:p>
          </table:table-cell>
          <table:table-cell table:formula="of:=365+[.C480]" office:value-type="float" office:value="478" calcext:value-type="float">
            <text:p>47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842143" calcext:value-type="float">
            <text:p>6842143</text:p>
          </table:table-cell>
          <table:table-cell table:formula="of:=[.A481]/(1000*60)" office:value-type="float" office:value="114.035716666667" calcext:value-type="float">
            <text:p>114.0357166667</text:p>
          </table:table-cell>
          <table:table-cell table:formula="of:=ROUND([.B481];0)" office:value-type="float" office:value="114" calcext:value-type="float">
            <text:p>114</text:p>
          </table:table-cell>
          <table:table-cell table:formula="of:=365+[.C481]" office:value-type="float" office:value="479" calcext:value-type="float">
            <text:p>47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902157" calcext:value-type="float">
            <text:p>6902157</text:p>
          </table:table-cell>
          <table:table-cell table:formula="of:=[.A482]/(1000*60)" office:value-type="float" office:value="115.03595" calcext:value-type="float">
            <text:p>115.03595</text:p>
          </table:table-cell>
          <table:table-cell table:formula="of:=ROUND([.B482];0)" office:value-type="float" office:value="115" calcext:value-type="float">
            <text:p>115</text:p>
          </table:table-cell>
          <table:table-cell table:formula="of:=365+[.C482]" office:value-type="float" office:value="480" calcext:value-type="float">
            <text:p>48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962170" calcext:value-type="float">
            <text:p>6962170</text:p>
          </table:table-cell>
          <table:table-cell table:formula="of:=[.A483]/(1000*60)" office:value-type="float" office:value="116.036166666667" calcext:value-type="float">
            <text:p>116.0361666667</text:p>
          </table:table-cell>
          <table:table-cell table:formula="of:=ROUND([.B483];0)" office:value-type="float" office:value="116" calcext:value-type="float">
            <text:p>116</text:p>
          </table:table-cell>
          <table:table-cell table:formula="of:=365+[.C483]" office:value-type="float" office:value="481" calcext:value-type="float">
            <text:p>48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022184" calcext:value-type="float">
            <text:p>7022184</text:p>
          </table:table-cell>
          <table:table-cell table:formula="of:=[.A484]/(1000*60)" office:value-type="float" office:value="117.0364" calcext:value-type="float">
            <text:p>117.0364</text:p>
          </table:table-cell>
          <table:table-cell table:formula="of:=ROUND([.B484];0)" office:value-type="float" office:value="117" calcext:value-type="float">
            <text:p>117</text:p>
          </table:table-cell>
          <table:table-cell table:formula="of:=365+[.C484]" office:value-type="float" office:value="482" calcext:value-type="float">
            <text:p>48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082198" calcext:value-type="float">
            <text:p>7082198</text:p>
          </table:table-cell>
          <table:table-cell table:formula="of:=[.A485]/(1000*60)" office:value-type="float" office:value="118.036633333333" calcext:value-type="float">
            <text:p>118.0366333333</text:p>
          </table:table-cell>
          <table:table-cell table:formula="of:=ROUND([.B485];0)" office:value-type="float" office:value="118" calcext:value-type="float">
            <text:p>118</text:p>
          </table:table-cell>
          <table:table-cell table:formula="of:=365+[.C485]" office:value-type="float" office:value="483" calcext:value-type="float">
            <text:p>48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142211" calcext:value-type="float">
            <text:p>7142211</text:p>
          </table:table-cell>
          <table:table-cell table:formula="of:=[.A486]/(1000*60)" office:value-type="float" office:value="119.03685" calcext:value-type="float">
            <text:p>119.03685</text:p>
          </table:table-cell>
          <table:table-cell table:formula="of:=ROUND([.B486];0)" office:value-type="float" office:value="119" calcext:value-type="float">
            <text:p>119</text:p>
          </table:table-cell>
          <table:table-cell table:formula="of:=365+[.C486]" office:value-type="float" office:value="484" calcext:value-type="float">
            <text:p>48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202225" calcext:value-type="float">
            <text:p>7202225</text:p>
          </table:table-cell>
          <table:table-cell table:formula="of:=[.A487]/(1000*60)" office:value-type="float" office:value="120.037083333333" calcext:value-type="float">
            <text:p>120.0370833333</text:p>
          </table:table-cell>
          <table:table-cell table:formula="of:=ROUND([.B487];0)" office:value-type="float" office:value="120" calcext:value-type="float">
            <text:p>120</text:p>
          </table:table-cell>
          <table:table-cell table:formula="of:=365+[.C487]" office:value-type="float" office:value="485" calcext:value-type="float">
            <text:p>48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262238" calcext:value-type="float">
            <text:p>7262238</text:p>
          </table:table-cell>
          <table:table-cell table:formula="of:=[.A488]/(1000*60)" office:value-type="float" office:value="121.0373" calcext:value-type="float">
            <text:p>121.0373</text:p>
          </table:table-cell>
          <table:table-cell table:formula="of:=ROUND([.B488];0)" office:value-type="float" office:value="121" calcext:value-type="float">
            <text:p>121</text:p>
          </table:table-cell>
          <table:table-cell table:formula="of:=365+[.C488]" office:value-type="float" office:value="486" calcext:value-type="float">
            <text:p>48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322250" calcext:value-type="float">
            <text:p>7322250</text:p>
          </table:table-cell>
          <table:table-cell table:formula="of:=[.A489]/(1000*60)" office:value-type="float" office:value="122.0375" calcext:value-type="float">
            <text:p>122.0375</text:p>
          </table:table-cell>
          <table:table-cell table:formula="of:=ROUND([.B489];0)" office:value-type="float" office:value="122" calcext:value-type="float">
            <text:p>122</text:p>
          </table:table-cell>
          <table:table-cell table:formula="of:=365+[.C489]" office:value-type="float" office:value="487" calcext:value-type="float">
            <text:p>48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382263" calcext:value-type="float">
            <text:p>7382263</text:p>
          </table:table-cell>
          <table:table-cell table:formula="of:=[.A490]/(1000*60)" office:value-type="float" office:value="123.037716666667" calcext:value-type="float">
            <text:p>123.0377166667</text:p>
          </table:table-cell>
          <table:table-cell table:formula="of:=ROUND([.B490];0)" office:value-type="float" office:value="123" calcext:value-type="float">
            <text:p>123</text:p>
          </table:table-cell>
          <table:table-cell table:formula="of:=365+[.C490]" office:value-type="float" office:value="488" calcext:value-type="float">
            <text:p>4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442291" calcext:value-type="float">
            <text:p>7442291</text:p>
          </table:table-cell>
          <table:table-cell table:formula="of:=[.A491]/(1000*60)" office:value-type="float" office:value="124.038183333333" calcext:value-type="float">
            <text:p>124.0381833333</text:p>
          </table:table-cell>
          <table:table-cell table:formula="of:=ROUND([.B491];0)" office:value-type="float" office:value="124" calcext:value-type="float">
            <text:p>124</text:p>
          </table:table-cell>
          <table:table-cell table:formula="of:=365+[.C491]" office:value-type="float" office:value="489" calcext:value-type="float">
            <text:p>48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502306" calcext:value-type="float">
            <text:p>7502306</text:p>
          </table:table-cell>
          <table:table-cell table:formula="of:=[.A492]/(1000*60)" office:value-type="float" office:value="125.038433333333" calcext:value-type="float">
            <text:p>125.0384333333</text:p>
          </table:table-cell>
          <table:table-cell table:formula="of:=ROUND([.B492];0)" office:value-type="float" office:value="125" calcext:value-type="float">
            <text:p>125</text:p>
          </table:table-cell>
          <table:table-cell table:formula="of:=365+[.C492]" office:value-type="float" office:value="490" calcext:value-type="float">
            <text:p>49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562319" calcext:value-type="float">
            <text:p>7562319</text:p>
          </table:table-cell>
          <table:table-cell table:formula="of:=[.A493]/(1000*60)" office:value-type="float" office:value="126.03865" calcext:value-type="float">
            <text:p>126.03865</text:p>
          </table:table-cell>
          <table:table-cell table:formula="of:=ROUND([.B493];0)" office:value-type="float" office:value="126" calcext:value-type="float">
            <text:p>126</text:p>
          </table:table-cell>
          <table:table-cell table:formula="of:=365+[.C493]" office:value-type="float" office:value="491" calcext:value-type="float">
            <text:p>49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622333" calcext:value-type="float">
            <text:p>7622333</text:p>
          </table:table-cell>
          <table:table-cell table:formula="of:=[.A494]/(1000*60)" office:value-type="float" office:value="127.038883333333" calcext:value-type="float">
            <text:p>127.0388833333</text:p>
          </table:table-cell>
          <table:table-cell table:formula="of:=ROUND([.B494];0)" office:value-type="float" office:value="127" calcext:value-type="float">
            <text:p>127</text:p>
          </table:table-cell>
          <table:table-cell table:formula="of:=365+[.C494]" office:value-type="float" office:value="492" calcext:value-type="float">
            <text:p>49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682347" calcext:value-type="float">
            <text:p>7682347</text:p>
          </table:table-cell>
          <table:table-cell table:formula="of:=[.A495]/(1000*60)" office:value-type="float" office:value="128.039116666667" calcext:value-type="float">
            <text:p>128.0391166667</text:p>
          </table:table-cell>
          <table:table-cell table:formula="of:=ROUND([.B495];0)" office:value-type="float" office:value="128" calcext:value-type="float">
            <text:p>128</text:p>
          </table:table-cell>
          <table:table-cell table:formula="of:=365+[.C495]" office:value-type="float" office:value="493" calcext:value-type="float">
            <text:p>49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42360" calcext:value-type="float">
            <text:p>7742360</text:p>
          </table:table-cell>
          <table:table-cell table:formula="of:=[.A496]/(1000*60)" office:value-type="float" office:value="129.039333333333" calcext:value-type="float">
            <text:p>129.0393333333</text:p>
          </table:table-cell>
          <table:table-cell table:formula="of:=ROUND([.B496];0)" office:value-type="float" office:value="129" calcext:value-type="float">
            <text:p>129</text:p>
          </table:table-cell>
          <table:table-cell table:formula="of:=365+[.C496]" office:value-type="float" office:value="494" calcext:value-type="float">
            <text:p>49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802374" calcext:value-type="float">
            <text:p>7802374</text:p>
          </table:table-cell>
          <table:table-cell table:formula="of:=[.A497]/(1000*60)" office:value-type="float" office:value="130.039566666667" calcext:value-type="float">
            <text:p>130.0395666667</text:p>
          </table:table-cell>
          <table:table-cell table:formula="of:=ROUND([.B497];0)" office:value-type="float" office:value="130" calcext:value-type="float">
            <text:p>130</text:p>
          </table:table-cell>
          <table:table-cell table:formula="of:=365+[.C497]" office:value-type="float" office:value="495" calcext:value-type="float">
            <text:p>49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862387" calcext:value-type="float">
            <text:p>7862387</text:p>
          </table:table-cell>
          <table:table-cell table:formula="of:=[.A498]/(1000*60)" office:value-type="float" office:value="131.039783333333" calcext:value-type="float">
            <text:p>131.0397833333</text:p>
          </table:table-cell>
          <table:table-cell table:formula="of:=ROUND([.B498];0)" office:value-type="float" office:value="131" calcext:value-type="float">
            <text:p>131</text:p>
          </table:table-cell>
          <table:table-cell table:formula="of:=365+[.C498]" office:value-type="float" office:value="496" calcext:value-type="float">
            <text:p>49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922401" calcext:value-type="float">
            <text:p>7922401</text:p>
          </table:table-cell>
          <table:table-cell table:formula="of:=[.A499]/(1000*60)" office:value-type="float" office:value="132.040016666667" calcext:value-type="float">
            <text:p>132.0400166667</text:p>
          </table:table-cell>
          <table:table-cell table:formula="of:=ROUND([.B499];0)" office:value-type="float" office:value="132" calcext:value-type="float">
            <text:p>132</text:p>
          </table:table-cell>
          <table:table-cell table:formula="of:=365+[.C499]" office:value-type="float" office:value="497" calcext:value-type="float">
            <text:p>49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982414" calcext:value-type="float">
            <text:p>7982414</text:p>
          </table:table-cell>
          <table:table-cell table:formula="of:=[.A500]/(1000*60)" office:value-type="float" office:value="133.040233333333" calcext:value-type="float">
            <text:p>133.0402333333</text:p>
          </table:table-cell>
          <table:table-cell table:formula="of:=ROUND([.B500];0)" office:value-type="float" office:value="133" calcext:value-type="float">
            <text:p>133</text:p>
          </table:table-cell>
          <table:table-cell table:formula="of:=365+[.C500]" office:value-type="float" office:value="498" calcext:value-type="float">
            <text:p>49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042428" calcext:value-type="float">
            <text:p>8042428</text:p>
          </table:table-cell>
          <table:table-cell table:formula="of:=[.A501]/(1000*60)" office:value-type="float" office:value="134.040466666667" calcext:value-type="float">
            <text:p>134.0404666667</text:p>
          </table:table-cell>
          <table:table-cell table:formula="of:=ROUND([.B501];0)" office:value-type="float" office:value="134" calcext:value-type="float">
            <text:p>134</text:p>
          </table:table-cell>
          <table:table-cell table:formula="of:=365+[.C501]" office:value-type="float" office:value="499" calcext:value-type="float">
            <text:p>49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8102441" calcext:value-type="float">
            <text:p>8102441</text:p>
          </table:table-cell>
          <table:table-cell table:formula="of:=[.A502]/(1000*60)" office:value-type="float" office:value="135.040683333333" calcext:value-type="float">
            <text:p>135.0406833333</text:p>
          </table:table-cell>
          <table:table-cell table:formula="of:=ROUND([.B502];0)" office:value-type="float" office:value="135" calcext:value-type="float">
            <text:p>135</text:p>
          </table:table-cell>
          <table:table-cell table:formula="of:=365+[.C502]"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8162455" calcext:value-type="float">
            <text:p>8162455</text:p>
          </table:table-cell>
          <table:table-cell table:formula="of:=[.A503]/(1000*60)" office:value-type="float" office:value="136.040916666667" calcext:value-type="float">
            <text:p>136.0409166667</text:p>
          </table:table-cell>
          <table:table-cell table:formula="of:=ROUND([.B503];0)" office:value-type="float" office:value="136" calcext:value-type="float">
            <text:p>136</text:p>
          </table:table-cell>
          <table:table-cell table:formula="of:=365+[.C503]" office:value-type="float" office:value="501" calcext:value-type="float">
            <text:p>50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222469" calcext:value-type="float">
            <text:p>8222469</text:p>
          </table:table-cell>
          <table:table-cell table:formula="of:=[.A504]/(1000*60)" office:value-type="float" office:value="137.04115" calcext:value-type="float">
            <text:p>137.04115</text:p>
          </table:table-cell>
          <table:table-cell table:formula="of:=ROUND([.B504];0)" office:value-type="float" office:value="137" calcext:value-type="float">
            <text:p>137</text:p>
          </table:table-cell>
          <table:table-cell table:formula="of:=365+[.C504]" office:value-type="float" office:value="502" calcext:value-type="float">
            <text:p>50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282482" calcext:value-type="float">
            <text:p>8282482</text:p>
          </table:table-cell>
          <table:table-cell table:formula="of:=[.A505]/(1000*60)" office:value-type="float" office:value="138.041366666667" calcext:value-type="float">
            <text:p>138.0413666667</text:p>
          </table:table-cell>
          <table:table-cell table:formula="of:=ROUND([.B505];0)" office:value-type="float" office:value="138" calcext:value-type="float">
            <text:p>138</text:p>
          </table:table-cell>
          <table:table-cell table:formula="of:=365+[.C505]" office:value-type="float" office:value="503" calcext:value-type="float">
            <text:p>50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342496" calcext:value-type="float">
            <text:p>8342496</text:p>
          </table:table-cell>
          <table:table-cell table:formula="of:=[.A506]/(1000*60)" office:value-type="float" office:value="139.0416" calcext:value-type="float">
            <text:p>139.0416</text:p>
          </table:table-cell>
          <table:table-cell table:formula="of:=ROUND([.B506];0)" office:value-type="float" office:value="139" calcext:value-type="float">
            <text:p>139</text:p>
          </table:table-cell>
          <table:table-cell table:formula="of:=365+[.C506]" office:value-type="float" office:value="504" calcext:value-type="float">
            <text:p>50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402509" calcext:value-type="float">
            <text:p>8402509</text:p>
          </table:table-cell>
          <table:table-cell table:formula="of:=[.A507]/(1000*60)" office:value-type="float" office:value="140.041816666667" calcext:value-type="float">
            <text:p>140.0418166667</text:p>
          </table:table-cell>
          <table:table-cell table:formula="of:=ROUND([.B507];0)" office:value-type="float" office:value="140" calcext:value-type="float">
            <text:p>140</text:p>
          </table:table-cell>
          <table:table-cell table:formula="of:=365+[.C507]" office:value-type="float" office:value="505" calcext:value-type="float">
            <text:p>50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462523" calcext:value-type="float">
            <text:p>8462523</text:p>
          </table:table-cell>
          <table:table-cell table:formula="of:=[.A508]/(1000*60)" office:value-type="float" office:value="141.04205" calcext:value-type="float">
            <text:p>141.04205</text:p>
          </table:table-cell>
          <table:table-cell table:formula="of:=ROUND([.B508];0)" office:value-type="float" office:value="141" calcext:value-type="float">
            <text:p>141</text:p>
          </table:table-cell>
          <table:table-cell table:formula="of:=365+[.C508]" office:value-type="float" office:value="506" calcext:value-type="float">
            <text:p>50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522536" calcext:value-type="float">
            <text:p>8522536</text:p>
          </table:table-cell>
          <table:table-cell table:formula="of:=[.A509]/(1000*60)" office:value-type="float" office:value="142.042266666667" calcext:value-type="float">
            <text:p>142.0422666667</text:p>
          </table:table-cell>
          <table:table-cell table:formula="of:=ROUND([.B509];0)" office:value-type="float" office:value="142" calcext:value-type="float">
            <text:p>142</text:p>
          </table:table-cell>
          <table:table-cell table:formula="of:=365+[.C509]" office:value-type="float" office:value="507" calcext:value-type="float">
            <text:p>50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582550" calcext:value-type="float">
            <text:p>8582550</text:p>
          </table:table-cell>
          <table:table-cell table:formula="of:=[.A510]/(1000*60)" office:value-type="float" office:value="143.0425" calcext:value-type="float">
            <text:p>143.0425</text:p>
          </table:table-cell>
          <table:table-cell table:formula="of:=ROUND([.B510];0)" office:value-type="float" office:value="143" calcext:value-type="float">
            <text:p>143</text:p>
          </table:table-cell>
          <table:table-cell table:formula="of:=365+[.C510]" office:value-type="float" office:value="508" calcext:value-type="float">
            <text:p>50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642564" calcext:value-type="float">
            <text:p>8642564</text:p>
          </table:table-cell>
          <table:table-cell table:formula="of:=[.A511]/(1000*60)" office:value-type="float" office:value="144.042733333333" calcext:value-type="float">
            <text:p>144.0427333333</text:p>
          </table:table-cell>
          <table:table-cell table:formula="of:=ROUND([.B511];0)" office:value-type="float" office:value="144" calcext:value-type="float">
            <text:p>144</text:p>
          </table:table-cell>
          <table:table-cell table:formula="of:=365+[.C511]" office:value-type="float" office:value="509" calcext:value-type="float">
            <text:p>50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702577" calcext:value-type="float">
            <text:p>8702577</text:p>
          </table:table-cell>
          <table:table-cell table:formula="of:=[.A512]/(1000*60)" office:value-type="float" office:value="145.04295" calcext:value-type="float">
            <text:p>145.04295</text:p>
          </table:table-cell>
          <table:table-cell table:formula="of:=ROUND([.B512];0)" office:value-type="float" office:value="145" calcext:value-type="float">
            <text:p>145</text:p>
          </table:table-cell>
          <table:table-cell table:formula="of:=365+[.C512]" office:value-type="float" office:value="510" calcext:value-type="float">
            <text:p>51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762591" calcext:value-type="float">
            <text:p>8762591</text:p>
          </table:table-cell>
          <table:table-cell table:formula="of:=[.A513]/(1000*60)" office:value-type="float" office:value="146.043183333333" calcext:value-type="float">
            <text:p>146.0431833333</text:p>
          </table:table-cell>
          <table:table-cell table:formula="of:=ROUND([.B513];0)" office:value-type="float" office:value="146" calcext:value-type="float">
            <text:p>146</text:p>
          </table:table-cell>
          <table:table-cell table:formula="of:=365+[.C513]" office:value-type="float" office:value="511" calcext:value-type="float">
            <text:p>51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822604" calcext:value-type="float">
            <text:p>8822604</text:p>
          </table:table-cell>
          <table:table-cell table:formula="of:=[.A514]/(1000*60)" office:value-type="float" office:value="147.0434" calcext:value-type="float">
            <text:p>147.0434</text:p>
          </table:table-cell>
          <table:table-cell table:formula="of:=ROUND([.B514];0)" office:value-type="float" office:value="147" calcext:value-type="float">
            <text:p>147</text:p>
          </table:table-cell>
          <table:table-cell table:formula="of:=365+[.C514]" office:value-type="float" office:value="512" calcext:value-type="float">
            <text:p>51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882618" calcext:value-type="float">
            <text:p>8882618</text:p>
          </table:table-cell>
          <table:table-cell table:formula="of:=[.A515]/(1000*60)" office:value-type="float" office:value="148.043633333333" calcext:value-type="float">
            <text:p>148.0436333333</text:p>
          </table:table-cell>
          <table:table-cell table:formula="of:=ROUND([.B515];0)" office:value-type="float" office:value="148" calcext:value-type="float">
            <text:p>148</text:p>
          </table:table-cell>
          <table:table-cell table:formula="of:=365+[.C515]" office:value-type="float" office:value="513" calcext:value-type="float">
            <text:p>51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942631" calcext:value-type="float">
            <text:p>8942631</text:p>
          </table:table-cell>
          <table:table-cell table:formula="of:=[.A516]/(1000*60)" office:value-type="float" office:value="149.04385" calcext:value-type="float">
            <text:p>149.04385</text:p>
          </table:table-cell>
          <table:table-cell table:formula="of:=ROUND([.B516];0)" office:value-type="float" office:value="149" calcext:value-type="float">
            <text:p>149</text:p>
          </table:table-cell>
          <table:table-cell table:formula="of:=365+[.C516]" office:value-type="float" office:value="514" calcext:value-type="float">
            <text:p>51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002645" calcext:value-type="float">
            <text:p>9002645</text:p>
          </table:table-cell>
          <table:table-cell table:formula="of:=[.A517]/(1000*60)" office:value-type="float" office:value="150.044083333333" calcext:value-type="float">
            <text:p>150.0440833333</text:p>
          </table:table-cell>
          <table:table-cell table:formula="of:=ROUND([.B517];0)" office:value-type="float" office:value="150" calcext:value-type="float">
            <text:p>150</text:p>
          </table:table-cell>
          <table:table-cell table:formula="of:=365+[.C517]" office:value-type="float" office:value="515" calcext:value-type="float">
            <text:p>51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062659" calcext:value-type="float">
            <text:p>9062659</text:p>
          </table:table-cell>
          <table:table-cell table:formula="of:=[.A518]/(1000*60)" office:value-type="float" office:value="151.044316666667" calcext:value-type="float">
            <text:p>151.0443166667</text:p>
          </table:table-cell>
          <table:table-cell table:formula="of:=ROUND([.B518];0)" office:value-type="float" office:value="151" calcext:value-type="float">
            <text:p>151</text:p>
          </table:table-cell>
          <table:table-cell table:formula="of:=365+[.C518]" office:value-type="float" office:value="516" calcext:value-type="float">
            <text:p>51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122672" calcext:value-type="float">
            <text:p>9122672</text:p>
          </table:table-cell>
          <table:table-cell table:formula="of:=[.A519]/(1000*60)" office:value-type="float" office:value="152.044533333333" calcext:value-type="float">
            <text:p>152.0445333333</text:p>
          </table:table-cell>
          <table:table-cell table:formula="of:=ROUND([.B519];0)" office:value-type="float" office:value="152" calcext:value-type="float">
            <text:p>152</text:p>
          </table:table-cell>
          <table:table-cell table:formula="of:=365+[.C519]" office:value-type="float" office:value="517" calcext:value-type="float">
            <text:p>51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182686" calcext:value-type="float">
            <text:p>9182686</text:p>
          </table:table-cell>
          <table:table-cell table:formula="of:=[.A520]/(1000*60)" office:value-type="float" office:value="153.044766666667" calcext:value-type="float">
            <text:p>153.0447666667</text:p>
          </table:table-cell>
          <table:table-cell table:formula="of:=ROUND([.B520];0)" office:value-type="float" office:value="153" calcext:value-type="float">
            <text:p>153</text:p>
          </table:table-cell>
          <table:table-cell table:formula="of:=365+[.C520]" office:value-type="float" office:value="518" calcext:value-type="float">
            <text:p>51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242714" calcext:value-type="float">
            <text:p>9242714</text:p>
          </table:table-cell>
          <table:table-cell table:formula="of:=[.A521]/(1000*60)" office:value-type="float" office:value="154.045233333333" calcext:value-type="float">
            <text:p>154.0452333333</text:p>
          </table:table-cell>
          <table:table-cell table:formula="of:=ROUND([.B521];0)" office:value-type="float" office:value="154" calcext:value-type="float">
            <text:p>154</text:p>
          </table:table-cell>
          <table:table-cell table:formula="of:=365+[.C521]" office:value-type="float" office:value="519" calcext:value-type="float">
            <text:p>51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302728" calcext:value-type="float">
            <text:p>9302728</text:p>
          </table:table-cell>
          <table:table-cell table:formula="of:=[.A522]/(1000*60)" office:value-type="float" office:value="155.045466666667" calcext:value-type="float">
            <text:p>155.0454666667</text:p>
          </table:table-cell>
          <table:table-cell table:formula="of:=ROUND([.B522];0)" office:value-type="float" office:value="155" calcext:value-type="float">
            <text:p>155</text:p>
          </table:table-cell>
          <table:table-cell table:formula="of:=365+[.C522]" office:value-type="float" office:value="520" calcext:value-type="float">
            <text:p>52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362742" calcext:value-type="float">
            <text:p>9362742</text:p>
          </table:table-cell>
          <table:table-cell table:formula="of:=[.A523]/(1000*60)" office:value-type="float" office:value="156.0457" calcext:value-type="float">
            <text:p>156.0457</text:p>
          </table:table-cell>
          <table:table-cell table:formula="of:=ROUND([.B523];0)" office:value-type="float" office:value="156" calcext:value-type="float">
            <text:p>156</text:p>
          </table:table-cell>
          <table:table-cell table:formula="of:=365+[.C523]" office:value-type="float" office:value="521" calcext:value-type="float">
            <text:p>52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422755" calcext:value-type="float">
            <text:p>9422755</text:p>
          </table:table-cell>
          <table:table-cell table:formula="of:=[.A524]/(1000*60)" office:value-type="float" office:value="157.045916666667" calcext:value-type="float">
            <text:p>157.0459166667</text:p>
          </table:table-cell>
          <table:table-cell table:formula="of:=ROUND([.B524];0)" office:value-type="float" office:value="157" calcext:value-type="float">
            <text:p>157</text:p>
          </table:table-cell>
          <table:table-cell table:formula="of:=365+[.C524]" office:value-type="float" office:value="522" calcext:value-type="float">
            <text:p>52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482769" calcext:value-type="float">
            <text:p>9482769</text:p>
          </table:table-cell>
          <table:table-cell table:formula="of:=[.A525]/(1000*60)" office:value-type="float" office:value="158.04615" calcext:value-type="float">
            <text:p>158.04615</text:p>
          </table:table-cell>
          <table:table-cell table:formula="of:=ROUND([.B525];0)" office:value-type="float" office:value="158" calcext:value-type="float">
            <text:p>158</text:p>
          </table:table-cell>
          <table:table-cell table:formula="of:=365+[.C525]" office:value-type="float" office:value="523" calcext:value-type="float">
            <text:p>52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542782" calcext:value-type="float">
            <text:p>9542782</text:p>
          </table:table-cell>
          <table:table-cell table:formula="of:=[.A526]/(1000*60)" office:value-type="float" office:value="159.046366666667" calcext:value-type="float">
            <text:p>159.0463666667</text:p>
          </table:table-cell>
          <table:table-cell table:formula="of:=ROUND([.B526];0)" office:value-type="float" office:value="159" calcext:value-type="float">
            <text:p>159</text:p>
          </table:table-cell>
          <table:table-cell table:formula="of:=365+[.C526]" office:value-type="float" office:value="524" calcext:value-type="float">
            <text:p>52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602796" calcext:value-type="float">
            <text:p>9602796</text:p>
          </table:table-cell>
          <table:table-cell table:formula="of:=[.A527]/(1000*60)" office:value-type="float" office:value="160.0466" calcext:value-type="float">
            <text:p>160.0466</text:p>
          </table:table-cell>
          <table:table-cell table:formula="of:=ROUND([.B527];0)" office:value-type="float" office:value="160" calcext:value-type="float">
            <text:p>160</text:p>
          </table:table-cell>
          <table:table-cell table:formula="of:=365+[.C527]" office:value-type="float" office:value="525" calcext:value-type="float">
            <text:p>52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662814" calcext:value-type="float">
            <text:p>9662814</text:p>
          </table:table-cell>
          <table:table-cell table:formula="of:=[.A528]/(1000*60)" office:value-type="float" office:value="161.0469" calcext:value-type="float">
            <text:p>161.0469</text:p>
          </table:table-cell>
          <table:table-cell table:formula="of:=ROUND([.B528];0)" office:value-type="float" office:value="161" calcext:value-type="float">
            <text:p>161</text:p>
          </table:table-cell>
          <table:table-cell table:formula="of:=365+[.C528]" office:value-type="float" office:value="526" calcext:value-type="float">
            <text:p>52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722827" calcext:value-type="float">
            <text:p>9722827</text:p>
          </table:table-cell>
          <table:table-cell table:formula="of:=[.A529]/(1000*60)" office:value-type="float" office:value="162.047116666667" calcext:value-type="float">
            <text:p>162.0471166667</text:p>
          </table:table-cell>
          <table:table-cell table:formula="of:=ROUND([.B529];0)" office:value-type="float" office:value="162" calcext:value-type="float">
            <text:p>162</text:p>
          </table:table-cell>
          <table:table-cell table:formula="of:=365+[.C529]" office:value-type="float" office:value="527" calcext:value-type="float">
            <text:p>52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782842" calcext:value-type="float">
            <text:p>9782842</text:p>
          </table:table-cell>
          <table:table-cell table:formula="of:=[.A530]/(1000*60)" office:value-type="float" office:value="163.047366666667" calcext:value-type="float">
            <text:p>163.0473666667</text:p>
          </table:table-cell>
          <table:table-cell table:formula="of:=ROUND([.B530];0)" office:value-type="float" office:value="163" calcext:value-type="float">
            <text:p>163</text:p>
          </table:table-cell>
          <table:table-cell table:formula="of:=365+[.C530]" office:value-type="float" office:value="528" calcext:value-type="float">
            <text:p>52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842855" calcext:value-type="float">
            <text:p>9842855</text:p>
          </table:table-cell>
          <table:table-cell table:formula="of:=[.A531]/(1000*60)" office:value-type="float" office:value="164.047583333333" calcext:value-type="float">
            <text:p>164.0475833333</text:p>
          </table:table-cell>
          <table:table-cell table:formula="of:=ROUND([.B531];0)" office:value-type="float" office:value="164" calcext:value-type="float">
            <text:p>164</text:p>
          </table:table-cell>
          <table:table-cell table:formula="of:=365+[.C531]" office:value-type="float" office:value="529" calcext:value-type="float">
            <text:p>52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902869" calcext:value-type="float">
            <text:p>9902869</text:p>
          </table:table-cell>
          <table:table-cell table:formula="of:=[.A532]/(1000*60)" office:value-type="float" office:value="165.047816666667" calcext:value-type="float">
            <text:p>165.0478166667</text:p>
          </table:table-cell>
          <table:table-cell table:formula="of:=ROUND([.B532];0)" office:value-type="float" office:value="165" calcext:value-type="float">
            <text:p>165</text:p>
          </table:table-cell>
          <table:table-cell table:formula="of:=365+[.C532]" office:value-type="float" office:value="530" calcext:value-type="float">
            <text:p>53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962883" calcext:value-type="float">
            <text:p>9962883</text:p>
          </table:table-cell>
          <table:table-cell table:formula="of:=[.A533]/(1000*60)" office:value-type="float" office:value="166.04805" calcext:value-type="float">
            <text:p>166.04805</text:p>
          </table:table-cell>
          <table:table-cell table:formula="of:=ROUND([.B533];0)" office:value-type="float" office:value="166" calcext:value-type="float">
            <text:p>166</text:p>
          </table:table-cell>
          <table:table-cell table:formula="of:=365+[.C533]" office:value-type="float" office:value="531" calcext:value-type="float">
            <text:p>53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022897" calcext:value-type="float">
            <text:p>10022897</text:p>
          </table:table-cell>
          <table:table-cell table:formula="of:=[.A534]/(1000*60)" office:value-type="float" office:value="167.048283333333" calcext:value-type="float">
            <text:p>167.0482833333</text:p>
          </table:table-cell>
          <table:table-cell table:formula="of:=ROUND([.B534];0)" office:value-type="float" office:value="167" calcext:value-type="float">
            <text:p>167</text:p>
          </table:table-cell>
          <table:table-cell table:formula="of:=365+[.C534]" office:value-type="float" office:value="532" calcext:value-type="float">
            <text:p>53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082911" calcext:value-type="float">
            <text:p>10082911</text:p>
          </table:table-cell>
          <table:table-cell table:formula="of:=[.A535]/(1000*60)" office:value-type="float" office:value="168.048516666667" calcext:value-type="float">
            <text:p>168.0485166667</text:p>
          </table:table-cell>
          <table:table-cell table:formula="of:=ROUND([.B535];0)" office:value-type="float" office:value="168" calcext:value-type="float">
            <text:p>168</text:p>
          </table:table-cell>
          <table:table-cell table:formula="of:=365+[.C535]" office:value-type="float" office:value="533" calcext:value-type="float">
            <text:p>53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142924" calcext:value-type="float">
            <text:p>10142924</text:p>
          </table:table-cell>
          <table:table-cell table:formula="of:=[.A536]/(1000*60)" office:value-type="float" office:value="169.048733333333" calcext:value-type="float">
            <text:p>169.0487333333</text:p>
          </table:table-cell>
          <table:table-cell table:formula="of:=ROUND([.B536];0)" office:value-type="float" office:value="169" calcext:value-type="float">
            <text:p>169</text:p>
          </table:table-cell>
          <table:table-cell table:formula="of:=365+[.C536]" office:value-type="float" office:value="534" calcext:value-type="float">
            <text:p>53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202939" calcext:value-type="float">
            <text:p>10202939</text:p>
          </table:table-cell>
          <table:table-cell table:formula="of:=[.A537]/(1000*60)" office:value-type="float" office:value="170.048983333333" calcext:value-type="float">
            <text:p>170.0489833333</text:p>
          </table:table-cell>
          <table:table-cell table:formula="of:=ROUND([.B537];0)" office:value-type="float" office:value="170" calcext:value-type="float">
            <text:p>170</text:p>
          </table:table-cell>
          <table:table-cell table:formula="of:=365+[.C537]" office:value-type="float" office:value="535" calcext:value-type="float">
            <text:p>53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262952" calcext:value-type="float">
            <text:p>10262952</text:p>
          </table:table-cell>
          <table:table-cell table:formula="of:=[.A538]/(1000*60)" office:value-type="float" office:value="171.0492" calcext:value-type="float">
            <text:p>171.0492</text:p>
          </table:table-cell>
          <table:table-cell table:formula="of:=ROUND([.B538];0)" office:value-type="float" office:value="171" calcext:value-type="float">
            <text:p>171</text:p>
          </table:table-cell>
          <table:table-cell table:formula="of:=365+[.C538]" office:value-type="float" office:value="536" calcext:value-type="float">
            <text:p>53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322966" calcext:value-type="float">
            <text:p>10322966</text:p>
          </table:table-cell>
          <table:table-cell table:formula="of:=[.A539]/(1000*60)" office:value-type="float" office:value="172.049433333333" calcext:value-type="float">
            <text:p>172.0494333333</text:p>
          </table:table-cell>
          <table:table-cell table:formula="of:=ROUND([.B539];0)" office:value-type="float" office:value="172" calcext:value-type="float">
            <text:p>172</text:p>
          </table:table-cell>
          <table:table-cell table:formula="of:=365+[.C539]" office:value-type="float" office:value="537" calcext:value-type="float">
            <text:p>53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382981" calcext:value-type="float">
            <text:p>10382981</text:p>
          </table:table-cell>
          <table:table-cell table:formula="of:=[.A540]/(1000*60)" office:value-type="float" office:value="173.049683333333" calcext:value-type="float">
            <text:p>173.0496833333</text:p>
          </table:table-cell>
          <table:table-cell table:formula="of:=ROUND([.B540];0)" office:value-type="float" office:value="173" calcext:value-type="float">
            <text:p>173</text:p>
          </table:table-cell>
          <table:table-cell table:formula="of:=365+[.C540]" office:value-type="float" office:value="538" calcext:value-type="float">
            <text:p>53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442994" calcext:value-type="float">
            <text:p>10442994</text:p>
          </table:table-cell>
          <table:table-cell table:formula="of:=[.A541]/(1000*60)" office:value-type="float" office:value="174.0499" calcext:value-type="float">
            <text:p>174.0499</text:p>
          </table:table-cell>
          <table:table-cell table:formula="of:=ROUND([.B541];0)" office:value-type="float" office:value="174" calcext:value-type="float">
            <text:p>174</text:p>
          </table:table-cell>
          <table:table-cell table:formula="of:=365+[.C541]" office:value-type="float" office:value="539" calcext:value-type="float">
            <text:p>53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503008" calcext:value-type="float">
            <text:p>10503008</text:p>
          </table:table-cell>
          <table:table-cell table:formula="of:=[.A542]/(1000*60)" office:value-type="float" office:value="175.050133333333" calcext:value-type="float">
            <text:p>175.0501333333</text:p>
          </table:table-cell>
          <table:table-cell table:formula="of:=ROUND([.B542];0)" office:value-type="float" office:value="175" calcext:value-type="float">
            <text:p>175</text:p>
          </table:table-cell>
          <table:table-cell table:formula="of:=365+[.C542]" office:value-type="float" office:value="540" calcext:value-type="float">
            <text:p>54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563022" calcext:value-type="float">
            <text:p>10563022</text:p>
          </table:table-cell>
          <table:table-cell table:formula="of:=[.A543]/(1000*60)" office:value-type="float" office:value="176.050366666667" calcext:value-type="float">
            <text:p>176.0503666667</text:p>
          </table:table-cell>
          <table:table-cell table:formula="of:=ROUND([.B543];0)" office:value-type="float" office:value="176" calcext:value-type="float">
            <text:p>176</text:p>
          </table:table-cell>
          <table:table-cell table:formula="of:=365+[.C543]" office:value-type="float" office:value="541" calcext:value-type="float">
            <text:p>54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623036" calcext:value-type="float">
            <text:p>10623036</text:p>
          </table:table-cell>
          <table:table-cell table:formula="of:=[.A544]/(1000*60)" office:value-type="float" office:value="177.0506" calcext:value-type="float">
            <text:p>177.0506</text:p>
          </table:table-cell>
          <table:table-cell table:formula="of:=ROUND([.B544];0)" office:value-type="float" office:value="177" calcext:value-type="float">
            <text:p>177</text:p>
          </table:table-cell>
          <table:table-cell table:formula="of:=365+[.C544]" office:value-type="float" office:value="542" calcext:value-type="float">
            <text:p>54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683049" calcext:value-type="float">
            <text:p>10683049</text:p>
          </table:table-cell>
          <table:table-cell table:formula="of:=[.A545]/(1000*60)" office:value-type="float" office:value="178.050816666667" calcext:value-type="float">
            <text:p>178.0508166667</text:p>
          </table:table-cell>
          <table:table-cell table:formula="of:=ROUND([.B545];0)" office:value-type="float" office:value="178" calcext:value-type="float">
            <text:p>178</text:p>
          </table:table-cell>
          <table:table-cell table:formula="of:=365+[.C545]" office:value-type="float" office:value="543" calcext:value-type="float">
            <text:p>54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743064" calcext:value-type="float">
            <text:p>10743064</text:p>
          </table:table-cell>
          <table:table-cell table:formula="of:=[.A546]/(1000*60)" office:value-type="float" office:value="179.051066666667" calcext:value-type="float">
            <text:p>179.0510666667</text:p>
          </table:table-cell>
          <table:table-cell table:formula="of:=ROUND([.B546];0)" office:value-type="float" office:value="179" calcext:value-type="float">
            <text:p>179</text:p>
          </table:table-cell>
          <table:table-cell table:formula="of:=365+[.C546]" office:value-type="float" office:value="544" calcext:value-type="float">
            <text:p>54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803078" calcext:value-type="float">
            <text:p>10803078</text:p>
          </table:table-cell>
          <table:table-cell table:formula="of:=[.A547]/(1000*60)" office:value-type="float" office:value="180.0513" calcext:value-type="float">
            <text:p>180.0513</text:p>
          </table:table-cell>
          <table:table-cell table:formula="of:=ROUND([.B547];0)" office:value-type="float" office:value="180" calcext:value-type="float">
            <text:p>180</text:p>
          </table:table-cell>
          <table:table-cell table:formula="of:=365+[.C547]" office:value-type="float" office:value="545" calcext:value-type="float">
            <text:p>54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863092" calcext:value-type="float">
            <text:p>10863092</text:p>
          </table:table-cell>
          <table:table-cell table:formula="of:=[.A548]/(1000*60)" office:value-type="float" office:value="181.051533333333" calcext:value-type="float">
            <text:p>181.0515333333</text:p>
          </table:table-cell>
          <table:table-cell table:formula="of:=ROUND([.B548];0)" office:value-type="float" office:value="181" calcext:value-type="float">
            <text:p>181</text:p>
          </table:table-cell>
          <table:table-cell table:formula="of:=365+[.C548]" office:value-type="float" office:value="546" calcext:value-type="float">
            <text:p>54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923106" calcext:value-type="float">
            <text:p>10923106</text:p>
          </table:table-cell>
          <table:table-cell table:formula="of:=[.A549]/(1000*60)" office:value-type="float" office:value="182.051766666667" calcext:value-type="float">
            <text:p>182.0517666667</text:p>
          </table:table-cell>
          <table:table-cell table:formula="of:=ROUND([.B549];0)" office:value-type="float" office:value="182" calcext:value-type="float">
            <text:p>182</text:p>
          </table:table-cell>
          <table:table-cell table:formula="of:=365+[.C549]" office:value-type="float" office:value="547" calcext:value-type="float">
            <text:p>54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983134" calcext:value-type="float">
            <text:p>10983134</text:p>
          </table:table-cell>
          <table:table-cell table:formula="of:=[.A550]/(1000*60)" office:value-type="float" office:value="183.052233333333" calcext:value-type="float">
            <text:p>183.0522333333</text:p>
          </table:table-cell>
          <table:table-cell table:formula="of:=ROUND([.B550];0)" office:value-type="float" office:value="183" calcext:value-type="float">
            <text:p>183</text:p>
          </table:table-cell>
          <table:table-cell table:formula="of:=365+[.C550]" office:value-type="float" office:value="548" calcext:value-type="float">
            <text:p>54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1043148" calcext:value-type="float">
            <text:p>11043148</text:p>
          </table:table-cell>
          <table:table-cell table:formula="of:=[.A551]/(1000*60)" office:value-type="float" office:value="184.052466666667" calcext:value-type="float">
            <text:p>184.0524666667</text:p>
          </table:table-cell>
          <table:table-cell table:formula="of:=ROUND([.B551];0)" office:value-type="float" office:value="184" calcext:value-type="float">
            <text:p>184</text:p>
          </table:table-cell>
          <table:table-cell table:formula="of:=365+[.C551]" office:value-type="float" office:value="549" calcext:value-type="float">
            <text:p>54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103163" calcext:value-type="float">
            <text:p>11103163</text:p>
          </table:table-cell>
          <table:table-cell table:formula="of:=[.A552]/(1000*60)" office:value-type="float" office:value="185.052716666667" calcext:value-type="float">
            <text:p>185.0527166667</text:p>
          </table:table-cell>
          <table:table-cell table:formula="of:=ROUND([.B552];0)" office:value-type="float" office:value="185" calcext:value-type="float">
            <text:p>185</text:p>
          </table:table-cell>
          <table:table-cell table:formula="of:=365+[.C552]" office:value-type="float" office:value="550" calcext:value-type="float">
            <text:p>55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163176" calcext:value-type="float">
            <text:p>11163176</text:p>
          </table:table-cell>
          <table:table-cell table:formula="of:=[.A553]/(1000*60)" office:value-type="float" office:value="186.052933333333" calcext:value-type="float">
            <text:p>186.0529333333</text:p>
          </table:table-cell>
          <table:table-cell table:formula="of:=ROUND([.B553];0)" office:value-type="float" office:value="186" calcext:value-type="float">
            <text:p>186</text:p>
          </table:table-cell>
          <table:table-cell table:formula="of:=365+[.C553]" office:value-type="float" office:value="551" calcext:value-type="float">
            <text:p>55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223190" calcext:value-type="float">
            <text:p>11223190</text:p>
          </table:table-cell>
          <table:table-cell table:formula="of:=[.A554]/(1000*60)" office:value-type="float" office:value="187.053166666667" calcext:value-type="float">
            <text:p>187.0531666667</text:p>
          </table:table-cell>
          <table:table-cell table:formula="of:=ROUND([.B554];0)" office:value-type="float" office:value="187" calcext:value-type="float">
            <text:p>187</text:p>
          </table:table-cell>
          <table:table-cell table:formula="of:=365+[.C554]" office:value-type="float" office:value="552" calcext:value-type="float">
            <text:p>55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283205" calcext:value-type="float">
            <text:p>11283205</text:p>
          </table:table-cell>
          <table:table-cell table:formula="of:=[.A555]/(1000*60)" office:value-type="float" office:value="188.053416666667" calcext:value-type="float">
            <text:p>188.0534166667</text:p>
          </table:table-cell>
          <table:table-cell table:formula="of:=ROUND([.B555];0)" office:value-type="float" office:value="188" calcext:value-type="float">
            <text:p>188</text:p>
          </table:table-cell>
          <table:table-cell table:formula="of:=365+[.C555]" office:value-type="float" office:value="553" calcext:value-type="float">
            <text:p>55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343218" calcext:value-type="float">
            <text:p>11343218</text:p>
          </table:table-cell>
          <table:table-cell table:formula="of:=[.A556]/(1000*60)" office:value-type="float" office:value="189.053633333333" calcext:value-type="float">
            <text:p>189.0536333333</text:p>
          </table:table-cell>
          <table:table-cell table:formula="of:=ROUND([.B556];0)" office:value-type="float" office:value="189" calcext:value-type="float">
            <text:p>189</text:p>
          </table:table-cell>
          <table:table-cell table:formula="of:=365+[.C556]" office:value-type="float" office:value="554" calcext:value-type="float">
            <text:p>55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403232" calcext:value-type="float">
            <text:p>11403232</text:p>
          </table:table-cell>
          <table:table-cell table:formula="of:=[.A557]/(1000*60)" office:value-type="float" office:value="190.053866666667" calcext:value-type="float">
            <text:p>190.0538666667</text:p>
          </table:table-cell>
          <table:table-cell table:formula="of:=ROUND([.B557];0)" office:value-type="float" office:value="190" calcext:value-type="float">
            <text:p>190</text:p>
          </table:table-cell>
          <table:table-cell table:formula="of:=365+[.C557]" office:value-type="float" office:value="555" calcext:value-type="float">
            <text:p>55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463246" calcext:value-type="float">
            <text:p>11463246</text:p>
          </table:table-cell>
          <table:table-cell table:formula="of:=[.A558]/(1000*60)" office:value-type="float" office:value="191.0541" calcext:value-type="float">
            <text:p>191.0541</text:p>
          </table:table-cell>
          <table:table-cell table:formula="of:=ROUND([.B558];0)" office:value-type="float" office:value="191" calcext:value-type="float">
            <text:p>191</text:p>
          </table:table-cell>
          <table:table-cell table:formula="of:=365+[.C558]" office:value-type="float" office:value="556" calcext:value-type="float">
            <text:p>55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523260" calcext:value-type="float">
            <text:p>11523260</text:p>
          </table:table-cell>
          <table:table-cell table:formula="of:=[.A559]/(1000*60)" office:value-type="float" office:value="192.054333333333" calcext:value-type="float">
            <text:p>192.0543333333</text:p>
          </table:table-cell>
          <table:table-cell table:formula="of:=ROUND([.B559];0)" office:value-type="float" office:value="192" calcext:value-type="float">
            <text:p>192</text:p>
          </table:table-cell>
          <table:table-cell table:formula="of:=365+[.C559]" office:value-type="float" office:value="557" calcext:value-type="float">
            <text:p>55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583273" calcext:value-type="float">
            <text:p>11583273</text:p>
          </table:table-cell>
          <table:table-cell table:formula="of:=[.A560]/(1000*60)" office:value-type="float" office:value="193.05455" calcext:value-type="float">
            <text:p>193.05455</text:p>
          </table:table-cell>
          <table:table-cell table:formula="of:=ROUND([.B560];0)" office:value-type="float" office:value="193" calcext:value-type="float">
            <text:p>193</text:p>
          </table:table-cell>
          <table:table-cell table:formula="of:=365+[.C560]" office:value-type="float" office:value="558" calcext:value-type="float">
            <text:p>55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643288" calcext:value-type="float">
            <text:p>11643288</text:p>
          </table:table-cell>
          <table:table-cell table:formula="of:=[.A561]/(1000*60)" office:value-type="float" office:value="194.0548" calcext:value-type="float">
            <text:p>194.0548</text:p>
          </table:table-cell>
          <table:table-cell table:formula="of:=ROUND([.B561];0)" office:value-type="float" office:value="194" calcext:value-type="float">
            <text:p>194</text:p>
          </table:table-cell>
          <table:table-cell table:formula="of:=365+[.C561]" office:value-type="float" office:value="559" calcext:value-type="float">
            <text:p>55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703302" calcext:value-type="float">
            <text:p>11703302</text:p>
          </table:table-cell>
          <table:table-cell table:formula="of:=[.A562]/(1000*60)" office:value-type="float" office:value="195.055033333333" calcext:value-type="float">
            <text:p>195.0550333333</text:p>
          </table:table-cell>
          <table:table-cell table:formula="of:=ROUND([.B562];0)" office:value-type="float" office:value="195" calcext:value-type="float">
            <text:p>195</text:p>
          </table:table-cell>
          <table:table-cell table:formula="of:=365+[.C562]" office:value-type="float" office:value="560" calcext:value-type="float">
            <text:p>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763315" calcext:value-type="float">
            <text:p>11763315</text:p>
          </table:table-cell>
          <table:table-cell table:formula="of:=[.A563]/(1000*60)" office:value-type="float" office:value="196.05525" calcext:value-type="float">
            <text:p>196.05525</text:p>
          </table:table-cell>
          <table:table-cell table:formula="of:=ROUND([.B563];0)" office:value-type="float" office:value="196" calcext:value-type="float">
            <text:p>196</text:p>
          </table:table-cell>
          <table:table-cell table:formula="of:=365+[.C563]" office:value-type="float" office:value="561" calcext:value-type="float">
            <text:p>56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823330" calcext:value-type="float">
            <text:p>11823330</text:p>
          </table:table-cell>
          <table:table-cell table:formula="of:=[.A564]/(1000*60)" office:value-type="float" office:value="197.0555" calcext:value-type="float">
            <text:p>197.0555</text:p>
          </table:table-cell>
          <table:table-cell table:formula="of:=ROUND([.B564];0)" office:value-type="float" office:value="197" calcext:value-type="float">
            <text:p>197</text:p>
          </table:table-cell>
          <table:table-cell table:formula="of:=365+[.C564]" office:value-type="float" office:value="562" calcext:value-type="float">
            <text:p>56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883347" calcext:value-type="float">
            <text:p>11883347</text:p>
          </table:table-cell>
          <table:table-cell table:formula="of:=[.A565]/(1000*60)" office:value-type="float" office:value="198.055783333333" calcext:value-type="float">
            <text:p>198.0557833333</text:p>
          </table:table-cell>
          <table:table-cell table:formula="of:=ROUND([.B565];0)" office:value-type="float" office:value="198" calcext:value-type="float">
            <text:p>198</text:p>
          </table:table-cell>
          <table:table-cell table:formula="of:=365+[.C565]" office:value-type="float" office:value="563" calcext:value-type="float">
            <text:p>56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943362" calcext:value-type="float">
            <text:p>11943362</text:p>
          </table:table-cell>
          <table:table-cell table:formula="of:=[.A566]/(1000*60)" office:value-type="float" office:value="199.056033333333" calcext:value-type="float">
            <text:p>199.0560333333</text:p>
          </table:table-cell>
          <table:table-cell table:formula="of:=ROUND([.B566];0)" office:value-type="float" office:value="199" calcext:value-type="float">
            <text:p>199</text:p>
          </table:table-cell>
          <table:table-cell table:formula="of:=365+[.C566]" office:value-type="float" office:value="564" calcext:value-type="float">
            <text:p>56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003376" calcext:value-type="float">
            <text:p>12003376</text:p>
          </table:table-cell>
          <table:table-cell table:formula="of:=[.A567]/(1000*60)" office:value-type="float" office:value="200.056266666667" calcext:value-type="float">
            <text:p>200.0562666667</text:p>
          </table:table-cell>
          <table:table-cell table:formula="of:=ROUND([.B567];0)" office:value-type="float" office:value="200" calcext:value-type="float">
            <text:p>200</text:p>
          </table:table-cell>
          <table:table-cell table:formula="of:=365+[.C567]" office:value-type="float" office:value="565" calcext:value-type="float">
            <text:p>56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063389" calcext:value-type="float">
            <text:p>12063389</text:p>
          </table:table-cell>
          <table:table-cell table:formula="of:=[.A568]/(1000*60)" office:value-type="float" office:value="201.056483333333" calcext:value-type="float">
            <text:p>201.0564833333</text:p>
          </table:table-cell>
          <table:table-cell table:formula="of:=ROUND([.B568];0)" office:value-type="float" office:value="201" calcext:value-type="float">
            <text:p>201</text:p>
          </table:table-cell>
          <table:table-cell table:formula="of:=365+[.C568]" office:value-type="float" office:value="566" calcext:value-type="float">
            <text:p>56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123404" calcext:value-type="float">
            <text:p>12123404</text:p>
          </table:table-cell>
          <table:table-cell table:formula="of:=[.A569]/(1000*60)" office:value-type="float" office:value="202.056733333333" calcext:value-type="float">
            <text:p>202.0567333333</text:p>
          </table:table-cell>
          <table:table-cell table:formula="of:=ROUND([.B569];0)" office:value-type="float" office:value="202" calcext:value-type="float">
            <text:p>202</text:p>
          </table:table-cell>
          <table:table-cell table:formula="of:=365+[.C569]" office:value-type="float" office:value="567" calcext:value-type="float">
            <text:p>56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183417" calcext:value-type="float">
            <text:p>12183417</text:p>
          </table:table-cell>
          <table:table-cell table:formula="of:=[.A570]/(1000*60)" office:value-type="float" office:value="203.05695" calcext:value-type="float">
            <text:p>203.05695</text:p>
          </table:table-cell>
          <table:table-cell table:formula="of:=ROUND([.B570];0)" office:value-type="float" office:value="203" calcext:value-type="float">
            <text:p>203</text:p>
          </table:table-cell>
          <table:table-cell table:formula="of:=365+[.C570]" office:value-type="float" office:value="568" calcext:value-type="float">
            <text:p>56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243431" calcext:value-type="float">
            <text:p>12243431</text:p>
          </table:table-cell>
          <table:table-cell table:formula="of:=[.A571]/(1000*60)" office:value-type="float" office:value="204.057183333333" calcext:value-type="float">
            <text:p>204.0571833333</text:p>
          </table:table-cell>
          <table:table-cell table:formula="of:=ROUND([.B571];0)" office:value-type="float" office:value="204" calcext:value-type="float">
            <text:p>204</text:p>
          </table:table-cell>
          <table:table-cell table:formula="of:=365+[.C571]" office:value-type="float" office:value="569" calcext:value-type="float">
            <text:p>56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303446" calcext:value-type="float">
            <text:p>12303446</text:p>
          </table:table-cell>
          <table:table-cell table:formula="of:=[.A572]/(1000*60)" office:value-type="float" office:value="205.057433333333" calcext:value-type="float">
            <text:p>205.0574333333</text:p>
          </table:table-cell>
          <table:table-cell table:formula="of:=ROUND([.B572];0)" office:value-type="float" office:value="205" calcext:value-type="float">
            <text:p>205</text:p>
          </table:table-cell>
          <table:table-cell table:formula="of:=365+[.C572]" office:value-type="float" office:value="570" calcext:value-type="float">
            <text:p>57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363459" calcext:value-type="float">
            <text:p>12363459</text:p>
          </table:table-cell>
          <table:table-cell table:formula="of:=[.A573]/(1000*60)" office:value-type="float" office:value="206.05765" calcext:value-type="float">
            <text:p>206.05765</text:p>
          </table:table-cell>
          <table:table-cell table:formula="of:=ROUND([.B573];0)" office:value-type="float" office:value="206" calcext:value-type="float">
            <text:p>206</text:p>
          </table:table-cell>
          <table:table-cell table:formula="of:=365+[.C573]" office:value-type="float" office:value="571" calcext:value-type="float">
            <text:p>57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423474" calcext:value-type="float">
            <text:p>12423474</text:p>
          </table:table-cell>
          <table:table-cell table:formula="of:=[.A574]/(1000*60)" office:value-type="float" office:value="207.0579" calcext:value-type="float">
            <text:p>207.0579</text:p>
          </table:table-cell>
          <table:table-cell table:formula="of:=ROUND([.B574];0)" office:value-type="float" office:value="207" calcext:value-type="float">
            <text:p>207</text:p>
          </table:table-cell>
          <table:table-cell table:formula="of:=365+[.C574]" office:value-type="float" office:value="572" calcext:value-type="float">
            <text:p>57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483487" calcext:value-type="float">
            <text:p>12483487</text:p>
          </table:table-cell>
          <table:table-cell table:formula="of:=[.A575]/(1000*60)" office:value-type="float" office:value="208.058116666667" calcext:value-type="float">
            <text:p>208.0581166667</text:p>
          </table:table-cell>
          <table:table-cell table:formula="of:=ROUND([.B575];0)" office:value-type="float" office:value="208" calcext:value-type="float">
            <text:p>208</text:p>
          </table:table-cell>
          <table:table-cell table:formula="of:=365+[.C575]" office:value-type="float" office:value="573" calcext:value-type="float">
            <text:p>57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543501" calcext:value-type="float">
            <text:p>12543501</text:p>
          </table:table-cell>
          <table:table-cell table:formula="of:=[.A576]/(1000*60)" office:value-type="float" office:value="209.05835" calcext:value-type="float">
            <text:p>209.05835</text:p>
          </table:table-cell>
          <table:table-cell table:formula="of:=ROUND([.B576];0)" office:value-type="float" office:value="209" calcext:value-type="float">
            <text:p>209</text:p>
          </table:table-cell>
          <table:table-cell table:formula="of:=365+[.C576]" office:value-type="float" office:value="574" calcext:value-type="float">
            <text:p>57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603515" calcext:value-type="float">
            <text:p>12603515</text:p>
          </table:table-cell>
          <table:table-cell table:formula="of:=[.A577]/(1000*60)" office:value-type="float" office:value="210.058583333333" calcext:value-type="float">
            <text:p>210.0585833333</text:p>
          </table:table-cell>
          <table:table-cell table:formula="of:=ROUND([.B577];0)" office:value-type="float" office:value="210" calcext:value-type="float">
            <text:p>210</text:p>
          </table:table-cell>
          <table:table-cell table:formula="of:=365+[.C577]" office:value-type="float" office:value="575" calcext:value-type="float">
            <text:p>57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663529" calcext:value-type="float">
            <text:p>12663529</text:p>
          </table:table-cell>
          <table:table-cell table:formula="of:=[.A578]/(1000*60)" office:value-type="float" office:value="211.058816666667" calcext:value-type="float">
            <text:p>211.0588166667</text:p>
          </table:table-cell>
          <table:table-cell table:formula="of:=ROUND([.B578];0)" office:value-type="float" office:value="211" calcext:value-type="float">
            <text:p>211</text:p>
          </table:table-cell>
          <table:table-cell table:formula="of:=365+[.C578]" office:value-type="float" office:value="576" calcext:value-type="float">
            <text:p>57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723557" calcext:value-type="float">
            <text:p>12723557</text:p>
          </table:table-cell>
          <table:table-cell table:formula="of:=[.A579]/(1000*60)" office:value-type="float" office:value="212.059283333333" calcext:value-type="float">
            <text:p>212.0592833333</text:p>
          </table:table-cell>
          <table:table-cell table:formula="of:=ROUND([.B579];0)" office:value-type="float" office:value="212" calcext:value-type="float">
            <text:p>212</text:p>
          </table:table-cell>
          <table:table-cell table:formula="of:=365+[.C579]" office:value-type="float" office:value="577" calcext:value-type="float">
            <text:p>57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783571" calcext:value-type="float">
            <text:p>12783571</text:p>
          </table:table-cell>
          <table:table-cell table:formula="of:=[.A580]/(1000*60)" office:value-type="float" office:value="213.059516666667" calcext:value-type="float">
            <text:p>213.0595166667</text:p>
          </table:table-cell>
          <table:table-cell table:formula="of:=ROUND([.B580];0)" office:value-type="float" office:value="213" calcext:value-type="float">
            <text:p>213</text:p>
          </table:table-cell>
          <table:table-cell table:formula="of:=365+[.C580]" office:value-type="float" office:value="578" calcext:value-type="float">
            <text:p>57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843585" calcext:value-type="float">
            <text:p>12843585</text:p>
          </table:table-cell>
          <table:table-cell table:formula="of:=[.A581]/(1000*60)" office:value-type="float" office:value="214.05975" calcext:value-type="float">
            <text:p>214.05975</text:p>
          </table:table-cell>
          <table:table-cell table:formula="of:=ROUND([.B581];0)" office:value-type="float" office:value="214" calcext:value-type="float">
            <text:p>214</text:p>
          </table:table-cell>
          <table:table-cell table:formula="of:=365+[.C581]" office:value-type="float" office:value="579" calcext:value-type="float">
            <text:p>57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903600" calcext:value-type="float">
            <text:p>12903600</text:p>
          </table:table-cell>
          <table:table-cell table:formula="of:=[.A582]/(1000*60)" office:value-type="float" office:value="215.06" calcext:value-type="float">
            <text:p>215.06</text:p>
          </table:table-cell>
          <table:table-cell table:formula="of:=ROUND([.B582];0)" office:value-type="float" office:value="215" calcext:value-type="float">
            <text:p>215</text:p>
          </table:table-cell>
          <table:table-cell table:formula="of:=365+[.C582]" office:value-type="float" office:value="580" calcext:value-type="float">
            <text:p>58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963613" calcext:value-type="float">
            <text:p>12963613</text:p>
          </table:table-cell>
          <table:table-cell table:formula="of:=[.A583]/(1000*60)" office:value-type="float" office:value="216.060216666667" calcext:value-type="float">
            <text:p>216.0602166667</text:p>
          </table:table-cell>
          <table:table-cell table:formula="of:=ROUND([.B583];0)" office:value-type="float" office:value="216" calcext:value-type="float">
            <text:p>216</text:p>
          </table:table-cell>
          <table:table-cell table:formula="of:=365+[.C583]" office:value-type="float" office:value="581" calcext:value-type="float">
            <text:p>58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023628" calcext:value-type="float">
            <text:p>13023628</text:p>
          </table:table-cell>
          <table:table-cell table:formula="of:=[.A584]/(1000*60)" office:value-type="float" office:value="217.060466666667" calcext:value-type="float">
            <text:p>217.0604666667</text:p>
          </table:table-cell>
          <table:table-cell table:formula="of:=ROUND([.B584];0)" office:value-type="float" office:value="217" calcext:value-type="float">
            <text:p>217</text:p>
          </table:table-cell>
          <table:table-cell table:formula="of:=365+[.C584]" office:value-type="float" office:value="582" calcext:value-type="float">
            <text:p>58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083641" calcext:value-type="float">
            <text:p>13083641</text:p>
          </table:table-cell>
          <table:table-cell table:formula="of:=[.A585]/(1000*60)" office:value-type="float" office:value="218.060683333333" calcext:value-type="float">
            <text:p>218.0606833333</text:p>
          </table:table-cell>
          <table:table-cell table:formula="of:=ROUND([.B585];0)" office:value-type="float" office:value="218" calcext:value-type="float">
            <text:p>218</text:p>
          </table:table-cell>
          <table:table-cell table:formula="of:=365+[.C585]" office:value-type="float" office:value="583" calcext:value-type="float">
            <text:p>58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143655" calcext:value-type="float">
            <text:p>13143655</text:p>
          </table:table-cell>
          <table:table-cell table:formula="of:=[.A586]/(1000*60)" office:value-type="float" office:value="219.060916666667" calcext:value-type="float">
            <text:p>219.0609166667</text:p>
          </table:table-cell>
          <table:table-cell table:formula="of:=ROUND([.B586];0)" office:value-type="float" office:value="219" calcext:value-type="float">
            <text:p>219</text:p>
          </table:table-cell>
          <table:table-cell table:formula="of:=365+[.C586]" office:value-type="float" office:value="584" calcext:value-type="float">
            <text:p>58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203670" calcext:value-type="float">
            <text:p>13203670</text:p>
          </table:table-cell>
          <table:table-cell table:formula="of:=[.A587]/(1000*60)" office:value-type="float" office:value="220.061166666667" calcext:value-type="float">
            <text:p>220.0611666667</text:p>
          </table:table-cell>
          <table:table-cell table:formula="of:=ROUND([.B587];0)" office:value-type="float" office:value="220" calcext:value-type="float">
            <text:p>220</text:p>
          </table:table-cell>
          <table:table-cell table:formula="of:=365+[.C587]" office:value-type="float" office:value="585" calcext:value-type="float">
            <text:p>58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263683" calcext:value-type="float">
            <text:p>13263683</text:p>
          </table:table-cell>
          <table:table-cell table:formula="of:=[.A588]/(1000*60)" office:value-type="float" office:value="221.061383333333" calcext:value-type="float">
            <text:p>221.0613833333</text:p>
          </table:table-cell>
          <table:table-cell table:formula="of:=ROUND([.B588];0)" office:value-type="float" office:value="221" calcext:value-type="float">
            <text:p>221</text:p>
          </table:table-cell>
          <table:table-cell table:formula="of:=365+[.C588]" office:value-type="float" office:value="586" calcext:value-type="float">
            <text:p>58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3323697" calcext:value-type="float">
            <text:p>13323697</text:p>
          </table:table-cell>
          <table:table-cell table:formula="of:=[.A589]/(1000*60)" office:value-type="float" office:value="222.061616666667" calcext:value-type="float">
            <text:p>222.0616166667</text:p>
          </table:table-cell>
          <table:table-cell table:formula="of:=ROUND([.B589];0)" office:value-type="float" office:value="222" calcext:value-type="float">
            <text:p>222</text:p>
          </table:table-cell>
          <table:table-cell table:formula="of:=365+[.C589]" office:value-type="float" office:value="587" calcext:value-type="float">
            <text:p>58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383711" calcext:value-type="float">
            <text:p>13383711</text:p>
          </table:table-cell>
          <table:table-cell table:formula="of:=[.A590]/(1000*60)" office:value-type="float" office:value="223.06185" calcext:value-type="float">
            <text:p>223.06185</text:p>
          </table:table-cell>
          <table:table-cell table:formula="of:=ROUND([.B590];0)" office:value-type="float" office:value="223" calcext:value-type="float">
            <text:p>223</text:p>
          </table:table-cell>
          <table:table-cell table:formula="of:=365+[.C590]" office:value-type="float" office:value="588" calcext:value-type="float">
            <text:p>58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443725" calcext:value-type="float">
            <text:p>13443725</text:p>
          </table:table-cell>
          <table:table-cell table:formula="of:=[.A591]/(1000*60)" office:value-type="float" office:value="224.062083333333" calcext:value-type="float">
            <text:p>224.0620833333</text:p>
          </table:table-cell>
          <table:table-cell table:formula="of:=ROUND([.B591];0)" office:value-type="float" office:value="224" calcext:value-type="float">
            <text:p>224</text:p>
          </table:table-cell>
          <table:table-cell table:formula="of:=365+[.C591]" office:value-type="float" office:value="589" calcext:value-type="float">
            <text:p>58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503738" calcext:value-type="float">
            <text:p>13503738</text:p>
          </table:table-cell>
          <table:table-cell table:formula="of:=[.A592]/(1000*60)" office:value-type="float" office:value="225.0623" calcext:value-type="float">
            <text:p>225.0623</text:p>
          </table:table-cell>
          <table:table-cell table:formula="of:=ROUND([.B592];0)" office:value-type="float" office:value="225" calcext:value-type="float">
            <text:p>225</text:p>
          </table:table-cell>
          <table:table-cell table:formula="of:=365+[.C592]" office:value-type="float" office:value="590" calcext:value-type="float">
            <text:p>59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563753" calcext:value-type="float">
            <text:p>13563753</text:p>
          </table:table-cell>
          <table:table-cell table:formula="of:=[.A593]/(1000*60)" office:value-type="float" office:value="226.06255" calcext:value-type="float">
            <text:p>226.06255</text:p>
          </table:table-cell>
          <table:table-cell table:formula="of:=ROUND([.B593];0)" office:value-type="float" office:value="226" calcext:value-type="float">
            <text:p>226</text:p>
          </table:table-cell>
          <table:table-cell table:formula="of:=365+[.C593]" office:value-type="float" office:value="591" calcext:value-type="float">
            <text:p>59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623767" calcext:value-type="float">
            <text:p>13623767</text:p>
          </table:table-cell>
          <table:table-cell table:formula="of:=[.A594]/(1000*60)" office:value-type="float" office:value="227.062783333333" calcext:value-type="float">
            <text:p>227.0627833333</text:p>
          </table:table-cell>
          <table:table-cell table:formula="of:=ROUND([.B594];0)" office:value-type="float" office:value="227" calcext:value-type="float">
            <text:p>227</text:p>
          </table:table-cell>
          <table:table-cell table:formula="of:=365+[.C594]" office:value-type="float" office:value="592" calcext:value-type="float">
            <text:p>59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683780" calcext:value-type="float">
            <text:p>13683780</text:p>
          </table:table-cell>
          <table:table-cell table:formula="of:=[.A595]/(1000*60)" office:value-type="float" office:value="228.063" calcext:value-type="float">
            <text:p>228.063</text:p>
          </table:table-cell>
          <table:table-cell table:formula="of:=ROUND([.B595];0)" office:value-type="float" office:value="228" calcext:value-type="float">
            <text:p>228</text:p>
          </table:table-cell>
          <table:table-cell table:formula="of:=365+[.C595]" office:value-type="float" office:value="593" calcext:value-type="float">
            <text:p>59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743795" calcext:value-type="float">
            <text:p>13743795</text:p>
          </table:table-cell>
          <table:table-cell table:formula="of:=[.A596]/(1000*60)" office:value-type="float" office:value="229.06325" calcext:value-type="float">
            <text:p>229.06325</text:p>
          </table:table-cell>
          <table:table-cell table:formula="of:=ROUND([.B596];0)" office:value-type="float" office:value="229" calcext:value-type="float">
            <text:p>229</text:p>
          </table:table-cell>
          <table:table-cell table:formula="of:=365+[.C596]" office:value-type="float" office:value="594" calcext:value-type="float">
            <text:p>59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3803808" calcext:value-type="float">
            <text:p>13803808</text:p>
          </table:table-cell>
          <table:table-cell table:formula="of:=[.A597]/(1000*60)" office:value-type="float" office:value="230.063466666667" calcext:value-type="float">
            <text:p>230.0634666667</text:p>
          </table:table-cell>
          <table:table-cell table:formula="of:=ROUND([.B597];0)" office:value-type="float" office:value="230" calcext:value-type="float">
            <text:p>230</text:p>
          </table:table-cell>
          <table:table-cell table:formula="of:=365+[.C597]" office:value-type="float" office:value="595" calcext:value-type="float">
            <text:p>59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863822" calcext:value-type="float">
            <text:p>13863822</text:p>
          </table:table-cell>
          <table:table-cell table:formula="of:=[.A598]/(1000*60)" office:value-type="float" office:value="231.0637" calcext:value-type="float">
            <text:p>231.0637</text:p>
          </table:table-cell>
          <table:table-cell table:formula="of:=ROUND([.B598];0)" office:value-type="float" office:value="231" calcext:value-type="float">
            <text:p>231</text:p>
          </table:table-cell>
          <table:table-cell table:formula="of:=365+[.C598]" office:value-type="float" office:value="596" calcext:value-type="float">
            <text:p>59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923836" calcext:value-type="float">
            <text:p>13923836</text:p>
          </table:table-cell>
          <table:table-cell table:formula="of:=[.A599]/(1000*60)" office:value-type="float" office:value="232.063933333333" calcext:value-type="float">
            <text:p>232.0639333333</text:p>
          </table:table-cell>
          <table:table-cell table:formula="of:=ROUND([.B599];0)" office:value-type="float" office:value="232" calcext:value-type="float">
            <text:p>232</text:p>
          </table:table-cell>
          <table:table-cell table:formula="of:=365+[.C599]" office:value-type="float" office:value="597" calcext:value-type="float">
            <text:p>59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983850" calcext:value-type="float">
            <text:p>13983850</text:p>
          </table:table-cell>
          <table:table-cell table:formula="of:=[.A600]/(1000*60)" office:value-type="float" office:value="233.064166666667" calcext:value-type="float">
            <text:p>233.0641666667</text:p>
          </table:table-cell>
          <table:table-cell table:formula="of:=ROUND([.B600];0)" office:value-type="float" office:value="233" calcext:value-type="float">
            <text:p>233</text:p>
          </table:table-cell>
          <table:table-cell table:formula="of:=365+[.C600]" office:value-type="float" office:value="598" calcext:value-type="float">
            <text:p>59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043865" calcext:value-type="float">
            <text:p>14043865</text:p>
          </table:table-cell>
          <table:table-cell table:formula="of:=[.A601]/(1000*60)" office:value-type="float" office:value="234.064416666667" calcext:value-type="float">
            <text:p>234.0644166667</text:p>
          </table:table-cell>
          <table:table-cell table:formula="of:=ROUND([.B601];0)" office:value-type="float" office:value="234" calcext:value-type="float">
            <text:p>234</text:p>
          </table:table-cell>
          <table:table-cell table:formula="of:=365+[.C601]" office:value-type="float" office:value="599" calcext:value-type="float">
            <text:p>59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103876" calcext:value-type="float">
            <text:p>14103876</text:p>
          </table:table-cell>
          <table:table-cell table:formula="of:=[.A602]/(1000*60)" office:value-type="float" office:value="235.0646" calcext:value-type="float">
            <text:p>235.0646</text:p>
          </table:table-cell>
          <table:table-cell table:formula="of:=ROUND([.B602];0)" office:value-type="float" office:value="235" calcext:value-type="float">
            <text:p>235</text:p>
          </table:table-cell>
          <table:table-cell table:formula="of:=365+[.C602]" office:value-type="float" office:value="600" calcext:value-type="float">
            <text:p>60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163890" calcext:value-type="float">
            <text:p>14163890</text:p>
          </table:table-cell>
          <table:table-cell table:formula="of:=[.A603]/(1000*60)" office:value-type="float" office:value="236.064833333333" calcext:value-type="float">
            <text:p>236.0648333333</text:p>
          </table:table-cell>
          <table:table-cell table:formula="of:=ROUND([.B603];0)" office:value-type="float" office:value="236" calcext:value-type="float">
            <text:p>236</text:p>
          </table:table-cell>
          <table:table-cell table:formula="of:=365+[.C603]" office:value-type="float" office:value="601" calcext:value-type="float">
            <text:p>60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223904" calcext:value-type="float">
            <text:p>14223904</text:p>
          </table:table-cell>
          <table:table-cell table:formula="of:=[.A604]/(1000*60)" office:value-type="float" office:value="237.065066666667" calcext:value-type="float">
            <text:p>237.0650666667</text:p>
          </table:table-cell>
          <table:table-cell table:formula="of:=ROUND([.B604];0)" office:value-type="float" office:value="237" calcext:value-type="float">
            <text:p>237</text:p>
          </table:table-cell>
          <table:table-cell table:formula="of:=365+[.C604]" office:value-type="float" office:value="602" calcext:value-type="float">
            <text:p>60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283918" calcext:value-type="float">
            <text:p>14283918</text:p>
          </table:table-cell>
          <table:table-cell table:formula="of:=[.A605]/(1000*60)" office:value-type="float" office:value="238.0653" calcext:value-type="float">
            <text:p>238.0653</text:p>
          </table:table-cell>
          <table:table-cell table:formula="of:=ROUND([.B605];0)" office:value-type="float" office:value="238" calcext:value-type="float">
            <text:p>238</text:p>
          </table:table-cell>
          <table:table-cell table:formula="of:=365+[.C605]" office:value-type="float" office:value="603" calcext:value-type="float">
            <text:p>60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343932" calcext:value-type="float">
            <text:p>14343932</text:p>
          </table:table-cell>
          <table:table-cell table:formula="of:=[.A606]/(1000*60)" office:value-type="float" office:value="239.065533333333" calcext:value-type="float">
            <text:p>239.0655333333</text:p>
          </table:table-cell>
          <table:table-cell table:formula="of:=ROUND([.B606];0)" office:value-type="float" office:value="239" calcext:value-type="float">
            <text:p>239</text:p>
          </table:table-cell>
          <table:table-cell table:formula="of:=365+[.C606]" office:value-type="float" office:value="604" calcext:value-type="float">
            <text:p>60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403946" calcext:value-type="float">
            <text:p>14403946</text:p>
          </table:table-cell>
          <table:table-cell table:formula="of:=[.A607]/(1000*60)" office:value-type="float" office:value="240.065766666667" calcext:value-type="float">
            <text:p>240.0657666667</text:p>
          </table:table-cell>
          <table:table-cell table:formula="of:=ROUND([.B607];0)" office:value-type="float" office:value="240" calcext:value-type="float">
            <text:p>240</text:p>
          </table:table-cell>
          <table:table-cell table:formula="of:=365+[.C607]" office:value-type="float" office:value="605" calcext:value-type="float">
            <text:p>60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463974" calcext:value-type="float">
            <text:p>14463974</text:p>
          </table:table-cell>
          <table:table-cell table:formula="of:=[.A608]/(1000*60)" office:value-type="float" office:value="241.066233333333" calcext:value-type="float">
            <text:p>241.0662333333</text:p>
          </table:table-cell>
          <table:table-cell table:formula="of:=ROUND([.B608];0)" office:value-type="float" office:value="241" calcext:value-type="float">
            <text:p>241</text:p>
          </table:table-cell>
          <table:table-cell table:formula="of:=365+[.C608]" office:value-type="float" office:value="606" calcext:value-type="float">
            <text:p>60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523988" calcext:value-type="float">
            <text:p>14523988</text:p>
          </table:table-cell>
          <table:table-cell table:formula="of:=[.A609]/(1000*60)" office:value-type="float" office:value="242.066466666667" calcext:value-type="float">
            <text:p>242.0664666667</text:p>
          </table:table-cell>
          <table:table-cell table:formula="of:=ROUND([.B609];0)" office:value-type="float" office:value="242" calcext:value-type="float">
            <text:p>242</text:p>
          </table:table-cell>
          <table:table-cell table:formula="of:=365+[.C609]" office:value-type="float" office:value="607" calcext:value-type="float">
            <text:p>60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584003" calcext:value-type="float">
            <text:p>14584003</text:p>
          </table:table-cell>
          <table:table-cell table:formula="of:=[.A610]/(1000*60)" office:value-type="float" office:value="243.066716666667" calcext:value-type="float">
            <text:p>243.0667166667</text:p>
          </table:table-cell>
          <table:table-cell table:formula="of:=ROUND([.B610];0)" office:value-type="float" office:value="243" calcext:value-type="float">
            <text:p>243</text:p>
          </table:table-cell>
          <table:table-cell table:formula="of:=365+[.C610]" office:value-type="float" office:value="608" calcext:value-type="float">
            <text:p>60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644017" calcext:value-type="float">
            <text:p>14644017</text:p>
          </table:table-cell>
          <table:table-cell table:formula="of:=[.A611]/(1000*60)" office:value-type="float" office:value="244.06695" calcext:value-type="float">
            <text:p>244.06695</text:p>
          </table:table-cell>
          <table:table-cell table:formula="of:=ROUND([.B611];0)" office:value-type="float" office:value="244" calcext:value-type="float">
            <text:p>244</text:p>
          </table:table-cell>
          <table:table-cell table:formula="of:=365+[.C611]" office:value-type="float" office:value="609" calcext:value-type="float">
            <text:p>60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704030" calcext:value-type="float">
            <text:p>14704030</text:p>
          </table:table-cell>
          <table:table-cell table:formula="of:=[.A612]/(1000*60)" office:value-type="float" office:value="245.067166666667" calcext:value-type="float">
            <text:p>245.0671666667</text:p>
          </table:table-cell>
          <table:table-cell table:formula="of:=ROUND([.B612];0)" office:value-type="float" office:value="245" calcext:value-type="float">
            <text:p>245</text:p>
          </table:table-cell>
          <table:table-cell table:formula="of:=365+[.C612]" office:value-type="float" office:value="610" calcext:value-type="float">
            <text:p>61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764045" calcext:value-type="float">
            <text:p>14764045</text:p>
          </table:table-cell>
          <table:table-cell table:formula="of:=[.A613]/(1000*60)" office:value-type="float" office:value="246.067416666667" calcext:value-type="float">
            <text:p>246.0674166667</text:p>
          </table:table-cell>
          <table:table-cell table:formula="of:=ROUND([.B613];0)" office:value-type="float" office:value="246" calcext:value-type="float">
            <text:p>246</text:p>
          </table:table-cell>
          <table:table-cell table:formula="of:=365+[.C613]" office:value-type="float" office:value="611" calcext:value-type="float">
            <text:p>61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824058" calcext:value-type="float">
            <text:p>14824058</text:p>
          </table:table-cell>
          <table:table-cell table:formula="of:=[.A614]/(1000*60)" office:value-type="float" office:value="247.067633333333" calcext:value-type="float">
            <text:p>247.0676333333</text:p>
          </table:table-cell>
          <table:table-cell table:formula="of:=ROUND([.B614];0)" office:value-type="float" office:value="247" calcext:value-type="float">
            <text:p>247</text:p>
          </table:table-cell>
          <table:table-cell table:formula="of:=365+[.C614]" office:value-type="float" office:value="612" calcext:value-type="float">
            <text:p>61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884072" calcext:value-type="float">
            <text:p>14884072</text:p>
          </table:table-cell>
          <table:table-cell table:formula="of:=[.A615]/(1000*60)" office:value-type="float" office:value="248.067866666667" calcext:value-type="float">
            <text:p>248.0678666667</text:p>
          </table:table-cell>
          <table:table-cell table:formula="of:=ROUND([.B615];0)" office:value-type="float" office:value="248" calcext:value-type="float">
            <text:p>248</text:p>
          </table:table-cell>
          <table:table-cell table:formula="of:=365+[.C615]" office:value-type="float" office:value="613" calcext:value-type="float">
            <text:p>61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944087" calcext:value-type="float">
            <text:p>14944087</text:p>
          </table:table-cell>
          <table:table-cell table:formula="of:=[.A616]/(1000*60)" office:value-type="float" office:value="249.068116666667" calcext:value-type="float">
            <text:p>249.0681166667</text:p>
          </table:table-cell>
          <table:table-cell table:formula="of:=ROUND([.B616];0)" office:value-type="float" office:value="249" calcext:value-type="float">
            <text:p>249</text:p>
          </table:table-cell>
          <table:table-cell table:formula="of:=365+[.C616]" office:value-type="float" office:value="614" calcext:value-type="float">
            <text:p>61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004100" calcext:value-type="float">
            <text:p>15004100</text:p>
          </table:table-cell>
          <table:table-cell table:formula="of:=[.A617]/(1000*60)" office:value-type="float" office:value="250.068333333333" calcext:value-type="float">
            <text:p>250.0683333333</text:p>
          </table:table-cell>
          <table:table-cell table:formula="of:=ROUND([.B617];0)" office:value-type="float" office:value="250" calcext:value-type="float">
            <text:p>250</text:p>
          </table:table-cell>
          <table:table-cell table:formula="of:=365+[.C617]" office:value-type="float" office:value="615" calcext:value-type="float">
            <text:p>61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064115" calcext:value-type="float">
            <text:p>15064115</text:p>
          </table:table-cell>
          <table:table-cell table:formula="of:=[.A618]/(1000*60)" office:value-type="float" office:value="251.068583333333" calcext:value-type="float">
            <text:p>251.0685833333</text:p>
          </table:table-cell>
          <table:table-cell table:formula="of:=ROUND([.B618];0)" office:value-type="float" office:value="251" calcext:value-type="float">
            <text:p>251</text:p>
          </table:table-cell>
          <table:table-cell table:formula="of:=365+[.C618]" office:value-type="float" office:value="616" calcext:value-type="float">
            <text:p>61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124128" calcext:value-type="float">
            <text:p>15124128</text:p>
          </table:table-cell>
          <table:table-cell table:formula="of:=[.A619]/(1000*60)" office:value-type="float" office:value="252.0688" calcext:value-type="float">
            <text:p>252.0688</text:p>
          </table:table-cell>
          <table:table-cell table:formula="of:=ROUND([.B619];0)" office:value-type="float" office:value="252" calcext:value-type="float">
            <text:p>252</text:p>
          </table:table-cell>
          <table:table-cell table:formula="of:=365+[.C619]" office:value-type="float" office:value="617" calcext:value-type="float">
            <text:p>61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184142" calcext:value-type="float">
            <text:p>15184142</text:p>
          </table:table-cell>
          <table:table-cell table:formula="of:=[.A620]/(1000*60)" office:value-type="float" office:value="253.069033333333" calcext:value-type="float">
            <text:p>253.0690333333</text:p>
          </table:table-cell>
          <table:table-cell table:formula="of:=ROUND([.B620];0)" office:value-type="float" office:value="253" calcext:value-type="float">
            <text:p>253</text:p>
          </table:table-cell>
          <table:table-cell table:formula="of:=365+[.C620]" office:value-type="float" office:value="618" calcext:value-type="float">
            <text:p>61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5244156" calcext:value-type="float">
            <text:p>15244156</text:p>
          </table:table-cell>
          <table:table-cell table:formula="of:=[.A621]/(1000*60)" office:value-type="float" office:value="254.069266666667" calcext:value-type="float">
            <text:p>254.0692666667</text:p>
          </table:table-cell>
          <table:table-cell table:formula="of:=ROUND([.B621];0)" office:value-type="float" office:value="254" calcext:value-type="float">
            <text:p>254</text:p>
          </table:table-cell>
          <table:table-cell table:formula="of:=365+[.C621]" office:value-type="float" office:value="619" calcext:value-type="float">
            <text:p>61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304170" calcext:value-type="float">
            <text:p>15304170</text:p>
          </table:table-cell>
          <table:table-cell table:formula="of:=[.A622]/(1000*60)" office:value-type="float" office:value="255.0695" calcext:value-type="float">
            <text:p>255.0695</text:p>
          </table:table-cell>
          <table:table-cell table:formula="of:=ROUND([.B622];0)" office:value-type="float" office:value="255" calcext:value-type="float">
            <text:p>255</text:p>
          </table:table-cell>
          <table:table-cell table:formula="of:=365+[.C622]" office:value-type="float" office:value="620" calcext:value-type="float">
            <text:p>62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364184" calcext:value-type="float">
            <text:p>15364184</text:p>
          </table:table-cell>
          <table:table-cell table:formula="of:=[.A623]/(1000*60)" office:value-type="float" office:value="256.069733333333" calcext:value-type="float">
            <text:p>256.0697333333</text:p>
          </table:table-cell>
          <table:table-cell table:formula="of:=ROUND([.B623];0)" office:value-type="float" office:value="256" calcext:value-type="float">
            <text:p>256</text:p>
          </table:table-cell>
          <table:table-cell table:formula="of:=365+[.C623]" office:value-type="float" office:value="621" calcext:value-type="float">
            <text:p>62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424198" calcext:value-type="float">
            <text:p>15424198</text:p>
          </table:table-cell>
          <table:table-cell table:formula="of:=[.A624]/(1000*60)" office:value-type="float" office:value="257.069966666667" calcext:value-type="float">
            <text:p>257.0699666667</text:p>
          </table:table-cell>
          <table:table-cell table:formula="of:=ROUND([.B624];0)" office:value-type="float" office:value="257" calcext:value-type="float">
            <text:p>257</text:p>
          </table:table-cell>
          <table:table-cell table:formula="of:=365+[.C624]" office:value-type="float" office:value="622" calcext:value-type="float">
            <text:p>62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484212" calcext:value-type="float">
            <text:p>15484212</text:p>
          </table:table-cell>
          <table:table-cell table:formula="of:=[.A625]/(1000*60)" office:value-type="float" office:value="258.0702" calcext:value-type="float">
            <text:p>258.0702</text:p>
          </table:table-cell>
          <table:table-cell table:formula="of:=ROUND([.B625];0)" office:value-type="float" office:value="258" calcext:value-type="float">
            <text:p>258</text:p>
          </table:table-cell>
          <table:table-cell table:formula="of:=365+[.C625]" office:value-type="float" office:value="623" calcext:value-type="float">
            <text:p>62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544225" calcext:value-type="float">
            <text:p>15544225</text:p>
          </table:table-cell>
          <table:table-cell table:formula="of:=[.A626]/(1000*60)" office:value-type="float" office:value="259.070416666667" calcext:value-type="float">
            <text:p>259.0704166667</text:p>
          </table:table-cell>
          <table:table-cell table:formula="of:=ROUND([.B626];0)" office:value-type="float" office:value="259" calcext:value-type="float">
            <text:p>259</text:p>
          </table:table-cell>
          <table:table-cell table:formula="of:=365+[.C626]" office:value-type="float" office:value="624" calcext:value-type="float">
            <text:p>62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604240" calcext:value-type="float">
            <text:p>15604240</text:p>
          </table:table-cell>
          <table:table-cell table:formula="of:=[.A627]/(1000*60)" office:value-type="float" office:value="260.070666666667" calcext:value-type="float">
            <text:p>260.0706666667</text:p>
          </table:table-cell>
          <table:table-cell table:formula="of:=ROUND([.B627];0)" office:value-type="float" office:value="260" calcext:value-type="float">
            <text:p>260</text:p>
          </table:table-cell>
          <table:table-cell table:formula="of:=365+[.C627]" office:value-type="float" office:value="625" calcext:value-type="float">
            <text:p>62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664253" calcext:value-type="float">
            <text:p>15664253</text:p>
          </table:table-cell>
          <table:table-cell table:formula="of:=[.A628]/(1000*60)" office:value-type="float" office:value="261.070883333333" calcext:value-type="float">
            <text:p>261.0708833333</text:p>
          </table:table-cell>
          <table:table-cell table:formula="of:=ROUND([.B628];0)" office:value-type="float" office:value="261" calcext:value-type="float">
            <text:p>261</text:p>
          </table:table-cell>
          <table:table-cell table:formula="of:=365+[.C628]" office:value-type="float" office:value="626" calcext:value-type="float">
            <text:p>62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724267" calcext:value-type="float">
            <text:p>15724267</text:p>
          </table:table-cell>
          <table:table-cell table:formula="of:=[.A629]/(1000*60)" office:value-type="float" office:value="262.071116666667" calcext:value-type="float">
            <text:p>262.0711166667</text:p>
          </table:table-cell>
          <table:table-cell table:formula="of:=ROUND([.B629];0)" office:value-type="float" office:value="262" calcext:value-type="float">
            <text:p>262</text:p>
          </table:table-cell>
          <table:table-cell table:formula="of:=365+[.C629]" office:value-type="float" office:value="627" calcext:value-type="float">
            <text:p>62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784282" calcext:value-type="float">
            <text:p>15784282</text:p>
          </table:table-cell>
          <table:table-cell table:formula="of:=[.A630]/(1000*60)" office:value-type="float" office:value="263.071366666667" calcext:value-type="float">
            <text:p>263.0713666667</text:p>
          </table:table-cell>
          <table:table-cell table:formula="of:=ROUND([.B630];0)" office:value-type="float" office:value="263" calcext:value-type="float">
            <text:p>263</text:p>
          </table:table-cell>
          <table:table-cell table:formula="of:=365+[.C630]" office:value-type="float" office:value="628" calcext:value-type="float">
            <text:p>62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844295" calcext:value-type="float">
            <text:p>15844295</text:p>
          </table:table-cell>
          <table:table-cell table:formula="of:=[.A631]/(1000*60)" office:value-type="float" office:value="264.071583333333" calcext:value-type="float">
            <text:p>264.0715833333</text:p>
          </table:table-cell>
          <table:table-cell table:formula="of:=ROUND([.B631];0)" office:value-type="float" office:value="264" calcext:value-type="float">
            <text:p>264</text:p>
          </table:table-cell>
          <table:table-cell table:formula="of:=365+[.C631]" office:value-type="float" office:value="629" calcext:value-type="float">
            <text:p>62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904310" calcext:value-type="float">
            <text:p>15904310</text:p>
          </table:table-cell>
          <table:table-cell table:formula="of:=[.A632]/(1000*60)" office:value-type="float" office:value="265.071833333333" calcext:value-type="float">
            <text:p>265.0718333333</text:p>
          </table:table-cell>
          <table:table-cell table:formula="of:=ROUND([.B632];0)" office:value-type="float" office:value="265" calcext:value-type="float">
            <text:p>265</text:p>
          </table:table-cell>
          <table:table-cell table:formula="of:=365+[.C632]" office:value-type="float" office:value="630" calcext:value-type="float">
            <text:p>63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964323" calcext:value-type="float">
            <text:p>15964323</text:p>
          </table:table-cell>
          <table:table-cell table:formula="of:=[.A633]/(1000*60)" office:value-type="float" office:value="266.07205" calcext:value-type="float">
            <text:p>266.07205</text:p>
          </table:table-cell>
          <table:table-cell table:formula="of:=ROUND([.B633];0)" office:value-type="float" office:value="266" calcext:value-type="float">
            <text:p>266</text:p>
          </table:table-cell>
          <table:table-cell table:formula="of:=365+[.C633]" office:value-type="float" office:value="631" calcext:value-type="float">
            <text:p>63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024337" calcext:value-type="float">
            <text:p>16024337</text:p>
          </table:table-cell>
          <table:table-cell table:formula="of:=[.A634]/(1000*60)" office:value-type="float" office:value="267.072283333333" calcext:value-type="float">
            <text:p>267.0722833333</text:p>
          </table:table-cell>
          <table:table-cell table:formula="of:=ROUND([.B634];0)" office:value-type="float" office:value="267" calcext:value-type="float">
            <text:p>267</text:p>
          </table:table-cell>
          <table:table-cell table:formula="of:=365+[.C634]" office:value-type="float" office:value="632" calcext:value-type="float">
            <text:p>63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084352" calcext:value-type="float">
            <text:p>16084352</text:p>
          </table:table-cell>
          <table:table-cell table:formula="of:=[.A635]/(1000*60)" office:value-type="float" office:value="268.072533333333" calcext:value-type="float">
            <text:p>268.0725333333</text:p>
          </table:table-cell>
          <table:table-cell table:formula="of:=ROUND([.B635];0)" office:value-type="float" office:value="268" calcext:value-type="float">
            <text:p>268</text:p>
          </table:table-cell>
          <table:table-cell table:formula="of:=365+[.C635]" office:value-type="float" office:value="633" calcext:value-type="float">
            <text:p>63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144365" calcext:value-type="float">
            <text:p>16144365</text:p>
          </table:table-cell>
          <table:table-cell table:formula="of:=[.A636]/(1000*60)" office:value-type="float" office:value="269.07275" calcext:value-type="float">
            <text:p>269.07275</text:p>
          </table:table-cell>
          <table:table-cell table:formula="of:=ROUND([.B636];0)" office:value-type="float" office:value="269" calcext:value-type="float">
            <text:p>269</text:p>
          </table:table-cell>
          <table:table-cell table:formula="of:=365+[.C636]" office:value-type="float" office:value="634" calcext:value-type="float">
            <text:p>63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204379" calcext:value-type="float">
            <text:p>16204379</text:p>
          </table:table-cell>
          <table:table-cell table:formula="of:=[.A637]/(1000*60)" office:value-type="float" office:value="270.072983333333" calcext:value-type="float">
            <text:p>270.0729833333</text:p>
          </table:table-cell>
          <table:table-cell table:formula="of:=ROUND([.B637];0)" office:value-type="float" office:value="270" calcext:value-type="float">
            <text:p>270</text:p>
          </table:table-cell>
          <table:table-cell table:formula="of:=365+[.C637]" office:value-type="float" office:value="635" calcext:value-type="float">
            <text:p>63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264412" calcext:value-type="float">
            <text:p>16264412</text:p>
          </table:table-cell>
          <table:table-cell table:formula="of:=[.A638]/(1000*60)" office:value-type="float" office:value="271.073533333333" calcext:value-type="float">
            <text:p>271.0735333333</text:p>
          </table:table-cell>
          <table:table-cell table:formula="of:=ROUND([.B638];0)" office:value-type="float" office:value="271" calcext:value-type="float">
            <text:p>271</text:p>
          </table:table-cell>
          <table:table-cell table:formula="of:=365+[.C638]" office:value-type="float" office:value="636" calcext:value-type="float">
            <text:p>63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324425" calcext:value-type="float">
            <text:p>16324425</text:p>
          </table:table-cell>
          <table:table-cell table:formula="of:=[.A639]/(1000*60)" office:value-type="float" office:value="272.07375" calcext:value-type="float">
            <text:p>272.07375</text:p>
          </table:table-cell>
          <table:table-cell table:formula="of:=ROUND([.B639];0)" office:value-type="float" office:value="272" calcext:value-type="float">
            <text:p>272</text:p>
          </table:table-cell>
          <table:table-cell table:formula="of:=365+[.C639]" office:value-type="float" office:value="637" calcext:value-type="float">
            <text:p>63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384439" calcext:value-type="float">
            <text:p>16384439</text:p>
          </table:table-cell>
          <table:table-cell table:formula="of:=[.A640]/(1000*60)" office:value-type="float" office:value="273.073983333333" calcext:value-type="float">
            <text:p>273.0739833333</text:p>
          </table:table-cell>
          <table:table-cell table:formula="of:=ROUND([.B640];0)" office:value-type="float" office:value="273" calcext:value-type="float">
            <text:p>273</text:p>
          </table:table-cell>
          <table:table-cell table:formula="of:=365+[.C640]" office:value-type="float" office:value="638" calcext:value-type="float">
            <text:p>63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444453" calcext:value-type="float">
            <text:p>16444453</text:p>
          </table:table-cell>
          <table:table-cell table:formula="of:=[.A641]/(1000*60)" office:value-type="float" office:value="274.074216666667" calcext:value-type="float">
            <text:p>274.0742166667</text:p>
          </table:table-cell>
          <table:table-cell table:formula="of:=ROUND([.B641];0)" office:value-type="float" office:value="274" calcext:value-type="float">
            <text:p>274</text:p>
          </table:table-cell>
          <table:table-cell table:formula="of:=365+[.C641]" office:value-type="float" office:value="639" calcext:value-type="float">
            <text:p>63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504467" calcext:value-type="float">
            <text:p>16504467</text:p>
          </table:table-cell>
          <table:table-cell table:formula="of:=[.A642]/(1000*60)" office:value-type="float" office:value="275.07445" calcext:value-type="float">
            <text:p>275.07445</text:p>
          </table:table-cell>
          <table:table-cell table:formula="of:=ROUND([.B642];0)" office:value-type="float" office:value="275" calcext:value-type="float">
            <text:p>275</text:p>
          </table:table-cell>
          <table:table-cell table:formula="of:=365+[.C642]" office:value-type="float" office:value="640" calcext:value-type="float">
            <text:p>64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564481" calcext:value-type="float">
            <text:p>16564481</text:p>
          </table:table-cell>
          <table:table-cell table:formula="of:=[.A643]/(1000*60)" office:value-type="float" office:value="276.074683333333" calcext:value-type="float">
            <text:p>276.0746833333</text:p>
          </table:table-cell>
          <table:table-cell table:formula="of:=ROUND([.B643];0)" office:value-type="float" office:value="276" calcext:value-type="float">
            <text:p>276</text:p>
          </table:table-cell>
          <table:table-cell table:formula="of:=365+[.C643]" office:value-type="float" office:value="641" calcext:value-type="float">
            <text:p>64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624494" calcext:value-type="float">
            <text:p>16624494</text:p>
          </table:table-cell>
          <table:table-cell table:formula="of:=[.A644]/(1000*60)" office:value-type="float" office:value="277.0749" calcext:value-type="float">
            <text:p>277.0749</text:p>
          </table:table-cell>
          <table:table-cell table:formula="of:=ROUND([.B644];0)" office:value-type="float" office:value="277" calcext:value-type="float">
            <text:p>277</text:p>
          </table:table-cell>
          <table:table-cell table:formula="of:=365+[.C644]" office:value-type="float" office:value="642" calcext:value-type="float">
            <text:p>64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684508" calcext:value-type="float">
            <text:p>16684508</text:p>
          </table:table-cell>
          <table:table-cell table:formula="of:=[.A645]/(1000*60)" office:value-type="float" office:value="278.075133333333" calcext:value-type="float">
            <text:p>278.0751333333</text:p>
          </table:table-cell>
          <table:table-cell table:formula="of:=ROUND([.B645];0)" office:value-type="float" office:value="278" calcext:value-type="float">
            <text:p>278</text:p>
          </table:table-cell>
          <table:table-cell table:formula="of:=365+[.C645]" office:value-type="float" office:value="643" calcext:value-type="float">
            <text:p>64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744521" calcext:value-type="float">
            <text:p>16744521</text:p>
          </table:table-cell>
          <table:table-cell table:formula="of:=[.A646]/(1000*60)" office:value-type="float" office:value="279.07535" calcext:value-type="float">
            <text:p>279.07535</text:p>
          </table:table-cell>
          <table:table-cell table:formula="of:=ROUND([.B646];0)" office:value-type="float" office:value="279" calcext:value-type="float">
            <text:p>279</text:p>
          </table:table-cell>
          <table:table-cell table:formula="of:=365+[.C646]" office:value-type="float" office:value="644" calcext:value-type="float">
            <text:p>64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804536" calcext:value-type="float">
            <text:p>16804536</text:p>
          </table:table-cell>
          <table:table-cell table:formula="of:=[.A647]/(1000*60)" office:value-type="float" office:value="280.0756" calcext:value-type="float">
            <text:p>280.0756</text:p>
          </table:table-cell>
          <table:table-cell table:formula="of:=ROUND([.B647];0)" office:value-type="float" office:value="280" calcext:value-type="float">
            <text:p>280</text:p>
          </table:table-cell>
          <table:table-cell table:formula="of:=365+[.C647]" office:value-type="float" office:value="645" calcext:value-type="float">
            <text:p>64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864549" calcext:value-type="float">
            <text:p>16864549</text:p>
          </table:table-cell>
          <table:table-cell table:formula="of:=[.A648]/(1000*60)" office:value-type="float" office:value="281.075816666667" calcext:value-type="float">
            <text:p>281.0758166667</text:p>
          </table:table-cell>
          <table:table-cell table:formula="of:=ROUND([.B648];0)" office:value-type="float" office:value="281" calcext:value-type="float">
            <text:p>281</text:p>
          </table:table-cell>
          <table:table-cell table:formula="of:=365+[.C648]" office:value-type="float" office:value="646" calcext:value-type="float">
            <text:p>64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924563" calcext:value-type="float">
            <text:p>16924563</text:p>
          </table:table-cell>
          <table:table-cell table:formula="of:=[.A649]/(1000*60)" office:value-type="float" office:value="282.07605" calcext:value-type="float">
            <text:p>282.07605</text:p>
          </table:table-cell>
          <table:table-cell table:formula="of:=ROUND([.B649];0)" office:value-type="float" office:value="282" calcext:value-type="float">
            <text:p>282</text:p>
          </table:table-cell>
          <table:table-cell table:formula="of:=365+[.C649]" office:value-type="float" office:value="647" calcext:value-type="float">
            <text:p>64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984577" calcext:value-type="float">
            <text:p>16984577</text:p>
          </table:table-cell>
          <table:table-cell table:formula="of:=[.A650]/(1000*60)" office:value-type="float" office:value="283.076283333333" calcext:value-type="float">
            <text:p>283.0762833333</text:p>
          </table:table-cell>
          <table:table-cell table:formula="of:=ROUND([.B650];0)" office:value-type="float" office:value="283" calcext:value-type="float">
            <text:p>283</text:p>
          </table:table-cell>
          <table:table-cell table:formula="of:=365+[.C650]" office:value-type="float" office:value="648" calcext:value-type="float">
            <text:p>64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044590" calcext:value-type="float">
            <text:p>17044590</text:p>
          </table:table-cell>
          <table:table-cell table:formula="of:=[.A651]/(1000*60)" office:value-type="float" office:value="284.0765" calcext:value-type="float">
            <text:p>284.0765</text:p>
          </table:table-cell>
          <table:table-cell table:formula="of:=ROUND([.B651];0)" office:value-type="float" office:value="284" calcext:value-type="float">
            <text:p>284</text:p>
          </table:table-cell>
          <table:table-cell table:formula="of:=365+[.C651]" office:value-type="float" office:value="649" calcext:value-type="float">
            <text:p>64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104604" calcext:value-type="float">
            <text:p>17104604</text:p>
          </table:table-cell>
          <table:table-cell table:formula="of:=[.A652]/(1000*60)" office:value-type="float" office:value="285.076733333333" calcext:value-type="float">
            <text:p>285.0767333333</text:p>
          </table:table-cell>
          <table:table-cell table:formula="of:=ROUND([.B652];0)" office:value-type="float" office:value="285" calcext:value-type="float">
            <text:p>285</text:p>
          </table:table-cell>
          <table:table-cell table:formula="of:=365+[.C652]"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164617" calcext:value-type="float">
            <text:p>17164617</text:p>
          </table:table-cell>
          <table:table-cell table:formula="of:=[.A653]/(1000*60)" office:value-type="float" office:value="286.07695" calcext:value-type="float">
            <text:p>286.07695</text:p>
          </table:table-cell>
          <table:table-cell table:formula="of:=ROUND([.B653];0)" office:value-type="float" office:value="286" calcext:value-type="float">
            <text:p>286</text:p>
          </table:table-cell>
          <table:table-cell table:formula="of:=365+[.C653]" office:value-type="float" office:value="651" calcext:value-type="float">
            <text:p>65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224632" calcext:value-type="float">
            <text:p>17224632</text:p>
          </table:table-cell>
          <table:table-cell table:formula="of:=[.A654]/(1000*60)" office:value-type="float" office:value="287.0772" calcext:value-type="float">
            <text:p>287.0772</text:p>
          </table:table-cell>
          <table:table-cell table:formula="of:=ROUND([.B654];0)" office:value-type="float" office:value="287" calcext:value-type="float">
            <text:p>287</text:p>
          </table:table-cell>
          <table:table-cell table:formula="of:=365+[.C654]" office:value-type="float" office:value="652" calcext:value-type="float">
            <text:p>65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284645" calcext:value-type="float">
            <text:p>17284645</text:p>
          </table:table-cell>
          <table:table-cell table:formula="of:=[.A655]/(1000*60)" office:value-type="float" office:value="288.077416666667" calcext:value-type="float">
            <text:p>288.0774166667</text:p>
          </table:table-cell>
          <table:table-cell table:formula="of:=ROUND([.B655];0)" office:value-type="float" office:value="288" calcext:value-type="float">
            <text:p>288</text:p>
          </table:table-cell>
          <table:table-cell table:formula="of:=365+[.C655]" office:value-type="float" office:value="653" calcext:value-type="float">
            <text:p>65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344659" calcext:value-type="float">
            <text:p>17344659</text:p>
          </table:table-cell>
          <table:table-cell table:formula="of:=[.A656]/(1000*60)" office:value-type="float" office:value="289.07765" calcext:value-type="float">
            <text:p>289.07765</text:p>
          </table:table-cell>
          <table:table-cell table:formula="of:=ROUND([.B656];0)" office:value-type="float" office:value="289" calcext:value-type="float">
            <text:p>289</text:p>
          </table:table-cell>
          <table:table-cell table:formula="of:=365+[.C656]" office:value-type="float" office:value="654" calcext:value-type="float">
            <text:p>65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404673" calcext:value-type="float">
            <text:p>17404673</text:p>
          </table:table-cell>
          <table:table-cell table:formula="of:=[.A657]/(1000*60)" office:value-type="float" office:value="290.077883333333" calcext:value-type="float">
            <text:p>290.0778833333</text:p>
          </table:table-cell>
          <table:table-cell table:formula="of:=ROUND([.B657];0)" office:value-type="float" office:value="290" calcext:value-type="float">
            <text:p>290</text:p>
          </table:table-cell>
          <table:table-cell table:formula="of:=365+[.C657]" office:value-type="float" office:value="655" calcext:value-type="float">
            <text:p>65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464686" calcext:value-type="float">
            <text:p>17464686</text:p>
          </table:table-cell>
          <table:table-cell table:formula="of:=[.A658]/(1000*60)" office:value-type="float" office:value="291.0781" calcext:value-type="float">
            <text:p>291.0781</text:p>
          </table:table-cell>
          <table:table-cell table:formula="of:=ROUND([.B658];0)" office:value-type="float" office:value="291" calcext:value-type="float">
            <text:p>291</text:p>
          </table:table-cell>
          <table:table-cell table:formula="of:=365+[.C658]" office:value-type="float" office:value="656" calcext:value-type="float">
            <text:p>65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524700" calcext:value-type="float">
            <text:p>17524700</text:p>
          </table:table-cell>
          <table:table-cell table:formula="of:=[.A659]/(1000*60)" office:value-type="float" office:value="292.078333333333" calcext:value-type="float">
            <text:p>292.0783333333</text:p>
          </table:table-cell>
          <table:table-cell table:formula="of:=ROUND([.B659];0)" office:value-type="float" office:value="292" calcext:value-type="float">
            <text:p>292</text:p>
          </table:table-cell>
          <table:table-cell table:formula="of:=365+[.C659]" office:value-type="float" office:value="657" calcext:value-type="float">
            <text:p>6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584714" calcext:value-type="float">
            <text:p>17584714</text:p>
          </table:table-cell>
          <table:table-cell table:formula="of:=[.A660]/(1000*60)" office:value-type="float" office:value="293.078566666667" calcext:value-type="float">
            <text:p>293.0785666667</text:p>
          </table:table-cell>
          <table:table-cell table:formula="of:=ROUND([.B660];0)" office:value-type="float" office:value="293" calcext:value-type="float">
            <text:p>293</text:p>
          </table:table-cell>
          <table:table-cell table:formula="of:=365+[.C660]" office:value-type="float" office:value="658" calcext:value-type="float">
            <text:p>65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644728" calcext:value-type="float">
            <text:p>17644728</text:p>
          </table:table-cell>
          <table:table-cell table:formula="of:=[.A661]/(1000*60)" office:value-type="float" office:value="294.0788" calcext:value-type="float">
            <text:p>294.0788</text:p>
          </table:table-cell>
          <table:table-cell table:formula="of:=ROUND([.B661];0)" office:value-type="float" office:value="294" calcext:value-type="float">
            <text:p>294</text:p>
          </table:table-cell>
          <table:table-cell table:formula="of:=365+[.C661]" office:value-type="float" office:value="659" calcext:value-type="float">
            <text:p>65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704741" calcext:value-type="float">
            <text:p>17704741</text:p>
          </table:table-cell>
          <table:table-cell table:formula="of:=[.A662]/(1000*60)" office:value-type="float" office:value="295.079016666667" calcext:value-type="float">
            <text:p>295.0790166667</text:p>
          </table:table-cell>
          <table:table-cell table:formula="of:=ROUND([.B662];0)" office:value-type="float" office:value="295" calcext:value-type="float">
            <text:p>295</text:p>
          </table:table-cell>
          <table:table-cell table:formula="of:=365+[.C662]" office:value-type="float" office:value="660" calcext:value-type="float">
            <text:p>6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764755" calcext:value-type="float">
            <text:p>17764755</text:p>
          </table:table-cell>
          <table:table-cell table:formula="of:=[.A663]/(1000*60)" office:value-type="float" office:value="296.07925" calcext:value-type="float">
            <text:p>296.07925</text:p>
          </table:table-cell>
          <table:table-cell table:formula="of:=ROUND([.B663];0)" office:value-type="float" office:value="296" calcext:value-type="float">
            <text:p>296</text:p>
          </table:table-cell>
          <table:table-cell table:formula="of:=365+[.C663]" office:value-type="float" office:value="661" calcext:value-type="float">
            <text:p>66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824769" calcext:value-type="float">
            <text:p>17824769</text:p>
          </table:table-cell>
          <table:table-cell table:formula="of:=[.A664]/(1000*60)" office:value-type="float" office:value="297.079483333333" calcext:value-type="float">
            <text:p>297.0794833333</text:p>
          </table:table-cell>
          <table:table-cell table:formula="of:=ROUND([.B664];0)" office:value-type="float" office:value="297" calcext:value-type="float">
            <text:p>297</text:p>
          </table:table-cell>
          <table:table-cell table:formula="of:=365+[.C664]" office:value-type="float" office:value="662" calcext:value-type="float">
            <text:p>66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884782" calcext:value-type="float">
            <text:p>17884782</text:p>
          </table:table-cell>
          <table:table-cell table:formula="of:=[.A665]/(1000*60)" office:value-type="float" office:value="298.0797" calcext:value-type="float">
            <text:p>298.0797</text:p>
          </table:table-cell>
          <table:table-cell table:formula="of:=ROUND([.B665];0)" office:value-type="float" office:value="298" calcext:value-type="float">
            <text:p>298</text:p>
          </table:table-cell>
          <table:table-cell table:formula="of:=365+[.C665]" office:value-type="float" office:value="663" calcext:value-type="float">
            <text:p>66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944797" calcext:value-type="float">
            <text:p>17944797</text:p>
          </table:table-cell>
          <table:table-cell table:formula="of:=[.A666]/(1000*60)" office:value-type="float" office:value="299.07995" calcext:value-type="float">
            <text:p>299.07995</text:p>
          </table:table-cell>
          <table:table-cell table:formula="of:=ROUND([.B666];0)" office:value-type="float" office:value="299" calcext:value-type="float">
            <text:p>299</text:p>
          </table:table-cell>
          <table:table-cell table:formula="of:=365+[.C666]"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004825" calcext:value-type="float">
            <text:p>18004825</text:p>
          </table:table-cell>
          <table:table-cell table:formula="of:=[.A667]/(1000*60)" office:value-type="float" office:value="300.080416666667" calcext:value-type="float">
            <text:p>300.0804166667</text:p>
          </table:table-cell>
          <table:table-cell table:formula="of:=ROUND([.B667];0)" office:value-type="float" office:value="300" calcext:value-type="float">
            <text:p>300</text:p>
          </table:table-cell>
          <table:table-cell table:formula="of:=365+[.C667]" office:value-type="float" office:value="665" calcext:value-type="float">
            <text:p>66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064839" calcext:value-type="float">
            <text:p>18064839</text:p>
          </table:table-cell>
          <table:table-cell table:formula="of:=[.A668]/(1000*60)" office:value-type="float" office:value="301.08065" calcext:value-type="float">
            <text:p>301.08065</text:p>
          </table:table-cell>
          <table:table-cell table:formula="of:=ROUND([.B668];0)" office:value-type="float" office:value="301" calcext:value-type="float">
            <text:p>301</text:p>
          </table:table-cell>
          <table:table-cell table:formula="of:=365+[.C668]" office:value-type="float" office:value="666" calcext:value-type="float">
            <text:p>66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8124853" calcext:value-type="float">
            <text:p>18124853</text:p>
          </table:table-cell>
          <table:table-cell table:formula="of:=[.A669]/(1000*60)" office:value-type="float" office:value="302.080883333333" calcext:value-type="float">
            <text:p>302.0808833333</text:p>
          </table:table-cell>
          <table:table-cell table:formula="of:=ROUND([.B669];0)" office:value-type="float" office:value="302" calcext:value-type="float">
            <text:p>302</text:p>
          </table:table-cell>
          <table:table-cell table:formula="of:=365+[.C669]" office:value-type="float" office:value="667" calcext:value-type="float">
            <text:p>66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8184866" calcext:value-type="float">
            <text:p>18184866</text:p>
          </table:table-cell>
          <table:table-cell table:formula="of:=[.A670]/(1000*60)" office:value-type="float" office:value="303.0811" calcext:value-type="float">
            <text:p>303.0811</text:p>
          </table:table-cell>
          <table:table-cell table:formula="of:=ROUND([.B670];0)" office:value-type="float" office:value="303" calcext:value-type="float">
            <text:p>303</text:p>
          </table:table-cell>
          <table:table-cell table:formula="of:=365+[.C670]" office:value-type="float" office:value="668" calcext:value-type="float">
            <text:p>66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244880" calcext:value-type="float">
            <text:p>18244880</text:p>
          </table:table-cell>
          <table:table-cell table:formula="of:=[.A671]/(1000*60)" office:value-type="float" office:value="304.081333333333" calcext:value-type="float">
            <text:p>304.0813333333</text:p>
          </table:table-cell>
          <table:table-cell table:formula="of:=ROUND([.B671];0)" office:value-type="float" office:value="304" calcext:value-type="float">
            <text:p>304</text:p>
          </table:table-cell>
          <table:table-cell table:formula="of:=365+[.C671]" office:value-type="float" office:value="669" calcext:value-type="float">
            <text:p>66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8304893" calcext:value-type="float">
            <text:p>18304893</text:p>
          </table:table-cell>
          <table:table-cell table:formula="of:=[.A672]/(1000*60)" office:value-type="float" office:value="305.08155" calcext:value-type="float">
            <text:p>305.08155</text:p>
          </table:table-cell>
          <table:table-cell table:formula="of:=ROUND([.B672];0)" office:value-type="float" office:value="305" calcext:value-type="float">
            <text:p>305</text:p>
          </table:table-cell>
          <table:table-cell table:formula="of:=365+[.C672]" office:value-type="float" office:value="670" calcext:value-type="float">
            <text:p>67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364908" calcext:value-type="float">
            <text:p>18364908</text:p>
          </table:table-cell>
          <table:table-cell table:formula="of:=[.A673]/(1000*60)" office:value-type="float" office:value="306.0818" calcext:value-type="float">
            <text:p>306.0818</text:p>
          </table:table-cell>
          <table:table-cell table:formula="of:=ROUND([.B673];0)" office:value-type="float" office:value="306" calcext:value-type="float">
            <text:p>306</text:p>
          </table:table-cell>
          <table:table-cell table:formula="of:=365+[.C673]" office:value-type="float" office:value="671" calcext:value-type="float">
            <text:p>67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424922" calcext:value-type="float">
            <text:p>18424922</text:p>
          </table:table-cell>
          <table:table-cell table:formula="of:=[.A674]/(1000*60)" office:value-type="float" office:value="307.082033333333" calcext:value-type="float">
            <text:p>307.0820333333</text:p>
          </table:table-cell>
          <table:table-cell table:formula="of:=ROUND([.B674];0)" office:value-type="float" office:value="307" calcext:value-type="float">
            <text:p>307</text:p>
          </table:table-cell>
          <table:table-cell table:formula="of:=365+[.C674]" office:value-type="float" office:value="672" calcext:value-type="float">
            <text:p>67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484939" calcext:value-type="float">
            <text:p>18484939</text:p>
          </table:table-cell>
          <table:table-cell table:formula="of:=[.A675]/(1000*60)" office:value-type="float" office:value="308.082316666667" calcext:value-type="float">
            <text:p>308.0823166667</text:p>
          </table:table-cell>
          <table:table-cell table:formula="of:=ROUND([.B675];0)" office:value-type="float" office:value="308" calcext:value-type="float">
            <text:p>308</text:p>
          </table:table-cell>
          <table:table-cell table:formula="of:=365+[.C675]" office:value-type="float" office:value="673" calcext:value-type="float">
            <text:p>67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544954" calcext:value-type="float">
            <text:p>18544954</text:p>
          </table:table-cell>
          <table:table-cell table:formula="of:=[.A676]/(1000*60)" office:value-type="float" office:value="309.082566666667" calcext:value-type="float">
            <text:p>309.0825666667</text:p>
          </table:table-cell>
          <table:table-cell table:formula="of:=ROUND([.B676];0)" office:value-type="float" office:value="309" calcext:value-type="float">
            <text:p>309</text:p>
          </table:table-cell>
          <table:table-cell table:formula="of:=365+[.C676]" office:value-type="float" office:value="674" calcext:value-type="float">
            <text:p>67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604967" calcext:value-type="float">
            <text:p>18604967</text:p>
          </table:table-cell>
          <table:table-cell table:formula="of:=[.A677]/(1000*60)" office:value-type="float" office:value="310.082783333333" calcext:value-type="float">
            <text:p>310.0827833333</text:p>
          </table:table-cell>
          <table:table-cell table:formula="of:=ROUND([.B677];0)" office:value-type="float" office:value="310" calcext:value-type="float">
            <text:p>310</text:p>
          </table:table-cell>
          <table:table-cell table:formula="of:=365+[.C677]" office:value-type="float" office:value="675" calcext:value-type="float">
            <text:p>67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664981" calcext:value-type="float">
            <text:p>18664981</text:p>
          </table:table-cell>
          <table:table-cell table:formula="of:=[.A678]/(1000*60)" office:value-type="float" office:value="311.083016666667" calcext:value-type="float">
            <text:p>311.0830166667</text:p>
          </table:table-cell>
          <table:table-cell table:formula="of:=ROUND([.B678];0)" office:value-type="float" office:value="311" calcext:value-type="float">
            <text:p>311</text:p>
          </table:table-cell>
          <table:table-cell table:formula="of:=365+[.C678]" office:value-type="float" office:value="676" calcext:value-type="float">
            <text:p>67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724996" calcext:value-type="float">
            <text:p>18724996</text:p>
          </table:table-cell>
          <table:table-cell table:formula="of:=[.A679]/(1000*60)" office:value-type="float" office:value="312.083266666667" calcext:value-type="float">
            <text:p>312.0832666667</text:p>
          </table:table-cell>
          <table:table-cell table:formula="of:=ROUND([.B679];0)" office:value-type="float" office:value="312" calcext:value-type="float">
            <text:p>312</text:p>
          </table:table-cell>
          <table:table-cell table:formula="of:=365+[.C679]" office:value-type="float" office:value="677" calcext:value-type="float">
            <text:p>67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785009" calcext:value-type="float">
            <text:p>18785009</text:p>
          </table:table-cell>
          <table:table-cell table:formula="of:=[.A680]/(1000*60)" office:value-type="float" office:value="313.083483333333" calcext:value-type="float">
            <text:p>313.0834833333</text:p>
          </table:table-cell>
          <table:table-cell table:formula="of:=ROUND([.B680];0)" office:value-type="float" office:value="313" calcext:value-type="float">
            <text:p>313</text:p>
          </table:table-cell>
          <table:table-cell table:formula="of:=365+[.C680]" office:value-type="float" office:value="678" calcext:value-type="float">
            <text:p>67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845024" calcext:value-type="float">
            <text:p>18845024</text:p>
          </table:table-cell>
          <table:table-cell table:formula="of:=[.A681]/(1000*60)" office:value-type="float" office:value="314.083733333333" calcext:value-type="float">
            <text:p>314.0837333333</text:p>
          </table:table-cell>
          <table:table-cell table:formula="of:=ROUND([.B681];0)" office:value-type="float" office:value="314" calcext:value-type="float">
            <text:p>314</text:p>
          </table:table-cell>
          <table:table-cell table:formula="of:=365+[.C681]" office:value-type="float" office:value="679" calcext:value-type="float">
            <text:p>67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905037" calcext:value-type="float">
            <text:p>18905037</text:p>
          </table:table-cell>
          <table:table-cell table:formula="of:=[.A682]/(1000*60)" office:value-type="float" office:value="315.08395" calcext:value-type="float">
            <text:p>315.08395</text:p>
          </table:table-cell>
          <table:table-cell table:formula="of:=ROUND([.B682];0)" office:value-type="float" office:value="315" calcext:value-type="float">
            <text:p>315</text:p>
          </table:table-cell>
          <table:table-cell table:formula="of:=365+[.C682]" office:value-type="float" office:value="680" calcext:value-type="float">
            <text:p>68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60236" calcext:value-type="float">
            <text:p>60236</text:p>
          </table:table-cell>
          <table:table-cell table:formula="of:=[.A683]/(1000*60)" office:value-type="float" office:value="1.00393333333333" calcext:value-type="float">
            <text:p>1.0039333333</text:p>
          </table:table-cell>
          <table:table-cell table:formula="of:=ROUND([.B683];0)" office:value-type="float" office:value="1" calcext:value-type="float">
            <text:p>1</text:p>
          </table:table-cell>
          <table:table-cell table:formula="of:=680+[.C683]" office:value-type="float" office:value="681" calcext:value-type="float">
            <text:p>68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20250" calcext:value-type="float">
            <text:p>120250</text:p>
          </table:table-cell>
          <table:table-cell table:formula="of:=[.A684]/(1000*60)" office:value-type="float" office:value="2.00416666666667" calcext:value-type="float">
            <text:p>2.0041666667</text:p>
          </table:table-cell>
          <table:table-cell table:formula="of:=ROUND([.B684];0)" office:value-type="float" office:value="2" calcext:value-type="float">
            <text:p>2</text:p>
          </table:table-cell>
          <table:table-cell table:formula="of:=680+[.C684]" office:value-type="float" office:value="682" calcext:value-type="float">
            <text:p>68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80264" calcext:value-type="float">
            <text:p>180264</text:p>
          </table:table-cell>
          <table:table-cell table:formula="of:=[.A685]/(1000*60)" office:value-type="float" office:value="3.0044" calcext:value-type="float">
            <text:p>3.0044</text:p>
          </table:table-cell>
          <table:table-cell table:formula="of:=ROUND([.B685];0)" office:value-type="float" office:value="3" calcext:value-type="float">
            <text:p>3</text:p>
          </table:table-cell>
          <table:table-cell table:formula="of:=680+[.C685]" office:value-type="float" office:value="683" calcext:value-type="float">
            <text:p>68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40278" calcext:value-type="float">
            <text:p>240278</text:p>
          </table:table-cell>
          <table:table-cell table:formula="of:=[.A686]/(1000*60)" office:value-type="float" office:value="4.00463333333333" calcext:value-type="float">
            <text:p>4.0046333333</text:p>
          </table:table-cell>
          <table:table-cell table:formula="of:=ROUND([.B686];0)" office:value-type="float" office:value="4" calcext:value-type="float">
            <text:p>4</text:p>
          </table:table-cell>
          <table:table-cell table:formula="of:=680+[.C686]" office:value-type="float" office:value="684" calcext:value-type="float">
            <text:p>68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0292" calcext:value-type="float">
            <text:p>300292</text:p>
          </table:table-cell>
          <table:table-cell table:formula="of:=[.A687]/(1000*60)" office:value-type="float" office:value="5.00486666666667" calcext:value-type="float">
            <text:p>5.0048666667</text:p>
          </table:table-cell>
          <table:table-cell table:formula="of:=ROUND([.B687];0)" office:value-type="float" office:value="5" calcext:value-type="float">
            <text:p>5</text:p>
          </table:table-cell>
          <table:table-cell table:formula="of:=680+[.C687]" office:value-type="float" office:value="685" calcext:value-type="float">
            <text:p>6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60305" calcext:value-type="float">
            <text:p>360305</text:p>
          </table:table-cell>
          <table:table-cell table:formula="of:=[.A688]/(1000*60)" office:value-type="float" office:value="6.00508333333333" calcext:value-type="float">
            <text:p>6.0050833333</text:p>
          </table:table-cell>
          <table:table-cell table:formula="of:=ROUND([.B688];0)" office:value-type="float" office:value="6" calcext:value-type="float">
            <text:p>6</text:p>
          </table:table-cell>
          <table:table-cell table:formula="of:=680+[.C688]" office:value-type="float" office:value="686" calcext:value-type="float">
            <text:p>68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20320" calcext:value-type="float">
            <text:p>420320</text:p>
          </table:table-cell>
          <table:table-cell table:formula="of:=[.A689]/(1000*60)" office:value-type="float" office:value="7.00533333333333" calcext:value-type="float">
            <text:p>7.0053333333</text:p>
          </table:table-cell>
          <table:table-cell table:formula="of:=ROUND([.B689];0)" office:value-type="float" office:value="7" calcext:value-type="float">
            <text:p>7</text:p>
          </table:table-cell>
          <table:table-cell table:formula="of:=680+[.C689]" office:value-type="float" office:value="687" calcext:value-type="float">
            <text:p>68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80333" calcext:value-type="float">
            <text:p>480333</text:p>
          </table:table-cell>
          <table:table-cell table:formula="of:=[.A690]/(1000*60)" office:value-type="float" office:value="8.00555" calcext:value-type="float">
            <text:p>8.00555</text:p>
          </table:table-cell>
          <table:table-cell table:formula="of:=ROUND([.B690];0)" office:value-type="float" office:value="8" calcext:value-type="float">
            <text:p>8</text:p>
          </table:table-cell>
          <table:table-cell table:formula="of:=680+[.C690]" office:value-type="float" office:value="688" calcext:value-type="float">
            <text:p>68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540347" calcext:value-type="float">
            <text:p>540347</text:p>
          </table:table-cell>
          <table:table-cell table:formula="of:=[.A691]/(1000*60)" office:value-type="float" office:value="9.00578333333333" calcext:value-type="float">
            <text:p>9.0057833333</text:p>
          </table:table-cell>
          <table:table-cell table:formula="of:=ROUND([.B691];0)" office:value-type="float" office:value="9" calcext:value-type="float">
            <text:p>9</text:p>
          </table:table-cell>
          <table:table-cell table:formula="of:=680+[.C691]" office:value-type="float" office:value="689" calcext:value-type="float">
            <text:p>68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0360" calcext:value-type="float">
            <text:p>600360</text:p>
          </table:table-cell>
          <table:table-cell table:formula="of:=[.A692]/(1000*60)" office:value-type="float" office:value="10.006" calcext:value-type="float">
            <text:p>10.006</text:p>
          </table:table-cell>
          <table:table-cell table:formula="of:=ROUND([.B692];0)" office:value-type="float" office:value="10" calcext:value-type="float">
            <text:p>10</text:p>
          </table:table-cell>
          <table:table-cell table:formula="of:=680+[.C692]" office:value-type="float" office:value="690" calcext:value-type="float">
            <text:p>69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60375" calcext:value-type="float">
            <text:p>660375</text:p>
          </table:table-cell>
          <table:table-cell table:formula="of:=[.A693]/(1000*60)" office:value-type="float" office:value="11.00625" calcext:value-type="float">
            <text:p>11.00625</text:p>
          </table:table-cell>
          <table:table-cell table:formula="of:=ROUND([.B693];0)" office:value-type="float" office:value="11" calcext:value-type="float">
            <text:p>11</text:p>
          </table:table-cell>
          <table:table-cell table:formula="of:=680+[.C693]" office:value-type="float" office:value="691" calcext:value-type="float">
            <text:p>69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20407" calcext:value-type="float">
            <text:p>720407</text:p>
          </table:table-cell>
          <table:table-cell table:formula="of:=[.A694]/(1000*60)" office:value-type="float" office:value="12.0067833333333" calcext:value-type="float">
            <text:p>12.0067833333</text:p>
          </table:table-cell>
          <table:table-cell table:formula="of:=ROUND([.B694];0)" office:value-type="float" office:value="12" calcext:value-type="float">
            <text:p>12</text:p>
          </table:table-cell>
          <table:table-cell table:formula="of:=680+[.C694]" office:value-type="float" office:value="692" calcext:value-type="float">
            <text:p>69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80423" calcext:value-type="float">
            <text:p>780423</text:p>
          </table:table-cell>
          <table:table-cell table:formula="of:=[.A695]/(1000*60)" office:value-type="float" office:value="13.00705" calcext:value-type="float">
            <text:p>13.00705</text:p>
          </table:table-cell>
          <table:table-cell table:formula="of:=ROUND([.B695];0)" office:value-type="float" office:value="13" calcext:value-type="float">
            <text:p>13</text:p>
          </table:table-cell>
          <table:table-cell table:formula="of:=680+[.C695]" office:value-type="float" office:value="693" calcext:value-type="float">
            <text:p>69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840436" calcext:value-type="float">
            <text:p>840436</text:p>
          </table:table-cell>
          <table:table-cell table:formula="of:=[.A696]/(1000*60)" office:value-type="float" office:value="14.0072666666667" calcext:value-type="float">
            <text:p>14.0072666667</text:p>
          </table:table-cell>
          <table:table-cell table:formula="of:=ROUND([.B696];0)" office:value-type="float" office:value="14" calcext:value-type="float">
            <text:p>14</text:p>
          </table:table-cell>
          <table:table-cell table:formula="of:=680+[.C696]" office:value-type="float" office:value="694" calcext:value-type="float">
            <text:p>69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900450" calcext:value-type="float">
            <text:p>900450</text:p>
          </table:table-cell>
          <table:table-cell table:formula="of:=[.A697]/(1000*60)" office:value-type="float" office:value="15.0075" calcext:value-type="float">
            <text:p>15.0075</text:p>
          </table:table-cell>
          <table:table-cell table:formula="of:=ROUND([.B697];0)" office:value-type="float" office:value="15" calcext:value-type="float">
            <text:p>15</text:p>
          </table:table-cell>
          <table:table-cell table:formula="of:=680+[.C697]" office:value-type="float" office:value="695" calcext:value-type="float">
            <text:p>69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960464" calcext:value-type="float">
            <text:p>960464</text:p>
          </table:table-cell>
          <table:table-cell table:formula="of:=[.A698]/(1000*60)" office:value-type="float" office:value="16.0077333333333" calcext:value-type="float">
            <text:p>16.0077333333</text:p>
          </table:table-cell>
          <table:table-cell table:formula="of:=ROUND([.B698];0)" office:value-type="float" office:value="16" calcext:value-type="float">
            <text:p>16</text:p>
          </table:table-cell>
          <table:table-cell table:formula="of:=680+[.C698]" office:value-type="float" office:value="696" calcext:value-type="float">
            <text:p>69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20478" calcext:value-type="float">
            <text:p>1020478</text:p>
          </table:table-cell>
          <table:table-cell table:formula="of:=[.A699]/(1000*60)" office:value-type="float" office:value="17.0079666666667" calcext:value-type="float">
            <text:p>17.0079666667</text:p>
          </table:table-cell>
          <table:table-cell table:formula="of:=ROUND([.B699];0)" office:value-type="float" office:value="17" calcext:value-type="float">
            <text:p>17</text:p>
          </table:table-cell>
          <table:table-cell table:formula="of:=680+[.C699]" office:value-type="float" office:value="697" calcext:value-type="float">
            <text:p>69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80492" calcext:value-type="float">
            <text:p>1080492</text:p>
          </table:table-cell>
          <table:table-cell table:formula="of:=[.A700]/(1000*60)" office:value-type="float" office:value="18.0082" calcext:value-type="float">
            <text:p>18.0082</text:p>
          </table:table-cell>
          <table:table-cell table:formula="of:=ROUND([.B700];0)" office:value-type="float" office:value="18" calcext:value-type="float">
            <text:p>18</text:p>
          </table:table-cell>
          <table:table-cell table:formula="of:=680+[.C700]" office:value-type="float" office:value="698" calcext:value-type="float">
            <text:p>69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140506" calcext:value-type="float">
            <text:p>1140506</text:p>
          </table:table-cell>
          <table:table-cell table:formula="of:=[.A701]/(1000*60)" office:value-type="float" office:value="19.0084333333333" calcext:value-type="float">
            <text:p>19.0084333333</text:p>
          </table:table-cell>
          <table:table-cell table:formula="of:=ROUND([.B701];0)" office:value-type="float" office:value="19" calcext:value-type="float">
            <text:p>19</text:p>
          </table:table-cell>
          <table:table-cell table:formula="of:=680+[.C701]"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00520" calcext:value-type="float">
            <text:p>1200520</text:p>
          </table:table-cell>
          <table:table-cell table:formula="of:=[.A702]/(1000*60)" office:value-type="float" office:value="20.0086666666667" calcext:value-type="float">
            <text:p>20.0086666667</text:p>
          </table:table-cell>
          <table:table-cell table:formula="of:=ROUND([.B702];0)" office:value-type="float" office:value="20" calcext:value-type="float">
            <text:p>20</text:p>
          </table:table-cell>
          <table:table-cell table:formula="of:=680+[.C702]" office:value-type="float" office:value="700" calcext:value-type="float">
            <text:p>7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260533" calcext:value-type="float">
            <text:p>1260533</text:p>
          </table:table-cell>
          <table:table-cell table:formula="of:=[.A703]/(1000*60)" office:value-type="float" office:value="21.0088833333333" calcext:value-type="float">
            <text:p>21.0088833333</text:p>
          </table:table-cell>
          <table:table-cell table:formula="of:=ROUND([.B703];0)" office:value-type="float" office:value="21" calcext:value-type="float">
            <text:p>21</text:p>
          </table:table-cell>
          <table:table-cell table:formula="of:=680+[.C703]" office:value-type="float" office:value="701" calcext:value-type="float">
            <text:p>70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320548" calcext:value-type="float">
            <text:p>1320548</text:p>
          </table:table-cell>
          <table:table-cell table:formula="of:=[.A704]/(1000*60)" office:value-type="float" office:value="22.0091333333333" calcext:value-type="float">
            <text:p>22.0091333333</text:p>
          </table:table-cell>
          <table:table-cell table:formula="of:=ROUND([.B704];0)" office:value-type="float" office:value="22" calcext:value-type="float">
            <text:p>22</text:p>
          </table:table-cell>
          <table:table-cell table:formula="of:=680+[.C704]" office:value-type="float" office:value="702" calcext:value-type="float">
            <text:p>70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380561" calcext:value-type="float">
            <text:p>1380561</text:p>
          </table:table-cell>
          <table:table-cell table:formula="of:=[.A705]/(1000*60)" office:value-type="float" office:value="23.00935" calcext:value-type="float">
            <text:p>23.00935</text:p>
          </table:table-cell>
          <table:table-cell table:formula="of:=ROUND([.B705];0)" office:value-type="float" office:value="23" calcext:value-type="float">
            <text:p>23</text:p>
          </table:table-cell>
          <table:table-cell table:formula="of:=680+[.C705]" office:value-type="float" office:value="703" calcext:value-type="float">
            <text:p>70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440575" calcext:value-type="float">
            <text:p>1440575</text:p>
          </table:table-cell>
          <table:table-cell table:formula="of:=[.A706]/(1000*60)" office:value-type="float" office:value="24.0095833333333" calcext:value-type="float">
            <text:p>24.0095833333</text:p>
          </table:table-cell>
          <table:table-cell table:formula="of:=ROUND([.B706];0)" office:value-type="float" office:value="24" calcext:value-type="float">
            <text:p>24</text:p>
          </table:table-cell>
          <table:table-cell table:formula="of:=680+[.C706]" office:value-type="float" office:value="704" calcext:value-type="float">
            <text:p>70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00590" calcext:value-type="float">
            <text:p>1500590</text:p>
          </table:table-cell>
          <table:table-cell table:formula="of:=[.A707]/(1000*60)" office:value-type="float" office:value="25.0098333333333" calcext:value-type="float">
            <text:p>25.0098333333</text:p>
          </table:table-cell>
          <table:table-cell table:formula="of:=ROUND([.B707];0)" office:value-type="float" office:value="25" calcext:value-type="float">
            <text:p>25</text:p>
          </table:table-cell>
          <table:table-cell table:formula="of:=680+[.C707]" office:value-type="float" office:value="705" calcext:value-type="float">
            <text:p>70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560603" calcext:value-type="float">
            <text:p>1560603</text:p>
          </table:table-cell>
          <table:table-cell table:formula="of:=[.A708]/(1000*60)" office:value-type="float" office:value="26.01005" calcext:value-type="float">
            <text:p>26.01005</text:p>
          </table:table-cell>
          <table:table-cell table:formula="of:=ROUND([.B708];0)" office:value-type="float" office:value="26" calcext:value-type="float">
            <text:p>26</text:p>
          </table:table-cell>
          <table:table-cell table:formula="of:=680+[.C708]" office:value-type="float" office:value="706" calcext:value-type="float">
            <text:p>70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620617" calcext:value-type="float">
            <text:p>1620617</text:p>
          </table:table-cell>
          <table:table-cell table:formula="of:=[.A709]/(1000*60)" office:value-type="float" office:value="27.0102833333333" calcext:value-type="float">
            <text:p>27.0102833333</text:p>
          </table:table-cell>
          <table:table-cell table:formula="of:=ROUND([.B709];0)" office:value-type="float" office:value="27" calcext:value-type="float">
            <text:p>27</text:p>
          </table:table-cell>
          <table:table-cell table:formula="of:=680+[.C709]" office:value-type="float" office:value="707" calcext:value-type="float">
            <text:p>70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80631" calcext:value-type="float">
            <text:p>1680631</text:p>
          </table:table-cell>
          <table:table-cell table:formula="of:=[.A710]/(1000*60)" office:value-type="float" office:value="28.0105166666667" calcext:value-type="float">
            <text:p>28.0105166667</text:p>
          </table:table-cell>
          <table:table-cell table:formula="of:=ROUND([.B710];0)" office:value-type="float" office:value="28" calcext:value-type="float">
            <text:p>28</text:p>
          </table:table-cell>
          <table:table-cell table:formula="of:=680+[.C710]" office:value-type="float" office:value="708" calcext:value-type="float">
            <text:p>70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740645" calcext:value-type="float">
            <text:p>1740645</text:p>
          </table:table-cell>
          <table:table-cell table:formula="of:=[.A711]/(1000*60)" office:value-type="float" office:value="29.01075" calcext:value-type="float">
            <text:p>29.01075</text:p>
          </table:table-cell>
          <table:table-cell table:formula="of:=ROUND([.B711];0)" office:value-type="float" office:value="29" calcext:value-type="float">
            <text:p>29</text:p>
          </table:table-cell>
          <table:table-cell table:formula="of:=680+[.C711]" office:value-type="float" office:value="709" calcext:value-type="float">
            <text:p>70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800658" calcext:value-type="float">
            <text:p>1800658</text:p>
          </table:table-cell>
          <table:table-cell table:formula="of:=[.A712]/(1000*60)" office:value-type="float" office:value="30.0109666666667" calcext:value-type="float">
            <text:p>30.0109666667</text:p>
          </table:table-cell>
          <table:table-cell table:formula="of:=ROUND([.B712];0)" office:value-type="float" office:value="30" calcext:value-type="float">
            <text:p>30</text:p>
          </table:table-cell>
          <table:table-cell table:formula="of:=680+[.C712]" office:value-type="float" office:value="710" calcext:value-type="float">
            <text:p>71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860673" calcext:value-type="float">
            <text:p>1860673</text:p>
          </table:table-cell>
          <table:table-cell table:formula="of:=[.A713]/(1000*60)" office:value-type="float" office:value="31.0112166666667" calcext:value-type="float">
            <text:p>31.0112166667</text:p>
          </table:table-cell>
          <table:table-cell table:formula="of:=ROUND([.B713];0)" office:value-type="float" office:value="31" calcext:value-type="float">
            <text:p>31</text:p>
          </table:table-cell>
          <table:table-cell table:formula="of:=680+[.C713]" office:value-type="float" office:value="711" calcext:value-type="float">
            <text:p>71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0691" calcext:value-type="float">
            <text:p>1920691</text:p>
          </table:table-cell>
          <table:table-cell table:formula="of:=[.A714]/(1000*60)" office:value-type="float" office:value="32.0115166666667" calcext:value-type="float">
            <text:p>32.0115166667</text:p>
          </table:table-cell>
          <table:table-cell table:formula="of:=ROUND([.B714];0)" office:value-type="float" office:value="32" calcext:value-type="float">
            <text:p>32</text:p>
          </table:table-cell>
          <table:table-cell table:formula="of:=680+[.C714]" office:value-type="float" office:value="712" calcext:value-type="float">
            <text:p>71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980705" calcext:value-type="float">
            <text:p>1980705</text:p>
          </table:table-cell>
          <table:table-cell table:formula="of:=[.A715]/(1000*60)" office:value-type="float" office:value="33.01175" calcext:value-type="float">
            <text:p>33.01175</text:p>
          </table:table-cell>
          <table:table-cell table:formula="of:=ROUND([.B715];0)" office:value-type="float" office:value="33" calcext:value-type="float">
            <text:p>33</text:p>
          </table:table-cell>
          <table:table-cell table:formula="of:=680+[.C715]" office:value-type="float" office:value="713" calcext:value-type="float">
            <text:p>71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040719" calcext:value-type="float">
            <text:p>2040719</text:p>
          </table:table-cell>
          <table:table-cell table:formula="of:=[.A716]/(1000*60)" office:value-type="float" office:value="34.0119833333333" calcext:value-type="float">
            <text:p>34.0119833333</text:p>
          </table:table-cell>
          <table:table-cell table:formula="of:=ROUND([.B716];0)" office:value-type="float" office:value="34" calcext:value-type="float">
            <text:p>34</text:p>
          </table:table-cell>
          <table:table-cell table:formula="of:=680+[.C716]" office:value-type="float" office:value="714" calcext:value-type="float">
            <text:p>71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100733" calcext:value-type="float">
            <text:p>2100733</text:p>
          </table:table-cell>
          <table:table-cell table:formula="of:=[.A717]/(1000*60)" office:value-type="float" office:value="35.0122166666667" calcext:value-type="float">
            <text:p>35.0122166667</text:p>
          </table:table-cell>
          <table:table-cell table:formula="of:=ROUND([.B717];0)" office:value-type="float" office:value="35" calcext:value-type="float">
            <text:p>35</text:p>
          </table:table-cell>
          <table:table-cell table:formula="of:=680+[.C717]" office:value-type="float" office:value="715" calcext:value-type="float">
            <text:p>71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160747" calcext:value-type="float">
            <text:p>2160747</text:p>
          </table:table-cell>
          <table:table-cell table:formula="of:=[.A718]/(1000*60)" office:value-type="float" office:value="36.01245" calcext:value-type="float">
            <text:p>36.01245</text:p>
          </table:table-cell>
          <table:table-cell table:formula="of:=ROUND([.B718];0)" office:value-type="float" office:value="36" calcext:value-type="float">
            <text:p>36</text:p>
          </table:table-cell>
          <table:table-cell table:formula="of:=680+[.C718]" office:value-type="float" office:value="716" calcext:value-type="float">
            <text:p>71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220761" calcext:value-type="float">
            <text:p>2220761</text:p>
          </table:table-cell>
          <table:table-cell table:formula="of:=[.A719]/(1000*60)" office:value-type="float" office:value="37.0126833333333" calcext:value-type="float">
            <text:p>37.0126833333</text:p>
          </table:table-cell>
          <table:table-cell table:formula="of:=ROUND([.B719];0)" office:value-type="float" office:value="37" calcext:value-type="float">
            <text:p>37</text:p>
          </table:table-cell>
          <table:table-cell table:formula="of:=680+[.C719]" office:value-type="float" office:value="717" calcext:value-type="float">
            <text:p>71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280775" calcext:value-type="float">
            <text:p>2280775</text:p>
          </table:table-cell>
          <table:table-cell table:formula="of:=[.A720]/(1000*60)" office:value-type="float" office:value="38.0129166666667" calcext:value-type="float">
            <text:p>38.0129166667</text:p>
          </table:table-cell>
          <table:table-cell table:formula="of:=ROUND([.B720];0)" office:value-type="float" office:value="38" calcext:value-type="float">
            <text:p>38</text:p>
          </table:table-cell>
          <table:table-cell table:formula="of:=680+[.C720]" office:value-type="float" office:value="718" calcext:value-type="float">
            <text:p>71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340789" calcext:value-type="float">
            <text:p>2340789</text:p>
          </table:table-cell>
          <table:table-cell table:formula="of:=[.A721]/(1000*60)" office:value-type="float" office:value="39.01315" calcext:value-type="float">
            <text:p>39.01315</text:p>
          </table:table-cell>
          <table:table-cell table:formula="of:=ROUND([.B721];0)" office:value-type="float" office:value="39" calcext:value-type="float">
            <text:p>39</text:p>
          </table:table-cell>
          <table:table-cell table:formula="of:=680+[.C721]" office:value-type="float" office:value="719" calcext:value-type="float">
            <text:p>71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400802" calcext:value-type="float">
            <text:p>2400802</text:p>
          </table:table-cell>
          <table:table-cell table:formula="of:=[.A722]/(1000*60)" office:value-type="float" office:value="40.0133666666667" calcext:value-type="float">
            <text:p>40.0133666667</text:p>
          </table:table-cell>
          <table:table-cell table:formula="of:=ROUND([.B722];0)" office:value-type="float" office:value="40" calcext:value-type="float">
            <text:p>40</text:p>
          </table:table-cell>
          <table:table-cell table:formula="of:=680+[.C722]" office:value-type="float" office:value="720" calcext:value-type="float">
            <text:p>72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460830" calcext:value-type="float">
            <text:p>2460830</text:p>
          </table:table-cell>
          <table:table-cell table:formula="of:=[.A723]/(1000*60)" office:value-type="float" office:value="41.0138333333333" calcext:value-type="float">
            <text:p>41.0138333333</text:p>
          </table:table-cell>
          <table:table-cell table:formula="of:=ROUND([.B723];0)" office:value-type="float" office:value="41" calcext:value-type="float">
            <text:p>41</text:p>
          </table:table-cell>
          <table:table-cell table:formula="of:=680+[.C723]" office:value-type="float" office:value="721" calcext:value-type="float">
            <text:p>72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20845" calcext:value-type="float">
            <text:p>2520845</text:p>
          </table:table-cell>
          <table:table-cell table:formula="of:=[.A724]/(1000*60)" office:value-type="float" office:value="42.0140833333333" calcext:value-type="float">
            <text:p>42.0140833333</text:p>
          </table:table-cell>
          <table:table-cell table:formula="of:=ROUND([.B724];0)" office:value-type="float" office:value="42" calcext:value-type="float">
            <text:p>42</text:p>
          </table:table-cell>
          <table:table-cell table:formula="of:=680+[.C724]" office:value-type="float" office:value="722" calcext:value-type="float">
            <text:p>72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580859" calcext:value-type="float">
            <text:p>2580859</text:p>
          </table:table-cell>
          <table:table-cell table:formula="of:=[.A725]/(1000*60)" office:value-type="float" office:value="43.0143166666667" calcext:value-type="float">
            <text:p>43.0143166667</text:p>
          </table:table-cell>
          <table:table-cell table:formula="of:=ROUND([.B725];0)" office:value-type="float" office:value="43" calcext:value-type="float">
            <text:p>43</text:p>
          </table:table-cell>
          <table:table-cell table:formula="of:=680+[.C725]" office:value-type="float" office:value="723" calcext:value-type="float">
            <text:p>72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640873" calcext:value-type="float">
            <text:p>2640873</text:p>
          </table:table-cell>
          <table:table-cell table:formula="of:=[.A726]/(1000*60)" office:value-type="float" office:value="44.01455" calcext:value-type="float">
            <text:p>44.01455</text:p>
          </table:table-cell>
          <table:table-cell table:formula="of:=ROUND([.B726];0)" office:value-type="float" office:value="44" calcext:value-type="float">
            <text:p>44</text:p>
          </table:table-cell>
          <table:table-cell table:formula="of:=680+[.C726]" office:value-type="float" office:value="724" calcext:value-type="float">
            <text:p>72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00887" calcext:value-type="float">
            <text:p>2700887</text:p>
          </table:table-cell>
          <table:table-cell table:formula="of:=[.A727]/(1000*60)" office:value-type="float" office:value="45.0147833333333" calcext:value-type="float">
            <text:p>45.0147833333</text:p>
          </table:table-cell>
          <table:table-cell table:formula="of:=ROUND([.B727];0)" office:value-type="float" office:value="45" calcext:value-type="float">
            <text:p>45</text:p>
          </table:table-cell>
          <table:table-cell table:formula="of:=680+[.C727]" office:value-type="float" office:value="725" calcext:value-type="float">
            <text:p>72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60901" calcext:value-type="float">
            <text:p>2760901</text:p>
          </table:table-cell>
          <table:table-cell table:formula="of:=[.A728]/(1000*60)" office:value-type="float" office:value="46.0150166666667" calcext:value-type="float">
            <text:p>46.0150166667</text:p>
          </table:table-cell>
          <table:table-cell table:formula="of:=ROUND([.B728];0)" office:value-type="float" office:value="46" calcext:value-type="float">
            <text:p>46</text:p>
          </table:table-cell>
          <table:table-cell table:formula="of:=680+[.C728]" office:value-type="float" office:value="726" calcext:value-type="float">
            <text:p>72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820915" calcext:value-type="float">
            <text:p>2820915</text:p>
          </table:table-cell>
          <table:table-cell table:formula="of:=[.A729]/(1000*60)" office:value-type="float" office:value="47.01525" calcext:value-type="float">
            <text:p>47.01525</text:p>
          </table:table-cell>
          <table:table-cell table:formula="of:=ROUND([.B729];0)" office:value-type="float" office:value="47" calcext:value-type="float">
            <text:p>47</text:p>
          </table:table-cell>
          <table:table-cell table:formula="of:=680+[.C729]" office:value-type="float" office:value="727" calcext:value-type="float">
            <text:p>72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880929" calcext:value-type="float">
            <text:p>2880929</text:p>
          </table:table-cell>
          <table:table-cell table:formula="of:=[.A730]/(1000*60)" office:value-type="float" office:value="48.0154833333333" calcext:value-type="float">
            <text:p>48.0154833333</text:p>
          </table:table-cell>
          <table:table-cell table:formula="of:=ROUND([.B730];0)" office:value-type="float" office:value="48" calcext:value-type="float">
            <text:p>48</text:p>
          </table:table-cell>
          <table:table-cell table:formula="of:=680+[.C730]" office:value-type="float" office:value="728" calcext:value-type="float">
            <text:p>728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940943" calcext:value-type="float">
            <text:p>2940943</text:p>
          </table:table-cell>
          <table:table-cell table:formula="of:=[.A731]/(1000*60)" office:value-type="float" office:value="49.0157166666667" calcext:value-type="float">
            <text:p>49.0157166667</text:p>
          </table:table-cell>
          <table:table-cell table:formula="of:=ROUND([.B731];0)" office:value-type="float" office:value="49" calcext:value-type="float">
            <text:p>49</text:p>
          </table:table-cell>
          <table:table-cell table:formula="of:=680+[.C731]" office:value-type="float" office:value="729" calcext:value-type="float">
            <text:p>72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000956" calcext:value-type="float">
            <text:p>3000956</text:p>
          </table:table-cell>
          <table:table-cell table:formula="of:=[.A732]/(1000*60)" office:value-type="float" office:value="50.0159333333333" calcext:value-type="float">
            <text:p>50.0159333333</text:p>
          </table:table-cell>
          <table:table-cell table:formula="of:=ROUND([.B732];0)" office:value-type="float" office:value="50" calcext:value-type="float">
            <text:p>50</text:p>
          </table:table-cell>
          <table:table-cell table:formula="of:=680+[.C732]" office:value-type="float" office:value="730" calcext:value-type="float">
            <text:p>73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060971" calcext:value-type="float">
            <text:p>3060971</text:p>
          </table:table-cell>
          <table:table-cell table:formula="of:=[.A733]/(1000*60)" office:value-type="float" office:value="51.0161833333333" calcext:value-type="float">
            <text:p>51.0161833333</text:p>
          </table:table-cell>
          <table:table-cell table:formula="of:=ROUND([.B733];0)" office:value-type="float" office:value="51" calcext:value-type="float">
            <text:p>51</text:p>
          </table:table-cell>
          <table:table-cell table:formula="of:=680+[.C733]" office:value-type="float" office:value="731" calcext:value-type="float">
            <text:p>73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120985" calcext:value-type="float">
            <text:p>3120985</text:p>
          </table:table-cell>
          <table:table-cell table:formula="of:=[.A734]/(1000*60)" office:value-type="float" office:value="52.0164166666667" calcext:value-type="float">
            <text:p>52.0164166667</text:p>
          </table:table-cell>
          <table:table-cell table:formula="of:=ROUND([.B734];0)" office:value-type="float" office:value="52" calcext:value-type="float">
            <text:p>52</text:p>
          </table:table-cell>
          <table:table-cell table:formula="of:=680+[.C734]" office:value-type="float" office:value="732" calcext:value-type="float">
            <text:p>73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180998" calcext:value-type="float">
            <text:p>3180998</text:p>
          </table:table-cell>
          <table:table-cell table:formula="of:=[.A735]/(1000*60)" office:value-type="float" office:value="53.0166333333333" calcext:value-type="float">
            <text:p>53.0166333333</text:p>
          </table:table-cell>
          <table:table-cell table:formula="of:=ROUND([.B735];0)" office:value-type="float" office:value="53" calcext:value-type="float">
            <text:p>53</text:p>
          </table:table-cell>
          <table:table-cell table:formula="of:=680+[.C735]" office:value-type="float" office:value="733" calcext:value-type="float">
            <text:p>73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241013" calcext:value-type="float">
            <text:p>3241013</text:p>
          </table:table-cell>
          <table:table-cell table:formula="of:=[.A736]/(1000*60)" office:value-type="float" office:value="54.0168833333333" calcext:value-type="float">
            <text:p>54.0168833333</text:p>
          </table:table-cell>
          <table:table-cell table:formula="of:=ROUND([.B736];0)" office:value-type="float" office:value="54" calcext:value-type="float">
            <text:p>54</text:p>
          </table:table-cell>
          <table:table-cell table:formula="of:=680+[.C736]" office:value-type="float" office:value="734" calcext:value-type="float">
            <text:p>73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301026" calcext:value-type="float">
            <text:p>3301026</text:p>
          </table:table-cell>
          <table:table-cell table:formula="of:=[.A737]/(1000*60)" office:value-type="float" office:value="55.0171" calcext:value-type="float">
            <text:p>55.0171</text:p>
          </table:table-cell>
          <table:table-cell table:formula="of:=ROUND([.B737];0)" office:value-type="float" office:value="55" calcext:value-type="float">
            <text:p>55</text:p>
          </table:table-cell>
          <table:table-cell table:formula="of:=680+[.C737]" office:value-type="float" office:value="735" calcext:value-type="float">
            <text:p>73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361040" calcext:value-type="float">
            <text:p>3361040</text:p>
          </table:table-cell>
          <table:table-cell table:formula="of:=[.A738]/(1000*60)" office:value-type="float" office:value="56.0173333333333" calcext:value-type="float">
            <text:p>56.0173333333</text:p>
          </table:table-cell>
          <table:table-cell table:formula="of:=ROUND([.B738];0)" office:value-type="float" office:value="56" calcext:value-type="float">
            <text:p>56</text:p>
          </table:table-cell>
          <table:table-cell table:formula="of:=680+[.C738]" office:value-type="float" office:value="736" calcext:value-type="float">
            <text:p>73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421054" calcext:value-type="float">
            <text:p>3421054</text:p>
          </table:table-cell>
          <table:table-cell table:formula="of:=[.A739]/(1000*60)" office:value-type="float" office:value="57.0175666666667" calcext:value-type="float">
            <text:p>57.0175666667</text:p>
          </table:table-cell>
          <table:table-cell table:formula="of:=ROUND([.B739];0)" office:value-type="float" office:value="57" calcext:value-type="float">
            <text:p>57</text:p>
          </table:table-cell>
          <table:table-cell table:formula="of:=680+[.C739]" office:value-type="float" office:value="737" calcext:value-type="float">
            <text:p>73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481068" calcext:value-type="float">
            <text:p>3481068</text:p>
          </table:table-cell>
          <table:table-cell table:formula="of:=[.A740]/(1000*60)" office:value-type="float" office:value="58.0178" calcext:value-type="float">
            <text:p>58.0178</text:p>
          </table:table-cell>
          <table:table-cell table:formula="of:=ROUND([.B740];0)" office:value-type="float" office:value="58" calcext:value-type="float">
            <text:p>58</text:p>
          </table:table-cell>
          <table:table-cell table:formula="of:=680+[.C740]" office:value-type="float" office:value="738" calcext:value-type="float">
            <text:p>73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541082" calcext:value-type="float">
            <text:p>3541082</text:p>
          </table:table-cell>
          <table:table-cell table:formula="of:=[.A741]/(1000*60)" office:value-type="float" office:value="59.0180333333333" calcext:value-type="float">
            <text:p>59.0180333333</text:p>
          </table:table-cell>
          <table:table-cell table:formula="of:=ROUND([.B741];0)" office:value-type="float" office:value="59" calcext:value-type="float">
            <text:p>59</text:p>
          </table:table-cell>
          <table:table-cell table:formula="of:=680+[.C741]" office:value-type="float" office:value="739" calcext:value-type="float">
            <text:p>73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601096" calcext:value-type="float">
            <text:p>3601096</text:p>
          </table:table-cell>
          <table:table-cell table:formula="of:=[.A742]/(1000*60)" office:value-type="float" office:value="60.0182666666667" calcext:value-type="float">
            <text:p>60.0182666667</text:p>
          </table:table-cell>
          <table:table-cell table:formula="of:=ROUND([.B742];0)" office:value-type="float" office:value="60" calcext:value-type="float">
            <text:p>60</text:p>
          </table:table-cell>
          <table:table-cell table:formula="of:=680+[.C742]" office:value-type="float" office:value="740" calcext:value-type="float">
            <text:p>74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661110" calcext:value-type="float">
            <text:p>3661110</text:p>
          </table:table-cell>
          <table:table-cell table:formula="of:=[.A743]/(1000*60)" office:value-type="float" office:value="61.0185" calcext:value-type="float">
            <text:p>61.0185</text:p>
          </table:table-cell>
          <table:table-cell table:formula="of:=ROUND([.B743];0)" office:value-type="float" office:value="61" calcext:value-type="float">
            <text:p>61</text:p>
          </table:table-cell>
          <table:table-cell table:formula="of:=680+[.C743]" office:value-type="float" office:value="741" calcext:value-type="float">
            <text:p>74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721124" calcext:value-type="float">
            <text:p>3721124</text:p>
          </table:table-cell>
          <table:table-cell table:formula="of:=[.A744]/(1000*60)" office:value-type="float" office:value="62.0187333333333" calcext:value-type="float">
            <text:p>62.0187333333</text:p>
          </table:table-cell>
          <table:table-cell table:formula="of:=ROUND([.B744];0)" office:value-type="float" office:value="62" calcext:value-type="float">
            <text:p>62</text:p>
          </table:table-cell>
          <table:table-cell table:formula="of:=680+[.C744]" office:value-type="float" office:value="742" calcext:value-type="float">
            <text:p>74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781138" calcext:value-type="float">
            <text:p>3781138</text:p>
          </table:table-cell>
          <table:table-cell table:formula="of:=[.A745]/(1000*60)" office:value-type="float" office:value="63.0189666666667" calcext:value-type="float">
            <text:p>63.0189666667</text:p>
          </table:table-cell>
          <table:table-cell table:formula="of:=ROUND([.B745];0)" office:value-type="float" office:value="63" calcext:value-type="float">
            <text:p>63</text:p>
          </table:table-cell>
          <table:table-cell table:formula="of:=680+[.C745]" office:value-type="float" office:value="743" calcext:value-type="float">
            <text:p>74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841152" calcext:value-type="float">
            <text:p>3841152</text:p>
          </table:table-cell>
          <table:table-cell table:formula="of:=[.A746]/(1000*60)" office:value-type="float" office:value="64.0192" calcext:value-type="float">
            <text:p>64.0192</text:p>
          </table:table-cell>
          <table:table-cell table:formula="of:=ROUND([.B746];0)" office:value-type="float" office:value="64" calcext:value-type="float">
            <text:p>64</text:p>
          </table:table-cell>
          <table:table-cell table:formula="of:=680+[.C746]" office:value-type="float" office:value="744" calcext:value-type="float">
            <text:p>74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901166" calcext:value-type="float">
            <text:p>3901166</text:p>
          </table:table-cell>
          <table:table-cell table:formula="of:=[.A747]/(1000*60)" office:value-type="float" office:value="65.0194333333333" calcext:value-type="float">
            <text:p>65.0194333333</text:p>
          </table:table-cell>
          <table:table-cell table:formula="of:=ROUND([.B747];0)" office:value-type="float" office:value="65" calcext:value-type="float">
            <text:p>65</text:p>
          </table:table-cell>
          <table:table-cell table:formula="of:=680+[.C747]" office:value-type="float" office:value="745" calcext:value-type="float">
            <text:p>74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961180" calcext:value-type="float">
            <text:p>3961180</text:p>
          </table:table-cell>
          <table:table-cell table:formula="of:=[.A748]/(1000*60)" office:value-type="float" office:value="66.0196666666667" calcext:value-type="float">
            <text:p>66.0196666667</text:p>
          </table:table-cell>
          <table:table-cell table:formula="of:=ROUND([.B748];0)" office:value-type="float" office:value="66" calcext:value-type="float">
            <text:p>66</text:p>
          </table:table-cell>
          <table:table-cell table:formula="of:=680+[.C748]" office:value-type="float" office:value="746" calcext:value-type="float">
            <text:p>74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021193" calcext:value-type="float">
            <text:p>4021193</text:p>
          </table:table-cell>
          <table:table-cell table:formula="of:=[.A749]/(1000*60)" office:value-type="float" office:value="67.0198833333333" calcext:value-type="float">
            <text:p>67.0198833333</text:p>
          </table:table-cell>
          <table:table-cell table:formula="of:=ROUND([.B749];0)" office:value-type="float" office:value="67" calcext:value-type="float">
            <text:p>67</text:p>
          </table:table-cell>
          <table:table-cell table:formula="of:=680+[.C749]" office:value-type="float" office:value="747" calcext:value-type="float">
            <text:p>74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4081208" calcext:value-type="float">
            <text:p>4081208</text:p>
          </table:table-cell>
          <table:table-cell table:formula="of:=[.A750]/(1000*60)" office:value-type="float" office:value="68.0201333333333" calcext:value-type="float">
            <text:p>68.0201333333</text:p>
          </table:table-cell>
          <table:table-cell table:formula="of:=ROUND([.B750];0)" office:value-type="float" office:value="68" calcext:value-type="float">
            <text:p>68</text:p>
          </table:table-cell>
          <table:table-cell table:formula="of:=680+[.C750]" office:value-type="float" office:value="748" calcext:value-type="float">
            <text:p>74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141221" calcext:value-type="float">
            <text:p>4141221</text:p>
          </table:table-cell>
          <table:table-cell table:formula="of:=[.A751]/(1000*60)" office:value-type="float" office:value="69.02035" calcext:value-type="float">
            <text:p>69.02035</text:p>
          </table:table-cell>
          <table:table-cell table:formula="of:=ROUND([.B751];0)" office:value-type="float" office:value="69" calcext:value-type="float">
            <text:p>69</text:p>
          </table:table-cell>
          <table:table-cell table:formula="of:=680+[.C751]" office:value-type="float" office:value="749" calcext:value-type="float">
            <text:p>74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201235" calcext:value-type="float">
            <text:p>4201235</text:p>
          </table:table-cell>
          <table:table-cell table:formula="of:=[.A752]/(1000*60)" office:value-type="float" office:value="70.0205833333333" calcext:value-type="float">
            <text:p>70.0205833333</text:p>
          </table:table-cell>
          <table:table-cell table:formula="of:=ROUND([.B752];0)" office:value-type="float" office:value="70" calcext:value-type="float">
            <text:p>70</text:p>
          </table:table-cell>
          <table:table-cell table:formula="of:=680+[.C752]" office:value-type="float" office:value="750" calcext:value-type="float">
            <text:p>7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261268" calcext:value-type="float">
            <text:p>4261268</text:p>
          </table:table-cell>
          <table:table-cell table:formula="of:=[.A753]/(1000*60)" office:value-type="float" office:value="71.0211333333333" calcext:value-type="float">
            <text:p>71.0211333333</text:p>
          </table:table-cell>
          <table:table-cell table:formula="of:=ROUND([.B753];0)" office:value-type="float" office:value="71" calcext:value-type="float">
            <text:p>71</text:p>
          </table:table-cell>
          <table:table-cell table:formula="of:=680+[.C753]" office:value-type="float" office:value="751" calcext:value-type="float">
            <text:p>7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321283" calcext:value-type="float">
            <text:p>4321283</text:p>
          </table:table-cell>
          <table:table-cell table:formula="of:=[.A754]/(1000*60)" office:value-type="float" office:value="72.0213833333333" calcext:value-type="float">
            <text:p>72.0213833333</text:p>
          </table:table-cell>
          <table:table-cell table:formula="of:=ROUND([.B754];0)" office:value-type="float" office:value="72" calcext:value-type="float">
            <text:p>72</text:p>
          </table:table-cell>
          <table:table-cell table:formula="of:=680+[.C754]" office:value-type="float" office:value="752" calcext:value-type="float">
            <text:p>7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381296" calcext:value-type="float">
            <text:p>4381296</text:p>
          </table:table-cell>
          <table:table-cell table:formula="of:=[.A755]/(1000*60)" office:value-type="float" office:value="73.0216" calcext:value-type="float">
            <text:p>73.0216</text:p>
          </table:table-cell>
          <table:table-cell table:formula="of:=ROUND([.B755];0)" office:value-type="float" office:value="73" calcext:value-type="float">
            <text:p>73</text:p>
          </table:table-cell>
          <table:table-cell table:formula="of:=680+[.C755]" office:value-type="float" office:value="753" calcext:value-type="float">
            <text:p>7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4441310" calcext:value-type="float">
            <text:p>4441310</text:p>
          </table:table-cell>
          <table:table-cell table:formula="of:=[.A756]/(1000*60)" office:value-type="float" office:value="74.0218333333333" calcext:value-type="float">
            <text:p>74.0218333333</text:p>
          </table:table-cell>
          <table:table-cell table:formula="of:=ROUND([.B756];0)" office:value-type="float" office:value="74" calcext:value-type="float">
            <text:p>74</text:p>
          </table:table-cell>
          <table:table-cell table:formula="of:=680+[.C756]" office:value-type="float" office:value="754" calcext:value-type="float">
            <text:p>7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501324" calcext:value-type="float">
            <text:p>4501324</text:p>
          </table:table-cell>
          <table:table-cell table:formula="of:=[.A757]/(1000*60)" office:value-type="float" office:value="75.0220666666667" calcext:value-type="float">
            <text:p>75.0220666667</text:p>
          </table:table-cell>
          <table:table-cell table:formula="of:=ROUND([.B757];0)" office:value-type="float" office:value="75" calcext:value-type="float">
            <text:p>75</text:p>
          </table:table-cell>
          <table:table-cell table:formula="of:=680+[.C757]" office:value-type="float" office:value="755" calcext:value-type="float">
            <text:p>75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4561338" calcext:value-type="float">
            <text:p>4561338</text:p>
          </table:table-cell>
          <table:table-cell table:formula="of:=[.A758]/(1000*60)" office:value-type="float" office:value="76.0223" calcext:value-type="float">
            <text:p>76.0223</text:p>
          </table:table-cell>
          <table:table-cell table:formula="of:=ROUND([.B758];0)" office:value-type="float" office:value="76" calcext:value-type="float">
            <text:p>76</text:p>
          </table:table-cell>
          <table:table-cell table:formula="of:=680+[.C758]" office:value-type="float" office:value="756" calcext:value-type="float">
            <text:p>75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621352" calcext:value-type="float">
            <text:p>4621352</text:p>
          </table:table-cell>
          <table:table-cell table:formula="of:=[.A759]/(1000*60)" office:value-type="float" office:value="77.0225333333333" calcext:value-type="float">
            <text:p>77.0225333333</text:p>
          </table:table-cell>
          <table:table-cell table:formula="of:=ROUND([.B759];0)" office:value-type="float" office:value="77" calcext:value-type="float">
            <text:p>77</text:p>
          </table:table-cell>
          <table:table-cell table:formula="of:=680+[.C759]" office:value-type="float" office:value="757" calcext:value-type="float">
            <text:p>75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681366" calcext:value-type="float">
            <text:p>4681366</text:p>
          </table:table-cell>
          <table:table-cell table:formula="of:=[.A760]/(1000*60)" office:value-type="float" office:value="78.0227666666667" calcext:value-type="float">
            <text:p>78.0227666667</text:p>
          </table:table-cell>
          <table:table-cell table:formula="of:=ROUND([.B760];0)" office:value-type="float" office:value="78" calcext:value-type="float">
            <text:p>78</text:p>
          </table:table-cell>
          <table:table-cell table:formula="of:=680+[.C760]" office:value-type="float" office:value="758" calcext:value-type="float">
            <text:p>75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741380" calcext:value-type="float">
            <text:p>4741380</text:p>
          </table:table-cell>
          <table:table-cell table:formula="of:=[.A761]/(1000*60)" office:value-type="float" office:value="79.023" calcext:value-type="float">
            <text:p>79.023</text:p>
          </table:table-cell>
          <table:table-cell table:formula="of:=ROUND([.B761];0)" office:value-type="float" office:value="79" calcext:value-type="float">
            <text:p>79</text:p>
          </table:table-cell>
          <table:table-cell table:formula="of:=680+[.C761]" office:value-type="float" office:value="759" calcext:value-type="float">
            <text:p>75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801394" calcext:value-type="float">
            <text:p>4801394</text:p>
          </table:table-cell>
          <table:table-cell table:formula="of:=[.A762]/(1000*60)" office:value-type="float" office:value="80.0232333333333" calcext:value-type="float">
            <text:p>80.0232333333</text:p>
          </table:table-cell>
          <table:table-cell table:formula="of:=ROUND([.B762];0)" office:value-type="float" office:value="80" calcext:value-type="float">
            <text:p>80</text:p>
          </table:table-cell>
          <table:table-cell table:formula="of:=680+[.C762]" office:value-type="float" office:value="760" calcext:value-type="float">
            <text:p>76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861408" calcext:value-type="float">
            <text:p>4861408</text:p>
          </table:table-cell>
          <table:table-cell table:formula="of:=[.A763]/(1000*60)" office:value-type="float" office:value="81.0234666666667" calcext:value-type="float">
            <text:p>81.0234666667</text:p>
          </table:table-cell>
          <table:table-cell table:formula="of:=ROUND([.B763];0)" office:value-type="float" office:value="81" calcext:value-type="float">
            <text:p>81</text:p>
          </table:table-cell>
          <table:table-cell table:formula="of:=680+[.C763]" office:value-type="float" office:value="761" calcext:value-type="float">
            <text:p>76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21421" calcext:value-type="float">
            <text:p>4921421</text:p>
          </table:table-cell>
          <table:table-cell table:formula="of:=[.A764]/(1000*60)" office:value-type="float" office:value="82.0236833333333" calcext:value-type="float">
            <text:p>82.0236833333</text:p>
          </table:table-cell>
          <table:table-cell table:formula="of:=ROUND([.B764];0)" office:value-type="float" office:value="82" calcext:value-type="float">
            <text:p>82</text:p>
          </table:table-cell>
          <table:table-cell table:formula="of:=680+[.C764]" office:value-type="float" office:value="762" calcext:value-type="float">
            <text:p>76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981436" calcext:value-type="float">
            <text:p>4981436</text:p>
          </table:table-cell>
          <table:table-cell table:formula="of:=[.A765]/(1000*60)" office:value-type="float" office:value="83.0239333333333" calcext:value-type="float">
            <text:p>83.0239333333</text:p>
          </table:table-cell>
          <table:table-cell table:formula="of:=ROUND([.B765];0)" office:value-type="float" office:value="83" calcext:value-type="float">
            <text:p>83</text:p>
          </table:table-cell>
          <table:table-cell table:formula="of:=680+[.C765]" office:value-type="float" office:value="763" calcext:value-type="float">
            <text:p>76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041449" calcext:value-type="float">
            <text:p>5041449</text:p>
          </table:table-cell>
          <table:table-cell table:formula="of:=[.A766]/(1000*60)" office:value-type="float" office:value="84.02415" calcext:value-type="float">
            <text:p>84.02415</text:p>
          </table:table-cell>
          <table:table-cell table:formula="of:=ROUND([.B766];0)" office:value-type="float" office:value="84" calcext:value-type="float">
            <text:p>84</text:p>
          </table:table-cell>
          <table:table-cell table:formula="of:=680+[.C766]" office:value-type="float" office:value="764" calcext:value-type="float">
            <text:p>76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01463" calcext:value-type="float">
            <text:p>5101463</text:p>
          </table:table-cell>
          <table:table-cell table:formula="of:=[.A767]/(1000*60)" office:value-type="float" office:value="85.0243833333333" calcext:value-type="float">
            <text:p>85.0243833333</text:p>
          </table:table-cell>
          <table:table-cell table:formula="of:=ROUND([.B767];0)" office:value-type="float" office:value="85" calcext:value-type="float">
            <text:p>85</text:p>
          </table:table-cell>
          <table:table-cell table:formula="of:=680+[.C767]" office:value-type="float" office:value="765" calcext:value-type="float">
            <text:p>76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1478" calcext:value-type="float">
            <text:p>5161478</text:p>
          </table:table-cell>
          <table:table-cell table:formula="of:=[.A768]/(1000*60)" office:value-type="float" office:value="86.0246333333333" calcext:value-type="float">
            <text:p>86.0246333333</text:p>
          </table:table-cell>
          <table:table-cell table:formula="of:=ROUND([.B768];0)" office:value-type="float" office:value="86" calcext:value-type="float">
            <text:p>86</text:p>
          </table:table-cell>
          <table:table-cell table:formula="of:=680+[.C768]" office:value-type="float" office:value="766" calcext:value-type="float">
            <text:p>76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21491" calcext:value-type="float">
            <text:p>5221491</text:p>
          </table:table-cell>
          <table:table-cell table:formula="of:=[.A769]/(1000*60)" office:value-type="float" office:value="87.02485" calcext:value-type="float">
            <text:p>87.02485</text:p>
          </table:table-cell>
          <table:table-cell table:formula="of:=ROUND([.B769];0)" office:value-type="float" office:value="87" calcext:value-type="float">
            <text:p>87</text:p>
          </table:table-cell>
          <table:table-cell table:formula="of:=680+[.C769]" office:value-type="float" office:value="767" calcext:value-type="float">
            <text:p>76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81505" calcext:value-type="float">
            <text:p>5281505</text:p>
          </table:table-cell>
          <table:table-cell table:formula="of:=[.A770]/(1000*60)" office:value-type="float" office:value="88.0250833333333" calcext:value-type="float">
            <text:p>88.0250833333</text:p>
          </table:table-cell>
          <table:table-cell table:formula="of:=ROUND([.B770];0)" office:value-type="float" office:value="88" calcext:value-type="float">
            <text:p>88</text:p>
          </table:table-cell>
          <table:table-cell table:formula="of:=680+[.C770]" office:value-type="float" office:value="768" calcext:value-type="float">
            <text:p>76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341519" calcext:value-type="float">
            <text:p>5341519</text:p>
          </table:table-cell>
          <table:table-cell table:formula="of:=[.A771]/(1000*60)" office:value-type="float" office:value="89.0253166666667" calcext:value-type="float">
            <text:p>89.0253166667</text:p>
          </table:table-cell>
          <table:table-cell table:formula="of:=ROUND([.B771];0)" office:value-type="float" office:value="89" calcext:value-type="float">
            <text:p>89</text:p>
          </table:table-cell>
          <table:table-cell table:formula="of:=680+[.C771]" office:value-type="float" office:value="769" calcext:value-type="float">
            <text:p>76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01533" calcext:value-type="float">
            <text:p>5401533</text:p>
          </table:table-cell>
          <table:table-cell table:formula="of:=[.A772]/(1000*60)" office:value-type="float" office:value="90.02555" calcext:value-type="float">
            <text:p>90.02555</text:p>
          </table:table-cell>
          <table:table-cell table:formula="of:=ROUND([.B772];0)" office:value-type="float" office:value="90" calcext:value-type="float">
            <text:p>90</text:p>
          </table:table-cell>
          <table:table-cell table:formula="of:=680+[.C772]" office:value-type="float" office:value="770" calcext:value-type="float">
            <text:p>77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61547" calcext:value-type="float">
            <text:p>5461547</text:p>
          </table:table-cell>
          <table:table-cell table:formula="of:=[.A773]/(1000*60)" office:value-type="float" office:value="91.0257833333333" calcext:value-type="float">
            <text:p>91.0257833333</text:p>
          </table:table-cell>
          <table:table-cell table:formula="of:=ROUND([.B773];0)" office:value-type="float" office:value="91" calcext:value-type="float">
            <text:p>91</text:p>
          </table:table-cell>
          <table:table-cell table:formula="of:=680+[.C773]" office:value-type="float" office:value="771" calcext:value-type="float">
            <text:p>77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521561" calcext:value-type="float">
            <text:p>5521561</text:p>
          </table:table-cell>
          <table:table-cell table:formula="of:=[.A774]/(1000*60)" office:value-type="float" office:value="92.0260166666667" calcext:value-type="float">
            <text:p>92.0260166667</text:p>
          </table:table-cell>
          <table:table-cell table:formula="of:=ROUND([.B774];0)" office:value-type="float" office:value="92" calcext:value-type="float">
            <text:p>92</text:p>
          </table:table-cell>
          <table:table-cell table:formula="of:=680+[.C774]" office:value-type="float" office:value="772" calcext:value-type="float">
            <text:p>77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581575" calcext:value-type="float">
            <text:p>5581575</text:p>
          </table:table-cell>
          <table:table-cell table:formula="of:=[.A775]/(1000*60)" office:value-type="float" office:value="93.02625" calcext:value-type="float">
            <text:p>93.02625</text:p>
          </table:table-cell>
          <table:table-cell table:formula="of:=ROUND([.B775];0)" office:value-type="float" office:value="93" calcext:value-type="float">
            <text:p>93</text:p>
          </table:table-cell>
          <table:table-cell table:formula="of:=680+[.C775]" office:value-type="float" office:value="773" calcext:value-type="float">
            <text:p>77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641589" calcext:value-type="float">
            <text:p>5641589</text:p>
          </table:table-cell>
          <table:table-cell table:formula="of:=[.A776]/(1000*60)" office:value-type="float" office:value="94.0264833333333" calcext:value-type="float">
            <text:p>94.0264833333</text:p>
          </table:table-cell>
          <table:table-cell table:formula="of:=ROUND([.B776];0)" office:value-type="float" office:value="94" calcext:value-type="float">
            <text:p>94</text:p>
          </table:table-cell>
          <table:table-cell table:formula="of:=680+[.C776]" office:value-type="float" office:value="774" calcext:value-type="float">
            <text:p>77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01603" calcext:value-type="float">
            <text:p>5701603</text:p>
          </table:table-cell>
          <table:table-cell table:formula="of:=[.A777]/(1000*60)" office:value-type="float" office:value="95.0267166666667" calcext:value-type="float">
            <text:p>95.0267166667</text:p>
          </table:table-cell>
          <table:table-cell table:formula="of:=ROUND([.B777];0)" office:value-type="float" office:value="95" calcext:value-type="float">
            <text:p>95</text:p>
          </table:table-cell>
          <table:table-cell table:formula="of:=680+[.C777]" office:value-type="float" office:value="775" calcext:value-type="float">
            <text:p>77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761616" calcext:value-type="float">
            <text:p>5761616</text:p>
          </table:table-cell>
          <table:table-cell table:formula="of:=[.A778]/(1000*60)" office:value-type="float" office:value="96.0269333333333" calcext:value-type="float">
            <text:p>96.0269333333</text:p>
          </table:table-cell>
          <table:table-cell table:formula="of:=ROUND([.B778];0)" office:value-type="float" office:value="96" calcext:value-type="float">
            <text:p>96</text:p>
          </table:table-cell>
          <table:table-cell table:formula="of:=680+[.C778]" office:value-type="float" office:value="776" calcext:value-type="float">
            <text:p>77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21631" calcext:value-type="float">
            <text:p>5821631</text:p>
          </table:table-cell>
          <table:table-cell table:formula="of:=[.A779]/(1000*60)" office:value-type="float" office:value="97.0271833333333" calcext:value-type="float">
            <text:p>97.0271833333</text:p>
          </table:table-cell>
          <table:table-cell table:formula="of:=ROUND([.B779];0)" office:value-type="float" office:value="97" calcext:value-type="float">
            <text:p>97</text:p>
          </table:table-cell>
          <table:table-cell table:formula="of:=680+[.C779]" office:value-type="float" office:value="777" calcext:value-type="float">
            <text:p>77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881645" calcext:value-type="float">
            <text:p>5881645</text:p>
          </table:table-cell>
          <table:table-cell table:formula="of:=[.A780]/(1000*60)" office:value-type="float" office:value="98.0274166666667" calcext:value-type="float">
            <text:p>98.0274166667</text:p>
          </table:table-cell>
          <table:table-cell table:formula="of:=ROUND([.B780];0)" office:value-type="float" office:value="98" calcext:value-type="float">
            <text:p>98</text:p>
          </table:table-cell>
          <table:table-cell table:formula="of:=680+[.C780]" office:value-type="float" office:value="778" calcext:value-type="float">
            <text:p>77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941658" calcext:value-type="float">
            <text:p>5941658</text:p>
          </table:table-cell>
          <table:table-cell table:formula="of:=[.A781]/(1000*60)" office:value-type="float" office:value="99.0276333333333" calcext:value-type="float">
            <text:p>99.0276333333</text:p>
          </table:table-cell>
          <table:table-cell table:formula="of:=ROUND([.B781];0)" office:value-type="float" office:value="99" calcext:value-type="float">
            <text:p>99</text:p>
          </table:table-cell>
          <table:table-cell table:formula="of:=680+[.C781]" office:value-type="float" office:value="779" calcext:value-type="float">
            <text:p>77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001687" calcext:value-type="float">
            <text:p>6001687</text:p>
          </table:table-cell>
          <table:table-cell table:formula="of:=[.A782]/(1000*60)" office:value-type="float" office:value="100.028116666667" calcext:value-type="float">
            <text:p>100.0281166667</text:p>
          </table:table-cell>
          <table:table-cell table:formula="of:=ROUND([.B782];0)" office:value-type="float" office:value="100" calcext:value-type="float">
            <text:p>100</text:p>
          </table:table-cell>
          <table:table-cell table:formula="of:=680+[.C782]" office:value-type="float" office:value="780" calcext:value-type="float">
            <text:p>78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061702" calcext:value-type="float">
            <text:p>6061702</text:p>
          </table:table-cell>
          <table:table-cell table:formula="of:=[.A783]/(1000*60)" office:value-type="float" office:value="101.028366666667" calcext:value-type="float">
            <text:p>101.0283666667</text:p>
          </table:table-cell>
          <table:table-cell table:formula="of:=ROUND([.B783];0)" office:value-type="float" office:value="101" calcext:value-type="float">
            <text:p>101</text:p>
          </table:table-cell>
          <table:table-cell table:formula="of:=680+[.C783]" office:value-type="float" office:value="781" calcext:value-type="float">
            <text:p>78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121715" calcext:value-type="float">
            <text:p>6121715</text:p>
          </table:table-cell>
          <table:table-cell table:formula="of:=[.A784]/(1000*60)" office:value-type="float" office:value="102.028583333333" calcext:value-type="float">
            <text:p>102.0285833333</text:p>
          </table:table-cell>
          <table:table-cell table:formula="of:=ROUND([.B784];0)" office:value-type="float" office:value="102" calcext:value-type="float">
            <text:p>102</text:p>
          </table:table-cell>
          <table:table-cell table:formula="of:=680+[.C784]" office:value-type="float" office:value="782" calcext:value-type="float">
            <text:p>78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181729" calcext:value-type="float">
            <text:p>6181729</text:p>
          </table:table-cell>
          <table:table-cell table:formula="of:=[.A785]/(1000*60)" office:value-type="float" office:value="103.028816666667" calcext:value-type="float">
            <text:p>103.0288166667</text:p>
          </table:table-cell>
          <table:table-cell table:formula="of:=ROUND([.B785];0)" office:value-type="float" office:value="103" calcext:value-type="float">
            <text:p>103</text:p>
          </table:table-cell>
          <table:table-cell table:formula="of:=680+[.C785]" office:value-type="float" office:value="783" calcext:value-type="float">
            <text:p>78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41743" calcext:value-type="float">
            <text:p>6241743</text:p>
          </table:table-cell>
          <table:table-cell table:formula="of:=[.A786]/(1000*60)" office:value-type="float" office:value="104.02905" calcext:value-type="float">
            <text:p>104.02905</text:p>
          </table:table-cell>
          <table:table-cell table:formula="of:=ROUND([.B786];0)" office:value-type="float" office:value="104" calcext:value-type="float">
            <text:p>104</text:p>
          </table:table-cell>
          <table:table-cell table:formula="of:=680+[.C786]" office:value-type="float" office:value="784" calcext:value-type="float">
            <text:p>78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301757" calcext:value-type="float">
            <text:p>6301757</text:p>
          </table:table-cell>
          <table:table-cell table:formula="of:=[.A787]/(1000*60)" office:value-type="float" office:value="105.029283333333" calcext:value-type="float">
            <text:p>105.0292833333</text:p>
          </table:table-cell>
          <table:table-cell table:formula="of:=ROUND([.B787];0)" office:value-type="float" office:value="105" calcext:value-type="float">
            <text:p>105</text:p>
          </table:table-cell>
          <table:table-cell table:formula="of:=680+[.C787]" office:value-type="float" office:value="785" calcext:value-type="float">
            <text:p>78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361771" calcext:value-type="float">
            <text:p>6361771</text:p>
          </table:table-cell>
          <table:table-cell table:formula="of:=[.A788]/(1000*60)" office:value-type="float" office:value="106.029516666667" calcext:value-type="float">
            <text:p>106.0295166667</text:p>
          </table:table-cell>
          <table:table-cell table:formula="of:=ROUND([.B788];0)" office:value-type="float" office:value="106" calcext:value-type="float">
            <text:p>106</text:p>
          </table:table-cell>
          <table:table-cell table:formula="of:=680+[.C788]" office:value-type="float" office:value="786" calcext:value-type="float">
            <text:p>78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421785" calcext:value-type="float">
            <text:p>6421785</text:p>
          </table:table-cell>
          <table:table-cell table:formula="of:=[.A789]/(1000*60)" office:value-type="float" office:value="107.02975" calcext:value-type="float">
            <text:p>107.02975</text:p>
          </table:table-cell>
          <table:table-cell table:formula="of:=ROUND([.B789];0)" office:value-type="float" office:value="107" calcext:value-type="float">
            <text:p>107</text:p>
          </table:table-cell>
          <table:table-cell table:formula="of:=680+[.C789]" office:value-type="float" office:value="787" calcext:value-type="float">
            <text:p>78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481799" calcext:value-type="float">
            <text:p>6481799</text:p>
          </table:table-cell>
          <table:table-cell table:formula="of:=[.A790]/(1000*60)" office:value-type="float" office:value="108.029983333333" calcext:value-type="float">
            <text:p>108.0299833333</text:p>
          </table:table-cell>
          <table:table-cell table:formula="of:=ROUND([.B790];0)" office:value-type="float" office:value="108" calcext:value-type="float">
            <text:p>108</text:p>
          </table:table-cell>
          <table:table-cell table:formula="of:=680+[.C790]" office:value-type="float" office:value="788" calcext:value-type="float">
            <text:p>78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541812" calcext:value-type="float">
            <text:p>6541812</text:p>
          </table:table-cell>
          <table:table-cell table:formula="of:=[.A791]/(1000*60)" office:value-type="float" office:value="109.0302" calcext:value-type="float">
            <text:p>109.0302</text:p>
          </table:table-cell>
          <table:table-cell table:formula="of:=ROUND([.B791];0)" office:value-type="float" office:value="109" calcext:value-type="float">
            <text:p>109</text:p>
          </table:table-cell>
          <table:table-cell table:formula="of:=680+[.C791]" office:value-type="float" office:value="789" calcext:value-type="float">
            <text:p>78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601827" calcext:value-type="float">
            <text:p>6601827</text:p>
          </table:table-cell>
          <table:table-cell table:formula="of:=[.A792]/(1000*60)" office:value-type="float" office:value="110.03045" calcext:value-type="float">
            <text:p>110.03045</text:p>
          </table:table-cell>
          <table:table-cell table:formula="of:=ROUND([.B792];0)" office:value-type="float" office:value="110" calcext:value-type="float">
            <text:p>110</text:p>
          </table:table-cell>
          <table:table-cell table:formula="of:=680+[.C792]" office:value-type="float" office:value="790" calcext:value-type="float">
            <text:p>79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661844" calcext:value-type="float">
            <text:p>6661844</text:p>
          </table:table-cell>
          <table:table-cell table:formula="of:=[.A793]/(1000*60)" office:value-type="float" office:value="111.030733333333" calcext:value-type="float">
            <text:p>111.0307333333</text:p>
          </table:table-cell>
          <table:table-cell table:formula="of:=ROUND([.B793];0)" office:value-type="float" office:value="111" calcext:value-type="float">
            <text:p>111</text:p>
          </table:table-cell>
          <table:table-cell table:formula="of:=680+[.C793]" office:value-type="float" office:value="791" calcext:value-type="float">
            <text:p>79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721858" calcext:value-type="float">
            <text:p>6721858</text:p>
          </table:table-cell>
          <table:table-cell table:formula="of:=[.A794]/(1000*60)" office:value-type="float" office:value="112.030966666667" calcext:value-type="float">
            <text:p>112.0309666667</text:p>
          </table:table-cell>
          <table:table-cell table:formula="of:=ROUND([.B794];0)" office:value-type="float" office:value="112" calcext:value-type="float">
            <text:p>112</text:p>
          </table:table-cell>
          <table:table-cell table:formula="of:=680+[.C794]" office:value-type="float" office:value="792" calcext:value-type="float">
            <text:p>79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781873" calcext:value-type="float">
            <text:p>6781873</text:p>
          </table:table-cell>
          <table:table-cell table:formula="of:=[.A795]/(1000*60)" office:value-type="float" office:value="113.031216666667" calcext:value-type="float">
            <text:p>113.0312166667</text:p>
          </table:table-cell>
          <table:table-cell table:formula="of:=ROUND([.B795];0)" office:value-type="float" office:value="113" calcext:value-type="float">
            <text:p>113</text:p>
          </table:table-cell>
          <table:table-cell table:formula="of:=680+[.C795]" office:value-type="float" office:value="793" calcext:value-type="float">
            <text:p>79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841886" calcext:value-type="float">
            <text:p>6841886</text:p>
          </table:table-cell>
          <table:table-cell table:formula="of:=[.A796]/(1000*60)" office:value-type="float" office:value="114.031433333333" calcext:value-type="float">
            <text:p>114.0314333333</text:p>
          </table:table-cell>
          <table:table-cell table:formula="of:=ROUND([.B796];0)" office:value-type="float" office:value="114" calcext:value-type="float">
            <text:p>114</text:p>
          </table:table-cell>
          <table:table-cell table:formula="of:=680+[.C796]" office:value-type="float" office:value="794" calcext:value-type="float">
            <text:p>79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901900" calcext:value-type="float">
            <text:p>6901900</text:p>
          </table:table-cell>
          <table:table-cell table:formula="of:=[.A797]/(1000*60)" office:value-type="float" office:value="115.031666666667" calcext:value-type="float">
            <text:p>115.0316666667</text:p>
          </table:table-cell>
          <table:table-cell table:formula="of:=ROUND([.B797];0)" office:value-type="float" office:value="115" calcext:value-type="float">
            <text:p>115</text:p>
          </table:table-cell>
          <table:table-cell table:formula="of:=680+[.C797]" office:value-type="float" office:value="795" calcext:value-type="float">
            <text:p>79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961913" calcext:value-type="float">
            <text:p>6961913</text:p>
          </table:table-cell>
          <table:table-cell table:formula="of:=[.A798]/(1000*60)" office:value-type="float" office:value="116.031883333333" calcext:value-type="float">
            <text:p>116.0318833333</text:p>
          </table:table-cell>
          <table:table-cell table:formula="of:=ROUND([.B798];0)" office:value-type="float" office:value="116" calcext:value-type="float">
            <text:p>116</text:p>
          </table:table-cell>
          <table:table-cell table:formula="of:=680+[.C798]" office:value-type="float" office:value="796" calcext:value-type="float">
            <text:p>79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7021927" calcext:value-type="float">
            <text:p>7021927</text:p>
          </table:table-cell>
          <table:table-cell table:formula="of:=[.A799]/(1000*60)" office:value-type="float" office:value="117.032116666667" calcext:value-type="float">
            <text:p>117.0321166667</text:p>
          </table:table-cell>
          <table:table-cell table:formula="of:=ROUND([.B799];0)" office:value-type="float" office:value="117" calcext:value-type="float">
            <text:p>117</text:p>
          </table:table-cell>
          <table:table-cell table:formula="of:=680+[.C799]" office:value-type="float" office:value="797" calcext:value-type="float">
            <text:p>79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081940" calcext:value-type="float">
            <text:p>7081940</text:p>
          </table:table-cell>
          <table:table-cell table:formula="of:=[.A800]/(1000*60)" office:value-type="float" office:value="118.032333333333" calcext:value-type="float">
            <text:p>118.0323333333</text:p>
          </table:table-cell>
          <table:table-cell table:formula="of:=ROUND([.B800];0)" office:value-type="float" office:value="118" calcext:value-type="float">
            <text:p>118</text:p>
          </table:table-cell>
          <table:table-cell table:formula="of:=680+[.C800]" office:value-type="float" office:value="798" calcext:value-type="float">
            <text:p>79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141955" calcext:value-type="float">
            <text:p>7141955</text:p>
          </table:table-cell>
          <table:table-cell table:formula="of:=[.A801]/(1000*60)" office:value-type="float" office:value="119.032583333333" calcext:value-type="float">
            <text:p>119.0325833333</text:p>
          </table:table-cell>
          <table:table-cell table:formula="of:=ROUND([.B801];0)" office:value-type="float" office:value="119" calcext:value-type="float">
            <text:p>119</text:p>
          </table:table-cell>
          <table:table-cell table:formula="of:=680+[.C801]" office:value-type="float" office:value="799" calcext:value-type="float">
            <text:p>79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201969" calcext:value-type="float">
            <text:p>7201969</text:p>
          </table:table-cell>
          <table:table-cell table:formula="of:=[.A802]/(1000*60)" office:value-type="float" office:value="120.032816666667" calcext:value-type="float">
            <text:p>120.0328166667</text:p>
          </table:table-cell>
          <table:table-cell table:formula="of:=ROUND([.B802];0)" office:value-type="float" office:value="120" calcext:value-type="float">
            <text:p>120</text:p>
          </table:table-cell>
          <table:table-cell table:formula="of:=680+[.C802]" office:value-type="float" office:value="800" calcext:value-type="float">
            <text:p>80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261982" calcext:value-type="float">
            <text:p>7261982</text:p>
          </table:table-cell>
          <table:table-cell table:formula="of:=[.A803]/(1000*60)" office:value-type="float" office:value="121.033033333333" calcext:value-type="float">
            <text:p>121.0330333333</text:p>
          </table:table-cell>
          <table:table-cell table:formula="of:=ROUND([.B803];0)" office:value-type="float" office:value="121" calcext:value-type="float">
            <text:p>121</text:p>
          </table:table-cell>
          <table:table-cell table:formula="of:=680+[.C803]" office:value-type="float" office:value="801" calcext:value-type="float">
            <text:p>80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321996" calcext:value-type="float">
            <text:p>7321996</text:p>
          </table:table-cell>
          <table:table-cell table:formula="of:=[.A804]/(1000*60)" office:value-type="float" office:value="122.033266666667" calcext:value-type="float">
            <text:p>122.0332666667</text:p>
          </table:table-cell>
          <table:table-cell table:formula="of:=ROUND([.B804];0)" office:value-type="float" office:value="122" calcext:value-type="float">
            <text:p>122</text:p>
          </table:table-cell>
          <table:table-cell table:formula="of:=680+[.C804]" office:value-type="float" office:value="802" calcext:value-type="float">
            <text:p>80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382009" calcext:value-type="float">
            <text:p>7382009</text:p>
          </table:table-cell>
          <table:table-cell table:formula="of:=[.A805]/(1000*60)" office:value-type="float" office:value="123.033483333333" calcext:value-type="float">
            <text:p>123.0334833333</text:p>
          </table:table-cell>
          <table:table-cell table:formula="of:=ROUND([.B805];0)" office:value-type="float" office:value="123" calcext:value-type="float">
            <text:p>123</text:p>
          </table:table-cell>
          <table:table-cell table:formula="of:=680+[.C805]" office:value-type="float" office:value="803" calcext:value-type="float">
            <text:p>80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442023" calcext:value-type="float">
            <text:p>7442023</text:p>
          </table:table-cell>
          <table:table-cell table:formula="of:=[.A806]/(1000*60)" office:value-type="float" office:value="124.033716666667" calcext:value-type="float">
            <text:p>124.0337166667</text:p>
          </table:table-cell>
          <table:table-cell table:formula="of:=ROUND([.B806];0)" office:value-type="float" office:value="124" calcext:value-type="float">
            <text:p>124</text:p>
          </table:table-cell>
          <table:table-cell table:formula="of:=680+[.C806]" office:value-type="float" office:value="804" calcext:value-type="float">
            <text:p>80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502038" calcext:value-type="float">
            <text:p>7502038</text:p>
          </table:table-cell>
          <table:table-cell table:formula="of:=[.A807]/(1000*60)" office:value-type="float" office:value="125.033966666667" calcext:value-type="float">
            <text:p>125.0339666667</text:p>
          </table:table-cell>
          <table:table-cell table:formula="of:=ROUND([.B807];0)" office:value-type="float" office:value="125" calcext:value-type="float">
            <text:p>125</text:p>
          </table:table-cell>
          <table:table-cell table:formula="of:=680+[.C807]" office:value-type="float" office:value="805" calcext:value-type="float">
            <text:p>80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562051" calcext:value-type="float">
            <text:p>7562051</text:p>
          </table:table-cell>
          <table:table-cell table:formula="of:=[.A808]/(1000*60)" office:value-type="float" office:value="126.034183333333" calcext:value-type="float">
            <text:p>126.0341833333</text:p>
          </table:table-cell>
          <table:table-cell table:formula="of:=ROUND([.B808];0)" office:value-type="float" office:value="126" calcext:value-type="float">
            <text:p>126</text:p>
          </table:table-cell>
          <table:table-cell table:formula="of:=680+[.C808]" office:value-type="float" office:value="806" calcext:value-type="float">
            <text:p>80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622065" calcext:value-type="float">
            <text:p>7622065</text:p>
          </table:table-cell>
          <table:table-cell table:formula="of:=[.A809]/(1000*60)" office:value-type="float" office:value="127.034416666667" calcext:value-type="float">
            <text:p>127.0344166667</text:p>
          </table:table-cell>
          <table:table-cell table:formula="of:=ROUND([.B809];0)" office:value-type="float" office:value="127" calcext:value-type="float">
            <text:p>127</text:p>
          </table:table-cell>
          <table:table-cell table:formula="of:=680+[.C809]" office:value-type="float" office:value="807" calcext:value-type="float">
            <text:p>80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682078" calcext:value-type="float">
            <text:p>7682078</text:p>
          </table:table-cell>
          <table:table-cell table:formula="of:=[.A810]/(1000*60)" office:value-type="float" office:value="128.034633333333" calcext:value-type="float">
            <text:p>128.0346333333</text:p>
          </table:table-cell>
          <table:table-cell table:formula="of:=ROUND([.B810];0)" office:value-type="float" office:value="128" calcext:value-type="float">
            <text:p>128</text:p>
          </table:table-cell>
          <table:table-cell table:formula="of:=680+[.C810]" office:value-type="float" office:value="808" calcext:value-type="float">
            <text:p>80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742106" calcext:value-type="float">
            <text:p>7742106</text:p>
          </table:table-cell>
          <table:table-cell table:formula="of:=[.A811]/(1000*60)" office:value-type="float" office:value="129.0351" calcext:value-type="float">
            <text:p>129.0351</text:p>
          </table:table-cell>
          <table:table-cell table:formula="of:=ROUND([.B811];0)" office:value-type="float" office:value="129" calcext:value-type="float">
            <text:p>129</text:p>
          </table:table-cell>
          <table:table-cell table:formula="of:=680+[.C811]" office:value-type="float" office:value="809" calcext:value-type="float">
            <text:p>80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802121" calcext:value-type="float">
            <text:p>7802121</text:p>
          </table:table-cell>
          <table:table-cell table:formula="of:=[.A812]/(1000*60)" office:value-type="float" office:value="130.03535" calcext:value-type="float">
            <text:p>130.03535</text:p>
          </table:table-cell>
          <table:table-cell table:formula="of:=ROUND([.B812];0)" office:value-type="float" office:value="130" calcext:value-type="float">
            <text:p>130</text:p>
          </table:table-cell>
          <table:table-cell table:formula="of:=680+[.C812]" office:value-type="float" office:value="810" calcext:value-type="float">
            <text:p>81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862134" calcext:value-type="float">
            <text:p>7862134</text:p>
          </table:table-cell>
          <table:table-cell table:formula="of:=[.A813]/(1000*60)" office:value-type="float" office:value="131.035566666667" calcext:value-type="float">
            <text:p>131.0355666667</text:p>
          </table:table-cell>
          <table:table-cell table:formula="of:=ROUND([.B813];0)" office:value-type="float" office:value="131" calcext:value-type="float">
            <text:p>131</text:p>
          </table:table-cell>
          <table:table-cell table:formula="of:=680+[.C813]" office:value-type="float" office:value="811" calcext:value-type="float">
            <text:p>81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922149" calcext:value-type="float">
            <text:p>7922149</text:p>
          </table:table-cell>
          <table:table-cell table:formula="of:=[.A814]/(1000*60)" office:value-type="float" office:value="132.035816666667" calcext:value-type="float">
            <text:p>132.0358166667</text:p>
          </table:table-cell>
          <table:table-cell table:formula="of:=ROUND([.B814];0)" office:value-type="float" office:value="132" calcext:value-type="float">
            <text:p>132</text:p>
          </table:table-cell>
          <table:table-cell table:formula="of:=680+[.C814]" office:value-type="float" office:value="812" calcext:value-type="float">
            <text:p>81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982162" calcext:value-type="float">
            <text:p>7982162</text:p>
          </table:table-cell>
          <table:table-cell table:formula="of:=[.A815]/(1000*60)" office:value-type="float" office:value="133.036033333333" calcext:value-type="float">
            <text:p>133.0360333333</text:p>
          </table:table-cell>
          <table:table-cell table:formula="of:=ROUND([.B815];0)" office:value-type="float" office:value="133" calcext:value-type="float">
            <text:p>133</text:p>
          </table:table-cell>
          <table:table-cell table:formula="of:=680+[.C815]" office:value-type="float" office:value="813" calcext:value-type="float">
            <text:p>81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8042176" calcext:value-type="float">
            <text:p>8042176</text:p>
          </table:table-cell>
          <table:table-cell table:formula="of:=[.A816]/(1000*60)" office:value-type="float" office:value="134.036266666667" calcext:value-type="float">
            <text:p>134.0362666667</text:p>
          </table:table-cell>
          <table:table-cell table:formula="of:=ROUND([.B816];0)" office:value-type="float" office:value="134" calcext:value-type="float">
            <text:p>134</text:p>
          </table:table-cell>
          <table:table-cell table:formula="of:=680+[.C816]" office:value-type="float" office:value="814" calcext:value-type="float">
            <text:p>81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102190" calcext:value-type="float">
            <text:p>8102190</text:p>
          </table:table-cell>
          <table:table-cell table:formula="of:=[.A817]/(1000*60)" office:value-type="float" office:value="135.0365" calcext:value-type="float">
            <text:p>135.0365</text:p>
          </table:table-cell>
          <table:table-cell table:formula="of:=ROUND([.B817];0)" office:value-type="float" office:value="135" calcext:value-type="float">
            <text:p>135</text:p>
          </table:table-cell>
          <table:table-cell table:formula="of:=680+[.C817]" office:value-type="float" office:value="815" calcext:value-type="float">
            <text:p>81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162203" calcext:value-type="float">
            <text:p>8162203</text:p>
          </table:table-cell>
          <table:table-cell table:formula="of:=[.A818]/(1000*60)" office:value-type="float" office:value="136.036716666667" calcext:value-type="float">
            <text:p>136.0367166667</text:p>
          </table:table-cell>
          <table:table-cell table:formula="of:=ROUND([.B818];0)" office:value-type="float" office:value="136" calcext:value-type="float">
            <text:p>136</text:p>
          </table:table-cell>
          <table:table-cell table:formula="of:=680+[.C818]" office:value-type="float" office:value="816" calcext:value-type="float">
            <text:p>81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8222217" calcext:value-type="float">
            <text:p>8222217</text:p>
          </table:table-cell>
          <table:table-cell table:formula="of:=[.A819]/(1000*60)" office:value-type="float" office:value="137.03695" calcext:value-type="float">
            <text:p>137.03695</text:p>
          </table:table-cell>
          <table:table-cell table:formula="of:=ROUND([.B819];0)" office:value-type="float" office:value="137" calcext:value-type="float">
            <text:p>137</text:p>
          </table:table-cell>
          <table:table-cell table:formula="of:=680+[.C819]" office:value-type="float" office:value="817" calcext:value-type="float">
            <text:p>81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282231" calcext:value-type="float">
            <text:p>8282231</text:p>
          </table:table-cell>
          <table:table-cell table:formula="of:=[.A820]/(1000*60)" office:value-type="float" office:value="138.037183333333" calcext:value-type="float">
            <text:p>138.0371833333</text:p>
          </table:table-cell>
          <table:table-cell table:formula="of:=ROUND([.B820];0)" office:value-type="float" office:value="138" calcext:value-type="float">
            <text:p>138</text:p>
          </table:table-cell>
          <table:table-cell table:formula="of:=680+[.C820]" office:value-type="float" office:value="818" calcext:value-type="float">
            <text:p>81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342245" calcext:value-type="float">
            <text:p>8342245</text:p>
          </table:table-cell>
          <table:table-cell table:formula="of:=[.A821]/(1000*60)" office:value-type="float" office:value="139.037416666667" calcext:value-type="float">
            <text:p>139.0374166667</text:p>
          </table:table-cell>
          <table:table-cell table:formula="of:=ROUND([.B821];0)" office:value-type="float" office:value="139" calcext:value-type="float">
            <text:p>139</text:p>
          </table:table-cell>
          <table:table-cell table:formula="of:=680+[.C821]" office:value-type="float" office:value="819" calcext:value-type="float">
            <text:p>81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402258" calcext:value-type="float">
            <text:p>8402258</text:p>
          </table:table-cell>
          <table:table-cell table:formula="of:=[.A822]/(1000*60)" office:value-type="float" office:value="140.037633333333" calcext:value-type="float">
            <text:p>140.0376333333</text:p>
          </table:table-cell>
          <table:table-cell table:formula="of:=ROUND([.B822];0)" office:value-type="float" office:value="140" calcext:value-type="float">
            <text:p>140</text:p>
          </table:table-cell>
          <table:table-cell table:formula="of:=680+[.C822]" office:value-type="float" office:value="820" calcext:value-type="float">
            <text:p>82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8462272" calcext:value-type="float">
            <text:p>8462272</text:p>
          </table:table-cell>
          <table:table-cell table:formula="of:=[.A823]/(1000*60)" office:value-type="float" office:value="141.037866666667" calcext:value-type="float">
            <text:p>141.0378666667</text:p>
          </table:table-cell>
          <table:table-cell table:formula="of:=ROUND([.B823];0)" office:value-type="float" office:value="141" calcext:value-type="float">
            <text:p>141</text:p>
          </table:table-cell>
          <table:table-cell table:formula="of:=680+[.C823]" office:value-type="float" office:value="821" calcext:value-type="float">
            <text:p>82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8522286" calcext:value-type="float">
            <text:p>8522286</text:p>
          </table:table-cell>
          <table:table-cell table:formula="of:=[.A824]/(1000*60)" office:value-type="float" office:value="142.0381" calcext:value-type="float">
            <text:p>142.0381</text:p>
          </table:table-cell>
          <table:table-cell table:formula="of:=ROUND([.B824];0)" office:value-type="float" office:value="142" calcext:value-type="float">
            <text:p>142</text:p>
          </table:table-cell>
          <table:table-cell table:formula="of:=680+[.C824]" office:value-type="float" office:value="822" calcext:value-type="float">
            <text:p>82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8582299" calcext:value-type="float">
            <text:p>8582299</text:p>
          </table:table-cell>
          <table:table-cell table:formula="of:=[.A825]/(1000*60)" office:value-type="float" office:value="143.038316666667" calcext:value-type="float">
            <text:p>143.0383166667</text:p>
          </table:table-cell>
          <table:table-cell table:formula="of:=ROUND([.B825];0)" office:value-type="float" office:value="143" calcext:value-type="float">
            <text:p>143</text:p>
          </table:table-cell>
          <table:table-cell table:formula="of:=680+[.C825]" office:value-type="float" office:value="823" calcext:value-type="float">
            <text:p>82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8642314" calcext:value-type="float">
            <text:p>8642314</text:p>
          </table:table-cell>
          <table:table-cell table:formula="of:=[.A826]/(1000*60)" office:value-type="float" office:value="144.038566666667" calcext:value-type="float">
            <text:p>144.0385666667</text:p>
          </table:table-cell>
          <table:table-cell table:formula="of:=ROUND([.B826];0)" office:value-type="float" office:value="144" calcext:value-type="float">
            <text:p>144</text:p>
          </table:table-cell>
          <table:table-cell table:formula="of:=680+[.C826]" office:value-type="float" office:value="824" calcext:value-type="float">
            <text:p>82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8702327" calcext:value-type="float">
            <text:p>8702327</text:p>
          </table:table-cell>
          <table:table-cell table:formula="of:=[.A827]/(1000*60)" office:value-type="float" office:value="145.038783333333" calcext:value-type="float">
            <text:p>145.0387833333</text:p>
          </table:table-cell>
          <table:table-cell table:formula="of:=ROUND([.B827];0)" office:value-type="float" office:value="145" calcext:value-type="float">
            <text:p>145</text:p>
          </table:table-cell>
          <table:table-cell table:formula="of:=680+[.C827]" office:value-type="float" office:value="825" calcext:value-type="float">
            <text:p>82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762341" calcext:value-type="float">
            <text:p>8762341</text:p>
          </table:table-cell>
          <table:table-cell table:formula="of:=[.A828]/(1000*60)" office:value-type="float" office:value="146.039016666667" calcext:value-type="float">
            <text:p>146.0390166667</text:p>
          </table:table-cell>
          <table:table-cell table:formula="of:=ROUND([.B828];0)" office:value-type="float" office:value="146" calcext:value-type="float">
            <text:p>146</text:p>
          </table:table-cell>
          <table:table-cell table:formula="of:=680+[.C828]" office:value-type="float" office:value="826" calcext:value-type="float">
            <text:p>82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822354" calcext:value-type="float">
            <text:p>8822354</text:p>
          </table:table-cell>
          <table:table-cell table:formula="of:=[.A829]/(1000*60)" office:value-type="float" office:value="147.039233333333" calcext:value-type="float">
            <text:p>147.0392333333</text:p>
          </table:table-cell>
          <table:table-cell table:formula="of:=ROUND([.B829];0)" office:value-type="float" office:value="147" calcext:value-type="float">
            <text:p>147</text:p>
          </table:table-cell>
          <table:table-cell table:formula="of:=680+[.C829]" office:value-type="float" office:value="827" calcext:value-type="float">
            <text:p>82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882368" calcext:value-type="float">
            <text:p>8882368</text:p>
          </table:table-cell>
          <table:table-cell table:formula="of:=[.A830]/(1000*60)" office:value-type="float" office:value="148.039466666667" calcext:value-type="float">
            <text:p>148.0394666667</text:p>
          </table:table-cell>
          <table:table-cell table:formula="of:=ROUND([.B830];0)" office:value-type="float" office:value="148" calcext:value-type="float">
            <text:p>148</text:p>
          </table:table-cell>
          <table:table-cell table:formula="of:=680+[.C830]" office:value-type="float" office:value="828" calcext:value-type="float">
            <text:p>82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942382" calcext:value-type="float">
            <text:p>8942382</text:p>
          </table:table-cell>
          <table:table-cell table:formula="of:=[.A831]/(1000*60)" office:value-type="float" office:value="149.0397" calcext:value-type="float">
            <text:p>149.0397</text:p>
          </table:table-cell>
          <table:table-cell table:formula="of:=ROUND([.B831];0)" office:value-type="float" office:value="149" calcext:value-type="float">
            <text:p>149</text:p>
          </table:table-cell>
          <table:table-cell table:formula="of:=680+[.C831]" office:value-type="float" office:value="829" calcext:value-type="float">
            <text:p>82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9002400" calcext:value-type="float">
            <text:p>9002400</text:p>
          </table:table-cell>
          <table:table-cell table:formula="of:=[.A832]/(1000*60)" office:value-type="float" office:value="150.04" calcext:value-type="float">
            <text:p>150.04</text:p>
          </table:table-cell>
          <table:table-cell table:formula="of:=ROUND([.B832];0)" office:value-type="float" office:value="150" calcext:value-type="float">
            <text:p>150</text:p>
          </table:table-cell>
          <table:table-cell table:formula="of:=680+[.C832]" office:value-type="float" office:value="830" calcext:value-type="float">
            <text:p>83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062414" calcext:value-type="float">
            <text:p>9062414</text:p>
          </table:table-cell>
          <table:table-cell table:formula="of:=[.A833]/(1000*60)" office:value-type="float" office:value="151.040233333333" calcext:value-type="float">
            <text:p>151.0402333333</text:p>
          </table:table-cell>
          <table:table-cell table:formula="of:=ROUND([.B833];0)" office:value-type="float" office:value="151" calcext:value-type="float">
            <text:p>151</text:p>
          </table:table-cell>
          <table:table-cell table:formula="of:=680+[.C833]" office:value-type="float" office:value="831" calcext:value-type="float">
            <text:p>83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122428" calcext:value-type="float">
            <text:p>9122428</text:p>
          </table:table-cell>
          <table:table-cell table:formula="of:=[.A834]/(1000*60)" office:value-type="float" office:value="152.040466666667" calcext:value-type="float">
            <text:p>152.0404666667</text:p>
          </table:table-cell>
          <table:table-cell table:formula="of:=ROUND([.B834];0)" office:value-type="float" office:value="152" calcext:value-type="float">
            <text:p>152</text:p>
          </table:table-cell>
          <table:table-cell table:formula="of:=680+[.C834]" office:value-type="float" office:value="832" calcext:value-type="float">
            <text:p>83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9182442" calcext:value-type="float">
            <text:p>9182442</text:p>
          </table:table-cell>
          <table:table-cell table:formula="of:=[.A835]/(1000*60)" office:value-type="float" office:value="153.0407" calcext:value-type="float">
            <text:p>153.0407</text:p>
          </table:table-cell>
          <table:table-cell table:formula="of:=ROUND([.B835];0)" office:value-type="float" office:value="153" calcext:value-type="float">
            <text:p>153</text:p>
          </table:table-cell>
          <table:table-cell table:formula="of:=680+[.C835]" office:value-type="float" office:value="833" calcext:value-type="float">
            <text:p>83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9242457" calcext:value-type="float">
            <text:p>9242457</text:p>
          </table:table-cell>
          <table:table-cell table:formula="of:=[.A836]/(1000*60)" office:value-type="float" office:value="154.04095" calcext:value-type="float">
            <text:p>154.04095</text:p>
          </table:table-cell>
          <table:table-cell table:formula="of:=ROUND([.B836];0)" office:value-type="float" office:value="154" calcext:value-type="float">
            <text:p>154</text:p>
          </table:table-cell>
          <table:table-cell table:formula="of:=680+[.C836]" office:value-type="float" office:value="834" calcext:value-type="float">
            <text:p>83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302470" calcext:value-type="float">
            <text:p>9302470</text:p>
          </table:table-cell>
          <table:table-cell table:formula="of:=[.A837]/(1000*60)" office:value-type="float" office:value="155.041166666667" calcext:value-type="float">
            <text:p>155.0411666667</text:p>
          </table:table-cell>
          <table:table-cell table:formula="of:=ROUND([.B837];0)" office:value-type="float" office:value="155" calcext:value-type="float">
            <text:p>155</text:p>
          </table:table-cell>
          <table:table-cell table:formula="of:=680+[.C837]" office:value-type="float" office:value="835" calcext:value-type="float">
            <text:p>83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362484" calcext:value-type="float">
            <text:p>9362484</text:p>
          </table:table-cell>
          <table:table-cell table:formula="of:=[.A838]/(1000*60)" office:value-type="float" office:value="156.0414" calcext:value-type="float">
            <text:p>156.0414</text:p>
          </table:table-cell>
          <table:table-cell table:formula="of:=ROUND([.B838];0)" office:value-type="float" office:value="156" calcext:value-type="float">
            <text:p>156</text:p>
          </table:table-cell>
          <table:table-cell table:formula="of:=680+[.C838]" office:value-type="float" office:value="836" calcext:value-type="float">
            <text:p>83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422498" calcext:value-type="float">
            <text:p>9422498</text:p>
          </table:table-cell>
          <table:table-cell table:formula="of:=[.A839]/(1000*60)" office:value-type="float" office:value="157.041633333333" calcext:value-type="float">
            <text:p>157.0416333333</text:p>
          </table:table-cell>
          <table:table-cell table:formula="of:=ROUND([.B839];0)" office:value-type="float" office:value="157" calcext:value-type="float">
            <text:p>157</text:p>
          </table:table-cell>
          <table:table-cell table:formula="of:=680+[.C839]" office:value-type="float" office:value="837" calcext:value-type="float">
            <text:p>83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482526" calcext:value-type="float">
            <text:p>9482526</text:p>
          </table:table-cell>
          <table:table-cell table:formula="of:=[.A840]/(1000*60)" office:value-type="float" office:value="158.0421" calcext:value-type="float">
            <text:p>158.0421</text:p>
          </table:table-cell>
          <table:table-cell table:formula="of:=ROUND([.B840];0)" office:value-type="float" office:value="158" calcext:value-type="float">
            <text:p>158</text:p>
          </table:table-cell>
          <table:table-cell table:formula="of:=680+[.C840]" office:value-type="float" office:value="838" calcext:value-type="float">
            <text:p>83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542541" calcext:value-type="float">
            <text:p>9542541</text:p>
          </table:table-cell>
          <table:table-cell table:formula="of:=[.A841]/(1000*60)" office:value-type="float" office:value="159.04235" calcext:value-type="float">
            <text:p>159.04235</text:p>
          </table:table-cell>
          <table:table-cell table:formula="of:=ROUND([.B841];0)" office:value-type="float" office:value="159" calcext:value-type="float">
            <text:p>159</text:p>
          </table:table-cell>
          <table:table-cell table:formula="of:=680+[.C841]" office:value-type="float" office:value="839" calcext:value-type="float">
            <text:p>83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602555" calcext:value-type="float">
            <text:p>9602555</text:p>
          </table:table-cell>
          <table:table-cell table:formula="of:=[.A842]/(1000*60)" office:value-type="float" office:value="160.042583333333" calcext:value-type="float">
            <text:p>160.0425833333</text:p>
          </table:table-cell>
          <table:table-cell table:formula="of:=ROUND([.B842];0)" office:value-type="float" office:value="160" calcext:value-type="float">
            <text:p>160</text:p>
          </table:table-cell>
          <table:table-cell table:formula="of:=680+[.C842]" office:value-type="float" office:value="840" calcext:value-type="float">
            <text:p>84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662569" calcext:value-type="float">
            <text:p>9662569</text:p>
          </table:table-cell>
          <table:table-cell table:formula="of:=[.A843]/(1000*60)" office:value-type="float" office:value="161.042816666667" calcext:value-type="float">
            <text:p>161.0428166667</text:p>
          </table:table-cell>
          <table:table-cell table:formula="of:=ROUND([.B843];0)" office:value-type="float" office:value="161" calcext:value-type="float">
            <text:p>161</text:p>
          </table:table-cell>
          <table:table-cell table:formula="of:=680+[.C843]" office:value-type="float" office:value="841" calcext:value-type="float">
            <text:p>84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722584" calcext:value-type="float">
            <text:p>9722584</text:p>
          </table:table-cell>
          <table:table-cell table:formula="of:=[.A844]/(1000*60)" office:value-type="float" office:value="162.043066666667" calcext:value-type="float">
            <text:p>162.0430666667</text:p>
          </table:table-cell>
          <table:table-cell table:formula="of:=ROUND([.B844];0)" office:value-type="float" office:value="162" calcext:value-type="float">
            <text:p>162</text:p>
          </table:table-cell>
          <table:table-cell table:formula="of:=680+[.C844]" office:value-type="float" office:value="842" calcext:value-type="float">
            <text:p>84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782597" calcext:value-type="float">
            <text:p>9782597</text:p>
          </table:table-cell>
          <table:table-cell table:formula="of:=[.A845]/(1000*60)" office:value-type="float" office:value="163.043283333333" calcext:value-type="float">
            <text:p>163.0432833333</text:p>
          </table:table-cell>
          <table:table-cell table:formula="of:=ROUND([.B845];0)" office:value-type="float" office:value="163" calcext:value-type="float">
            <text:p>163</text:p>
          </table:table-cell>
          <table:table-cell table:formula="of:=680+[.C845]" office:value-type="float" office:value="843" calcext:value-type="float">
            <text:p>84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842612" calcext:value-type="float">
            <text:p>9842612</text:p>
          </table:table-cell>
          <table:table-cell table:formula="of:=[.A846]/(1000*60)" office:value-type="float" office:value="164.043533333333" calcext:value-type="float">
            <text:p>164.0435333333</text:p>
          </table:table-cell>
          <table:table-cell table:formula="of:=ROUND([.B846];0)" office:value-type="float" office:value="164" calcext:value-type="float">
            <text:p>164</text:p>
          </table:table-cell>
          <table:table-cell table:formula="of:=680+[.C846]" office:value-type="float" office:value="844" calcext:value-type="float">
            <text:p>84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902625" calcext:value-type="float">
            <text:p>9902625</text:p>
          </table:table-cell>
          <table:table-cell table:formula="of:=[.A847]/(1000*60)" office:value-type="float" office:value="165.04375" calcext:value-type="float">
            <text:p>165.04375</text:p>
          </table:table-cell>
          <table:table-cell table:formula="of:=ROUND([.B847];0)" office:value-type="float" office:value="165" calcext:value-type="float">
            <text:p>165</text:p>
          </table:table-cell>
          <table:table-cell table:formula="of:=680+[.C847]" office:value-type="float" office:value="845" calcext:value-type="float">
            <text:p>84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962639" calcext:value-type="float">
            <text:p>9962639</text:p>
          </table:table-cell>
          <table:table-cell table:formula="of:=[.A848]/(1000*60)" office:value-type="float" office:value="166.043983333333" calcext:value-type="float">
            <text:p>166.0439833333</text:p>
          </table:table-cell>
          <table:table-cell table:formula="of:=ROUND([.B848];0)" office:value-type="float" office:value="166" calcext:value-type="float">
            <text:p>166</text:p>
          </table:table-cell>
          <table:table-cell table:formula="of:=680+[.C848]" office:value-type="float" office:value="846" calcext:value-type="float">
            <text:p>84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022653" calcext:value-type="float">
            <text:p>10022653</text:p>
          </table:table-cell>
          <table:table-cell table:formula="of:=[.A849]/(1000*60)" office:value-type="float" office:value="167.044216666667" calcext:value-type="float">
            <text:p>167.0442166667</text:p>
          </table:table-cell>
          <table:table-cell table:formula="of:=ROUND([.B849];0)" office:value-type="float" office:value="167" calcext:value-type="float">
            <text:p>167</text:p>
          </table:table-cell>
          <table:table-cell table:formula="of:=680+[.C849]" office:value-type="float" office:value="847" calcext:value-type="float">
            <text:p>84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082667" calcext:value-type="float">
            <text:p>10082667</text:p>
          </table:table-cell>
          <table:table-cell table:formula="of:=[.A850]/(1000*60)" office:value-type="float" office:value="168.04445" calcext:value-type="float">
            <text:p>168.04445</text:p>
          </table:table-cell>
          <table:table-cell table:formula="of:=ROUND([.B850];0)" office:value-type="float" office:value="168" calcext:value-type="float">
            <text:p>168</text:p>
          </table:table-cell>
          <table:table-cell table:formula="of:=680+[.C850]" office:value-type="float" office:value="848" calcext:value-type="float">
            <text:p>84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142682" calcext:value-type="float">
            <text:p>10142682</text:p>
          </table:table-cell>
          <table:table-cell table:formula="of:=[.A851]/(1000*60)" office:value-type="float" office:value="169.0447" calcext:value-type="float">
            <text:p>169.0447</text:p>
          </table:table-cell>
          <table:table-cell table:formula="of:=ROUND([.B851];0)" office:value-type="float" office:value="169" calcext:value-type="float">
            <text:p>169</text:p>
          </table:table-cell>
          <table:table-cell table:formula="of:=680+[.C851]" office:value-type="float" office:value="849" calcext:value-type="float">
            <text:p>84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202695" calcext:value-type="float">
            <text:p>10202695</text:p>
          </table:table-cell>
          <table:table-cell table:formula="of:=[.A852]/(1000*60)" office:value-type="float" office:value="170.044916666667" calcext:value-type="float">
            <text:p>170.0449166667</text:p>
          </table:table-cell>
          <table:table-cell table:formula="of:=ROUND([.B852];0)" office:value-type="float" office:value="170" calcext:value-type="float">
            <text:p>170</text:p>
          </table:table-cell>
          <table:table-cell table:formula="of:=680+[.C852]" office:value-type="float" office:value="850" calcext:value-type="float">
            <text:p>8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262710" calcext:value-type="float">
            <text:p>10262710</text:p>
          </table:table-cell>
          <table:table-cell table:formula="of:=[.A853]/(1000*60)" office:value-type="float" office:value="171.045166666667" calcext:value-type="float">
            <text:p>171.0451666667</text:p>
          </table:table-cell>
          <table:table-cell table:formula="of:=ROUND([.B853];0)" office:value-type="float" office:value="171" calcext:value-type="float">
            <text:p>171</text:p>
          </table:table-cell>
          <table:table-cell table:formula="of:=680+[.C853]" office:value-type="float" office:value="851" calcext:value-type="float">
            <text:p>85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322723" calcext:value-type="float">
            <text:p>10322723</text:p>
          </table:table-cell>
          <table:table-cell table:formula="of:=[.A854]/(1000*60)" office:value-type="float" office:value="172.045383333333" calcext:value-type="float">
            <text:p>172.0453833333</text:p>
          </table:table-cell>
          <table:table-cell table:formula="of:=ROUND([.B854];0)" office:value-type="float" office:value="172" calcext:value-type="float">
            <text:p>172</text:p>
          </table:table-cell>
          <table:table-cell table:formula="of:=680+[.C854]" office:value-type="float" office:value="852" calcext:value-type="float">
            <text:p>85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382738" calcext:value-type="float">
            <text:p>10382738</text:p>
          </table:table-cell>
          <table:table-cell table:formula="of:=[.A855]/(1000*60)" office:value-type="float" office:value="173.045633333333" calcext:value-type="float">
            <text:p>173.0456333333</text:p>
          </table:table-cell>
          <table:table-cell table:formula="of:=ROUND([.B855];0)" office:value-type="float" office:value="173" calcext:value-type="float">
            <text:p>173</text:p>
          </table:table-cell>
          <table:table-cell table:formula="of:=680+[.C855]" office:value-type="float" office:value="853" calcext:value-type="float">
            <text:p>85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442752" calcext:value-type="float">
            <text:p>10442752</text:p>
          </table:table-cell>
          <table:table-cell table:formula="of:=[.A856]/(1000*60)" office:value-type="float" office:value="174.045866666667" calcext:value-type="float">
            <text:p>174.0458666667</text:p>
          </table:table-cell>
          <table:table-cell table:formula="of:=ROUND([.B856];0)" office:value-type="float" office:value="174" calcext:value-type="float">
            <text:p>174</text:p>
          </table:table-cell>
          <table:table-cell table:formula="of:=680+[.C856]" office:value-type="float" office:value="854" calcext:value-type="float">
            <text:p>85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502766" calcext:value-type="float">
            <text:p>10502766</text:p>
          </table:table-cell>
          <table:table-cell table:formula="of:=[.A857]/(1000*60)" office:value-type="float" office:value="175.0461" calcext:value-type="float">
            <text:p>175.0461</text:p>
          </table:table-cell>
          <table:table-cell table:formula="of:=ROUND([.B857];0)" office:value-type="float" office:value="175" calcext:value-type="float">
            <text:p>175</text:p>
          </table:table-cell>
          <table:table-cell table:formula="of:=680+[.C857]" office:value-type="float" office:value="855" calcext:value-type="float">
            <text:p>85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562781" calcext:value-type="float">
            <text:p>10562781</text:p>
          </table:table-cell>
          <table:table-cell table:formula="of:=[.A858]/(1000*60)" office:value-type="float" office:value="176.04635" calcext:value-type="float">
            <text:p>176.04635</text:p>
          </table:table-cell>
          <table:table-cell table:formula="of:=ROUND([.B858];0)" office:value-type="float" office:value="176" calcext:value-type="float">
            <text:p>176</text:p>
          </table:table-cell>
          <table:table-cell table:formula="of:=680+[.C858]" office:value-type="float" office:value="856" calcext:value-type="float">
            <text:p>85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622794" calcext:value-type="float">
            <text:p>10622794</text:p>
          </table:table-cell>
          <table:table-cell table:formula="of:=[.A859]/(1000*60)" office:value-type="float" office:value="177.046566666667" calcext:value-type="float">
            <text:p>177.0465666667</text:p>
          </table:table-cell>
          <table:table-cell table:formula="of:=ROUND([.B859];0)" office:value-type="float" office:value="177" calcext:value-type="float">
            <text:p>177</text:p>
          </table:table-cell>
          <table:table-cell table:formula="of:=680+[.C859]" office:value-type="float" office:value="857" calcext:value-type="float">
            <text:p>85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682809" calcext:value-type="float">
            <text:p>10682809</text:p>
          </table:table-cell>
          <table:table-cell table:formula="of:=[.A860]/(1000*60)" office:value-type="float" office:value="178.046816666667" calcext:value-type="float">
            <text:p>178.0468166667</text:p>
          </table:table-cell>
          <table:table-cell table:formula="of:=ROUND([.B860];0)" office:value-type="float" office:value="178" calcext:value-type="float">
            <text:p>178</text:p>
          </table:table-cell>
          <table:table-cell table:formula="of:=680+[.C860]" office:value-type="float" office:value="858" calcext:value-type="float">
            <text:p>85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742822" calcext:value-type="float">
            <text:p>10742822</text:p>
          </table:table-cell>
          <table:table-cell table:formula="of:=[.A861]/(1000*60)" office:value-type="float" office:value="179.047033333333" calcext:value-type="float">
            <text:p>179.0470333333</text:p>
          </table:table-cell>
          <table:table-cell table:formula="of:=ROUND([.B861];0)" office:value-type="float" office:value="179" calcext:value-type="float">
            <text:p>179</text:p>
          </table:table-cell>
          <table:table-cell table:formula="of:=680+[.C861]" office:value-type="float" office:value="859" calcext:value-type="float">
            <text:p>85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802837" calcext:value-type="float">
            <text:p>10802837</text:p>
          </table:table-cell>
          <table:table-cell table:formula="of:=[.A862]/(1000*60)" office:value-type="float" office:value="180.047283333333" calcext:value-type="float">
            <text:p>180.0472833333</text:p>
          </table:table-cell>
          <table:table-cell table:formula="of:=ROUND([.B862];0)" office:value-type="float" office:value="180" calcext:value-type="float">
            <text:p>180</text:p>
          </table:table-cell>
          <table:table-cell table:formula="of:=680+[.C862]" office:value-type="float" office:value="860" calcext:value-type="float">
            <text:p>86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862851" calcext:value-type="float">
            <text:p>10862851</text:p>
          </table:table-cell>
          <table:table-cell table:formula="of:=[.A863]/(1000*60)" office:value-type="float" office:value="181.047516666667" calcext:value-type="float">
            <text:p>181.0475166667</text:p>
          </table:table-cell>
          <table:table-cell table:formula="of:=ROUND([.B863];0)" office:value-type="float" office:value="181" calcext:value-type="float">
            <text:p>181</text:p>
          </table:table-cell>
          <table:table-cell table:formula="of:=680+[.C863]" office:value-type="float" office:value="861" calcext:value-type="float">
            <text:p>86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0922865" calcext:value-type="float">
            <text:p>10922865</text:p>
          </table:table-cell>
          <table:table-cell table:formula="of:=[.A864]/(1000*60)" office:value-type="float" office:value="182.04775" calcext:value-type="float">
            <text:p>182.04775</text:p>
          </table:table-cell>
          <table:table-cell table:formula="of:=ROUND([.B864];0)" office:value-type="float" office:value="182" calcext:value-type="float">
            <text:p>182</text:p>
          </table:table-cell>
          <table:table-cell table:formula="of:=680+[.C864]" office:value-type="float" office:value="862" calcext:value-type="float">
            <text:p>86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982879" calcext:value-type="float">
            <text:p>10982879</text:p>
          </table:table-cell>
          <table:table-cell table:formula="of:=[.A865]/(1000*60)" office:value-type="float" office:value="183.047983333333" calcext:value-type="float">
            <text:p>183.0479833333</text:p>
          </table:table-cell>
          <table:table-cell table:formula="of:=ROUND([.B865];0)" office:value-type="float" office:value="183" calcext:value-type="float">
            <text:p>183</text:p>
          </table:table-cell>
          <table:table-cell table:formula="of:=680+[.C865]" office:value-type="float" office:value="863" calcext:value-type="float">
            <text:p>86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1042893" calcext:value-type="float">
            <text:p>11042893</text:p>
          </table:table-cell>
          <table:table-cell table:formula="of:=[.A866]/(1000*60)" office:value-type="float" office:value="184.048216666667" calcext:value-type="float">
            <text:p>184.0482166667</text:p>
          </table:table-cell>
          <table:table-cell table:formula="of:=ROUND([.B866];0)" office:value-type="float" office:value="184" calcext:value-type="float">
            <text:p>184</text:p>
          </table:table-cell>
          <table:table-cell table:formula="of:=680+[.C866]" office:value-type="float" office:value="864" calcext:value-type="float">
            <text:p>86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102907" calcext:value-type="float">
            <text:p>11102907</text:p>
          </table:table-cell>
          <table:table-cell table:formula="of:=[.A867]/(1000*60)" office:value-type="float" office:value="185.04845" calcext:value-type="float">
            <text:p>185.04845</text:p>
          </table:table-cell>
          <table:table-cell table:formula="of:=ROUND([.B867];0)" office:value-type="float" office:value="185" calcext:value-type="float">
            <text:p>185</text:p>
          </table:table-cell>
          <table:table-cell table:formula="of:=680+[.C867]" office:value-type="float" office:value="865" calcext:value-type="float">
            <text:p>86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162921" calcext:value-type="float">
            <text:p>11162921</text:p>
          </table:table-cell>
          <table:table-cell table:formula="of:=[.A868]/(1000*60)" office:value-type="float" office:value="186.048683333333" calcext:value-type="float">
            <text:p>186.0486833333</text:p>
          </table:table-cell>
          <table:table-cell table:formula="of:=ROUND([.B868];0)" office:value-type="float" office:value="186" calcext:value-type="float">
            <text:p>186</text:p>
          </table:table-cell>
          <table:table-cell table:formula="of:=680+[.C868]" office:value-type="float" office:value="866" calcext:value-type="float">
            <text:p>8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222948" calcext:value-type="float">
            <text:p>11222948</text:p>
          </table:table-cell>
          <table:table-cell table:formula="of:=[.A869]/(1000*60)" office:value-type="float" office:value="187.049133333333" calcext:value-type="float">
            <text:p>187.0491333333</text:p>
          </table:table-cell>
          <table:table-cell table:formula="of:=ROUND([.B869];0)" office:value-type="float" office:value="187" calcext:value-type="float">
            <text:p>187</text:p>
          </table:table-cell>
          <table:table-cell table:formula="of:=680+[.C869]" office:value-type="float" office:value="867" calcext:value-type="float">
            <text:p>86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282969" calcext:value-type="float">
            <text:p>11282969</text:p>
          </table:table-cell>
          <table:table-cell table:formula="of:=[.A870]/(1000*60)" office:value-type="float" office:value="188.049483333333" calcext:value-type="float">
            <text:p>188.0494833333</text:p>
          </table:table-cell>
          <table:table-cell table:formula="of:=ROUND([.B870];0)" office:value-type="float" office:value="188" calcext:value-type="float">
            <text:p>188</text:p>
          </table:table-cell>
          <table:table-cell table:formula="of:=680+[.C870]" office:value-type="float" office:value="868" calcext:value-type="float">
            <text:p>86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342983" calcext:value-type="float">
            <text:p>11342983</text:p>
          </table:table-cell>
          <table:table-cell table:formula="of:=[.A871]/(1000*60)" office:value-type="float" office:value="189.049716666667" calcext:value-type="float">
            <text:p>189.0497166667</text:p>
          </table:table-cell>
          <table:table-cell table:formula="of:=ROUND([.B871];0)" office:value-type="float" office:value="189" calcext:value-type="float">
            <text:p>189</text:p>
          </table:table-cell>
          <table:table-cell table:formula="of:=680+[.C871]" office:value-type="float" office:value="869" calcext:value-type="float">
            <text:p>86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402997" calcext:value-type="float">
            <text:p>11402997</text:p>
          </table:table-cell>
          <table:table-cell table:formula="of:=[.A872]/(1000*60)" office:value-type="float" office:value="190.04995" calcext:value-type="float">
            <text:p>190.04995</text:p>
          </table:table-cell>
          <table:table-cell table:formula="of:=ROUND([.B872];0)" office:value-type="float" office:value="190" calcext:value-type="float">
            <text:p>190</text:p>
          </table:table-cell>
          <table:table-cell table:formula="of:=680+[.C872]" office:value-type="float" office:value="870" calcext:value-type="float">
            <text:p>87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463011" calcext:value-type="float">
            <text:p>11463011</text:p>
          </table:table-cell>
          <table:table-cell table:formula="of:=[.A873]/(1000*60)" office:value-type="float" office:value="191.050183333333" calcext:value-type="float">
            <text:p>191.0501833333</text:p>
          </table:table-cell>
          <table:table-cell table:formula="of:=ROUND([.B873];0)" office:value-type="float" office:value="191" calcext:value-type="float">
            <text:p>191</text:p>
          </table:table-cell>
          <table:table-cell table:formula="of:=680+[.C873]" office:value-type="float" office:value="871" calcext:value-type="float">
            <text:p>87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523025" calcext:value-type="float">
            <text:p>11523025</text:p>
          </table:table-cell>
          <table:table-cell table:formula="of:=[.A874]/(1000*60)" office:value-type="float" office:value="192.050416666667" calcext:value-type="float">
            <text:p>192.0504166667</text:p>
          </table:table-cell>
          <table:table-cell table:formula="of:=ROUND([.B874];0)" office:value-type="float" office:value="192" calcext:value-type="float">
            <text:p>192</text:p>
          </table:table-cell>
          <table:table-cell table:formula="of:=680+[.C874]" office:value-type="float" office:value="872" calcext:value-type="float">
            <text:p>87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583039" calcext:value-type="float">
            <text:p>11583039</text:p>
          </table:table-cell>
          <table:table-cell table:formula="of:=[.A875]/(1000*60)" office:value-type="float" office:value="193.05065" calcext:value-type="float">
            <text:p>193.05065</text:p>
          </table:table-cell>
          <table:table-cell table:formula="of:=ROUND([.B875];0)" office:value-type="float" office:value="193" calcext:value-type="float">
            <text:p>193</text:p>
          </table:table-cell>
          <table:table-cell table:formula="of:=680+[.C875]" office:value-type="float" office:value="873" calcext:value-type="float">
            <text:p>87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643054" calcext:value-type="float">
            <text:p>11643054</text:p>
          </table:table-cell>
          <table:table-cell table:formula="of:=[.A876]/(1000*60)" office:value-type="float" office:value="194.0509" calcext:value-type="float">
            <text:p>194.0509</text:p>
          </table:table-cell>
          <table:table-cell table:formula="of:=ROUND([.B876];0)" office:value-type="float" office:value="194" calcext:value-type="float">
            <text:p>194</text:p>
          </table:table-cell>
          <table:table-cell table:formula="of:=680+[.C876]" office:value-type="float" office:value="874" calcext:value-type="float">
            <text:p>87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703067" calcext:value-type="float">
            <text:p>11703067</text:p>
          </table:table-cell>
          <table:table-cell table:formula="of:=[.A877]/(1000*60)" office:value-type="float" office:value="195.051116666667" calcext:value-type="float">
            <text:p>195.0511166667</text:p>
          </table:table-cell>
          <table:table-cell table:formula="of:=ROUND([.B877];0)" office:value-type="float" office:value="195" calcext:value-type="float">
            <text:p>195</text:p>
          </table:table-cell>
          <table:table-cell table:formula="of:=680+[.C877]" office:value-type="float" office:value="875" calcext:value-type="float">
            <text:p>87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763082" calcext:value-type="float">
            <text:p>11763082</text:p>
          </table:table-cell>
          <table:table-cell table:formula="of:=[.A878]/(1000*60)" office:value-type="float" office:value="196.051366666667" calcext:value-type="float">
            <text:p>196.0513666667</text:p>
          </table:table-cell>
          <table:table-cell table:formula="of:=ROUND([.B878];0)" office:value-type="float" office:value="196" calcext:value-type="float">
            <text:p>196</text:p>
          </table:table-cell>
          <table:table-cell table:formula="of:=680+[.C878]" office:value-type="float" office:value="876" calcext:value-type="float">
            <text:p>87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823095" calcext:value-type="float">
            <text:p>11823095</text:p>
          </table:table-cell>
          <table:table-cell table:formula="of:=[.A879]/(1000*60)" office:value-type="float" office:value="197.051583333333" calcext:value-type="float">
            <text:p>197.0515833333</text:p>
          </table:table-cell>
          <table:table-cell table:formula="of:=ROUND([.B879];0)" office:value-type="float" office:value="197" calcext:value-type="float">
            <text:p>197</text:p>
          </table:table-cell>
          <table:table-cell table:formula="of:=680+[.C879]" office:value-type="float" office:value="877" calcext:value-type="float">
            <text:p>8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883110" calcext:value-type="float">
            <text:p>11883110</text:p>
          </table:table-cell>
          <table:table-cell table:formula="of:=[.A880]/(1000*60)" office:value-type="float" office:value="198.051833333333" calcext:value-type="float">
            <text:p>198.0518333333</text:p>
          </table:table-cell>
          <table:table-cell table:formula="of:=ROUND([.B880];0)" office:value-type="float" office:value="198" calcext:value-type="float">
            <text:p>198</text:p>
          </table:table-cell>
          <table:table-cell table:formula="of:=680+[.C880]" office:value-type="float" office:value="878" calcext:value-type="float">
            <text:p>87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943123" calcext:value-type="float">
            <text:p>11943123</text:p>
          </table:table-cell>
          <table:table-cell table:formula="of:=[.A881]/(1000*60)" office:value-type="float" office:value="199.05205" calcext:value-type="float">
            <text:p>199.05205</text:p>
          </table:table-cell>
          <table:table-cell table:formula="of:=ROUND([.B881];0)" office:value-type="float" office:value="199" calcext:value-type="float">
            <text:p>199</text:p>
          </table:table-cell>
          <table:table-cell table:formula="of:=680+[.C881]" office:value-type="float" office:value="879" calcext:value-type="float">
            <text:p>87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003138" calcext:value-type="float">
            <text:p>12003138</text:p>
          </table:table-cell>
          <table:table-cell table:formula="of:=[.A882]/(1000*60)" office:value-type="float" office:value="200.0523" calcext:value-type="float">
            <text:p>200.0523</text:p>
          </table:table-cell>
          <table:table-cell table:formula="of:=ROUND([.B882];0)" office:value-type="float" office:value="200" calcext:value-type="float">
            <text:p>200</text:p>
          </table:table-cell>
          <table:table-cell table:formula="of:=680+[.C882]" office:value-type="float" office:value="880" calcext:value-type="float">
            <text:p>88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063152" calcext:value-type="float">
            <text:p>12063152</text:p>
          </table:table-cell>
          <table:table-cell table:formula="of:=[.A883]/(1000*60)" office:value-type="float" office:value="201.052533333333" calcext:value-type="float">
            <text:p>201.0525333333</text:p>
          </table:table-cell>
          <table:table-cell table:formula="of:=ROUND([.B883];0)" office:value-type="float" office:value="201" calcext:value-type="float">
            <text:p>201</text:p>
          </table:table-cell>
          <table:table-cell table:formula="of:=680+[.C883]" office:value-type="float" office:value="881" calcext:value-type="float">
            <text:p>88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123166" calcext:value-type="float">
            <text:p>12123166</text:p>
          </table:table-cell>
          <table:table-cell table:formula="of:=[.A884]/(1000*60)" office:value-type="float" office:value="202.052766666667" calcext:value-type="float">
            <text:p>202.0527666667</text:p>
          </table:table-cell>
          <table:table-cell table:formula="of:=ROUND([.B884];0)" office:value-type="float" office:value="202" calcext:value-type="float">
            <text:p>202</text:p>
          </table:table-cell>
          <table:table-cell table:formula="of:=680+[.C884]" office:value-type="float" office:value="882" calcext:value-type="float">
            <text:p>88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183180" calcext:value-type="float">
            <text:p>12183180</text:p>
          </table:table-cell>
          <table:table-cell table:formula="of:=[.A885]/(1000*60)" office:value-type="float" office:value="203.053" calcext:value-type="float">
            <text:p>203.053</text:p>
          </table:table-cell>
          <table:table-cell table:formula="of:=ROUND([.B885];0)" office:value-type="float" office:value="203" calcext:value-type="float">
            <text:p>203</text:p>
          </table:table-cell>
          <table:table-cell table:formula="of:=680+[.C885]" office:value-type="float" office:value="883" calcext:value-type="float">
            <text:p>88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243194" calcext:value-type="float">
            <text:p>12243194</text:p>
          </table:table-cell>
          <table:table-cell table:formula="of:=[.A886]/(1000*60)" office:value-type="float" office:value="204.053233333333" calcext:value-type="float">
            <text:p>204.0532333333</text:p>
          </table:table-cell>
          <table:table-cell table:formula="of:=ROUND([.B886];0)" office:value-type="float" office:value="204" calcext:value-type="float">
            <text:p>204</text:p>
          </table:table-cell>
          <table:table-cell table:formula="of:=680+[.C886]" office:value-type="float" office:value="884" calcext:value-type="float">
            <text:p>88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303208" calcext:value-type="float">
            <text:p>12303208</text:p>
          </table:table-cell>
          <table:table-cell table:formula="of:=[.A887]/(1000*60)" office:value-type="float" office:value="205.053466666667" calcext:value-type="float">
            <text:p>205.0534666667</text:p>
          </table:table-cell>
          <table:table-cell table:formula="of:=ROUND([.B887];0)" office:value-type="float" office:value="205" calcext:value-type="float">
            <text:p>205</text:p>
          </table:table-cell>
          <table:table-cell table:formula="of:=680+[.C887]" office:value-type="float" office:value="885" calcext:value-type="float">
            <text:p>88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363223" calcext:value-type="float">
            <text:p>12363223</text:p>
          </table:table-cell>
          <table:table-cell table:formula="of:=[.A888]/(1000*60)" office:value-type="float" office:value="206.053716666667" calcext:value-type="float">
            <text:p>206.0537166667</text:p>
          </table:table-cell>
          <table:table-cell table:formula="of:=ROUND([.B888];0)" office:value-type="float" office:value="206" calcext:value-type="float">
            <text:p>206</text:p>
          </table:table-cell>
          <table:table-cell table:formula="of:=680+[.C888]" office:value-type="float" office:value="886" calcext:value-type="float">
            <text:p>88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423236" calcext:value-type="float">
            <text:p>12423236</text:p>
          </table:table-cell>
          <table:table-cell table:formula="of:=[.A889]/(1000*60)" office:value-type="float" office:value="207.053933333333" calcext:value-type="float">
            <text:p>207.0539333333</text:p>
          </table:table-cell>
          <table:table-cell table:formula="of:=ROUND([.B889];0)" office:value-type="float" office:value="207" calcext:value-type="float">
            <text:p>207</text:p>
          </table:table-cell>
          <table:table-cell table:formula="of:=680+[.C889]" office:value-type="float" office:value="887" calcext:value-type="float">
            <text:p>88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483251" calcext:value-type="float">
            <text:p>12483251</text:p>
          </table:table-cell>
          <table:table-cell table:formula="of:=[.A890]/(1000*60)" office:value-type="float" office:value="208.054183333333" calcext:value-type="float">
            <text:p>208.0541833333</text:p>
          </table:table-cell>
          <table:table-cell table:formula="of:=ROUND([.B890];0)" office:value-type="float" office:value="208" calcext:value-type="float">
            <text:p>208</text:p>
          </table:table-cell>
          <table:table-cell table:formula="of:=680+[.C890]" office:value-type="float" office:value="888" calcext:value-type="float">
            <text:p>88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543264" calcext:value-type="float">
            <text:p>12543264</text:p>
          </table:table-cell>
          <table:table-cell table:formula="of:=[.A891]/(1000*60)" office:value-type="float" office:value="209.0544" calcext:value-type="float">
            <text:p>209.0544</text:p>
          </table:table-cell>
          <table:table-cell table:formula="of:=ROUND([.B891];0)" office:value-type="float" office:value="209" calcext:value-type="float">
            <text:p>209</text:p>
          </table:table-cell>
          <table:table-cell table:formula="of:=680+[.C891]" office:value-type="float" office:value="889" calcext:value-type="float">
            <text:p>88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603279" calcext:value-type="float">
            <text:p>12603279</text:p>
          </table:table-cell>
          <table:table-cell table:formula="of:=[.A892]/(1000*60)" office:value-type="float" office:value="210.05465" calcext:value-type="float">
            <text:p>210.05465</text:p>
          </table:table-cell>
          <table:table-cell table:formula="of:=ROUND([.B892];0)" office:value-type="float" office:value="210" calcext:value-type="float">
            <text:p>210</text:p>
          </table:table-cell>
          <table:table-cell table:formula="of:=680+[.C892]" office:value-type="float" office:value="890" calcext:value-type="float">
            <text:p>8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663292" calcext:value-type="float">
            <text:p>12663292</text:p>
          </table:table-cell>
          <table:table-cell table:formula="of:=[.A893]/(1000*60)" office:value-type="float" office:value="211.054866666667" calcext:value-type="float">
            <text:p>211.0548666667</text:p>
          </table:table-cell>
          <table:table-cell table:formula="of:=ROUND([.B893];0)" office:value-type="float" office:value="211" calcext:value-type="float">
            <text:p>211</text:p>
          </table:table-cell>
          <table:table-cell table:formula="of:=680+[.C893]" office:value-type="float" office:value="891" calcext:value-type="float">
            <text:p>89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723307" calcext:value-type="float">
            <text:p>12723307</text:p>
          </table:table-cell>
          <table:table-cell table:formula="of:=[.A894]/(1000*60)" office:value-type="float" office:value="212.055116666667" calcext:value-type="float">
            <text:p>212.0551166667</text:p>
          </table:table-cell>
          <table:table-cell table:formula="of:=ROUND([.B894];0)" office:value-type="float" office:value="212" calcext:value-type="float">
            <text:p>212</text:p>
          </table:table-cell>
          <table:table-cell table:formula="of:=680+[.C894]" office:value-type="float" office:value="892" calcext:value-type="float">
            <text:p>89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783321" calcext:value-type="float">
            <text:p>12783321</text:p>
          </table:table-cell>
          <table:table-cell table:formula="of:=[.A895]/(1000*60)" office:value-type="float" office:value="213.05535" calcext:value-type="float">
            <text:p>213.05535</text:p>
          </table:table-cell>
          <table:table-cell table:formula="of:=ROUND([.B895];0)" office:value-type="float" office:value="213" calcext:value-type="float">
            <text:p>213</text:p>
          </table:table-cell>
          <table:table-cell table:formula="of:=680+[.C895]" office:value-type="float" office:value="893" calcext:value-type="float">
            <text:p>89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43335" calcext:value-type="float">
            <text:p>12843335</text:p>
          </table:table-cell>
          <table:table-cell table:formula="of:=[.A896]/(1000*60)" office:value-type="float" office:value="214.055583333333" calcext:value-type="float">
            <text:p>214.0555833333</text:p>
          </table:table-cell>
          <table:table-cell table:formula="of:=ROUND([.B896];0)" office:value-type="float" office:value="214" calcext:value-type="float">
            <text:p>214</text:p>
          </table:table-cell>
          <table:table-cell table:formula="of:=680+[.C896]" office:value-type="float" office:value="894" calcext:value-type="float">
            <text:p>89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903349" calcext:value-type="float">
            <text:p>12903349</text:p>
          </table:table-cell>
          <table:table-cell table:formula="of:=[.A897]/(1000*60)" office:value-type="float" office:value="215.055816666667" calcext:value-type="float">
            <text:p>215.0558166667</text:p>
          </table:table-cell>
          <table:table-cell table:formula="of:=ROUND([.B897];0)" office:value-type="float" office:value="215" calcext:value-type="float">
            <text:p>215</text:p>
          </table:table-cell>
          <table:table-cell table:formula="of:=680+[.C897]" office:value-type="float" office:value="895" calcext:value-type="float">
            <text:p>89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963377" calcext:value-type="float">
            <text:p>12963377</text:p>
          </table:table-cell>
          <table:table-cell table:formula="of:=[.A898]/(1000*60)" office:value-type="float" office:value="216.056283333333" calcext:value-type="float">
            <text:p>216.0562833333</text:p>
          </table:table-cell>
          <table:table-cell table:formula="of:=ROUND([.B898];0)" office:value-type="float" office:value="216" calcext:value-type="float">
            <text:p>216</text:p>
          </table:table-cell>
          <table:table-cell table:formula="of:=680+[.C898]" office:value-type="float" office:value="896" calcext:value-type="float">
            <text:p>89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023392" calcext:value-type="float">
            <text:p>13023392</text:p>
          </table:table-cell>
          <table:table-cell table:formula="of:=[.A899]/(1000*60)" office:value-type="float" office:value="217.056533333333" calcext:value-type="float">
            <text:p>217.0565333333</text:p>
          </table:table-cell>
          <table:table-cell table:formula="of:=ROUND([.B899];0)" office:value-type="float" office:value="217" calcext:value-type="float">
            <text:p>217</text:p>
          </table:table-cell>
          <table:table-cell table:formula="of:=680+[.C899]" office:value-type="float" office:value="897" calcext:value-type="float">
            <text:p>89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083407" calcext:value-type="float">
            <text:p>13083407</text:p>
          </table:table-cell>
          <table:table-cell table:formula="of:=[.A900]/(1000*60)" office:value-type="float" office:value="218.056783333333" calcext:value-type="float">
            <text:p>218.0567833333</text:p>
          </table:table-cell>
          <table:table-cell table:formula="of:=ROUND([.B900];0)" office:value-type="float" office:value="218" calcext:value-type="float">
            <text:p>218</text:p>
          </table:table-cell>
          <table:table-cell table:formula="of:=680+[.C900]" office:value-type="float" office:value="898" calcext:value-type="float">
            <text:p>8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143420" calcext:value-type="float">
            <text:p>13143420</text:p>
          </table:table-cell>
          <table:table-cell table:formula="of:=[.A901]/(1000*60)" office:value-type="float" office:value="219.057" calcext:value-type="float">
            <text:p>219.057</text:p>
          </table:table-cell>
          <table:table-cell table:formula="of:=ROUND([.B901];0)" office:value-type="float" office:value="219" calcext:value-type="float">
            <text:p>219</text:p>
          </table:table-cell>
          <table:table-cell table:formula="of:=680+[.C901]" office:value-type="float" office:value="899" calcext:value-type="float">
            <text:p>89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203435" calcext:value-type="float">
            <text:p>13203435</text:p>
          </table:table-cell>
          <table:table-cell table:formula="of:=[.A902]/(1000*60)" office:value-type="float" office:value="220.05725" calcext:value-type="float">
            <text:p>220.05725</text:p>
          </table:table-cell>
          <table:table-cell table:formula="of:=ROUND([.B902];0)" office:value-type="float" office:value="220" calcext:value-type="float">
            <text:p>220</text:p>
          </table:table-cell>
          <table:table-cell table:formula="of:=680+[.C902]" office:value-type="float" office:value="900" calcext:value-type="float">
            <text:p>90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263449" calcext:value-type="float">
            <text:p>13263449</text:p>
          </table:table-cell>
          <table:table-cell table:formula="of:=[.A903]/(1000*60)" office:value-type="float" office:value="221.057483333333" calcext:value-type="float">
            <text:p>221.0574833333</text:p>
          </table:table-cell>
          <table:table-cell table:formula="of:=ROUND([.B903];0)" office:value-type="float" office:value="221" calcext:value-type="float">
            <text:p>221</text:p>
          </table:table-cell>
          <table:table-cell table:formula="of:=680+[.C903]" office:value-type="float" office:value="901" calcext:value-type="float">
            <text:p>9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323463" calcext:value-type="float">
            <text:p>13323463</text:p>
          </table:table-cell>
          <table:table-cell table:formula="of:=[.A904]/(1000*60)" office:value-type="float" office:value="222.057716666667" calcext:value-type="float">
            <text:p>222.0577166667</text:p>
          </table:table-cell>
          <table:table-cell table:formula="of:=ROUND([.B904];0)" office:value-type="float" office:value="222" calcext:value-type="float">
            <text:p>222</text:p>
          </table:table-cell>
          <table:table-cell table:formula="of:=680+[.C904]" office:value-type="float" office:value="902" calcext:value-type="float">
            <text:p>9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383477" calcext:value-type="float">
            <text:p>13383477</text:p>
          </table:table-cell>
          <table:table-cell table:formula="of:=[.A905]/(1000*60)" office:value-type="float" office:value="223.05795" calcext:value-type="float">
            <text:p>223.05795</text:p>
          </table:table-cell>
          <table:table-cell table:formula="of:=ROUND([.B905];0)" office:value-type="float" office:value="223" calcext:value-type="float">
            <text:p>223</text:p>
          </table:table-cell>
          <table:table-cell table:formula="of:=680+[.C905]" office:value-type="float" office:value="903" calcext:value-type="float">
            <text:p>90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443491" calcext:value-type="float">
            <text:p>13443491</text:p>
          </table:table-cell>
          <table:table-cell table:formula="of:=[.A906]/(1000*60)" office:value-type="float" office:value="224.058183333333" calcext:value-type="float">
            <text:p>224.0581833333</text:p>
          </table:table-cell>
          <table:table-cell table:formula="of:=ROUND([.B906];0)" office:value-type="float" office:value="224" calcext:value-type="float">
            <text:p>224</text:p>
          </table:table-cell>
          <table:table-cell table:formula="of:=680+[.C906]" office:value-type="float" office:value="904" calcext:value-type="float">
            <text:p>9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503505" calcext:value-type="float">
            <text:p>13503505</text:p>
          </table:table-cell>
          <table:table-cell table:formula="of:=[.A907]/(1000*60)" office:value-type="float" office:value="225.058416666667" calcext:value-type="float">
            <text:p>225.0584166667</text:p>
          </table:table-cell>
          <table:table-cell table:formula="of:=ROUND([.B907];0)" office:value-type="float" office:value="225" calcext:value-type="float">
            <text:p>225</text:p>
          </table:table-cell>
          <table:table-cell table:formula="of:=680+[.C907]" office:value-type="float" office:value="905" calcext:value-type="float">
            <text:p>90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563522" calcext:value-type="float">
            <text:p>13563522</text:p>
          </table:table-cell>
          <table:table-cell table:formula="of:=[.A908]/(1000*60)" office:value-type="float" office:value="226.0587" calcext:value-type="float">
            <text:p>226.0587</text:p>
          </table:table-cell>
          <table:table-cell table:formula="of:=ROUND([.B908];0)" office:value-type="float" office:value="226" calcext:value-type="float">
            <text:p>226</text:p>
          </table:table-cell>
          <table:table-cell table:formula="of:=680+[.C908]" office:value-type="float" office:value="906" calcext:value-type="float">
            <text:p>90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623539" calcext:value-type="float">
            <text:p>13623539</text:p>
          </table:table-cell>
          <table:table-cell table:formula="of:=[.A909]/(1000*60)" office:value-type="float" office:value="227.058983333333" calcext:value-type="float">
            <text:p>227.0589833333</text:p>
          </table:table-cell>
          <table:table-cell table:formula="of:=ROUND([.B909];0)" office:value-type="float" office:value="227" calcext:value-type="float">
            <text:p>227</text:p>
          </table:table-cell>
          <table:table-cell table:formula="of:=680+[.C909]" office:value-type="float" office:value="907" calcext:value-type="float">
            <text:p>90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683557" calcext:value-type="float">
            <text:p>13683557</text:p>
          </table:table-cell>
          <table:table-cell table:formula="of:=[.A910]/(1000*60)" office:value-type="float" office:value="228.059283333333" calcext:value-type="float">
            <text:p>228.0592833333</text:p>
          </table:table-cell>
          <table:table-cell table:formula="of:=ROUND([.B910];0)" office:value-type="float" office:value="228" calcext:value-type="float">
            <text:p>228</text:p>
          </table:table-cell>
          <table:table-cell table:formula="of:=680+[.C910]" office:value-type="float" office:value="908" calcext:value-type="float">
            <text:p>90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743574" calcext:value-type="float">
            <text:p>13743574</text:p>
          </table:table-cell>
          <table:table-cell table:formula="of:=[.A911]/(1000*60)" office:value-type="float" office:value="229.059566666667" calcext:value-type="float">
            <text:p>229.0595666667</text:p>
          </table:table-cell>
          <table:table-cell table:formula="of:=ROUND([.B911];0)" office:value-type="float" office:value="229" calcext:value-type="float">
            <text:p>229</text:p>
          </table:table-cell>
          <table:table-cell table:formula="of:=680+[.C911]" office:value-type="float" office:value="909" calcext:value-type="float">
            <text:p>9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803590" calcext:value-type="float">
            <text:p>13803590</text:p>
          </table:table-cell>
          <table:table-cell table:formula="of:=[.A912]/(1000*60)" office:value-type="float" office:value="230.059833333333" calcext:value-type="float">
            <text:p>230.0598333333</text:p>
          </table:table-cell>
          <table:table-cell table:formula="of:=ROUND([.B912];0)" office:value-type="float" office:value="230" calcext:value-type="float">
            <text:p>230</text:p>
          </table:table-cell>
          <table:table-cell table:formula="of:=680+[.C912]" office:value-type="float" office:value="910" calcext:value-type="float">
            <text:p>91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863608" calcext:value-type="float">
            <text:p>13863608</text:p>
          </table:table-cell>
          <table:table-cell table:formula="of:=[.A913]/(1000*60)" office:value-type="float" office:value="231.060133333333" calcext:value-type="float">
            <text:p>231.0601333333</text:p>
          </table:table-cell>
          <table:table-cell table:formula="of:=ROUND([.B913];0)" office:value-type="float" office:value="231" calcext:value-type="float">
            <text:p>231</text:p>
          </table:table-cell>
          <table:table-cell table:formula="of:=680+[.C913]" office:value-type="float" office:value="911" calcext:value-type="float">
            <text:p>91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923624" calcext:value-type="float">
            <text:p>13923624</text:p>
          </table:table-cell>
          <table:table-cell table:formula="of:=[.A914]/(1000*60)" office:value-type="float" office:value="232.0604" calcext:value-type="float">
            <text:p>232.0604</text:p>
          </table:table-cell>
          <table:table-cell table:formula="of:=ROUND([.B914];0)" office:value-type="float" office:value="232" calcext:value-type="float">
            <text:p>232</text:p>
          </table:table-cell>
          <table:table-cell table:formula="of:=680+[.C914]" office:value-type="float" office:value="912" calcext:value-type="float">
            <text:p>9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983642" calcext:value-type="float">
            <text:p>13983642</text:p>
          </table:table-cell>
          <table:table-cell table:formula="of:=[.A915]/(1000*60)" office:value-type="float" office:value="233.0607" calcext:value-type="float">
            <text:p>233.0607</text:p>
          </table:table-cell>
          <table:table-cell table:formula="of:=ROUND([.B915];0)" office:value-type="float" office:value="233" calcext:value-type="float">
            <text:p>233</text:p>
          </table:table-cell>
          <table:table-cell table:formula="of:=680+[.C915]" office:value-type="float" office:value="913" calcext:value-type="float">
            <text:p>91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043659" calcext:value-type="float">
            <text:p>14043659</text:p>
          </table:table-cell>
          <table:table-cell table:formula="of:=[.A916]/(1000*60)" office:value-type="float" office:value="234.060983333333" calcext:value-type="float">
            <text:p>234.0609833333</text:p>
          </table:table-cell>
          <table:table-cell table:formula="of:=ROUND([.B916];0)" office:value-type="float" office:value="234" calcext:value-type="float">
            <text:p>234</text:p>
          </table:table-cell>
          <table:table-cell table:formula="of:=680+[.C916]" office:value-type="float" office:value="914" calcext:value-type="float">
            <text:p>91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103675" calcext:value-type="float">
            <text:p>14103675</text:p>
          </table:table-cell>
          <table:table-cell table:formula="of:=[.A917]/(1000*60)" office:value-type="float" office:value="235.06125" calcext:value-type="float">
            <text:p>235.06125</text:p>
          </table:table-cell>
          <table:table-cell table:formula="of:=ROUND([.B917];0)" office:value-type="float" office:value="235" calcext:value-type="float">
            <text:p>235</text:p>
          </table:table-cell>
          <table:table-cell table:formula="of:=680+[.C917]" office:value-type="float" office:value="915" calcext:value-type="float">
            <text:p>91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163693" calcext:value-type="float">
            <text:p>14163693</text:p>
          </table:table-cell>
          <table:table-cell table:formula="of:=[.A918]/(1000*60)" office:value-type="float" office:value="236.06155" calcext:value-type="float">
            <text:p>236.06155</text:p>
          </table:table-cell>
          <table:table-cell table:formula="of:=ROUND([.B918];0)" office:value-type="float" office:value="236" calcext:value-type="float">
            <text:p>236</text:p>
          </table:table-cell>
          <table:table-cell table:formula="of:=680+[.C918]" office:value-type="float" office:value="916" calcext:value-type="float">
            <text:p>91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223711" calcext:value-type="float">
            <text:p>14223711</text:p>
          </table:table-cell>
          <table:table-cell table:formula="of:=[.A919]/(1000*60)" office:value-type="float" office:value="237.06185" calcext:value-type="float">
            <text:p>237.06185</text:p>
          </table:table-cell>
          <table:table-cell table:formula="of:=ROUND([.B919];0)" office:value-type="float" office:value="237" calcext:value-type="float">
            <text:p>237</text:p>
          </table:table-cell>
          <table:table-cell table:formula="of:=680+[.C919]" office:value-type="float" office:value="917" calcext:value-type="float">
            <text:p>91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283727" calcext:value-type="float">
            <text:p>14283727</text:p>
          </table:table-cell>
          <table:table-cell table:formula="of:=[.A920]/(1000*60)" office:value-type="float" office:value="238.062116666667" calcext:value-type="float">
            <text:p>238.0621166667</text:p>
          </table:table-cell>
          <table:table-cell table:formula="of:=ROUND([.B920];0)" office:value-type="float" office:value="238" calcext:value-type="float">
            <text:p>238</text:p>
          </table:table-cell>
          <table:table-cell table:formula="of:=680+[.C920]" office:value-type="float" office:value="918" calcext:value-type="float">
            <text:p>9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343744" calcext:value-type="float">
            <text:p>14343744</text:p>
          </table:table-cell>
          <table:table-cell table:formula="of:=[.A921]/(1000*60)" office:value-type="float" office:value="239.0624" calcext:value-type="float">
            <text:p>239.0624</text:p>
          </table:table-cell>
          <table:table-cell table:formula="of:=ROUND([.B921];0)" office:value-type="float" office:value="239" calcext:value-type="float">
            <text:p>239</text:p>
          </table:table-cell>
          <table:table-cell table:formula="of:=680+[.C921]" office:value-type="float" office:value="919" calcext:value-type="float">
            <text:p>91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403761" calcext:value-type="float">
            <text:p>14403761</text:p>
          </table:table-cell>
          <table:table-cell table:formula="of:=[.A922]/(1000*60)" office:value-type="float" office:value="240.062683333333" calcext:value-type="float">
            <text:p>240.0626833333</text:p>
          </table:table-cell>
          <table:table-cell table:formula="of:=ROUND([.B922];0)" office:value-type="float" office:value="240" calcext:value-type="float">
            <text:p>240</text:p>
          </table:table-cell>
          <table:table-cell table:formula="of:=680+[.C922]" office:value-type="float" office:value="920" calcext:value-type="float">
            <text:p>92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463778" calcext:value-type="float">
            <text:p>14463778</text:p>
          </table:table-cell>
          <table:table-cell table:formula="of:=[.A923]/(1000*60)" office:value-type="float" office:value="241.062966666667" calcext:value-type="float">
            <text:p>241.0629666667</text:p>
          </table:table-cell>
          <table:table-cell table:formula="of:=ROUND([.B923];0)" office:value-type="float" office:value="241" calcext:value-type="float">
            <text:p>241</text:p>
          </table:table-cell>
          <table:table-cell table:formula="of:=680+[.C923]" office:value-type="float" office:value="921" calcext:value-type="float">
            <text:p>92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523795" calcext:value-type="float">
            <text:p>14523795</text:p>
          </table:table-cell>
          <table:table-cell table:formula="of:=[.A924]/(1000*60)" office:value-type="float" office:value="242.06325" calcext:value-type="float">
            <text:p>242.06325</text:p>
          </table:table-cell>
          <table:table-cell table:formula="of:=ROUND([.B924];0)" office:value-type="float" office:value="242" calcext:value-type="float">
            <text:p>242</text:p>
          </table:table-cell>
          <table:table-cell table:formula="of:=680+[.C924]" office:value-type="float" office:value="922" calcext:value-type="float">
            <text:p>9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583813" calcext:value-type="float">
            <text:p>14583813</text:p>
          </table:table-cell>
          <table:table-cell table:formula="of:=[.A925]/(1000*60)" office:value-type="float" office:value="243.06355" calcext:value-type="float">
            <text:p>243.06355</text:p>
          </table:table-cell>
          <table:table-cell table:formula="of:=ROUND([.B925];0)" office:value-type="float" office:value="243" calcext:value-type="float">
            <text:p>243</text:p>
          </table:table-cell>
          <table:table-cell table:formula="of:=680+[.C925]" office:value-type="float" office:value="923" calcext:value-type="float">
            <text:p>9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643829" calcext:value-type="float">
            <text:p>14643829</text:p>
          </table:table-cell>
          <table:table-cell table:formula="of:=[.A926]/(1000*60)" office:value-type="float" office:value="244.063816666667" calcext:value-type="float">
            <text:p>244.0638166667</text:p>
          </table:table-cell>
          <table:table-cell table:formula="of:=ROUND([.B926];0)" office:value-type="float" office:value="244" calcext:value-type="float">
            <text:p>244</text:p>
          </table:table-cell>
          <table:table-cell table:formula="of:=680+[.C926]" office:value-type="float" office:value="924" calcext:value-type="float">
            <text:p>9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703847" calcext:value-type="float">
            <text:p>14703847</text:p>
          </table:table-cell>
          <table:table-cell table:formula="of:=[.A927]/(1000*60)" office:value-type="float" office:value="245.064116666667" calcext:value-type="float">
            <text:p>245.0641166667</text:p>
          </table:table-cell>
          <table:table-cell table:formula="of:=ROUND([.B927];0)" office:value-type="float" office:value="245" calcext:value-type="float">
            <text:p>245</text:p>
          </table:table-cell>
          <table:table-cell table:formula="of:=680+[.C927]" office:value-type="float" office:value="925" calcext:value-type="float">
            <text:p>92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763864" calcext:value-type="float">
            <text:p>14763864</text:p>
          </table:table-cell>
          <table:table-cell table:formula="of:=[.A928]/(1000*60)" office:value-type="float" office:value="246.0644" calcext:value-type="float">
            <text:p>246.0644</text:p>
          </table:table-cell>
          <table:table-cell table:formula="of:=ROUND([.B928];0)" office:value-type="float" office:value="246" calcext:value-type="float">
            <text:p>246</text:p>
          </table:table-cell>
          <table:table-cell table:formula="of:=680+[.C928]" office:value-type="float" office:value="926" calcext:value-type="float">
            <text:p>9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823880" calcext:value-type="float">
            <text:p>14823880</text:p>
          </table:table-cell>
          <table:table-cell table:formula="of:=[.A929]/(1000*60)" office:value-type="float" office:value="247.064666666667" calcext:value-type="float">
            <text:p>247.0646666667</text:p>
          </table:table-cell>
          <table:table-cell table:formula="of:=ROUND([.B929];0)" office:value-type="float" office:value="247" calcext:value-type="float">
            <text:p>247</text:p>
          </table:table-cell>
          <table:table-cell table:formula="of:=680+[.C929]"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883898" calcext:value-type="float">
            <text:p>14883898</text:p>
          </table:table-cell>
          <table:table-cell table:formula="of:=[.A930]/(1000*60)" office:value-type="float" office:value="248.064966666667" calcext:value-type="float">
            <text:p>248.0649666667</text:p>
          </table:table-cell>
          <table:table-cell table:formula="of:=ROUND([.B930];0)" office:value-type="float" office:value="248" calcext:value-type="float">
            <text:p>248</text:p>
          </table:table-cell>
          <table:table-cell table:formula="of:=680+[.C930]" office:value-type="float" office:value="928" calcext:value-type="float">
            <text:p>92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4943915" calcext:value-type="float">
            <text:p>14943915</text:p>
          </table:table-cell>
          <table:table-cell table:formula="of:=[.A931]/(1000*60)" office:value-type="float" office:value="249.06525" calcext:value-type="float">
            <text:p>249.06525</text:p>
          </table:table-cell>
          <table:table-cell table:formula="of:=ROUND([.B931];0)" office:value-type="float" office:value="249" calcext:value-type="float">
            <text:p>249</text:p>
          </table:table-cell>
          <table:table-cell table:formula="of:=680+[.C931]" office:value-type="float" office:value="929" calcext:value-type="float">
            <text:p>92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003931" calcext:value-type="float">
            <text:p>15003931</text:p>
          </table:table-cell>
          <table:table-cell table:formula="of:=[.A932]/(1000*60)" office:value-type="float" office:value="250.065516666667" calcext:value-type="float">
            <text:p>250.0655166667</text:p>
          </table:table-cell>
          <table:table-cell table:formula="of:=ROUND([.B932];0)" office:value-type="float" office:value="250" calcext:value-type="float">
            <text:p>250</text:p>
          </table:table-cell>
          <table:table-cell table:formula="of:=680+[.C932]" office:value-type="float" office:value="930" calcext:value-type="float">
            <text:p>93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063949" calcext:value-type="float">
            <text:p>15063949</text:p>
          </table:table-cell>
          <table:table-cell table:formula="of:=[.A933]/(1000*60)" office:value-type="float" office:value="251.065816666667" calcext:value-type="float">
            <text:p>251.0658166667</text:p>
          </table:table-cell>
          <table:table-cell table:formula="of:=ROUND([.B933];0)" office:value-type="float" office:value="251" calcext:value-type="float">
            <text:p>251</text:p>
          </table:table-cell>
          <table:table-cell table:formula="of:=680+[.C933]" office:value-type="float" office:value="931" calcext:value-type="float">
            <text:p>93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123965" calcext:value-type="float">
            <text:p>15123965</text:p>
          </table:table-cell>
          <table:table-cell table:formula="of:=[.A934]/(1000*60)" office:value-type="float" office:value="252.066083333333" calcext:value-type="float">
            <text:p>252.0660833333</text:p>
          </table:table-cell>
          <table:table-cell table:formula="of:=ROUND([.B934];0)" office:value-type="float" office:value="252" calcext:value-type="float">
            <text:p>252</text:p>
          </table:table-cell>
          <table:table-cell table:formula="of:=680+[.C934]" office:value-type="float" office:value="932" calcext:value-type="float">
            <text:p>93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183995" calcext:value-type="float">
            <text:p>15183995</text:p>
          </table:table-cell>
          <table:table-cell table:formula="of:=[.A935]/(1000*60)" office:value-type="float" office:value="253.066583333333" calcext:value-type="float">
            <text:p>253.0665833333</text:p>
          </table:table-cell>
          <table:table-cell table:formula="of:=ROUND([.B935];0)" office:value-type="float" office:value="253" calcext:value-type="float">
            <text:p>253</text:p>
          </table:table-cell>
          <table:table-cell table:formula="of:=680+[.C935]" office:value-type="float" office:value="933" calcext:value-type="float">
            <text:p>93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244012" calcext:value-type="float">
            <text:p>15244012</text:p>
          </table:table-cell>
          <table:table-cell table:formula="of:=[.A936]/(1000*60)" office:value-type="float" office:value="254.066866666667" calcext:value-type="float">
            <text:p>254.0668666667</text:p>
          </table:table-cell>
          <table:table-cell table:formula="of:=ROUND([.B936];0)" office:value-type="float" office:value="254" calcext:value-type="float">
            <text:p>254</text:p>
          </table:table-cell>
          <table:table-cell table:formula="of:=680+[.C936]" office:value-type="float" office:value="934" calcext:value-type="float">
            <text:p>93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304030" calcext:value-type="float">
            <text:p>15304030</text:p>
          </table:table-cell>
          <table:table-cell table:formula="of:=[.A937]/(1000*60)" office:value-type="float" office:value="255.067166666667" calcext:value-type="float">
            <text:p>255.0671666667</text:p>
          </table:table-cell>
          <table:table-cell table:formula="of:=ROUND([.B937];0)" office:value-type="float" office:value="255" calcext:value-type="float">
            <text:p>255</text:p>
          </table:table-cell>
          <table:table-cell table:formula="of:=680+[.C937]" office:value-type="float" office:value="935" calcext:value-type="float">
            <text:p>9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364046" calcext:value-type="float">
            <text:p>15364046</text:p>
          </table:table-cell>
          <table:table-cell table:formula="of:=[.A938]/(1000*60)" office:value-type="float" office:value="256.067433333333" calcext:value-type="float">
            <text:p>256.0674333333</text:p>
          </table:table-cell>
          <table:table-cell table:formula="of:=ROUND([.B938];0)" office:value-type="float" office:value="256" calcext:value-type="float">
            <text:p>256</text:p>
          </table:table-cell>
          <table:table-cell table:formula="of:=680+[.C938]" office:value-type="float" office:value="936" calcext:value-type="float">
            <text:p>9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424064" calcext:value-type="float">
            <text:p>15424064</text:p>
          </table:table-cell>
          <table:table-cell table:formula="of:=[.A939]/(1000*60)" office:value-type="float" office:value="257.067733333333" calcext:value-type="float">
            <text:p>257.0677333333</text:p>
          </table:table-cell>
          <table:table-cell table:formula="of:=ROUND([.B939];0)" office:value-type="float" office:value="257" calcext:value-type="float">
            <text:p>257</text:p>
          </table:table-cell>
          <table:table-cell table:formula="of:=680+[.C939]" office:value-type="float" office:value="937" calcext:value-type="float">
            <text:p>93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484081" calcext:value-type="float">
            <text:p>15484081</text:p>
          </table:table-cell>
          <table:table-cell table:formula="of:=[.A940]/(1000*60)" office:value-type="float" office:value="258.068016666667" calcext:value-type="float">
            <text:p>258.0680166667</text:p>
          </table:table-cell>
          <table:table-cell table:formula="of:=ROUND([.B940];0)" office:value-type="float" office:value="258" calcext:value-type="float">
            <text:p>258</text:p>
          </table:table-cell>
          <table:table-cell table:formula="of:=680+[.C940]" office:value-type="float" office:value="938" calcext:value-type="float">
            <text:p>9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544098" calcext:value-type="float">
            <text:p>15544098</text:p>
          </table:table-cell>
          <table:table-cell table:formula="of:=[.A941]/(1000*60)" office:value-type="float" office:value="259.0683" calcext:value-type="float">
            <text:p>259.0683</text:p>
          </table:table-cell>
          <table:table-cell table:formula="of:=ROUND([.B941];0)" office:value-type="float" office:value="259" calcext:value-type="float">
            <text:p>259</text:p>
          </table:table-cell>
          <table:table-cell table:formula="of:=680+[.C941]" office:value-type="float" office:value="939" calcext:value-type="float">
            <text:p>9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604115" calcext:value-type="float">
            <text:p>15604115</text:p>
          </table:table-cell>
          <table:table-cell table:formula="of:=[.A942]/(1000*60)" office:value-type="float" office:value="260.068583333333" calcext:value-type="float">
            <text:p>260.0685833333</text:p>
          </table:table-cell>
          <table:table-cell table:formula="of:=ROUND([.B942];0)" office:value-type="float" office:value="260" calcext:value-type="float">
            <text:p>260</text:p>
          </table:table-cell>
          <table:table-cell table:formula="of:=680+[.C942]" office:value-type="float" office:value="940" calcext:value-type="float">
            <text:p>94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664136" calcext:value-type="float">
            <text:p>15664136</text:p>
          </table:table-cell>
          <table:table-cell table:formula="of:=[.A943]/(1000*60)" office:value-type="float" office:value="261.068933333333" calcext:value-type="float">
            <text:p>261.0689333333</text:p>
          </table:table-cell>
          <table:table-cell table:formula="of:=ROUND([.B943];0)" office:value-type="float" office:value="261" calcext:value-type="float">
            <text:p>261</text:p>
          </table:table-cell>
          <table:table-cell table:formula="of:=680+[.C943]" office:value-type="float" office:value="941" calcext:value-type="float">
            <text:p>94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724149" calcext:value-type="float">
            <text:p>15724149</text:p>
          </table:table-cell>
          <table:table-cell table:formula="of:=[.A944]/(1000*60)" office:value-type="float" office:value="262.06915" calcext:value-type="float">
            <text:p>262.06915</text:p>
          </table:table-cell>
          <table:table-cell table:formula="of:=ROUND([.B944];0)" office:value-type="float" office:value="262" calcext:value-type="float">
            <text:p>262</text:p>
          </table:table-cell>
          <table:table-cell table:formula="of:=680+[.C944]" office:value-type="float" office:value="942" calcext:value-type="float">
            <text:p>94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784162" calcext:value-type="float">
            <text:p>15784162</text:p>
          </table:table-cell>
          <table:table-cell table:formula="of:=[.A945]/(1000*60)" office:value-type="float" office:value="263.069366666667" calcext:value-type="float">
            <text:p>263.0693666667</text:p>
          </table:table-cell>
          <table:table-cell table:formula="of:=ROUND([.B945];0)" office:value-type="float" office:value="263" calcext:value-type="float">
            <text:p>263</text:p>
          </table:table-cell>
          <table:table-cell table:formula="of:=680+[.C945]" office:value-type="float" office:value="943" calcext:value-type="float">
            <text:p>94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844175" calcext:value-type="float">
            <text:p>15844175</text:p>
          </table:table-cell>
          <table:table-cell table:formula="of:=[.A946]/(1000*60)" office:value-type="float" office:value="264.069583333333" calcext:value-type="float">
            <text:p>264.0695833333</text:p>
          </table:table-cell>
          <table:table-cell table:formula="of:=ROUND([.B946];0)" office:value-type="float" office:value="264" calcext:value-type="float">
            <text:p>264</text:p>
          </table:table-cell>
          <table:table-cell table:formula="of:=680+[.C946]" office:value-type="float" office:value="944" calcext:value-type="float">
            <text:p>94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904188" calcext:value-type="float">
            <text:p>15904188</text:p>
          </table:table-cell>
          <table:table-cell table:formula="of:=[.A947]/(1000*60)" office:value-type="float" office:value="265.0698" calcext:value-type="float">
            <text:p>265.0698</text:p>
          </table:table-cell>
          <table:table-cell table:formula="of:=ROUND([.B947];0)" office:value-type="float" office:value="265" calcext:value-type="float">
            <text:p>265</text:p>
          </table:table-cell>
          <table:table-cell table:formula="of:=680+[.C947]" office:value-type="float" office:value="945" calcext:value-type="float">
            <text:p>94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964201" calcext:value-type="float">
            <text:p>15964201</text:p>
          </table:table-cell>
          <table:table-cell table:formula="of:=[.A948]/(1000*60)" office:value-type="float" office:value="266.070016666667" calcext:value-type="float">
            <text:p>266.0700166667</text:p>
          </table:table-cell>
          <table:table-cell table:formula="of:=ROUND([.B948];0)" office:value-type="float" office:value="266" calcext:value-type="float">
            <text:p>266</text:p>
          </table:table-cell>
          <table:table-cell table:formula="of:=680+[.C948]" office:value-type="float" office:value="946" calcext:value-type="float">
            <text:p>94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024214" calcext:value-type="float">
            <text:p>16024214</text:p>
          </table:table-cell>
          <table:table-cell table:formula="of:=[.A949]/(1000*60)" office:value-type="float" office:value="267.070233333333" calcext:value-type="float">
            <text:p>267.0702333333</text:p>
          </table:table-cell>
          <table:table-cell table:formula="of:=ROUND([.B949];0)" office:value-type="float" office:value="267" calcext:value-type="float">
            <text:p>267</text:p>
          </table:table-cell>
          <table:table-cell table:formula="of:=680+[.C949]" office:value-type="float" office:value="947" calcext:value-type="float">
            <text:p>94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084228" calcext:value-type="float">
            <text:p>16084228</text:p>
          </table:table-cell>
          <table:table-cell table:formula="of:=[.A950]/(1000*60)" office:value-type="float" office:value="268.070466666667" calcext:value-type="float">
            <text:p>268.0704666667</text:p>
          </table:table-cell>
          <table:table-cell table:formula="of:=ROUND([.B950];0)" office:value-type="float" office:value="268" calcext:value-type="float">
            <text:p>268</text:p>
          </table:table-cell>
          <table:table-cell table:formula="of:=680+[.C950]" office:value-type="float" office:value="948" calcext:value-type="float">
            <text:p>94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144240" calcext:value-type="float">
            <text:p>16144240</text:p>
          </table:table-cell>
          <table:table-cell table:formula="of:=[.A951]/(1000*60)" office:value-type="float" office:value="269.070666666667" calcext:value-type="float">
            <text:p>269.0706666667</text:p>
          </table:table-cell>
          <table:table-cell table:formula="of:=ROUND([.B951];0)" office:value-type="float" office:value="269" calcext:value-type="float">
            <text:p>269</text:p>
          </table:table-cell>
          <table:table-cell table:formula="of:=680+[.C951]" office:value-type="float" office:value="949" calcext:value-type="float">
            <text:p>94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204254" calcext:value-type="float">
            <text:p>16204254</text:p>
          </table:table-cell>
          <table:table-cell table:formula="of:=[.A952]/(1000*60)" office:value-type="float" office:value="270.0709" calcext:value-type="float">
            <text:p>270.0709</text:p>
          </table:table-cell>
          <table:table-cell table:formula="of:=ROUND([.B952];0)" office:value-type="float" office:value="270" calcext:value-type="float">
            <text:p>270</text:p>
          </table:table-cell>
          <table:table-cell table:formula="of:=680+[.C952]" office:value-type="float" office:value="950" calcext:value-type="float">
            <text:p>95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264266" calcext:value-type="float">
            <text:p>16264266</text:p>
          </table:table-cell>
          <table:table-cell table:formula="of:=[.A953]/(1000*60)" office:value-type="float" office:value="271.0711" calcext:value-type="float">
            <text:p>271.0711</text:p>
          </table:table-cell>
          <table:table-cell table:formula="of:=ROUND([.B953];0)" office:value-type="float" office:value="271" calcext:value-type="float">
            <text:p>271</text:p>
          </table:table-cell>
          <table:table-cell table:formula="of:=680+[.C953]" office:value-type="float" office:value="951" calcext:value-type="float">
            <text:p>95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324280" calcext:value-type="float">
            <text:p>16324280</text:p>
          </table:table-cell>
          <table:table-cell table:formula="of:=[.A954]/(1000*60)" office:value-type="float" office:value="272.071333333333" calcext:value-type="float">
            <text:p>272.0713333333</text:p>
          </table:table-cell>
          <table:table-cell table:formula="of:=ROUND([.B954];0)" office:value-type="float" office:value="272" calcext:value-type="float">
            <text:p>272</text:p>
          </table:table-cell>
          <table:table-cell table:formula="of:=680+[.C954]" office:value-type="float" office:value="952" calcext:value-type="float">
            <text:p>95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384292" calcext:value-type="float">
            <text:p>16384292</text:p>
          </table:table-cell>
          <table:table-cell table:formula="of:=[.A955]/(1000*60)" office:value-type="float" office:value="273.071533333333" calcext:value-type="float">
            <text:p>273.0715333333</text:p>
          </table:table-cell>
          <table:table-cell table:formula="of:=ROUND([.B955];0)" office:value-type="float" office:value="273" calcext:value-type="float">
            <text:p>273</text:p>
          </table:table-cell>
          <table:table-cell table:formula="of:=680+[.C955]" office:value-type="float" office:value="953" calcext:value-type="float">
            <text:p>95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444306" calcext:value-type="float">
            <text:p>16444306</text:p>
          </table:table-cell>
          <table:table-cell table:formula="of:=[.A956]/(1000*60)" office:value-type="float" office:value="274.071766666667" calcext:value-type="float">
            <text:p>274.0717666667</text:p>
          </table:table-cell>
          <table:table-cell table:formula="of:=ROUND([.B956];0)" office:value-type="float" office:value="274" calcext:value-type="float">
            <text:p>274</text:p>
          </table:table-cell>
          <table:table-cell table:formula="of:=680+[.C956]" office:value-type="float" office:value="954" calcext:value-type="float">
            <text:p>9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504318" calcext:value-type="float">
            <text:p>16504318</text:p>
          </table:table-cell>
          <table:table-cell table:formula="of:=[.A957]/(1000*60)" office:value-type="float" office:value="275.071966666667" calcext:value-type="float">
            <text:p>275.0719666667</text:p>
          </table:table-cell>
          <table:table-cell table:formula="of:=ROUND([.B957];0)" office:value-type="float" office:value="275" calcext:value-type="float">
            <text:p>275</text:p>
          </table:table-cell>
          <table:table-cell table:formula="of:=680+[.C957]" office:value-type="float" office:value="955" calcext:value-type="float">
            <text:p>95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564332" calcext:value-type="float">
            <text:p>16564332</text:p>
          </table:table-cell>
          <table:table-cell table:formula="of:=[.A958]/(1000*60)" office:value-type="float" office:value="276.0722" calcext:value-type="float">
            <text:p>276.0722</text:p>
          </table:table-cell>
          <table:table-cell table:formula="of:=ROUND([.B958];0)" office:value-type="float" office:value="276" calcext:value-type="float">
            <text:p>276</text:p>
          </table:table-cell>
          <table:table-cell table:formula="of:=680+[.C958]" office:value-type="float" office:value="956" calcext:value-type="float">
            <text:p>95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624345" calcext:value-type="float">
            <text:p>16624345</text:p>
          </table:table-cell>
          <table:table-cell table:formula="of:=[.A959]/(1000*60)" office:value-type="float" office:value="277.072416666667" calcext:value-type="float">
            <text:p>277.0724166667</text:p>
          </table:table-cell>
          <table:table-cell table:formula="of:=ROUND([.B959];0)" office:value-type="float" office:value="277" calcext:value-type="float">
            <text:p>277</text:p>
          </table:table-cell>
          <table:table-cell table:formula="of:=680+[.C959]" office:value-type="float" office:value="957" calcext:value-type="float">
            <text:p>95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684358" calcext:value-type="float">
            <text:p>16684358</text:p>
          </table:table-cell>
          <table:table-cell table:formula="of:=[.A960]/(1000*60)" office:value-type="float" office:value="278.072633333333" calcext:value-type="float">
            <text:p>278.0726333333</text:p>
          </table:table-cell>
          <table:table-cell table:formula="of:=ROUND([.B960];0)" office:value-type="float" office:value="278" calcext:value-type="float">
            <text:p>278</text:p>
          </table:table-cell>
          <table:table-cell table:formula="of:=680+[.C960]" office:value-type="float" office:value="958" calcext:value-type="float">
            <text:p>95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744371" calcext:value-type="float">
            <text:p>16744371</text:p>
          </table:table-cell>
          <table:table-cell table:formula="of:=[.A961]/(1000*60)" office:value-type="float" office:value="279.07285" calcext:value-type="float">
            <text:p>279.07285</text:p>
          </table:table-cell>
          <table:table-cell table:formula="of:=ROUND([.B961];0)" office:value-type="float" office:value="279" calcext:value-type="float">
            <text:p>279</text:p>
          </table:table-cell>
          <table:table-cell table:formula="of:=680+[.C961]" office:value-type="float" office:value="959" calcext:value-type="float">
            <text:p>95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804384" calcext:value-type="float">
            <text:p>16804384</text:p>
          </table:table-cell>
          <table:table-cell table:formula="of:=[.A962]/(1000*60)" office:value-type="float" office:value="280.073066666667" calcext:value-type="float">
            <text:p>280.0730666667</text:p>
          </table:table-cell>
          <table:table-cell table:formula="of:=ROUND([.B962];0)" office:value-type="float" office:value="280" calcext:value-type="float">
            <text:p>280</text:p>
          </table:table-cell>
          <table:table-cell table:formula="of:=680+[.C962]" office:value-type="float" office:value="960" calcext:value-type="float">
            <text:p>96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864397" calcext:value-type="float">
            <text:p>16864397</text:p>
          </table:table-cell>
          <table:table-cell table:formula="of:=[.A963]/(1000*60)" office:value-type="float" office:value="281.073283333333" calcext:value-type="float">
            <text:p>281.0732833333</text:p>
          </table:table-cell>
          <table:table-cell table:formula="of:=ROUND([.B963];0)" office:value-type="float" office:value="281" calcext:value-type="float">
            <text:p>281</text:p>
          </table:table-cell>
          <table:table-cell table:formula="of:=680+[.C963]" office:value-type="float" office:value="961" calcext:value-type="float">
            <text:p>96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924410" calcext:value-type="float">
            <text:p>16924410</text:p>
          </table:table-cell>
          <table:table-cell table:formula="of:=[.A964]/(1000*60)" office:value-type="float" office:value="282.0735" calcext:value-type="float">
            <text:p>282.0735</text:p>
          </table:table-cell>
          <table:table-cell table:formula="of:=ROUND([.B964];0)" office:value-type="float" office:value="282" calcext:value-type="float">
            <text:p>282</text:p>
          </table:table-cell>
          <table:table-cell table:formula="of:=680+[.C964]" office:value-type="float" office:value="962" calcext:value-type="float">
            <text:p>96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984423" calcext:value-type="float">
            <text:p>16984423</text:p>
          </table:table-cell>
          <table:table-cell table:formula="of:=[.A965]/(1000*60)" office:value-type="float" office:value="283.073716666667" calcext:value-type="float">
            <text:p>283.0737166667</text:p>
          </table:table-cell>
          <table:table-cell table:formula="of:=ROUND([.B965];0)" office:value-type="float" office:value="283" calcext:value-type="float">
            <text:p>283</text:p>
          </table:table-cell>
          <table:table-cell table:formula="of:=680+[.C965]" office:value-type="float" office:value="963" calcext:value-type="float">
            <text:p>96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044450" calcext:value-type="float">
            <text:p>17044450</text:p>
          </table:table-cell>
          <table:table-cell table:formula="of:=[.A966]/(1000*60)" office:value-type="float" office:value="284.074166666667" calcext:value-type="float">
            <text:p>284.0741666667</text:p>
          </table:table-cell>
          <table:table-cell table:formula="of:=ROUND([.B966];0)" office:value-type="float" office:value="284" calcext:value-type="float">
            <text:p>284</text:p>
          </table:table-cell>
          <table:table-cell table:formula="of:=680+[.C966]" office:value-type="float" office:value="964" calcext:value-type="float">
            <text:p>96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104464" calcext:value-type="float">
            <text:p>17104464</text:p>
          </table:table-cell>
          <table:table-cell table:formula="of:=[.A967]/(1000*60)" office:value-type="float" office:value="285.0744" calcext:value-type="float">
            <text:p>285.0744</text:p>
          </table:table-cell>
          <table:table-cell table:formula="of:=ROUND([.B967];0)" office:value-type="float" office:value="285" calcext:value-type="float">
            <text:p>285</text:p>
          </table:table-cell>
          <table:table-cell table:formula="of:=680+[.C967]" office:value-type="float" office:value="965" calcext:value-type="float">
            <text:p>96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164478" calcext:value-type="float">
            <text:p>17164478</text:p>
          </table:table-cell>
          <table:table-cell table:formula="of:=[.A968]/(1000*60)" office:value-type="float" office:value="286.074633333333" calcext:value-type="float">
            <text:p>286.0746333333</text:p>
          </table:table-cell>
          <table:table-cell table:formula="of:=ROUND([.B968];0)" office:value-type="float" office:value="286" calcext:value-type="float">
            <text:p>286</text:p>
          </table:table-cell>
          <table:table-cell table:formula="of:=680+[.C968]" office:value-type="float" office:value="966" calcext:value-type="float">
            <text:p>9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224491" calcext:value-type="float">
            <text:p>17224491</text:p>
          </table:table-cell>
          <table:table-cell table:formula="of:=[.A969]/(1000*60)" office:value-type="float" office:value="287.07485" calcext:value-type="float">
            <text:p>287.07485</text:p>
          </table:table-cell>
          <table:table-cell table:formula="of:=ROUND([.B969];0)" office:value-type="float" office:value="287" calcext:value-type="float">
            <text:p>287</text:p>
          </table:table-cell>
          <table:table-cell table:formula="of:=680+[.C969]" office:value-type="float" office:value="967" calcext:value-type="float">
            <text:p>96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284504" calcext:value-type="float">
            <text:p>17284504</text:p>
          </table:table-cell>
          <table:table-cell table:formula="of:=[.A970]/(1000*60)" office:value-type="float" office:value="288.075066666667" calcext:value-type="float">
            <text:p>288.0750666667</text:p>
          </table:table-cell>
          <table:table-cell table:formula="of:=ROUND([.B970];0)" office:value-type="float" office:value="288" calcext:value-type="float">
            <text:p>288</text:p>
          </table:table-cell>
          <table:table-cell table:formula="of:=680+[.C970]" office:value-type="float" office:value="968" calcext:value-type="float">
            <text:p>96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344517" calcext:value-type="float">
            <text:p>17344517</text:p>
          </table:table-cell>
          <table:table-cell table:formula="of:=[.A971]/(1000*60)" office:value-type="float" office:value="289.075283333333" calcext:value-type="float">
            <text:p>289.0752833333</text:p>
          </table:table-cell>
          <table:table-cell table:formula="of:=ROUND([.B971];0)" office:value-type="float" office:value="289" calcext:value-type="float">
            <text:p>289</text:p>
          </table:table-cell>
          <table:table-cell table:formula="of:=680+[.C971]" office:value-type="float" office:value="969" calcext:value-type="float">
            <text:p>96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404530" calcext:value-type="float">
            <text:p>17404530</text:p>
          </table:table-cell>
          <table:table-cell table:formula="of:=[.A972]/(1000*60)" office:value-type="float" office:value="290.0755" calcext:value-type="float">
            <text:p>290.0755</text:p>
          </table:table-cell>
          <table:table-cell table:formula="of:=ROUND([.B972];0)" office:value-type="float" office:value="290" calcext:value-type="float">
            <text:p>290</text:p>
          </table:table-cell>
          <table:table-cell table:formula="of:=680+[.C972]" office:value-type="float" office:value="970" calcext:value-type="float">
            <text:p>97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464543" calcext:value-type="float">
            <text:p>17464543</text:p>
          </table:table-cell>
          <table:table-cell table:formula="of:=[.A973]/(1000*60)" office:value-type="float" office:value="291.075716666667" calcext:value-type="float">
            <text:p>291.0757166667</text:p>
          </table:table-cell>
          <table:table-cell table:formula="of:=ROUND([.B973];0)" office:value-type="float" office:value="291" calcext:value-type="float">
            <text:p>291</text:p>
          </table:table-cell>
          <table:table-cell table:formula="of:=680+[.C973]" office:value-type="float" office:value="971" calcext:value-type="float">
            <text:p>97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524556" calcext:value-type="float">
            <text:p>17524556</text:p>
          </table:table-cell>
          <table:table-cell table:formula="of:=[.A974]/(1000*60)" office:value-type="float" office:value="292.075933333333" calcext:value-type="float">
            <text:p>292.0759333333</text:p>
          </table:table-cell>
          <table:table-cell table:formula="of:=ROUND([.B974];0)" office:value-type="float" office:value="292" calcext:value-type="float">
            <text:p>292</text:p>
          </table:table-cell>
          <table:table-cell table:formula="of:=680+[.C974]" office:value-type="float" office:value="972" calcext:value-type="float">
            <text:p>97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584569" calcext:value-type="float">
            <text:p>17584569</text:p>
          </table:table-cell>
          <table:table-cell table:formula="of:=[.A975]/(1000*60)" office:value-type="float" office:value="293.07615" calcext:value-type="float">
            <text:p>293.07615</text:p>
          </table:table-cell>
          <table:table-cell table:formula="of:=ROUND([.B975];0)" office:value-type="float" office:value="293" calcext:value-type="float">
            <text:p>293</text:p>
          </table:table-cell>
          <table:table-cell table:formula="of:=680+[.C975]" office:value-type="float" office:value="973" calcext:value-type="float">
            <text:p>97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644582" calcext:value-type="float">
            <text:p>17644582</text:p>
          </table:table-cell>
          <table:table-cell table:formula="of:=[.A976]/(1000*60)" office:value-type="float" office:value="294.076366666667" calcext:value-type="float">
            <text:p>294.0763666667</text:p>
          </table:table-cell>
          <table:table-cell table:formula="of:=ROUND([.B976];0)" office:value-type="float" office:value="294" calcext:value-type="float">
            <text:p>294</text:p>
          </table:table-cell>
          <table:table-cell table:formula="of:=680+[.C976]" office:value-type="float" office:value="974" calcext:value-type="float">
            <text:p>97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704595" calcext:value-type="float">
            <text:p>17704595</text:p>
          </table:table-cell>
          <table:table-cell table:formula="of:=[.A977]/(1000*60)" office:value-type="float" office:value="295.076583333333" calcext:value-type="float">
            <text:p>295.0765833333</text:p>
          </table:table-cell>
          <table:table-cell table:formula="of:=ROUND([.B977];0)" office:value-type="float" office:value="295" calcext:value-type="float">
            <text:p>295</text:p>
          </table:table-cell>
          <table:table-cell table:formula="of:=680+[.C977]" office:value-type="float" office:value="975" calcext:value-type="float">
            <text:p>97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764609" calcext:value-type="float">
            <text:p>17764609</text:p>
          </table:table-cell>
          <table:table-cell table:formula="of:=[.A978]/(1000*60)" office:value-type="float" office:value="296.076816666667" calcext:value-type="float">
            <text:p>296.0768166667</text:p>
          </table:table-cell>
          <table:table-cell table:formula="of:=ROUND([.B978];0)" office:value-type="float" office:value="296" calcext:value-type="float">
            <text:p>296</text:p>
          </table:table-cell>
          <table:table-cell table:formula="of:=680+[.C978]" office:value-type="float" office:value="976" calcext:value-type="float">
            <text:p>97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824621" calcext:value-type="float">
            <text:p>17824621</text:p>
          </table:table-cell>
          <table:table-cell table:formula="of:=[.A979]/(1000*60)" office:value-type="float" office:value="297.077016666667" calcext:value-type="float">
            <text:p>297.0770166667</text:p>
          </table:table-cell>
          <table:table-cell table:formula="of:=ROUND([.B979];0)" office:value-type="float" office:value="297" calcext:value-type="float">
            <text:p>297</text:p>
          </table:table-cell>
          <table:table-cell table:formula="of:=680+[.C979]" office:value-type="float" office:value="977" calcext:value-type="float">
            <text:p>9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884638" calcext:value-type="float">
            <text:p>17884638</text:p>
          </table:table-cell>
          <table:table-cell table:formula="of:=[.A980]/(1000*60)" office:value-type="float" office:value="298.0773" calcext:value-type="float">
            <text:p>298.0773</text:p>
          </table:table-cell>
          <table:table-cell table:formula="of:=ROUND([.B980];0)" office:value-type="float" office:value="298" calcext:value-type="float">
            <text:p>298</text:p>
          </table:table-cell>
          <table:table-cell table:formula="of:=680+[.C980]" office:value-type="float" office:value="978" calcext:value-type="float">
            <text:p>97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944651" calcext:value-type="float">
            <text:p>17944651</text:p>
          </table:table-cell>
          <table:table-cell table:formula="of:=[.A981]/(1000*60)" office:value-type="float" office:value="299.077516666667" calcext:value-type="float">
            <text:p>299.0775166667</text:p>
          </table:table-cell>
          <table:table-cell table:formula="of:=ROUND([.B981];0)" office:value-type="float" office:value="299" calcext:value-type="float">
            <text:p>299</text:p>
          </table:table-cell>
          <table:table-cell table:formula="of:=680+[.C981]" office:value-type="float" office:value="979" calcext:value-type="float">
            <text:p>97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004665" calcext:value-type="float">
            <text:p>18004665</text:p>
          </table:table-cell>
          <table:table-cell table:formula="of:=[.A982]/(1000*60)" office:value-type="float" office:value="300.07775" calcext:value-type="float">
            <text:p>300.07775</text:p>
          </table:table-cell>
          <table:table-cell table:formula="of:=ROUND([.B982];0)" office:value-type="float" office:value="300" calcext:value-type="float">
            <text:p>300</text:p>
          </table:table-cell>
          <table:table-cell table:formula="of:=680+[.C982]" office:value-type="float" office:value="980" calcext:value-type="float">
            <text:p>98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064678" calcext:value-type="float">
            <text:p>18064678</text:p>
          </table:table-cell>
          <table:table-cell table:formula="of:=[.A983]/(1000*60)" office:value-type="float" office:value="301.077966666667" calcext:value-type="float">
            <text:p>301.0779666667</text:p>
          </table:table-cell>
          <table:table-cell table:formula="of:=ROUND([.B983];0)" office:value-type="float" office:value="301" calcext:value-type="float">
            <text:p>301</text:p>
          </table:table-cell>
          <table:table-cell table:formula="of:=680+[.C983]" office:value-type="float" office:value="981" calcext:value-type="float">
            <text:p>98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124692" calcext:value-type="float">
            <text:p>18124692</text:p>
          </table:table-cell>
          <table:table-cell table:formula="of:=[.A984]/(1000*60)" office:value-type="float" office:value="302.0782" calcext:value-type="float">
            <text:p>302.0782</text:p>
          </table:table-cell>
          <table:table-cell table:formula="of:=ROUND([.B984];0)" office:value-type="float" office:value="302" calcext:value-type="float">
            <text:p>302</text:p>
          </table:table-cell>
          <table:table-cell table:formula="of:=680+[.C984]" office:value-type="float" office:value="982" calcext:value-type="float">
            <text:p>98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184706" calcext:value-type="float">
            <text:p>18184706</text:p>
          </table:table-cell>
          <table:table-cell table:formula="of:=[.A985]/(1000*60)" office:value-type="float" office:value="303.078433333333" calcext:value-type="float">
            <text:p>303.0784333333</text:p>
          </table:table-cell>
          <table:table-cell table:formula="of:=ROUND([.B985];0)" office:value-type="float" office:value="303" calcext:value-type="float">
            <text:p>303</text:p>
          </table:table-cell>
          <table:table-cell table:formula="of:=680+[.C985]" office:value-type="float" office:value="983" calcext:value-type="float">
            <text:p>98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244719" calcext:value-type="float">
            <text:p>18244719</text:p>
          </table:table-cell>
          <table:table-cell table:formula="of:=[.A986]/(1000*60)" office:value-type="float" office:value="304.07865" calcext:value-type="float">
            <text:p>304.07865</text:p>
          </table:table-cell>
          <table:table-cell table:formula="of:=ROUND([.B986];0)" office:value-type="float" office:value="304" calcext:value-type="float">
            <text:p>304</text:p>
          </table:table-cell>
          <table:table-cell table:formula="of:=680+[.C986]" office:value-type="float" office:value="984" calcext:value-type="float">
            <text:p>98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304732" calcext:value-type="float">
            <text:p>18304732</text:p>
          </table:table-cell>
          <table:table-cell table:formula="of:=[.A987]/(1000*60)" office:value-type="float" office:value="305.078866666667" calcext:value-type="float">
            <text:p>305.0788666667</text:p>
          </table:table-cell>
          <table:table-cell table:formula="of:=ROUND([.B987];0)" office:value-type="float" office:value="305" calcext:value-type="float">
            <text:p>305</text:p>
          </table:table-cell>
          <table:table-cell table:formula="of:=680+[.C987]" office:value-type="float" office:value="985" calcext:value-type="float">
            <text:p>98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364745" calcext:value-type="float">
            <text:p>18364745</text:p>
          </table:table-cell>
          <table:table-cell table:formula="of:=[.A988]/(1000*60)" office:value-type="float" office:value="306.079083333333" calcext:value-type="float">
            <text:p>306.0790833333</text:p>
          </table:table-cell>
          <table:table-cell table:formula="of:=ROUND([.B988];0)" office:value-type="float" office:value="306" calcext:value-type="float">
            <text:p>306</text:p>
          </table:table-cell>
          <table:table-cell table:formula="of:=680+[.C988]" office:value-type="float" office:value="986" calcext:value-type="float">
            <text:p>98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424759" calcext:value-type="float">
            <text:p>18424759</text:p>
          </table:table-cell>
          <table:table-cell table:formula="of:=[.A989]/(1000*60)" office:value-type="float" office:value="307.079316666667" calcext:value-type="float">
            <text:p>307.0793166667</text:p>
          </table:table-cell>
          <table:table-cell table:formula="of:=ROUND([.B989];0)" office:value-type="float" office:value="307" calcext:value-type="float">
            <text:p>307</text:p>
          </table:table-cell>
          <table:table-cell table:formula="of:=680+[.C989]" office:value-type="float" office:value="987" calcext:value-type="float">
            <text:p>98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484772" calcext:value-type="float">
            <text:p>18484772</text:p>
          </table:table-cell>
          <table:table-cell table:formula="of:=[.A990]/(1000*60)" office:value-type="float" office:value="308.079533333333" calcext:value-type="float">
            <text:p>308.0795333333</text:p>
          </table:table-cell>
          <table:table-cell table:formula="of:=ROUND([.B990];0)" office:value-type="float" office:value="308" calcext:value-type="float">
            <text:p>308</text:p>
          </table:table-cell>
          <table:table-cell table:formula="of:=680+[.C990]" office:value-type="float" office:value="988" calcext:value-type="float">
            <text:p>98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544786" calcext:value-type="float">
            <text:p>18544786</text:p>
          </table:table-cell>
          <table:table-cell table:formula="of:=[.A991]/(1000*60)" office:value-type="float" office:value="309.079766666667" calcext:value-type="float">
            <text:p>309.0797666667</text:p>
          </table:table-cell>
          <table:table-cell table:formula="of:=ROUND([.B991];0)" office:value-type="float" office:value="309" calcext:value-type="float">
            <text:p>309</text:p>
          </table:table-cell>
          <table:table-cell table:formula="of:=680+[.C991]" office:value-type="float" office:value="989" calcext:value-type="float">
            <text:p>98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604798" calcext:value-type="float">
            <text:p>18604798</text:p>
          </table:table-cell>
          <table:table-cell table:formula="of:=[.A992]/(1000*60)" office:value-type="float" office:value="310.079966666667" calcext:value-type="float">
            <text:p>310.0799666667</text:p>
          </table:table-cell>
          <table:table-cell table:formula="of:=ROUND([.B992];0)" office:value-type="float" office:value="310" calcext:value-type="float">
            <text:p>310</text:p>
          </table:table-cell>
          <table:table-cell table:formula="of:=680+[.C992]" office:value-type="float" office:value="990" calcext:value-type="float">
            <text:p>9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664812" calcext:value-type="float">
            <text:p>18664812</text:p>
          </table:table-cell>
          <table:table-cell table:formula="of:=[.A993]/(1000*60)" office:value-type="float" office:value="311.0802" calcext:value-type="float">
            <text:p>311.0802</text:p>
          </table:table-cell>
          <table:table-cell table:formula="of:=ROUND([.B993];0)" office:value-type="float" office:value="311" calcext:value-type="float">
            <text:p>311</text:p>
          </table:table-cell>
          <table:table-cell table:formula="of:=680+[.C993]" office:value-type="float" office:value="991" calcext:value-type="float">
            <text:p>99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724826" calcext:value-type="float">
            <text:p>18724826</text:p>
          </table:table-cell>
          <table:table-cell table:formula="of:=[.A994]/(1000*60)" office:value-type="float" office:value="312.080433333333" calcext:value-type="float">
            <text:p>312.0804333333</text:p>
          </table:table-cell>
          <table:table-cell table:formula="of:=ROUND([.B994];0)" office:value-type="float" office:value="312" calcext:value-type="float">
            <text:p>312</text:p>
          </table:table-cell>
          <table:table-cell table:formula="of:=680+[.C994]" office:value-type="float" office:value="992" calcext:value-type="float">
            <text:p>99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784852" calcext:value-type="float">
            <text:p>18784852</text:p>
          </table:table-cell>
          <table:table-cell table:formula="of:=[.A995]/(1000*60)" office:value-type="float" office:value="313.080866666667" calcext:value-type="float">
            <text:p>313.0808666667</text:p>
          </table:table-cell>
          <table:table-cell table:formula="of:=ROUND([.B995];0)" office:value-type="float" office:value="313" calcext:value-type="float">
            <text:p>313</text:p>
          </table:table-cell>
          <table:table-cell table:formula="of:=680+[.C995]" office:value-type="float" office:value="993" calcext:value-type="float">
            <text:p>99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844867" calcext:value-type="float">
            <text:p>18844867</text:p>
          </table:table-cell>
          <table:table-cell table:formula="of:=[.A996]/(1000*60)" office:value-type="float" office:value="314.081116666667" calcext:value-type="float">
            <text:p>314.0811166667</text:p>
          </table:table-cell>
          <table:table-cell table:formula="of:=ROUND([.B996];0)" office:value-type="float" office:value="314" calcext:value-type="float">
            <text:p>314</text:p>
          </table:table-cell>
          <table:table-cell table:formula="of:=680+[.C996]" office:value-type="float" office:value="994" calcext:value-type="float">
            <text:p>99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904881" calcext:value-type="float">
            <text:p>18904881</text:p>
          </table:table-cell>
          <table:table-cell table:formula="of:=[.A997]/(1000*60)" office:value-type="float" office:value="315.08135" calcext:value-type="float">
            <text:p>315.08135</text:p>
          </table:table-cell>
          <table:table-cell table:formula="of:=ROUND([.B997];0)" office:value-type="float" office:value="315" calcext:value-type="float">
            <text:p>315</text:p>
          </table:table-cell>
          <table:table-cell table:formula="of:=680+[.C997]" office:value-type="float" office:value="995" calcext:value-type="float">
            <text:p>99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964894" calcext:value-type="float">
            <text:p>18964894</text:p>
          </table:table-cell>
          <table:table-cell table:formula="of:=[.A998]/(1000*60)" office:value-type="float" office:value="316.081566666667" calcext:value-type="float">
            <text:p>316.0815666667</text:p>
          </table:table-cell>
          <table:table-cell table:formula="of:=ROUND([.B998];0)" office:value-type="float" office:value="316" calcext:value-type="float">
            <text:p>316</text:p>
          </table:table-cell>
          <table:table-cell table:formula="of:=680+[.C998]" office:value-type="float" office:value="996" calcext:value-type="float">
            <text:p>99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024908" calcext:value-type="float">
            <text:p>19024908</text:p>
          </table:table-cell>
          <table:table-cell table:formula="of:=[.A999]/(1000*60)" office:value-type="float" office:value="317.0818" calcext:value-type="float">
            <text:p>317.0818</text:p>
          </table:table-cell>
          <table:table-cell table:formula="of:=ROUND([.B999];0)" office:value-type="float" office:value="317" calcext:value-type="float">
            <text:p>317</text:p>
          </table:table-cell>
          <table:table-cell table:formula="of:=680+[.C999]" office:value-type="float" office:value="997" calcext:value-type="float">
            <text:p>99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084921" calcext:value-type="float">
            <text:p>19084921</text:p>
          </table:table-cell>
          <table:table-cell table:formula="of:=[.A1000]/(1000*60)" office:value-type="float" office:value="318.082016666667" calcext:value-type="float">
            <text:p>318.0820166667</text:p>
          </table:table-cell>
          <table:table-cell table:formula="of:=ROUND([.B1000];0)" office:value-type="float" office:value="318" calcext:value-type="float">
            <text:p>318</text:p>
          </table:table-cell>
          <table:table-cell table:formula="of:=680+[.C1000]" office:value-type="float" office:value="998" calcext:value-type="float">
            <text:p>9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144934" calcext:value-type="float">
            <text:p>19144934</text:p>
          </table:table-cell>
          <table:table-cell table:formula="of:=[.A1001]/(1000*60)" office:value-type="float" office:value="319.082233333333" calcext:value-type="float">
            <text:p>319.0822333333</text:p>
          </table:table-cell>
          <table:table-cell table:formula="of:=ROUND([.B1001];0)" office:value-type="float" office:value="319" calcext:value-type="float">
            <text:p>319</text:p>
          </table:table-cell>
          <table:table-cell table:formula="of:=680+[.C1001]" office:value-type="float" office:value="999" calcext:value-type="float">
            <text:p>99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204947" calcext:value-type="float">
            <text:p>19204947</text:p>
          </table:table-cell>
          <table:table-cell table:formula="of:=[.A1002]/(1000*60)" office:value-type="float" office:value="320.08245" calcext:value-type="float">
            <text:p>320.08245</text:p>
          </table:table-cell>
          <table:table-cell table:formula="of:=ROUND([.B1002];0)" office:value-type="float" office:value="320" calcext:value-type="float">
            <text:p>320</text:p>
          </table:table-cell>
          <table:table-cell table:formula="of:=680+[.C1002]" office:value-type="float" office:value="1000" calcext:value-type="float">
            <text:p>100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264961" calcext:value-type="float">
            <text:p>19264961</text:p>
          </table:table-cell>
          <table:table-cell table:formula="of:=[.A1003]/(1000*60)" office:value-type="float" office:value="321.082683333333" calcext:value-type="float">
            <text:p>321.0826833333</text:p>
          </table:table-cell>
          <table:table-cell table:formula="of:=ROUND([.B1003];0)" office:value-type="float" office:value="321" calcext:value-type="float">
            <text:p>321</text:p>
          </table:table-cell>
          <table:table-cell table:formula="of:=680+[.C1003]" office:value-type="float" office:value="1001" calcext:value-type="float">
            <text:p>10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324975" calcext:value-type="float">
            <text:p>19324975</text:p>
          </table:table-cell>
          <table:table-cell table:formula="of:=[.A1004]/(1000*60)" office:value-type="float" office:value="322.082916666667" calcext:value-type="float">
            <text:p>322.0829166667</text:p>
          </table:table-cell>
          <table:table-cell table:formula="of:=ROUND([.B1004];0)" office:value-type="float" office:value="322" calcext:value-type="float">
            <text:p>322</text:p>
          </table:table-cell>
          <table:table-cell table:formula="of:=680+[.C1004]" office:value-type="float" office:value="1002" calcext:value-type="float">
            <text:p>10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384988" calcext:value-type="float">
            <text:p>19384988</text:p>
          </table:table-cell>
          <table:table-cell table:formula="of:=[.A1005]/(1000*60)" office:value-type="float" office:value="323.083133333333" calcext:value-type="float">
            <text:p>323.0831333333</text:p>
          </table:table-cell>
          <table:table-cell table:formula="of:=ROUND([.B1005];0)" office:value-type="float" office:value="323" calcext:value-type="float">
            <text:p>323</text:p>
          </table:table-cell>
          <table:table-cell table:formula="of:=680+[.C1005]" office:value-type="float" office:value="1003" calcext:value-type="float">
            <text:p>100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445001" calcext:value-type="float">
            <text:p>19445001</text:p>
          </table:table-cell>
          <table:table-cell table:formula="of:=[.A1006]/(1000*60)" office:value-type="float" office:value="324.08335" calcext:value-type="float">
            <text:p>324.08335</text:p>
          </table:table-cell>
          <table:table-cell table:formula="of:=ROUND([.B1006];0)" office:value-type="float" office:value="324" calcext:value-type="float">
            <text:p>324</text:p>
          </table:table-cell>
          <table:table-cell table:formula="of:=680+[.C1006]" office:value-type="float" office:value="1004" calcext:value-type="float">
            <text:p>10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505014" calcext:value-type="float">
            <text:p>19505014</text:p>
          </table:table-cell>
          <table:table-cell table:formula="of:=[.A1007]/(1000*60)" office:value-type="float" office:value="325.083566666667" calcext:value-type="float">
            <text:p>325.0835666667</text:p>
          </table:table-cell>
          <table:table-cell table:formula="of:=ROUND([.B1007];0)" office:value-type="float" office:value="325" calcext:value-type="float">
            <text:p>325</text:p>
          </table:table-cell>
          <table:table-cell table:formula="of:=680+[.C1007]" office:value-type="float" office:value="1005" calcext:value-type="float">
            <text:p>100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565028" calcext:value-type="float">
            <text:p>19565028</text:p>
          </table:table-cell>
          <table:table-cell table:formula="of:=[.A1008]/(1000*60)" office:value-type="float" office:value="326.0838" calcext:value-type="float">
            <text:p>326.0838</text:p>
          </table:table-cell>
          <table:table-cell table:formula="of:=ROUND([.B1008];0)" office:value-type="float" office:value="326" calcext:value-type="float">
            <text:p>326</text:p>
          </table:table-cell>
          <table:table-cell table:formula="of:=680+[.C1008]" office:value-type="float" office:value="1006" calcext:value-type="float">
            <text:p>100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625041" calcext:value-type="float">
            <text:p>19625041</text:p>
          </table:table-cell>
          <table:table-cell table:formula="of:=[.A1009]/(1000*60)" office:value-type="float" office:value="327.084016666667" calcext:value-type="float">
            <text:p>327.0840166667</text:p>
          </table:table-cell>
          <table:table-cell table:formula="of:=ROUND([.B1009];0)" office:value-type="float" office:value="327" calcext:value-type="float">
            <text:p>327</text:p>
          </table:table-cell>
          <table:table-cell table:formula="of:=680+[.C1009]" office:value-type="float" office:value="1007" calcext:value-type="float">
            <text:p>100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685055" calcext:value-type="float">
            <text:p>19685055</text:p>
          </table:table-cell>
          <table:table-cell table:formula="of:=[.A1010]/(1000*60)" office:value-type="float" office:value="328.08425" calcext:value-type="float">
            <text:p>328.08425</text:p>
          </table:table-cell>
          <table:table-cell table:formula="of:=ROUND([.B1010];0)" office:value-type="float" office:value="328" calcext:value-type="float">
            <text:p>328</text:p>
          </table:table-cell>
          <table:table-cell table:formula="of:=680+[.C1010]" office:value-type="float" office:value="1008" calcext:value-type="float">
            <text:p>100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745069" calcext:value-type="float">
            <text:p>19745069</text:p>
          </table:table-cell>
          <table:table-cell table:formula="of:=[.A1011]/(1000*60)" office:value-type="float" office:value="329.084483333333" calcext:value-type="float">
            <text:p>329.0844833333</text:p>
          </table:table-cell>
          <table:table-cell table:formula="of:=ROUND([.B1011];0)" office:value-type="float" office:value="329" calcext:value-type="float">
            <text:p>329</text:p>
          </table:table-cell>
          <table:table-cell table:formula="of:=680+[.C1011]" office:value-type="float" office:value="1009" calcext:value-type="float">
            <text:p>10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805081" calcext:value-type="float">
            <text:p>19805081</text:p>
          </table:table-cell>
          <table:table-cell table:formula="of:=[.A1012]/(1000*60)" office:value-type="float" office:value="330.084683333333" calcext:value-type="float">
            <text:p>330.0846833333</text:p>
          </table:table-cell>
          <table:table-cell table:formula="of:=ROUND([.B1012];0)" office:value-type="float" office:value="330" calcext:value-type="float">
            <text:p>330</text:p>
          </table:table-cell>
          <table:table-cell table:formula="of:=680+[.C1012]" office:value-type="float" office:value="1010" calcext:value-type="float">
            <text:p>101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865095" calcext:value-type="float">
            <text:p>19865095</text:p>
          </table:table-cell>
          <table:table-cell table:formula="of:=[.A1013]/(1000*60)" office:value-type="float" office:value="331.084916666667" calcext:value-type="float">
            <text:p>331.0849166667</text:p>
          </table:table-cell>
          <table:table-cell table:formula="of:=ROUND([.B1013];0)" office:value-type="float" office:value="331" calcext:value-type="float">
            <text:p>331</text:p>
          </table:table-cell>
          <table:table-cell table:formula="of:=680+[.C1013]" office:value-type="float" office:value="1011" calcext:value-type="float">
            <text:p>101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925108" calcext:value-type="float">
            <text:p>19925108</text:p>
          </table:table-cell>
          <table:table-cell table:formula="of:=[.A1014]/(1000*60)" office:value-type="float" office:value="332.085133333333" calcext:value-type="float">
            <text:p>332.0851333333</text:p>
          </table:table-cell>
          <table:table-cell table:formula="of:=ROUND([.B1014];0)" office:value-type="float" office:value="332" calcext:value-type="float">
            <text:p>332</text:p>
          </table:table-cell>
          <table:table-cell table:formula="of:=680+[.C1014]" office:value-type="float" office:value="1012" calcext:value-type="float">
            <text:p>10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985122" calcext:value-type="float">
            <text:p>19985122</text:p>
          </table:table-cell>
          <table:table-cell table:formula="of:=[.A1015]/(1000*60)" office:value-type="float" office:value="333.085366666667" calcext:value-type="float">
            <text:p>333.0853666667</text:p>
          </table:table-cell>
          <table:table-cell table:formula="of:=ROUND([.B1015];0)" office:value-type="float" office:value="333" calcext:value-type="float">
            <text:p>333</text:p>
          </table:table-cell>
          <table:table-cell table:formula="of:=680+[.C1015]" office:value-type="float" office:value="1013" calcext:value-type="float">
            <text:p>101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045139" calcext:value-type="float">
            <text:p>20045139</text:p>
          </table:table-cell>
          <table:table-cell table:formula="of:=[.A1016]/(1000*60)" office:value-type="float" office:value="334.08565" calcext:value-type="float">
            <text:p>334.08565</text:p>
          </table:table-cell>
          <table:table-cell table:formula="of:=ROUND([.B1016];0)" office:value-type="float" office:value="334" calcext:value-type="float">
            <text:p>334</text:p>
          </table:table-cell>
          <table:table-cell table:formula="of:=680+[.C1016]" office:value-type="float" office:value="1014" calcext:value-type="float">
            <text:p>101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105152" calcext:value-type="float">
            <text:p>20105152</text:p>
          </table:table-cell>
          <table:table-cell table:formula="of:=[.A1017]/(1000*60)" office:value-type="float" office:value="335.085866666667" calcext:value-type="float">
            <text:p>335.0858666667</text:p>
          </table:table-cell>
          <table:table-cell table:formula="of:=ROUND([.B1017];0)" office:value-type="float" office:value="335" calcext:value-type="float">
            <text:p>335</text:p>
          </table:table-cell>
          <table:table-cell table:formula="of:=680+[.C1017]" office:value-type="float" office:value="1015" calcext:value-type="float">
            <text:p>101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165166" calcext:value-type="float">
            <text:p>20165166</text:p>
          </table:table-cell>
          <table:table-cell table:formula="of:=[.A1018]/(1000*60)" office:value-type="float" office:value="336.0861" calcext:value-type="float">
            <text:p>336.0861</text:p>
          </table:table-cell>
          <table:table-cell table:formula="of:=ROUND([.B1018];0)" office:value-type="float" office:value="336" calcext:value-type="float">
            <text:p>336</text:p>
          </table:table-cell>
          <table:table-cell table:formula="of:=680+[.C1018]" office:value-type="float" office:value="1016" calcext:value-type="float">
            <text:p>101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225179" calcext:value-type="float">
            <text:p>20225179</text:p>
          </table:table-cell>
          <table:table-cell table:formula="of:=[.A1019]/(1000*60)" office:value-type="float" office:value="337.086316666667" calcext:value-type="float">
            <text:p>337.0863166667</text:p>
          </table:table-cell>
          <table:table-cell table:formula="of:=ROUND([.B1019];0)" office:value-type="float" office:value="337" calcext:value-type="float">
            <text:p>337</text:p>
          </table:table-cell>
          <table:table-cell table:formula="of:=680+[.C1019]" office:value-type="float" office:value="1017" calcext:value-type="float">
            <text:p>101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285193" calcext:value-type="float">
            <text:p>20285193</text:p>
          </table:table-cell>
          <table:table-cell table:formula="of:=[.A1020]/(1000*60)" office:value-type="float" office:value="338.08655" calcext:value-type="float">
            <text:p>338.08655</text:p>
          </table:table-cell>
          <table:table-cell table:formula="of:=ROUND([.B1020];0)" office:value-type="float" office:value="338" calcext:value-type="float">
            <text:p>338</text:p>
          </table:table-cell>
          <table:table-cell table:formula="of:=680+[.C1020]" office:value-type="float" office:value="1018" calcext:value-type="float">
            <text:p>10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345206" calcext:value-type="float">
            <text:p>20345206</text:p>
          </table:table-cell>
          <table:table-cell table:formula="of:=[.A1021]/(1000*60)" office:value-type="float" office:value="339.086766666667" calcext:value-type="float">
            <text:p>339.0867666667</text:p>
          </table:table-cell>
          <table:table-cell table:formula="of:=ROUND([.B1021];0)" office:value-type="float" office:value="339" calcext:value-type="float">
            <text:p>339</text:p>
          </table:table-cell>
          <table:table-cell table:formula="of:=680+[.C1021]" office:value-type="float" office:value="1019" calcext:value-type="float">
            <text:p>101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405219" calcext:value-type="float">
            <text:p>20405219</text:p>
          </table:table-cell>
          <table:table-cell table:formula="of:=[.A1022]/(1000*60)" office:value-type="float" office:value="340.086983333333" calcext:value-type="float">
            <text:p>340.0869833333</text:p>
          </table:table-cell>
          <table:table-cell table:formula="of:=ROUND([.B1022];0)" office:value-type="float" office:value="340" calcext:value-type="float">
            <text:p>340</text:p>
          </table:table-cell>
          <table:table-cell table:formula="of:=680+[.C1022]" office:value-type="float" office:value="1020" calcext:value-type="float">
            <text:p>102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465232" calcext:value-type="float">
            <text:p>20465232</text:p>
          </table:table-cell>
          <table:table-cell table:formula="of:=[.A1023]/(1000*60)" office:value-type="float" office:value="341.0872" calcext:value-type="float">
            <text:p>341.0872</text:p>
          </table:table-cell>
          <table:table-cell table:formula="of:=ROUND([.B1023];0)" office:value-type="float" office:value="341" calcext:value-type="float">
            <text:p>341</text:p>
          </table:table-cell>
          <table:table-cell table:formula="of:=680+[.C1023]" office:value-type="float" office:value="1021" calcext:value-type="float">
            <text:p>102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525259" calcext:value-type="float">
            <text:p>20525259</text:p>
          </table:table-cell>
          <table:table-cell table:formula="of:=[.A1024]/(1000*60)" office:value-type="float" office:value="342.08765" calcext:value-type="float">
            <text:p>342.08765</text:p>
          </table:table-cell>
          <table:table-cell table:formula="of:=ROUND([.B1024];0)" office:value-type="float" office:value="342" calcext:value-type="float">
            <text:p>342</text:p>
          </table:table-cell>
          <table:table-cell table:formula="of:=680+[.C1024]" office:value-type="float" office:value="1022" calcext:value-type="float">
            <text:p>10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585275" calcext:value-type="float">
            <text:p>20585275</text:p>
          </table:table-cell>
          <table:table-cell table:formula="of:=[.A1025]/(1000*60)" office:value-type="float" office:value="343.087916666667" calcext:value-type="float">
            <text:p>343.0879166667</text:p>
          </table:table-cell>
          <table:table-cell table:formula="of:=ROUND([.B1025];0)" office:value-type="float" office:value="343" calcext:value-type="float">
            <text:p>343</text:p>
          </table:table-cell>
          <table:table-cell table:formula="of:=680+[.C1025]" office:value-type="float" office:value="1023" calcext:value-type="float">
            <text:p>10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645288" calcext:value-type="float">
            <text:p>20645288</text:p>
          </table:table-cell>
          <table:table-cell table:formula="of:=[.A1026]/(1000*60)" office:value-type="float" office:value="344.088133333333" calcext:value-type="float">
            <text:p>344.0881333333</text:p>
          </table:table-cell>
          <table:table-cell table:formula="of:=ROUND([.B1026];0)" office:value-type="float" office:value="344" calcext:value-type="float">
            <text:p>344</text:p>
          </table:table-cell>
          <table:table-cell table:formula="of:=680+[.C1026]" office:value-type="float" office:value="1024" calcext:value-type="float">
            <text:p>10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705301" calcext:value-type="float">
            <text:p>20705301</text:p>
          </table:table-cell>
          <table:table-cell table:formula="of:=[.A1027]/(1000*60)" office:value-type="float" office:value="345.08835" calcext:value-type="float">
            <text:p>345.08835</text:p>
          </table:table-cell>
          <table:table-cell table:formula="of:=ROUND([.B1027];0)" office:value-type="float" office:value="345" calcext:value-type="float">
            <text:p>345</text:p>
          </table:table-cell>
          <table:table-cell table:formula="of:=680+[.C1027]" office:value-type="float" office:value="1025" calcext:value-type="float">
            <text:p>102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765315" calcext:value-type="float">
            <text:p>20765315</text:p>
          </table:table-cell>
          <table:table-cell table:formula="of:=[.A1028]/(1000*60)" office:value-type="float" office:value="346.088583333333" calcext:value-type="float">
            <text:p>346.0885833333</text:p>
          </table:table-cell>
          <table:table-cell table:formula="of:=ROUND([.B1028];0)" office:value-type="float" office:value="346" calcext:value-type="float">
            <text:p>346</text:p>
          </table:table-cell>
          <table:table-cell table:formula="of:=680+[.C1028]" office:value-type="float" office:value="1026" calcext:value-type="float">
            <text:p>10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825328" calcext:value-type="float">
            <text:p>20825328</text:p>
          </table:table-cell>
          <table:table-cell table:formula="of:=[.A1029]/(1000*60)" office:value-type="float" office:value="347.0888" calcext:value-type="float">
            <text:p>347.0888</text:p>
          </table:table-cell>
          <table:table-cell table:formula="of:=ROUND([.B1029];0)" office:value-type="float" office:value="347" calcext:value-type="float">
            <text:p>347</text:p>
          </table:table-cell>
          <table:table-cell table:formula="of:=680+[.C1029]" office:value-type="float" office:value="1027" calcext:value-type="float">
            <text:p>102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885342" calcext:value-type="float">
            <text:p>20885342</text:p>
          </table:table-cell>
          <table:table-cell table:formula="of:=[.A1030]/(1000*60)" office:value-type="float" office:value="348.089033333333" calcext:value-type="float">
            <text:p>348.0890333333</text:p>
          </table:table-cell>
          <table:table-cell table:formula="of:=ROUND([.B1030];0)" office:value-type="float" office:value="348" calcext:value-type="float">
            <text:p>348</text:p>
          </table:table-cell>
          <table:table-cell table:formula="of:=680+[.C1030]" office:value-type="float" office:value="1028" calcext:value-type="float">
            <text:p>10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945355" calcext:value-type="float">
            <text:p>20945355</text:p>
          </table:table-cell>
          <table:table-cell table:formula="of:=[.A1031]/(1000*60)" office:value-type="float" office:value="349.08925" calcext:value-type="float">
            <text:p>349.08925</text:p>
          </table:table-cell>
          <table:table-cell table:formula="of:=ROUND([.B1031];0)" office:value-type="float" office:value="349" calcext:value-type="float">
            <text:p>349</text:p>
          </table:table-cell>
          <table:table-cell table:formula="of:=680+[.C1031]" office:value-type="float" office:value="1029" calcext:value-type="float">
            <text:p>102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005368" calcext:value-type="float">
            <text:p>21005368</text:p>
          </table:table-cell>
          <table:table-cell table:formula="of:=[.A1032]/(1000*60)" office:value-type="float" office:value="350.089466666667" calcext:value-type="float">
            <text:p>350.0894666667</text:p>
          </table:table-cell>
          <table:table-cell table:formula="of:=ROUND([.B1032];0)" office:value-type="float" office:value="350" calcext:value-type="float">
            <text:p>350</text:p>
          </table:table-cell>
          <table:table-cell table:formula="of:=680+[.C1032]" office:value-type="float" office:value="1030" calcext:value-type="float">
            <text:p>103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065381" calcext:value-type="float">
            <text:p>21065381</text:p>
          </table:table-cell>
          <table:table-cell table:formula="of:=[.A1033]/(1000*60)" office:value-type="float" office:value="351.089683333333" calcext:value-type="float">
            <text:p>351.0896833333</text:p>
          </table:table-cell>
          <table:table-cell table:formula="of:=ROUND([.B1033];0)" office:value-type="float" office:value="351" calcext:value-type="float">
            <text:p>351</text:p>
          </table:table-cell>
          <table:table-cell table:formula="of:=680+[.C1033]" office:value-type="float" office:value="1031" calcext:value-type="float">
            <text:p>103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125395" calcext:value-type="float">
            <text:p>21125395</text:p>
          </table:table-cell>
          <table:table-cell table:formula="of:=[.A1034]/(1000*60)" office:value-type="float" office:value="352.089916666667" calcext:value-type="float">
            <text:p>352.0899166667</text:p>
          </table:table-cell>
          <table:table-cell table:formula="of:=ROUND([.B1034];0)" office:value-type="float" office:value="352" calcext:value-type="float">
            <text:p>352</text:p>
          </table:table-cell>
          <table:table-cell table:formula="of:=680+[.C1034]" office:value-type="float" office:value="1032" calcext:value-type="float">
            <text:p>103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185409" calcext:value-type="float">
            <text:p>21185409</text:p>
          </table:table-cell>
          <table:table-cell table:formula="of:=[.A1035]/(1000*60)" office:value-type="float" office:value="353.09015" calcext:value-type="float">
            <text:p>353.09015</text:p>
          </table:table-cell>
          <table:table-cell table:formula="of:=ROUND([.B1035];0)" office:value-type="float" office:value="353" calcext:value-type="float">
            <text:p>353</text:p>
          </table:table-cell>
          <table:table-cell table:formula="of:=680+[.C1035]" office:value-type="float" office:value="1033" calcext:value-type="float">
            <text:p>103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245422" calcext:value-type="float">
            <text:p>21245422</text:p>
          </table:table-cell>
          <table:table-cell table:formula="of:=[.A1036]/(1000*60)" office:value-type="float" office:value="354.090366666667" calcext:value-type="float">
            <text:p>354.0903666667</text:p>
          </table:table-cell>
          <table:table-cell table:formula="of:=ROUND([.B1036];0)" office:value-type="float" office:value="354" calcext:value-type="float">
            <text:p>354</text:p>
          </table:table-cell>
          <table:table-cell table:formula="of:=680+[.C1036]" office:value-type="float" office:value="1034" calcext:value-type="float">
            <text:p>103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305436" calcext:value-type="float">
            <text:p>21305436</text:p>
          </table:table-cell>
          <table:table-cell table:formula="of:=[.A1037]/(1000*60)" office:value-type="float" office:value="355.0906" calcext:value-type="float">
            <text:p>355.0906</text:p>
          </table:table-cell>
          <table:table-cell table:formula="of:=ROUND([.B1037];0)" office:value-type="float" office:value="355" calcext:value-type="float">
            <text:p>355</text:p>
          </table:table-cell>
          <table:table-cell table:formula="of:=680+[.C1037]" office:value-type="float" office:value="1035" calcext:value-type="float">
            <text:p>10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365448" calcext:value-type="float">
            <text:p>21365448</text:p>
          </table:table-cell>
          <table:table-cell table:formula="of:=[.A1038]/(1000*60)" office:value-type="float" office:value="356.0908" calcext:value-type="float">
            <text:p>356.0908</text:p>
          </table:table-cell>
          <table:table-cell table:formula="of:=ROUND([.B1038];0)" office:value-type="float" office:value="356" calcext:value-type="float">
            <text:p>356</text:p>
          </table:table-cell>
          <table:table-cell table:formula="of:=680+[.C1038]" office:value-type="float" office:value="1036" calcext:value-type="float">
            <text:p>10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425462" calcext:value-type="float">
            <text:p>21425462</text:p>
          </table:table-cell>
          <table:table-cell table:formula="of:=[.A1039]/(1000*60)" office:value-type="float" office:value="357.091033333333" calcext:value-type="float">
            <text:p>357.0910333333</text:p>
          </table:table-cell>
          <table:table-cell table:formula="of:=ROUND([.B1039];0)" office:value-type="float" office:value="357" calcext:value-type="float">
            <text:p>357</text:p>
          </table:table-cell>
          <table:table-cell table:formula="of:=680+[.C1039]" office:value-type="float" office:value="1037" calcext:value-type="float">
            <text:p>103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485475" calcext:value-type="float">
            <text:p>21485475</text:p>
          </table:table-cell>
          <table:table-cell table:formula="of:=[.A1040]/(1000*60)" office:value-type="float" office:value="358.09125" calcext:value-type="float">
            <text:p>358.09125</text:p>
          </table:table-cell>
          <table:table-cell table:formula="of:=ROUND([.B1040];0)" office:value-type="float" office:value="358" calcext:value-type="float">
            <text:p>358</text:p>
          </table:table-cell>
          <table:table-cell table:formula="of:=680+[.C1040]" office:value-type="float" office:value="1038" calcext:value-type="float">
            <text:p>103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545489" calcext:value-type="float">
            <text:p>21545489</text:p>
          </table:table-cell>
          <table:table-cell table:formula="of:=[.A1041]/(1000*60)" office:value-type="float" office:value="359.091483333333" calcext:value-type="float">
            <text:p>359.0914833333</text:p>
          </table:table-cell>
          <table:table-cell table:formula="of:=ROUND([.B1041];0)" office:value-type="float" office:value="359" calcext:value-type="float">
            <text:p>359</text:p>
          </table:table-cell>
          <table:table-cell table:formula="of:=680+[.C1041]" office:value-type="float" office:value="1039" calcext:value-type="float">
            <text:p>10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605502" calcext:value-type="float">
            <text:p>21605502</text:p>
          </table:table-cell>
          <table:table-cell table:formula="of:=[.A1042]/(1000*60)" office:value-type="float" office:value="360.0917" calcext:value-type="float">
            <text:p>360.0917</text:p>
          </table:table-cell>
          <table:table-cell table:formula="of:=ROUND([.B1042];0)" office:value-type="float" office:value="360" calcext:value-type="float">
            <text:p>360</text:p>
          </table:table-cell>
          <table:table-cell table:formula="of:=680+[.C1042]" office:value-type="float" office:value="1040" calcext:value-type="float">
            <text:p>104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665516" calcext:value-type="float">
            <text:p>21665516</text:p>
          </table:table-cell>
          <table:table-cell table:formula="of:=[.A1043]/(1000*60)" office:value-type="float" office:value="361.091933333333" calcext:value-type="float">
            <text:p>361.0919333333</text:p>
          </table:table-cell>
          <table:table-cell table:formula="of:=ROUND([.B1043];0)" office:value-type="float" office:value="361" calcext:value-type="float">
            <text:p>361</text:p>
          </table:table-cell>
          <table:table-cell table:formula="of:=680+[.C1043]" office:value-type="float" office:value="1041" calcext:value-type="float">
            <text:p>104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725529" calcext:value-type="float">
            <text:p>21725529</text:p>
          </table:table-cell>
          <table:table-cell table:formula="of:=[.A1044]/(1000*60)" office:value-type="float" office:value="362.09215" calcext:value-type="float">
            <text:p>362.09215</text:p>
          </table:table-cell>
          <table:table-cell table:formula="of:=ROUND([.B1044];0)" office:value-type="float" office:value="362" calcext:value-type="float">
            <text:p>362</text:p>
          </table:table-cell>
          <table:table-cell table:formula="of:=680+[.C1044]" office:value-type="float" office:value="1042" calcext:value-type="float">
            <text:p>104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785542" calcext:value-type="float">
            <text:p>21785542</text:p>
          </table:table-cell>
          <table:table-cell table:formula="of:=[.A1045]/(1000*60)" office:value-type="float" office:value="363.092366666667" calcext:value-type="float">
            <text:p>363.0923666667</text:p>
          </table:table-cell>
          <table:table-cell table:formula="of:=ROUND([.B1045];0)" office:value-type="float" office:value="363" calcext:value-type="float">
            <text:p>363</text:p>
          </table:table-cell>
          <table:table-cell table:formula="of:=680+[.C1045]" office:value-type="float" office:value="1043" calcext:value-type="float">
            <text:p>104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845556" calcext:value-type="float">
            <text:p>21845556</text:p>
          </table:table-cell>
          <table:table-cell table:formula="of:=[.A1046]/(1000*60)" office:value-type="float" office:value="364.0926" calcext:value-type="float">
            <text:p>364.0926</text:p>
          </table:table-cell>
          <table:table-cell table:formula="of:=ROUND([.B1046];0)" office:value-type="float" office:value="364" calcext:value-type="float">
            <text:p>364</text:p>
          </table:table-cell>
          <table:table-cell table:formula="of:=680+[.C1046]" office:value-type="float" office:value="1044" calcext:value-type="float">
            <text:p>104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905569" calcext:value-type="float">
            <text:p>21905569</text:p>
          </table:table-cell>
          <table:table-cell table:formula="of:=[.A1047]/(1000*60)" office:value-type="float" office:value="365.092816666667" calcext:value-type="float">
            <text:p>365.0928166667</text:p>
          </table:table-cell>
          <table:table-cell table:formula="of:=ROUND([.B1047];0)" office:value-type="float" office:value="365" calcext:value-type="float">
            <text:p>365</text:p>
          </table:table-cell>
          <table:table-cell table:formula="of:=680+[.C1047]" office:value-type="float" office:value="1045" calcext:value-type="float">
            <text:p>104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965583" calcext:value-type="float">
            <text:p>21965583</text:p>
          </table:table-cell>
          <table:table-cell table:formula="of:=[.A1048]/(1000*60)" office:value-type="float" office:value="366.09305" calcext:value-type="float">
            <text:p>366.09305</text:p>
          </table:table-cell>
          <table:table-cell table:formula="of:=ROUND([.B1048];0)" office:value-type="float" office:value="366" calcext:value-type="float">
            <text:p>366</text:p>
          </table:table-cell>
          <table:table-cell table:formula="of:=680+[.C1048]" office:value-type="float" office:value="1046" calcext:value-type="float">
            <text:p>104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025596" calcext:value-type="float">
            <text:p>22025596</text:p>
          </table:table-cell>
          <table:table-cell table:formula="of:=[.A1049]/(1000*60)" office:value-type="float" office:value="367.093266666667" calcext:value-type="float">
            <text:p>367.0932666667</text:p>
          </table:table-cell>
          <table:table-cell table:formula="of:=ROUND([.B1049];0)" office:value-type="float" office:value="367" calcext:value-type="float">
            <text:p>367</text:p>
          </table:table-cell>
          <table:table-cell table:formula="of:=680+[.C1049]" office:value-type="float" office:value="1047" calcext:value-type="float">
            <text:p>104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085609" calcext:value-type="float">
            <text:p>22085609</text:p>
          </table:table-cell>
          <table:table-cell table:formula="of:=[.A1050]/(1000*60)" office:value-type="float" office:value="368.093483333333" calcext:value-type="float">
            <text:p>368.0934833333</text:p>
          </table:table-cell>
          <table:table-cell table:formula="of:=ROUND([.B1050];0)" office:value-type="float" office:value="368" calcext:value-type="float">
            <text:p>368</text:p>
          </table:table-cell>
          <table:table-cell table:formula="of:=680+[.C1050]" office:value-type="float" office:value="1048" calcext:value-type="float">
            <text:p>104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145623" calcext:value-type="float">
            <text:p>22145623</text:p>
          </table:table-cell>
          <table:table-cell table:formula="of:=[.A1051]/(1000*60)" office:value-type="float" office:value="369.093716666667" calcext:value-type="float">
            <text:p>369.0937166667</text:p>
          </table:table-cell>
          <table:table-cell table:formula="of:=ROUND([.B1051];0)" office:value-type="float" office:value="369" calcext:value-type="float">
            <text:p>369</text:p>
          </table:table-cell>
          <table:table-cell table:formula="of:=680+[.C1051]" office:value-type="float" office:value="1049" calcext:value-type="float">
            <text:p>104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205636" calcext:value-type="float">
            <text:p>22205636</text:p>
          </table:table-cell>
          <table:table-cell table:formula="of:=[.A1052]/(1000*60)" office:value-type="float" office:value="370.093933333333" calcext:value-type="float">
            <text:p>370.0939333333</text:p>
          </table:table-cell>
          <table:table-cell table:formula="of:=ROUND([.B1052];0)" office:value-type="float" office:value="370" calcext:value-type="float">
            <text:p>370</text:p>
          </table:table-cell>
          <table:table-cell table:formula="of:=680+[.C1052]" office:value-type="float" office:value="1050" calcext:value-type="float">
            <text:p>105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265667" calcext:value-type="float">
            <text:p>22265667</text:p>
          </table:table-cell>
          <table:table-cell table:formula="of:=[.A1053]/(1000*60)" office:value-type="float" office:value="371.09445" calcext:value-type="float">
            <text:p>371.09445</text:p>
          </table:table-cell>
          <table:table-cell table:formula="of:=ROUND([.B1053];0)" office:value-type="float" office:value="371" calcext:value-type="float">
            <text:p>371</text:p>
          </table:table-cell>
          <table:table-cell table:formula="of:=680+[.C1053]" office:value-type="float" office:value="1051" calcext:value-type="float">
            <text:p>105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325682" calcext:value-type="float">
            <text:p>22325682</text:p>
          </table:table-cell>
          <table:table-cell table:formula="of:=[.A1054]/(1000*60)" office:value-type="float" office:value="372.0947" calcext:value-type="float">
            <text:p>372.0947</text:p>
          </table:table-cell>
          <table:table-cell table:formula="of:=ROUND([.B1054];0)" office:value-type="float" office:value="372" calcext:value-type="float">
            <text:p>372</text:p>
          </table:table-cell>
          <table:table-cell table:formula="of:=680+[.C1054]" office:value-type="float" office:value="1052" calcext:value-type="float">
            <text:p>105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385695" calcext:value-type="float">
            <text:p>22385695</text:p>
          </table:table-cell>
          <table:table-cell table:formula="of:=[.A1055]/(1000*60)" office:value-type="float" office:value="373.094916666667" calcext:value-type="float">
            <text:p>373.0949166667</text:p>
          </table:table-cell>
          <table:table-cell table:formula="of:=ROUND([.B1055];0)" office:value-type="float" office:value="373" calcext:value-type="float">
            <text:p>373</text:p>
          </table:table-cell>
          <table:table-cell table:formula="of:=680+[.C1055]" office:value-type="float" office:value="1053" calcext:value-type="float">
            <text:p>105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445709" calcext:value-type="float">
            <text:p>22445709</text:p>
          </table:table-cell>
          <table:table-cell table:formula="of:=[.A1056]/(1000*60)" office:value-type="float" office:value="374.09515" calcext:value-type="float">
            <text:p>374.09515</text:p>
          </table:table-cell>
          <table:table-cell table:formula="of:=ROUND([.B1056];0)" office:value-type="float" office:value="374" calcext:value-type="float">
            <text:p>374</text:p>
          </table:table-cell>
          <table:table-cell table:formula="of:=680+[.C1056]" office:value-type="float" office:value="1054" calcext:value-type="float">
            <text:p>10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505721" calcext:value-type="float">
            <text:p>22505721</text:p>
          </table:table-cell>
          <table:table-cell table:formula="of:=[.A1057]/(1000*60)" office:value-type="float" office:value="375.09535" calcext:value-type="float">
            <text:p>375.09535</text:p>
          </table:table-cell>
          <table:table-cell table:formula="of:=ROUND([.B1057];0)" office:value-type="float" office:value="375" calcext:value-type="float">
            <text:p>375</text:p>
          </table:table-cell>
          <table:table-cell table:formula="of:=680+[.C1057]" office:value-type="float" office:value="1055" calcext:value-type="float">
            <text:p>105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565735" calcext:value-type="float">
            <text:p>22565735</text:p>
          </table:table-cell>
          <table:table-cell table:formula="of:=[.A1058]/(1000*60)" office:value-type="float" office:value="376.095583333333" calcext:value-type="float">
            <text:p>376.0955833333</text:p>
          </table:table-cell>
          <table:table-cell table:formula="of:=ROUND([.B1058];0)" office:value-type="float" office:value="376" calcext:value-type="float">
            <text:p>376</text:p>
          </table:table-cell>
          <table:table-cell table:formula="of:=680+[.C1058]" office:value-type="float" office:value="1056" calcext:value-type="float">
            <text:p>105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625748" calcext:value-type="float">
            <text:p>22625748</text:p>
          </table:table-cell>
          <table:table-cell table:formula="of:=[.A1059]/(1000*60)" office:value-type="float" office:value="377.0958" calcext:value-type="float">
            <text:p>377.0958</text:p>
          </table:table-cell>
          <table:table-cell table:formula="of:=ROUND([.B1059];0)" office:value-type="float" office:value="377" calcext:value-type="float">
            <text:p>377</text:p>
          </table:table-cell>
          <table:table-cell table:formula="of:=680+[.C1059]" office:value-type="float" office:value="1057" calcext:value-type="float">
            <text:p>10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685762" calcext:value-type="float">
            <text:p>22685762</text:p>
          </table:table-cell>
          <table:table-cell table:formula="of:=[.A1060]/(1000*60)" office:value-type="float" office:value="378.096033333333" calcext:value-type="float">
            <text:p>378.0960333333</text:p>
          </table:table-cell>
          <table:table-cell table:formula="of:=ROUND([.B1060];0)" office:value-type="float" office:value="378" calcext:value-type="float">
            <text:p>378</text:p>
          </table:table-cell>
          <table:table-cell table:formula="of:=680+[.C1060]" office:value-type="float" office:value="1058" calcext:value-type="float">
            <text:p>10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745776" calcext:value-type="float">
            <text:p>22745776</text:p>
          </table:table-cell>
          <table:table-cell table:formula="of:=[.A1061]/(1000*60)" office:value-type="float" office:value="379.096266666667" calcext:value-type="float">
            <text:p>379.0962666667</text:p>
          </table:table-cell>
          <table:table-cell table:formula="of:=ROUND([.B1061];0)" office:value-type="float" office:value="379" calcext:value-type="float">
            <text:p>379</text:p>
          </table:table-cell>
          <table:table-cell table:formula="of:=680+[.C1061]" office:value-type="float" office:value="1059" calcext:value-type="float">
            <text:p>10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805789" calcext:value-type="float">
            <text:p>22805789</text:p>
          </table:table-cell>
          <table:table-cell table:formula="of:=[.A1062]/(1000*60)" office:value-type="float" office:value="380.096483333333" calcext:value-type="float">
            <text:p>380.0964833333</text:p>
          </table:table-cell>
          <table:table-cell table:formula="of:=ROUND([.B1062];0)" office:value-type="float" office:value="380" calcext:value-type="float">
            <text:p>380</text:p>
          </table:table-cell>
          <table:table-cell table:formula="of:=680+[.C1062]" office:value-type="float" office:value="1060" calcext:value-type="float">
            <text:p>106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865802" calcext:value-type="float">
            <text:p>22865802</text:p>
          </table:table-cell>
          <table:table-cell table:formula="of:=[.A1063]/(1000*60)" office:value-type="float" office:value="381.0967" calcext:value-type="float">
            <text:p>381.0967</text:p>
          </table:table-cell>
          <table:table-cell table:formula="of:=ROUND([.B1063];0)" office:value-type="float" office:value="381" calcext:value-type="float">
            <text:p>381</text:p>
          </table:table-cell>
          <table:table-cell table:formula="of:=680+[.C1063]" office:value-type="float" office:value="1061" calcext:value-type="float">
            <text:p>106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925815" calcext:value-type="float">
            <text:p>22925815</text:p>
          </table:table-cell>
          <table:table-cell table:formula="of:=[.A1064]/(1000*60)" office:value-type="float" office:value="382.096916666667" calcext:value-type="float">
            <text:p>382.0969166667</text:p>
          </table:table-cell>
          <table:table-cell table:formula="of:=ROUND([.B1064];0)" office:value-type="float" office:value="382" calcext:value-type="float">
            <text:p>382</text:p>
          </table:table-cell>
          <table:table-cell table:formula="of:=680+[.C1064]" office:value-type="float" office:value="1062" calcext:value-type="float">
            <text:p>106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985829" calcext:value-type="float">
            <text:p>22985829</text:p>
          </table:table-cell>
          <table:table-cell table:formula="of:=[.A1065]/(1000*60)" office:value-type="float" office:value="383.09715" calcext:value-type="float">
            <text:p>383.09715</text:p>
          </table:table-cell>
          <table:table-cell table:formula="of:=ROUND([.B1065];0)" office:value-type="float" office:value="383" calcext:value-type="float">
            <text:p>383</text:p>
          </table:table-cell>
          <table:table-cell table:formula="of:=680+[.C1065]" office:value-type="float" office:value="1063" calcext:value-type="float">
            <text:p>106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045842" calcext:value-type="float">
            <text:p>23045842</text:p>
          </table:table-cell>
          <table:table-cell table:formula="of:=[.A1066]/(1000*60)" office:value-type="float" office:value="384.097366666667" calcext:value-type="float">
            <text:p>384.0973666667</text:p>
          </table:table-cell>
          <table:table-cell table:formula="of:=ROUND([.B1066];0)" office:value-type="float" office:value="384" calcext:value-type="float">
            <text:p>384</text:p>
          </table:table-cell>
          <table:table-cell table:formula="of:=680+[.C1066]" office:value-type="float" office:value="1064" calcext:value-type="float">
            <text:p>106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105856" calcext:value-type="float">
            <text:p>23105856</text:p>
          </table:table-cell>
          <table:table-cell table:formula="of:=[.A1067]/(1000*60)" office:value-type="float" office:value="385.0976" calcext:value-type="float">
            <text:p>385.0976</text:p>
          </table:table-cell>
          <table:table-cell table:formula="of:=ROUND([.B1067];0)" office:value-type="float" office:value="385" calcext:value-type="float">
            <text:p>385</text:p>
          </table:table-cell>
          <table:table-cell table:formula="of:=680+[.C1067]" office:value-type="float" office:value="1065" calcext:value-type="float">
            <text:p>106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165869" calcext:value-type="float">
            <text:p>23165869</text:p>
          </table:table-cell>
          <table:table-cell table:formula="of:=[.A1068]/(1000*60)" office:value-type="float" office:value="386.097816666667" calcext:value-type="float">
            <text:p>386.0978166667</text:p>
          </table:table-cell>
          <table:table-cell table:formula="of:=ROUND([.B1068];0)" office:value-type="float" office:value="386" calcext:value-type="float">
            <text:p>386</text:p>
          </table:table-cell>
          <table:table-cell table:formula="of:=680+[.C1068]" office:value-type="float" office:value="1066" calcext:value-type="float">
            <text:p>106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225882" calcext:value-type="float">
            <text:p>23225882</text:p>
          </table:table-cell>
          <table:table-cell table:formula="of:=[.A1069]/(1000*60)" office:value-type="float" office:value="387.098033333333" calcext:value-type="float">
            <text:p>387.0980333333</text:p>
          </table:table-cell>
          <table:table-cell table:formula="of:=ROUND([.B1069];0)" office:value-type="float" office:value="387" calcext:value-type="float">
            <text:p>387</text:p>
          </table:table-cell>
          <table:table-cell table:formula="of:=680+[.C1069]" office:value-type="float" office:value="1067" calcext:value-type="float">
            <text:p>106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285896" calcext:value-type="float">
            <text:p>23285896</text:p>
          </table:table-cell>
          <table:table-cell table:formula="of:=[.A1070]/(1000*60)" office:value-type="float" office:value="388.098266666667" calcext:value-type="float">
            <text:p>388.0982666667</text:p>
          </table:table-cell>
          <table:table-cell table:formula="of:=ROUND([.B1070];0)" office:value-type="float" office:value="388" calcext:value-type="float">
            <text:p>388</text:p>
          </table:table-cell>
          <table:table-cell table:formula="of:=680+[.C1070]" office:value-type="float" office:value="1068" calcext:value-type="float">
            <text:p>106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345909" calcext:value-type="float">
            <text:p>23345909</text:p>
          </table:table-cell>
          <table:table-cell table:formula="of:=[.A1071]/(1000*60)" office:value-type="float" office:value="389.098483333333" calcext:value-type="float">
            <text:p>389.0984833333</text:p>
          </table:table-cell>
          <table:table-cell table:formula="of:=ROUND([.B1071];0)" office:value-type="float" office:value="389" calcext:value-type="float">
            <text:p>389</text:p>
          </table:table-cell>
          <table:table-cell table:formula="of:=680+[.C1071]" office:value-type="float" office:value="1069" calcext:value-type="float">
            <text:p>106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405923" calcext:value-type="float">
            <text:p>23405923</text:p>
          </table:table-cell>
          <table:table-cell table:formula="of:=[.A1072]/(1000*60)" office:value-type="float" office:value="390.098716666667" calcext:value-type="float">
            <text:p>390.0987166667</text:p>
          </table:table-cell>
          <table:table-cell table:formula="of:=ROUND([.B1072];0)" office:value-type="float" office:value="390" calcext:value-type="float">
            <text:p>390</text:p>
          </table:table-cell>
          <table:table-cell table:formula="of:=680+[.C1072]" office:value-type="float" office:value="1070" calcext:value-type="float">
            <text:p>107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465936" calcext:value-type="float">
            <text:p>23465936</text:p>
          </table:table-cell>
          <table:table-cell table:formula="of:=[.A1073]/(1000*60)" office:value-type="float" office:value="391.098933333333" calcext:value-type="float">
            <text:p>391.0989333333</text:p>
          </table:table-cell>
          <table:table-cell table:formula="of:=ROUND([.B1073];0)" office:value-type="float" office:value="391" calcext:value-type="float">
            <text:p>391</text:p>
          </table:table-cell>
          <table:table-cell table:formula="of:=680+[.C1073]" office:value-type="float" office:value="1071" calcext:value-type="float">
            <text:p>107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525949" calcext:value-type="float">
            <text:p>23525949</text:p>
          </table:table-cell>
          <table:table-cell table:formula="of:=[.A1074]/(1000*60)" office:value-type="float" office:value="392.09915" calcext:value-type="float">
            <text:p>392.09915</text:p>
          </table:table-cell>
          <table:table-cell table:formula="of:=ROUND([.B1074];0)" office:value-type="float" office:value="392" calcext:value-type="float">
            <text:p>392</text:p>
          </table:table-cell>
          <table:table-cell table:formula="of:=680+[.C1074]" office:value-type="float" office:value="1072" calcext:value-type="float">
            <text:p>107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585963" calcext:value-type="float">
            <text:p>23585963</text:p>
          </table:table-cell>
          <table:table-cell table:formula="of:=[.A1075]/(1000*60)" office:value-type="float" office:value="393.099383333333" calcext:value-type="float">
            <text:p>393.0993833333</text:p>
          </table:table-cell>
          <table:table-cell table:formula="of:=ROUND([.B1075];0)" office:value-type="float" office:value="393" calcext:value-type="float">
            <text:p>393</text:p>
          </table:table-cell>
          <table:table-cell table:formula="of:=680+[.C1075]" office:value-type="float" office:value="1073" calcext:value-type="float">
            <text:p>107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645976" calcext:value-type="float">
            <text:p>23645976</text:p>
          </table:table-cell>
          <table:table-cell table:formula="of:=[.A1076]/(1000*60)" office:value-type="float" office:value="394.0996" calcext:value-type="float">
            <text:p>394.0996</text:p>
          </table:table-cell>
          <table:table-cell table:formula="of:=ROUND([.B1076];0)" office:value-type="float" office:value="394" calcext:value-type="float">
            <text:p>394</text:p>
          </table:table-cell>
          <table:table-cell table:formula="of:=680+[.C1076]" office:value-type="float" office:value="1074" calcext:value-type="float">
            <text:p>107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705990" calcext:value-type="float">
            <text:p>23705990</text:p>
          </table:table-cell>
          <table:table-cell table:formula="of:=[.A1077]/(1000*60)" office:value-type="float" office:value="395.099833333333" calcext:value-type="float">
            <text:p>395.0998333333</text:p>
          </table:table-cell>
          <table:table-cell table:formula="of:=ROUND([.B1077];0)" office:value-type="float" office:value="395" calcext:value-type="float">
            <text:p>395</text:p>
          </table:table-cell>
          <table:table-cell table:formula="of:=680+[.C1077]" office:value-type="float" office:value="1075" calcext:value-type="float">
            <text:p>107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766003" calcext:value-type="float">
            <text:p>23766003</text:p>
          </table:table-cell>
          <table:table-cell table:formula="of:=[.A1078]/(1000*60)" office:value-type="float" office:value="396.10005" calcext:value-type="float">
            <text:p>396.10005</text:p>
          </table:table-cell>
          <table:table-cell table:formula="of:=ROUND([.B1078];0)" office:value-type="float" office:value="396" calcext:value-type="float">
            <text:p>396</text:p>
          </table:table-cell>
          <table:table-cell table:formula="of:=680+[.C1078]" office:value-type="float" office:value="1076" calcext:value-type="float">
            <text:p>107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826017" calcext:value-type="float">
            <text:p>23826017</text:p>
          </table:table-cell>
          <table:table-cell table:formula="of:=[.A1079]/(1000*60)" office:value-type="float" office:value="397.100283333333" calcext:value-type="float">
            <text:p>397.1002833333</text:p>
          </table:table-cell>
          <table:table-cell table:formula="of:=ROUND([.B1079];0)" office:value-type="float" office:value="397" calcext:value-type="float">
            <text:p>397</text:p>
          </table:table-cell>
          <table:table-cell table:formula="of:=680+[.C1079]" office:value-type="float" office:value="1077" calcext:value-type="float">
            <text:p>10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886029" calcext:value-type="float">
            <text:p>23886029</text:p>
          </table:table-cell>
          <table:table-cell table:formula="of:=[.A1080]/(1000*60)" office:value-type="float" office:value="398.100483333333" calcext:value-type="float">
            <text:p>398.1004833333</text:p>
          </table:table-cell>
          <table:table-cell table:formula="of:=ROUND([.B1080];0)" office:value-type="float" office:value="398" calcext:value-type="float">
            <text:p>398</text:p>
          </table:table-cell>
          <table:table-cell table:formula="of:=680+[.C1080]" office:value-type="float" office:value="1078" calcext:value-type="float">
            <text:p>107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946043" calcext:value-type="float">
            <text:p>23946043</text:p>
          </table:table-cell>
          <table:table-cell table:formula="of:=[.A1081]/(1000*60)" office:value-type="float" office:value="399.100716666667" calcext:value-type="float">
            <text:p>399.1007166667</text:p>
          </table:table-cell>
          <table:table-cell table:formula="of:=ROUND([.B1081];0)" office:value-type="float" office:value="399" calcext:value-type="float">
            <text:p>399</text:p>
          </table:table-cell>
          <table:table-cell table:formula="of:=680+[.C1081]" office:value-type="float" office:value="1079" calcext:value-type="float">
            <text:p>10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006056" calcext:value-type="float">
            <text:p>24006056</text:p>
          </table:table-cell>
          <table:table-cell table:formula="of:=[.A1082]/(1000*60)" office:value-type="float" office:value="400.100933333333" calcext:value-type="float">
            <text:p>400.1009333333</text:p>
          </table:table-cell>
          <table:table-cell table:formula="of:=ROUND([.B1082];0)" office:value-type="float" office:value="400" calcext:value-type="float">
            <text:p>400</text:p>
          </table:table-cell>
          <table:table-cell table:formula="of:=680+[.C1082]" office:value-type="float" office:value="1080" calcext:value-type="float">
            <text:p>108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066084" calcext:value-type="float">
            <text:p>24066084</text:p>
          </table:table-cell>
          <table:table-cell table:formula="of:=[.A1083]/(1000*60)" office:value-type="float" office:value="401.1014" calcext:value-type="float">
            <text:p>401.1014</text:p>
          </table:table-cell>
          <table:table-cell table:formula="of:=ROUND([.B1083];0)" office:value-type="float" office:value="401" calcext:value-type="float">
            <text:p>401</text:p>
          </table:table-cell>
          <table:table-cell table:formula="of:=680+[.C1083]" office:value-type="float" office:value="1081" calcext:value-type="float">
            <text:p>108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126099" calcext:value-type="float">
            <text:p>24126099</text:p>
          </table:table-cell>
          <table:table-cell table:formula="of:=[.A1084]/(1000*60)" office:value-type="float" office:value="402.10165" calcext:value-type="float">
            <text:p>402.10165</text:p>
          </table:table-cell>
          <table:table-cell table:formula="of:=ROUND([.B1084];0)" office:value-type="float" office:value="402" calcext:value-type="float">
            <text:p>402</text:p>
          </table:table-cell>
          <table:table-cell table:formula="of:=680+[.C1084]" office:value-type="float" office:value="1082" calcext:value-type="float">
            <text:p>108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186112" calcext:value-type="float">
            <text:p>24186112</text:p>
          </table:table-cell>
          <table:table-cell table:formula="of:=[.A1085]/(1000*60)" office:value-type="float" office:value="403.101866666667" calcext:value-type="float">
            <text:p>403.1018666667</text:p>
          </table:table-cell>
          <table:table-cell table:formula="of:=ROUND([.B1085];0)" office:value-type="float" office:value="403" calcext:value-type="float">
            <text:p>403</text:p>
          </table:table-cell>
          <table:table-cell table:formula="of:=680+[.C1085]" office:value-type="float" office:value="1083" calcext:value-type="float">
            <text:p>108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246125" calcext:value-type="float">
            <text:p>24246125</text:p>
          </table:table-cell>
          <table:table-cell table:formula="of:=[.A1086]/(1000*60)" office:value-type="float" office:value="404.102083333333" calcext:value-type="float">
            <text:p>404.1020833333</text:p>
          </table:table-cell>
          <table:table-cell table:formula="of:=ROUND([.B1086];0)" office:value-type="float" office:value="404" calcext:value-type="float">
            <text:p>404</text:p>
          </table:table-cell>
          <table:table-cell table:formula="of:=680+[.C1086]" office:value-type="float" office:value="1084" calcext:value-type="float">
            <text:p>108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306139" calcext:value-type="float">
            <text:p>24306139</text:p>
          </table:table-cell>
          <table:table-cell table:formula="of:=[.A1087]/(1000*60)" office:value-type="float" office:value="405.102316666667" calcext:value-type="float">
            <text:p>405.1023166667</text:p>
          </table:table-cell>
          <table:table-cell table:formula="of:=ROUND([.B1087];0)" office:value-type="float" office:value="405" calcext:value-type="float">
            <text:p>405</text:p>
          </table:table-cell>
          <table:table-cell table:formula="of:=680+[.C1087]" office:value-type="float" office:value="1085" calcext:value-type="float">
            <text:p>108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366152" calcext:value-type="float">
            <text:p>24366152</text:p>
          </table:table-cell>
          <table:table-cell table:formula="of:=[.A1088]/(1000*60)" office:value-type="float" office:value="406.102533333333" calcext:value-type="float">
            <text:p>406.1025333333</text:p>
          </table:table-cell>
          <table:table-cell table:formula="of:=ROUND([.B1088];0)" office:value-type="float" office:value="406" calcext:value-type="float">
            <text:p>406</text:p>
          </table:table-cell>
          <table:table-cell table:formula="of:=680+[.C1088]" office:value-type="float" office:value="1086" calcext:value-type="float">
            <text:p>108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426169" calcext:value-type="float">
            <text:p>24426169</text:p>
          </table:table-cell>
          <table:table-cell table:formula="of:=[.A1089]/(1000*60)" office:value-type="float" office:value="407.102816666667" calcext:value-type="float">
            <text:p>407.1028166667</text:p>
          </table:table-cell>
          <table:table-cell table:formula="of:=ROUND([.B1089];0)" office:value-type="float" office:value="407" calcext:value-type="float">
            <text:p>407</text:p>
          </table:table-cell>
          <table:table-cell table:formula="of:=680+[.C1089]" office:value-type="float" office:value="1087" calcext:value-type="float">
            <text:p>108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486182" calcext:value-type="float">
            <text:p>24486182</text:p>
          </table:table-cell>
          <table:table-cell table:formula="of:=[.A1090]/(1000*60)" office:value-type="float" office:value="408.103033333333" calcext:value-type="float">
            <text:p>408.1030333333</text:p>
          </table:table-cell>
          <table:table-cell table:formula="of:=ROUND([.B1090];0)" office:value-type="float" office:value="408" calcext:value-type="float">
            <text:p>408</text:p>
          </table:table-cell>
          <table:table-cell table:formula="of:=680+[.C1090]" office:value-type="float" office:value="1088" calcext:value-type="float">
            <text:p>108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546196" calcext:value-type="float">
            <text:p>24546196</text:p>
          </table:table-cell>
          <table:table-cell table:formula="of:=[.A1091]/(1000*60)" office:value-type="float" office:value="409.103266666667" calcext:value-type="float">
            <text:p>409.1032666667</text:p>
          </table:table-cell>
          <table:table-cell table:formula="of:=ROUND([.B1091];0)" office:value-type="float" office:value="409" calcext:value-type="float">
            <text:p>409</text:p>
          </table:table-cell>
          <table:table-cell table:formula="of:=680+[.C1091]" office:value-type="float" office:value="1089" calcext:value-type="float">
            <text:p>108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606210" calcext:value-type="float">
            <text:p>24606210</text:p>
          </table:table-cell>
          <table:table-cell table:formula="of:=[.A1092]/(1000*60)" office:value-type="float" office:value="410.1035" calcext:value-type="float">
            <text:p>410.1035</text:p>
          </table:table-cell>
          <table:table-cell table:formula="of:=ROUND([.B1092];0)" office:value-type="float" office:value="410" calcext:value-type="float">
            <text:p>410</text:p>
          </table:table-cell>
          <table:table-cell table:formula="of:=680+[.C1092]" office:value-type="float" office:value="1090" calcext:value-type="float">
            <text:p>109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666223" calcext:value-type="float">
            <text:p>24666223</text:p>
          </table:table-cell>
          <table:table-cell table:formula="of:=[.A1093]/(1000*60)" office:value-type="float" office:value="411.103716666667" calcext:value-type="float">
            <text:p>411.1037166667</text:p>
          </table:table-cell>
          <table:table-cell table:formula="of:=ROUND([.B1093];0)" office:value-type="float" office:value="411" calcext:value-type="float">
            <text:p>411</text:p>
          </table:table-cell>
          <table:table-cell table:formula="of:=680+[.C1093]" office:value-type="float" office:value="1091" calcext:value-type="float">
            <text:p>109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726237" calcext:value-type="float">
            <text:p>24726237</text:p>
          </table:table-cell>
          <table:table-cell table:formula="of:=[.A1094]/(1000*60)" office:value-type="float" office:value="412.10395" calcext:value-type="float">
            <text:p>412.10395</text:p>
          </table:table-cell>
          <table:table-cell table:formula="of:=ROUND([.B1094];0)" office:value-type="float" office:value="412" calcext:value-type="float">
            <text:p>412</text:p>
          </table:table-cell>
          <table:table-cell table:formula="of:=680+[.C1094]" office:value-type="float" office:value="1092" calcext:value-type="float">
            <text:p>109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786249" calcext:value-type="float">
            <text:p>24786249</text:p>
          </table:table-cell>
          <table:table-cell table:formula="of:=[.A1095]/(1000*60)" office:value-type="float" office:value="413.10415" calcext:value-type="float">
            <text:p>413.10415</text:p>
          </table:table-cell>
          <table:table-cell table:formula="of:=ROUND([.B1095];0)" office:value-type="float" office:value="413" calcext:value-type="float">
            <text:p>413</text:p>
          </table:table-cell>
          <table:table-cell table:formula="of:=680+[.C1095]" office:value-type="float" office:value="1093" calcext:value-type="float">
            <text:p>109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846263" calcext:value-type="float">
            <text:p>24846263</text:p>
          </table:table-cell>
          <table:table-cell table:formula="of:=[.A1096]/(1000*60)" office:value-type="float" office:value="414.104383333333" calcext:value-type="float">
            <text:p>414.1043833333</text:p>
          </table:table-cell>
          <table:table-cell table:formula="of:=ROUND([.B1096];0)" office:value-type="float" office:value="414" calcext:value-type="float">
            <text:p>414</text:p>
          </table:table-cell>
          <table:table-cell table:formula="of:=680+[.C1096]" office:value-type="float" office:value="1094" calcext:value-type="float">
            <text:p>109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906276" calcext:value-type="float">
            <text:p>24906276</text:p>
          </table:table-cell>
          <table:table-cell table:formula="of:=[.A1097]/(1000*60)" office:value-type="float" office:value="415.1046" calcext:value-type="float">
            <text:p>415.1046</text:p>
          </table:table-cell>
          <table:table-cell table:formula="of:=ROUND([.B1097];0)" office:value-type="float" office:value="415" calcext:value-type="float">
            <text:p>415</text:p>
          </table:table-cell>
          <table:table-cell table:formula="of:=680+[.C1097]" office:value-type="float" office:value="1095" calcext:value-type="float">
            <text:p>10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966290" calcext:value-type="float">
            <text:p>24966290</text:p>
          </table:table-cell>
          <table:table-cell table:formula="of:=[.A1098]/(1000*60)" office:value-type="float" office:value="416.104833333333" calcext:value-type="float">
            <text:p>416.1048333333</text:p>
          </table:table-cell>
          <table:table-cell table:formula="of:=ROUND([.B1098];0)" office:value-type="float" office:value="416" calcext:value-type="float">
            <text:p>416</text:p>
          </table:table-cell>
          <table:table-cell table:formula="of:=680+[.C1098]" office:value-type="float" office:value="1096" calcext:value-type="float">
            <text:p>109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026304" calcext:value-type="float">
            <text:p>25026304</text:p>
          </table:table-cell>
          <table:table-cell table:formula="of:=[.A1099]/(1000*60)" office:value-type="float" office:value="417.105066666667" calcext:value-type="float">
            <text:p>417.1050666667</text:p>
          </table:table-cell>
          <table:table-cell table:formula="of:=ROUND([.B1099];0)" office:value-type="float" office:value="417" calcext:value-type="float">
            <text:p>417</text:p>
          </table:table-cell>
          <table:table-cell table:formula="of:=680+[.C1099]" office:value-type="float" office:value="1097" calcext:value-type="float">
            <text:p>109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086317" calcext:value-type="float">
            <text:p>25086317</text:p>
          </table:table-cell>
          <table:table-cell table:formula="of:=[.A1100]/(1000*60)" office:value-type="float" office:value="418.105283333333" calcext:value-type="float">
            <text:p>418.1052833333</text:p>
          </table:table-cell>
          <table:table-cell table:formula="of:=ROUND([.B1100];0)" office:value-type="float" office:value="418" calcext:value-type="float">
            <text:p>418</text:p>
          </table:table-cell>
          <table:table-cell table:formula="of:=680+[.C1100]" office:value-type="float" office:value="1098" calcext:value-type="float">
            <text:p>109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146330" calcext:value-type="float">
            <text:p>25146330</text:p>
          </table:table-cell>
          <table:table-cell table:formula="of:=[.A1101]/(1000*60)" office:value-type="float" office:value="419.1055" calcext:value-type="float">
            <text:p>419.1055</text:p>
          </table:table-cell>
          <table:table-cell table:formula="of:=ROUND([.B1101];0)" office:value-type="float" office:value="419" calcext:value-type="float">
            <text:p>419</text:p>
          </table:table-cell>
          <table:table-cell table:formula="of:=680+[.C1101]" office:value-type="float" office:value="1099" calcext:value-type="float">
            <text:p>109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206343" calcext:value-type="float">
            <text:p>25206343</text:p>
          </table:table-cell>
          <table:table-cell table:formula="of:=[.A1102]/(1000*60)" office:value-type="float" office:value="420.105716666667" calcext:value-type="float">
            <text:p>420.1057166667</text:p>
          </table:table-cell>
          <table:table-cell table:formula="of:=ROUND([.B1102];0)" office:value-type="float" office:value="420" calcext:value-type="float">
            <text:p>420</text:p>
          </table:table-cell>
          <table:table-cell table:formula="of:=680+[.C1102]" office:value-type="float" office:value="1100" calcext:value-type="float">
            <text:p>11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266357" calcext:value-type="float">
            <text:p>25266357</text:p>
          </table:table-cell>
          <table:table-cell table:formula="of:=[.A1103]/(1000*60)" office:value-type="float" office:value="421.10595" calcext:value-type="float">
            <text:p>421.10595</text:p>
          </table:table-cell>
          <table:table-cell table:formula="of:=ROUND([.B1103];0)" office:value-type="float" office:value="421" calcext:value-type="float">
            <text:p>421</text:p>
          </table:table-cell>
          <table:table-cell table:formula="of:=680+[.C1103]" office:value-type="float" office:value="1101" calcext:value-type="float">
            <text:p>110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326370" calcext:value-type="float">
            <text:p>25326370</text:p>
          </table:table-cell>
          <table:table-cell table:formula="of:=[.A1104]/(1000*60)" office:value-type="float" office:value="422.106166666667" calcext:value-type="float">
            <text:p>422.1061666667</text:p>
          </table:table-cell>
          <table:table-cell table:formula="of:=ROUND([.B1104];0)" office:value-type="float" office:value="422" calcext:value-type="float">
            <text:p>422</text:p>
          </table:table-cell>
          <table:table-cell table:formula="of:=680+[.C1104]" office:value-type="float" office:value="1102" calcext:value-type="float">
            <text:p>11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386384" calcext:value-type="float">
            <text:p>25386384</text:p>
          </table:table-cell>
          <table:table-cell table:formula="of:=[.A1105]/(1000*60)" office:value-type="float" office:value="423.1064" calcext:value-type="float">
            <text:p>423.1064</text:p>
          </table:table-cell>
          <table:table-cell table:formula="of:=ROUND([.B1105];0)" office:value-type="float" office:value="423" calcext:value-type="float">
            <text:p>423</text:p>
          </table:table-cell>
          <table:table-cell table:formula="of:=680+[.C1105]" office:value-type="float" office:value="1103" calcext:value-type="float">
            <text:p>110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446397" calcext:value-type="float">
            <text:p>25446397</text:p>
          </table:table-cell>
          <table:table-cell table:formula="of:=[.A1106]/(1000*60)" office:value-type="float" office:value="424.106616666667" calcext:value-type="float">
            <text:p>424.1066166667</text:p>
          </table:table-cell>
          <table:table-cell table:formula="of:=ROUND([.B1106];0)" office:value-type="float" office:value="424" calcext:value-type="float">
            <text:p>424</text:p>
          </table:table-cell>
          <table:table-cell table:formula="of:=680+[.C1106]" office:value-type="float" office:value="1104" calcext:value-type="float">
            <text:p>110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506410" calcext:value-type="float">
            <text:p>25506410</text:p>
          </table:table-cell>
          <table:table-cell table:formula="of:=[.A1107]/(1000*60)" office:value-type="float" office:value="425.106833333333" calcext:value-type="float">
            <text:p>425.1068333333</text:p>
          </table:table-cell>
          <table:table-cell table:formula="of:=ROUND([.B1107];0)" office:value-type="float" office:value="425" calcext:value-type="float">
            <text:p>425</text:p>
          </table:table-cell>
          <table:table-cell table:formula="of:=680+[.C1107]" office:value-type="float" office:value="1105" calcext:value-type="float">
            <text:p>110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566424" calcext:value-type="float">
            <text:p>25566424</text:p>
          </table:table-cell>
          <table:table-cell table:formula="of:=[.A1108]/(1000*60)" office:value-type="float" office:value="426.107066666667" calcext:value-type="float">
            <text:p>426.1070666667</text:p>
          </table:table-cell>
          <table:table-cell table:formula="of:=ROUND([.B1108];0)" office:value-type="float" office:value="426" calcext:value-type="float">
            <text:p>426</text:p>
          </table:table-cell>
          <table:table-cell table:formula="of:=680+[.C1108]" office:value-type="float" office:value="1106" calcext:value-type="float">
            <text:p>110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626437" calcext:value-type="float">
            <text:p>25626437</text:p>
          </table:table-cell>
          <table:table-cell table:formula="of:=[.A1109]/(1000*60)" office:value-type="float" office:value="427.107283333333" calcext:value-type="float">
            <text:p>427.1072833333</text:p>
          </table:table-cell>
          <table:table-cell table:formula="of:=ROUND([.B1109];0)" office:value-type="float" office:value="427" calcext:value-type="float">
            <text:p>427</text:p>
          </table:table-cell>
          <table:table-cell table:formula="of:=680+[.C1109]" office:value-type="float" office:value="1107" calcext:value-type="float">
            <text:p>110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686451" calcext:value-type="float">
            <text:p>25686451</text:p>
          </table:table-cell>
          <table:table-cell table:formula="of:=[.A1110]/(1000*60)" office:value-type="float" office:value="428.107516666667" calcext:value-type="float">
            <text:p>428.1075166667</text:p>
          </table:table-cell>
          <table:table-cell table:formula="of:=ROUND([.B1110];0)" office:value-type="float" office:value="428" calcext:value-type="float">
            <text:p>428</text:p>
          </table:table-cell>
          <table:table-cell table:formula="of:=680+[.C1110]" office:value-type="float" office:value="1108" calcext:value-type="float">
            <text:p>110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746464" calcext:value-type="float">
            <text:p>25746464</text:p>
          </table:table-cell>
          <table:table-cell table:formula="of:=[.A1111]/(1000*60)" office:value-type="float" office:value="429.107733333333" calcext:value-type="float">
            <text:p>429.1077333333</text:p>
          </table:table-cell>
          <table:table-cell table:formula="of:=ROUND([.B1111];0)" office:value-type="float" office:value="429" calcext:value-type="float">
            <text:p>429</text:p>
          </table:table-cell>
          <table:table-cell table:formula="of:=680+[.C1111]" office:value-type="float" office:value="1109" calcext:value-type="float">
            <text:p>110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806492" calcext:value-type="float">
            <text:p>25806492</text:p>
          </table:table-cell>
          <table:table-cell table:formula="of:=[.A1112]/(1000*60)" office:value-type="float" office:value="430.1082" calcext:value-type="float">
            <text:p>430.1082</text:p>
          </table:table-cell>
          <table:table-cell table:formula="of:=ROUND([.B1112];0)" office:value-type="float" office:value="430" calcext:value-type="float">
            <text:p>430</text:p>
          </table:table-cell>
          <table:table-cell table:formula="of:=680+[.C1112]" office:value-type="float" office:value="1110" calcext:value-type="float">
            <text:p>111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866506" calcext:value-type="float">
            <text:p>25866506</text:p>
          </table:table-cell>
          <table:table-cell table:formula="of:=[.A1113]/(1000*60)" office:value-type="float" office:value="431.108433333333" calcext:value-type="float">
            <text:p>431.1084333333</text:p>
          </table:table-cell>
          <table:table-cell table:formula="of:=ROUND([.B1113];0)" office:value-type="float" office:value="431" calcext:value-type="float">
            <text:p>431</text:p>
          </table:table-cell>
          <table:table-cell table:formula="of:=680+[.C1113]" office:value-type="float" office:value="1111" calcext:value-type="float">
            <text:p>111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926519" calcext:value-type="float">
            <text:p>25926519</text:p>
          </table:table-cell>
          <table:table-cell table:formula="of:=[.A1114]/(1000*60)" office:value-type="float" office:value="432.10865" calcext:value-type="float">
            <text:p>432.10865</text:p>
          </table:table-cell>
          <table:table-cell table:formula="of:=ROUND([.B1114];0)" office:value-type="float" office:value="432" calcext:value-type="float">
            <text:p>432</text:p>
          </table:table-cell>
          <table:table-cell table:formula="of:=680+[.C1114]" office:value-type="float" office:value="1112" calcext:value-type="float">
            <text:p>111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986533" calcext:value-type="float">
            <text:p>25986533</text:p>
          </table:table-cell>
          <table:table-cell table:formula="of:=[.A1115]/(1000*60)" office:value-type="float" office:value="433.108883333333" calcext:value-type="float">
            <text:p>433.1088833333</text:p>
          </table:table-cell>
          <table:table-cell table:formula="of:=ROUND([.B1115];0)" office:value-type="float" office:value="433" calcext:value-type="float">
            <text:p>433</text:p>
          </table:table-cell>
          <table:table-cell table:formula="of:=680+[.C1115]" office:value-type="float" office:value="1113" calcext:value-type="float">
            <text:p>11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046545" calcext:value-type="float">
            <text:p>26046545</text:p>
          </table:table-cell>
          <table:table-cell table:formula="of:=[.A1116]/(1000*60)" office:value-type="float" office:value="434.109083333333" calcext:value-type="float">
            <text:p>434.1090833333</text:p>
          </table:table-cell>
          <table:table-cell table:formula="of:=ROUND([.B1116];0)" office:value-type="float" office:value="434" calcext:value-type="float">
            <text:p>434</text:p>
          </table:table-cell>
          <table:table-cell table:formula="of:=680+[.C1116]" office:value-type="float" office:value="1114" calcext:value-type="float">
            <text:p>111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106559" calcext:value-type="float">
            <text:p>26106559</text:p>
          </table:table-cell>
          <table:table-cell table:formula="of:=[.A1117]/(1000*60)" office:value-type="float" office:value="435.109316666667" calcext:value-type="float">
            <text:p>435.1093166667</text:p>
          </table:table-cell>
          <table:table-cell table:formula="of:=ROUND([.B1117];0)" office:value-type="float" office:value="435" calcext:value-type="float">
            <text:p>435</text:p>
          </table:table-cell>
          <table:table-cell table:formula="of:=680+[.C1117]" office:value-type="float" office:value="1115" calcext:value-type="float">
            <text:p>111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166573" calcext:value-type="float">
            <text:p>26166573</text:p>
          </table:table-cell>
          <table:table-cell table:formula="of:=[.A1118]/(1000*60)" office:value-type="float" office:value="436.10955" calcext:value-type="float">
            <text:p>436.10955</text:p>
          </table:table-cell>
          <table:table-cell table:formula="of:=ROUND([.B1118];0)" office:value-type="float" office:value="436" calcext:value-type="float">
            <text:p>436</text:p>
          </table:table-cell>
          <table:table-cell table:formula="of:=680+[.C1118]" office:value-type="float" office:value="1116" calcext:value-type="float">
            <text:p>111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226586" calcext:value-type="float">
            <text:p>26226586</text:p>
          </table:table-cell>
          <table:table-cell table:formula="of:=[.A1119]/(1000*60)" office:value-type="float" office:value="437.109766666667" calcext:value-type="float">
            <text:p>437.1097666667</text:p>
          </table:table-cell>
          <table:table-cell table:formula="of:=ROUND([.B1119];0)" office:value-type="float" office:value="437" calcext:value-type="float">
            <text:p>437</text:p>
          </table:table-cell>
          <table:table-cell table:formula="of:=680+[.C1119]" office:value-type="float" office:value="1117" calcext:value-type="float">
            <text:p>111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286600" calcext:value-type="float">
            <text:p>26286600</text:p>
          </table:table-cell>
          <table:table-cell table:formula="of:=[.A1120]/(1000*60)" office:value-type="float" office:value="438.11" calcext:value-type="float">
            <text:p>438.11</text:p>
          </table:table-cell>
          <table:table-cell table:formula="of:=ROUND([.B1120];0)" office:value-type="float" office:value="438" calcext:value-type="float">
            <text:p>438</text:p>
          </table:table-cell>
          <table:table-cell table:formula="of:=680+[.C1120]" office:value-type="float" office:value="1118" calcext:value-type="float">
            <text:p>111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346613" calcext:value-type="float">
            <text:p>26346613</text:p>
          </table:table-cell>
          <table:table-cell table:formula="of:=[.A1121]/(1000*60)" office:value-type="float" office:value="439.110216666667" calcext:value-type="float">
            <text:p>439.1102166667</text:p>
          </table:table-cell>
          <table:table-cell table:formula="of:=ROUND([.B1121];0)" office:value-type="float" office:value="439" calcext:value-type="float">
            <text:p>439</text:p>
          </table:table-cell>
          <table:table-cell table:formula="of:=680+[.C1121]" office:value-type="float" office:value="1119" calcext:value-type="float">
            <text:p>111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406626" calcext:value-type="float">
            <text:p>26406626</text:p>
          </table:table-cell>
          <table:table-cell table:formula="of:=[.A1122]/(1000*60)" office:value-type="float" office:value="440.110433333333" calcext:value-type="float">
            <text:p>440.1104333333</text:p>
          </table:table-cell>
          <table:table-cell table:formula="of:=ROUND([.B1122];0)" office:value-type="float" office:value="440" calcext:value-type="float">
            <text:p>440</text:p>
          </table:table-cell>
          <table:table-cell table:formula="of:=680+[.C1122]" office:value-type="float" office:value="1120" calcext:value-type="float">
            <text:p>112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466639" calcext:value-type="float">
            <text:p>26466639</text:p>
          </table:table-cell>
          <table:table-cell table:formula="of:=[.A1123]/(1000*60)" office:value-type="float" office:value="441.11065" calcext:value-type="float">
            <text:p>441.11065</text:p>
          </table:table-cell>
          <table:table-cell table:formula="of:=ROUND([.B1123];0)" office:value-type="float" office:value="441" calcext:value-type="float">
            <text:p>441</text:p>
          </table:table-cell>
          <table:table-cell table:formula="of:=680+[.C1123]" office:value-type="float" office:value="1121" calcext:value-type="float">
            <text:p>112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526653" calcext:value-type="float">
            <text:p>26526653</text:p>
          </table:table-cell>
          <table:table-cell table:formula="of:=[.A1124]/(1000*60)" office:value-type="float" office:value="442.110883333333" calcext:value-type="float">
            <text:p>442.1108833333</text:p>
          </table:table-cell>
          <table:table-cell table:formula="of:=ROUND([.B1124];0)" office:value-type="float" office:value="442" calcext:value-type="float">
            <text:p>442</text:p>
          </table:table-cell>
          <table:table-cell table:formula="of:=680+[.C1124]" office:value-type="float" office:value="1122" calcext:value-type="float">
            <text:p>112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586667" calcext:value-type="float">
            <text:p>26586667</text:p>
          </table:table-cell>
          <table:table-cell table:formula="of:=[.A1125]/(1000*60)" office:value-type="float" office:value="443.111116666667" calcext:value-type="float">
            <text:p>443.1111166667</text:p>
          </table:table-cell>
          <table:table-cell table:formula="of:=ROUND([.B1125];0)" office:value-type="float" office:value="443" calcext:value-type="float">
            <text:p>443</text:p>
          </table:table-cell>
          <table:table-cell table:formula="of:=680+[.C1125]" office:value-type="float" office:value="1123" calcext:value-type="float">
            <text:p>112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646684" calcext:value-type="float">
            <text:p>26646684</text:p>
          </table:table-cell>
          <table:table-cell table:formula="of:=[.A1126]/(1000*60)" office:value-type="float" office:value="444.1114" calcext:value-type="float">
            <text:p>444.1114</text:p>
          </table:table-cell>
          <table:table-cell table:formula="of:=ROUND([.B1126];0)" office:value-type="float" office:value="444" calcext:value-type="float">
            <text:p>444</text:p>
          </table:table-cell>
          <table:table-cell table:formula="of:=680+[.C1126]" office:value-type="float" office:value="1124" calcext:value-type="float">
            <text:p>112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706698" calcext:value-type="float">
            <text:p>26706698</text:p>
          </table:table-cell>
          <table:table-cell table:formula="of:=[.A1127]/(1000*60)" office:value-type="float" office:value="445.111633333333" calcext:value-type="float">
            <text:p>445.1116333333</text:p>
          </table:table-cell>
          <table:table-cell table:formula="of:=ROUND([.B1127];0)" office:value-type="float" office:value="445" calcext:value-type="float">
            <text:p>445</text:p>
          </table:table-cell>
          <table:table-cell table:formula="of:=680+[.C1127]" office:value-type="float" office:value="1125" calcext:value-type="float">
            <text:p>112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766711" calcext:value-type="float">
            <text:p>26766711</text:p>
          </table:table-cell>
          <table:table-cell table:formula="of:=[.A1128]/(1000*60)" office:value-type="float" office:value="446.11185" calcext:value-type="float">
            <text:p>446.11185</text:p>
          </table:table-cell>
          <table:table-cell table:formula="of:=ROUND([.B1128];0)" office:value-type="float" office:value="446" calcext:value-type="float">
            <text:p>446</text:p>
          </table:table-cell>
          <table:table-cell table:formula="of:=680+[.C1128]" office:value-type="float" office:value="1126" calcext:value-type="float">
            <text:p>112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826725" calcext:value-type="float">
            <text:p>26826725</text:p>
          </table:table-cell>
          <table:table-cell table:formula="of:=[.A1129]/(1000*60)" office:value-type="float" office:value="447.112083333333" calcext:value-type="float">
            <text:p>447.1120833333</text:p>
          </table:table-cell>
          <table:table-cell table:formula="of:=ROUND([.B1129];0)" office:value-type="float" office:value="447" calcext:value-type="float">
            <text:p>447</text:p>
          </table:table-cell>
          <table:table-cell table:formula="of:=680+[.C1129]" office:value-type="float" office:value="1127" calcext:value-type="float">
            <text:p>112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886738" calcext:value-type="float">
            <text:p>26886738</text:p>
          </table:table-cell>
          <table:table-cell table:formula="of:=[.A1130]/(1000*60)" office:value-type="float" office:value="448.1123" calcext:value-type="float">
            <text:p>448.1123</text:p>
          </table:table-cell>
          <table:table-cell table:formula="of:=ROUND([.B1130];0)" office:value-type="float" office:value="448" calcext:value-type="float">
            <text:p>448</text:p>
          </table:table-cell>
          <table:table-cell table:formula="of:=680+[.C1130]" office:value-type="float" office:value="1128" calcext:value-type="float">
            <text:p>112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946752" calcext:value-type="float">
            <text:p>26946752</text:p>
          </table:table-cell>
          <table:table-cell table:formula="of:=[.A1131]/(1000*60)" office:value-type="float" office:value="449.112533333333" calcext:value-type="float">
            <text:p>449.1125333333</text:p>
          </table:table-cell>
          <table:table-cell table:formula="of:=ROUND([.B1131];0)" office:value-type="float" office:value="449" calcext:value-type="float">
            <text:p>449</text:p>
          </table:table-cell>
          <table:table-cell table:formula="of:=680+[.C1131]" office:value-type="float" office:value="1129" calcext:value-type="float">
            <text:p>112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006766" calcext:value-type="float">
            <text:p>27006766</text:p>
          </table:table-cell>
          <table:table-cell table:formula="of:=[.A1132]/(1000*60)" office:value-type="float" office:value="450.112766666667" calcext:value-type="float">
            <text:p>450.1127666667</text:p>
          </table:table-cell>
          <table:table-cell table:formula="of:=ROUND([.B1132];0)" office:value-type="float" office:value="450" calcext:value-type="float">
            <text:p>450</text:p>
          </table:table-cell>
          <table:table-cell table:formula="of:=680+[.C1132]" office:value-type="float" office:value="1130" calcext:value-type="float">
            <text:p>11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066779" calcext:value-type="float">
            <text:p>27066779</text:p>
          </table:table-cell>
          <table:table-cell table:formula="of:=[.A1133]/(1000*60)" office:value-type="float" office:value="451.112983333333" calcext:value-type="float">
            <text:p>451.1129833333</text:p>
          </table:table-cell>
          <table:table-cell table:formula="of:=ROUND([.B1133];0)" office:value-type="float" office:value="451" calcext:value-type="float">
            <text:p>451</text:p>
          </table:table-cell>
          <table:table-cell table:formula="of:=680+[.C1133]" office:value-type="float" office:value="1131" calcext:value-type="float">
            <text:p>113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126794" calcext:value-type="float">
            <text:p>27126794</text:p>
          </table:table-cell>
          <table:table-cell table:formula="of:=[.A1134]/(1000*60)" office:value-type="float" office:value="452.113233333333" calcext:value-type="float">
            <text:p>452.1132333333</text:p>
          </table:table-cell>
          <table:table-cell table:formula="of:=ROUND([.B1134];0)" office:value-type="float" office:value="452" calcext:value-type="float">
            <text:p>452</text:p>
          </table:table-cell>
          <table:table-cell table:formula="of:=680+[.C1134]" office:value-type="float" office:value="1132" calcext:value-type="float">
            <text:p>113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186807" calcext:value-type="float">
            <text:p>27186807</text:p>
          </table:table-cell>
          <table:table-cell table:formula="of:=[.A1135]/(1000*60)" office:value-type="float" office:value="453.11345" calcext:value-type="float">
            <text:p>453.11345</text:p>
          </table:table-cell>
          <table:table-cell table:formula="of:=ROUND([.B1135];0)" office:value-type="float" office:value="453" calcext:value-type="float">
            <text:p>453</text:p>
          </table:table-cell>
          <table:table-cell table:formula="of:=680+[.C1135]" office:value-type="float" office:value="1133" calcext:value-type="float">
            <text:p>113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246821" calcext:value-type="float">
            <text:p>27246821</text:p>
          </table:table-cell>
          <table:table-cell table:formula="of:=[.A1136]/(1000*60)" office:value-type="float" office:value="454.113683333333" calcext:value-type="float">
            <text:p>454.1136833333</text:p>
          </table:table-cell>
          <table:table-cell table:formula="of:=ROUND([.B1136];0)" office:value-type="float" office:value="454" calcext:value-type="float">
            <text:p>454</text:p>
          </table:table-cell>
          <table:table-cell table:formula="of:=680+[.C1136]" office:value-type="float" office:value="1134" calcext:value-type="float">
            <text:p>113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306834" calcext:value-type="float">
            <text:p>27306834</text:p>
          </table:table-cell>
          <table:table-cell table:formula="of:=[.A1137]/(1000*60)" office:value-type="float" office:value="455.1139" calcext:value-type="float">
            <text:p>455.1139</text:p>
          </table:table-cell>
          <table:table-cell table:formula="of:=ROUND([.B1137];0)" office:value-type="float" office:value="455" calcext:value-type="float">
            <text:p>455</text:p>
          </table:table-cell>
          <table:table-cell table:formula="of:=680+[.C1137]" office:value-type="float" office:value="1135" calcext:value-type="float">
            <text:p>113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366848" calcext:value-type="float">
            <text:p>27366848</text:p>
          </table:table-cell>
          <table:table-cell table:formula="of:=[.A1138]/(1000*60)" office:value-type="float" office:value="456.114133333333" calcext:value-type="float">
            <text:p>456.1141333333</text:p>
          </table:table-cell>
          <table:table-cell table:formula="of:=ROUND([.B1138];0)" office:value-type="float" office:value="456" calcext:value-type="float">
            <text:p>456</text:p>
          </table:table-cell>
          <table:table-cell table:formula="of:=680+[.C1138]" office:value-type="float" office:value="1136" calcext:value-type="float">
            <text:p>113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426862" calcext:value-type="float">
            <text:p>27426862</text:p>
          </table:table-cell>
          <table:table-cell table:formula="of:=[.A1139]/(1000*60)" office:value-type="float" office:value="457.114366666667" calcext:value-type="float">
            <text:p>457.1143666667</text:p>
          </table:table-cell>
          <table:table-cell table:formula="of:=ROUND([.B1139];0)" office:value-type="float" office:value="457" calcext:value-type="float">
            <text:p>457</text:p>
          </table:table-cell>
          <table:table-cell table:formula="of:=680+[.C1139]" office:value-type="float" office:value="1137" calcext:value-type="float">
            <text:p>113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486875" calcext:value-type="float">
            <text:p>27486875</text:p>
          </table:table-cell>
          <table:table-cell table:formula="of:=[.A1140]/(1000*60)" office:value-type="float" office:value="458.114583333333" calcext:value-type="float">
            <text:p>458.1145833333</text:p>
          </table:table-cell>
          <table:table-cell table:formula="of:=ROUND([.B1140];0)" office:value-type="float" office:value="458" calcext:value-type="float">
            <text:p>458</text:p>
          </table:table-cell>
          <table:table-cell table:formula="of:=680+[.C1140]" office:value-type="float" office:value="1138" calcext:value-type="float">
            <text:p>113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546903" calcext:value-type="float">
            <text:p>27546903</text:p>
          </table:table-cell>
          <table:table-cell table:formula="of:=[.A1141]/(1000*60)" office:value-type="float" office:value="459.11505" calcext:value-type="float">
            <text:p>459.11505</text:p>
          </table:table-cell>
          <table:table-cell table:formula="of:=ROUND([.B1141];0)" office:value-type="float" office:value="459" calcext:value-type="float">
            <text:p>459</text:p>
          </table:table-cell>
          <table:table-cell table:formula="of:=680+[.C1141]" office:value-type="float" office:value="1139" calcext:value-type="float">
            <text:p>113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606918" calcext:value-type="float">
            <text:p>27606918</text:p>
          </table:table-cell>
          <table:table-cell table:formula="of:=[.A1142]/(1000*60)" office:value-type="float" office:value="460.1153" calcext:value-type="float">
            <text:p>460.1153</text:p>
          </table:table-cell>
          <table:table-cell table:formula="of:=ROUND([.B1142];0)" office:value-type="float" office:value="460" calcext:value-type="float">
            <text:p>460</text:p>
          </table:table-cell>
          <table:table-cell table:formula="of:=680+[.C1142]" office:value-type="float" office:value="1140" calcext:value-type="float">
            <text:p>114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666931" calcext:value-type="float">
            <text:p>27666931</text:p>
          </table:table-cell>
          <table:table-cell table:formula="of:=[.A1143]/(1000*60)" office:value-type="float" office:value="461.115516666667" calcext:value-type="float">
            <text:p>461.1155166667</text:p>
          </table:table-cell>
          <table:table-cell table:formula="of:=ROUND([.B1143];0)" office:value-type="float" office:value="461" calcext:value-type="float">
            <text:p>461</text:p>
          </table:table-cell>
          <table:table-cell table:formula="of:=680+[.C1143]" office:value-type="float" office:value="1141" calcext:value-type="float">
            <text:p>114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726945" calcext:value-type="float">
            <text:p>27726945</text:p>
          </table:table-cell>
          <table:table-cell table:formula="of:=[.A1144]/(1000*60)" office:value-type="float" office:value="462.11575" calcext:value-type="float">
            <text:p>462.11575</text:p>
          </table:table-cell>
          <table:table-cell table:formula="of:=ROUND([.B1144];0)" office:value-type="float" office:value="462" calcext:value-type="float">
            <text:p>462</text:p>
          </table:table-cell>
          <table:table-cell table:formula="of:=680+[.C1144]" office:value-type="float" office:value="1142" calcext:value-type="float">
            <text:p>114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786958" calcext:value-type="float">
            <text:p>27786958</text:p>
          </table:table-cell>
          <table:table-cell table:formula="of:=[.A1145]/(1000*60)" office:value-type="float" office:value="463.115966666667" calcext:value-type="float">
            <text:p>463.1159666667</text:p>
          </table:table-cell>
          <table:table-cell table:formula="of:=ROUND([.B1145];0)" office:value-type="float" office:value="463" calcext:value-type="float">
            <text:p>463</text:p>
          </table:table-cell>
          <table:table-cell table:formula="of:=680+[.C1145]" office:value-type="float" office:value="1143" calcext:value-type="float">
            <text:p>114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846972" calcext:value-type="float">
            <text:p>27846972</text:p>
          </table:table-cell>
          <table:table-cell table:formula="of:=[.A1146]/(1000*60)" office:value-type="float" office:value="464.1162" calcext:value-type="float">
            <text:p>464.1162</text:p>
          </table:table-cell>
          <table:table-cell table:formula="of:=ROUND([.B1146];0)" office:value-type="float" office:value="464" calcext:value-type="float">
            <text:p>464</text:p>
          </table:table-cell>
          <table:table-cell table:formula="of:=680+[.C1146]" office:value-type="float" office:value="1144" calcext:value-type="float">
            <text:p>114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906987" calcext:value-type="float">
            <text:p>27906987</text:p>
          </table:table-cell>
          <table:table-cell table:formula="of:=[.A1147]/(1000*60)" office:value-type="float" office:value="465.11645" calcext:value-type="float">
            <text:p>465.11645</text:p>
          </table:table-cell>
          <table:table-cell table:formula="of:=ROUND([.B1147];0)" office:value-type="float" office:value="465" calcext:value-type="float">
            <text:p>465</text:p>
          </table:table-cell>
          <table:table-cell table:formula="of:=680+[.C1147]" office:value-type="float" office:value="1145" calcext:value-type="float">
            <text:p>114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967000" calcext:value-type="float">
            <text:p>27967000</text:p>
          </table:table-cell>
          <table:table-cell table:formula="of:=[.A1148]/(1000*60)" office:value-type="float" office:value="466.116666666667" calcext:value-type="float">
            <text:p>466.1166666667</text:p>
          </table:table-cell>
          <table:table-cell table:formula="of:=ROUND([.B1148];0)" office:value-type="float" office:value="466" calcext:value-type="float">
            <text:p>466</text:p>
          </table:table-cell>
          <table:table-cell table:formula="of:=680+[.C1148]" office:value-type="float" office:value="1146" calcext:value-type="float">
            <text:p>114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027014" calcext:value-type="float">
            <text:p>28027014</text:p>
          </table:table-cell>
          <table:table-cell table:formula="of:=[.A1149]/(1000*60)" office:value-type="float" office:value="467.1169" calcext:value-type="float">
            <text:p>467.1169</text:p>
          </table:table-cell>
          <table:table-cell table:formula="of:=ROUND([.B1149];0)" office:value-type="float" office:value="467" calcext:value-type="float">
            <text:p>467</text:p>
          </table:table-cell>
          <table:table-cell table:formula="of:=680+[.C1149]" office:value-type="float" office:value="1147" calcext:value-type="float">
            <text:p>114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087027" calcext:value-type="float">
            <text:p>28087027</text:p>
          </table:table-cell>
          <table:table-cell table:formula="of:=[.A1150]/(1000*60)" office:value-type="float" office:value="468.117116666667" calcext:value-type="float">
            <text:p>468.1171166667</text:p>
          </table:table-cell>
          <table:table-cell table:formula="of:=ROUND([.B1150];0)" office:value-type="float" office:value="468" calcext:value-type="float">
            <text:p>468</text:p>
          </table:table-cell>
          <table:table-cell table:formula="of:=680+[.C1150]" office:value-type="float" office:value="1148" calcext:value-type="float">
            <text:p>114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147041" calcext:value-type="float">
            <text:p>28147041</text:p>
          </table:table-cell>
          <table:table-cell table:formula="of:=[.A1151]/(1000*60)" office:value-type="float" office:value="469.11735" calcext:value-type="float">
            <text:p>469.11735</text:p>
          </table:table-cell>
          <table:table-cell table:formula="of:=ROUND([.B1151];0)" office:value-type="float" office:value="469" calcext:value-type="float">
            <text:p>469</text:p>
          </table:table-cell>
          <table:table-cell table:formula="of:=680+[.C1151]" office:value-type="float" office:value="1149" calcext:value-type="float">
            <text:p>114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207054" calcext:value-type="float">
            <text:p>28207054</text:p>
          </table:table-cell>
          <table:table-cell table:formula="of:=[.A1152]/(1000*60)" office:value-type="float" office:value="470.117566666667" calcext:value-type="float">
            <text:p>470.1175666667</text:p>
          </table:table-cell>
          <table:table-cell table:formula="of:=ROUND([.B1152];0)" office:value-type="float" office:value="470" calcext:value-type="float">
            <text:p>470</text:p>
          </table:table-cell>
          <table:table-cell table:formula="of:=680+[.C1152]" office:value-type="float" office:value="1150" calcext:value-type="float">
            <text:p>115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267068" calcext:value-type="float">
            <text:p>28267068</text:p>
          </table:table-cell>
          <table:table-cell table:formula="of:=[.A1153]/(1000*60)" office:value-type="float" office:value="471.1178" calcext:value-type="float">
            <text:p>471.1178</text:p>
          </table:table-cell>
          <table:table-cell table:formula="of:=ROUND([.B1153];0)" office:value-type="float" office:value="471" calcext:value-type="float">
            <text:p>471</text:p>
          </table:table-cell>
          <table:table-cell table:formula="of:=680+[.C1153]" office:value-type="float" office:value="1151" calcext:value-type="float">
            <text:p>115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327081" calcext:value-type="float">
            <text:p>28327081</text:p>
          </table:table-cell>
          <table:table-cell table:formula="of:=[.A1154]/(1000*60)" office:value-type="float" office:value="472.118016666667" calcext:value-type="float">
            <text:p>472.1180166667</text:p>
          </table:table-cell>
          <table:table-cell table:formula="of:=ROUND([.B1154];0)" office:value-type="float" office:value="472" calcext:value-type="float">
            <text:p>472</text:p>
          </table:table-cell>
          <table:table-cell table:formula="of:=680+[.C1154]" office:value-type="float" office:value="1152" calcext:value-type="float">
            <text:p>115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387095" calcext:value-type="float">
            <text:p>28387095</text:p>
          </table:table-cell>
          <table:table-cell table:formula="of:=[.A1155]/(1000*60)" office:value-type="float" office:value="473.11825" calcext:value-type="float">
            <text:p>473.11825</text:p>
          </table:table-cell>
          <table:table-cell table:formula="of:=ROUND([.B1155];0)" office:value-type="float" office:value="473" calcext:value-type="float">
            <text:p>473</text:p>
          </table:table-cell>
          <table:table-cell table:formula="of:=680+[.C1155]" office:value-type="float" office:value="1153" calcext:value-type="float">
            <text:p>115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447109" calcext:value-type="float">
            <text:p>28447109</text:p>
          </table:table-cell>
          <table:table-cell table:formula="of:=[.A1156]/(1000*60)" office:value-type="float" office:value="474.118483333333" calcext:value-type="float">
            <text:p>474.1184833333</text:p>
          </table:table-cell>
          <table:table-cell table:formula="of:=ROUND([.B1156];0)" office:value-type="float" office:value="474" calcext:value-type="float">
            <text:p>474</text:p>
          </table:table-cell>
          <table:table-cell table:formula="of:=680+[.C1156]" office:value-type="float" office:value="1154" calcext:value-type="float">
            <text:p>115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507123" calcext:value-type="float">
            <text:p>28507123</text:p>
          </table:table-cell>
          <table:table-cell table:formula="of:=[.A1157]/(1000*60)" office:value-type="float" office:value="475.118716666667" calcext:value-type="float">
            <text:p>475.1187166667</text:p>
          </table:table-cell>
          <table:table-cell table:formula="of:=ROUND([.B1157];0)" office:value-type="float" office:value="475" calcext:value-type="float">
            <text:p>475</text:p>
          </table:table-cell>
          <table:table-cell table:formula="of:=680+[.C1157]" office:value-type="float" office:value="1155" calcext:value-type="float">
            <text:p>115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567137" calcext:value-type="float">
            <text:p>28567137</text:p>
          </table:table-cell>
          <table:table-cell table:formula="of:=[.A1158]/(1000*60)" office:value-type="float" office:value="476.11895" calcext:value-type="float">
            <text:p>476.11895</text:p>
          </table:table-cell>
          <table:table-cell table:formula="of:=ROUND([.B1158];0)" office:value-type="float" office:value="476" calcext:value-type="float">
            <text:p>476</text:p>
          </table:table-cell>
          <table:table-cell table:formula="of:=680+[.C1158]" office:value-type="float" office:value="1156" calcext:value-type="float">
            <text:p>115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627150" calcext:value-type="float">
            <text:p>28627150</text:p>
          </table:table-cell>
          <table:table-cell table:formula="of:=[.A1159]/(1000*60)" office:value-type="float" office:value="477.119166666667" calcext:value-type="float">
            <text:p>477.1191666667</text:p>
          </table:table-cell>
          <table:table-cell table:formula="of:=ROUND([.B1159];0)" office:value-type="float" office:value="477" calcext:value-type="float">
            <text:p>477</text:p>
          </table:table-cell>
          <table:table-cell table:formula="of:=680+[.C1159]" office:value-type="float" office:value="1157" calcext:value-type="float">
            <text:p>11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687164" calcext:value-type="float">
            <text:p>28687164</text:p>
          </table:table-cell>
          <table:table-cell table:formula="of:=[.A1160]/(1000*60)" office:value-type="float" office:value="478.1194" calcext:value-type="float">
            <text:p>478.1194</text:p>
          </table:table-cell>
          <table:table-cell table:formula="of:=ROUND([.B1160];0)" office:value-type="float" office:value="478" calcext:value-type="float">
            <text:p>478</text:p>
          </table:table-cell>
          <table:table-cell table:formula="of:=680+[.C1160]" office:value-type="float" office:value="1158" calcext:value-type="float">
            <text:p>11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747177" calcext:value-type="float">
            <text:p>28747177</text:p>
          </table:table-cell>
          <table:table-cell table:formula="of:=[.A1161]/(1000*60)" office:value-type="float" office:value="479.119616666667" calcext:value-type="float">
            <text:p>479.1196166667</text:p>
          </table:table-cell>
          <table:table-cell table:formula="of:=ROUND([.B1161];0)" office:value-type="float" office:value="479" calcext:value-type="float">
            <text:p>479</text:p>
          </table:table-cell>
          <table:table-cell table:formula="of:=680+[.C1161]" office:value-type="float" office:value="1159" calcext:value-type="float">
            <text:p>11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807191" calcext:value-type="float">
            <text:p>28807191</text:p>
          </table:table-cell>
          <table:table-cell table:formula="of:=[.A1162]/(1000*60)" office:value-type="float" office:value="480.11985" calcext:value-type="float">
            <text:p>480.11985</text:p>
          </table:table-cell>
          <table:table-cell table:formula="of:=ROUND([.B1162];0)" office:value-type="float" office:value="480" calcext:value-type="float">
            <text:p>480</text:p>
          </table:table-cell>
          <table:table-cell table:formula="of:=680+[.C1162]" office:value-type="float" office:value="1160" calcext:value-type="float">
            <text:p>116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867203" calcext:value-type="float">
            <text:p>28867203</text:p>
          </table:table-cell>
          <table:table-cell table:formula="of:=[.A1163]/(1000*60)" office:value-type="float" office:value="481.12005" calcext:value-type="float">
            <text:p>481.12005</text:p>
          </table:table-cell>
          <table:table-cell table:formula="of:=ROUND([.B1163];0)" office:value-type="float" office:value="481" calcext:value-type="float">
            <text:p>481</text:p>
          </table:table-cell>
          <table:table-cell table:formula="of:=680+[.C1163]" office:value-type="float" office:value="1161" calcext:value-type="float">
            <text:p>116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927216" calcext:value-type="float">
            <text:p>28927216</text:p>
          </table:table-cell>
          <table:table-cell table:formula="of:=[.A1164]/(1000*60)" office:value-type="float" office:value="482.120266666667" calcext:value-type="float">
            <text:p>482.1202666667</text:p>
          </table:table-cell>
          <table:table-cell table:formula="of:=ROUND([.B1164];0)" office:value-type="float" office:value="482" calcext:value-type="float">
            <text:p>482</text:p>
          </table:table-cell>
          <table:table-cell table:formula="of:=680+[.C1164]" office:value-type="float" office:value="1162" calcext:value-type="float">
            <text:p>116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987230" calcext:value-type="float">
            <text:p>28987230</text:p>
          </table:table-cell>
          <table:table-cell table:formula="of:=[.A1165]/(1000*60)" office:value-type="float" office:value="483.1205" calcext:value-type="float">
            <text:p>483.1205</text:p>
          </table:table-cell>
          <table:table-cell table:formula="of:=ROUND([.B1165];0)" office:value-type="float" office:value="483" calcext:value-type="float">
            <text:p>483</text:p>
          </table:table-cell>
          <table:table-cell table:formula="of:=680+[.C1165]" office:value-type="float" office:value="1163" calcext:value-type="float">
            <text:p>116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047244" calcext:value-type="float">
            <text:p>29047244</text:p>
          </table:table-cell>
          <table:table-cell table:formula="of:=[.A1166]/(1000*60)" office:value-type="float" office:value="484.120733333333" calcext:value-type="float">
            <text:p>484.1207333333</text:p>
          </table:table-cell>
          <table:table-cell table:formula="of:=ROUND([.B1166];0)" office:value-type="float" office:value="484" calcext:value-type="float">
            <text:p>484</text:p>
          </table:table-cell>
          <table:table-cell table:formula="of:=680+[.C1166]" office:value-type="float" office:value="1164" calcext:value-type="float">
            <text:p>116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107258" calcext:value-type="float">
            <text:p>29107258</text:p>
          </table:table-cell>
          <table:table-cell table:formula="of:=[.A1167]/(1000*60)" office:value-type="float" office:value="485.120966666667" calcext:value-type="float">
            <text:p>485.1209666667</text:p>
          </table:table-cell>
          <table:table-cell table:formula="of:=ROUND([.B1167];0)" office:value-type="float" office:value="485" calcext:value-type="float">
            <text:p>485</text:p>
          </table:table-cell>
          <table:table-cell table:formula="of:=680+[.C1167]" office:value-type="float" office:value="1165" calcext:value-type="float">
            <text:p>116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167271" calcext:value-type="float">
            <text:p>29167271</text:p>
          </table:table-cell>
          <table:table-cell table:formula="of:=[.A1168]/(1000*60)" office:value-type="float" office:value="486.121183333333" calcext:value-type="float">
            <text:p>486.1211833333</text:p>
          </table:table-cell>
          <table:table-cell table:formula="of:=ROUND([.B1168];0)" office:value-type="float" office:value="486" calcext:value-type="float">
            <text:p>486</text:p>
          </table:table-cell>
          <table:table-cell table:formula="of:=680+[.C1168]" office:value-type="float" office:value="1166" calcext:value-type="float">
            <text:p>116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227285" calcext:value-type="float">
            <text:p>29227285</text:p>
          </table:table-cell>
          <table:table-cell table:formula="of:=[.A1169]/(1000*60)" office:value-type="float" office:value="487.121416666667" calcext:value-type="float">
            <text:p>487.1214166667</text:p>
          </table:table-cell>
          <table:table-cell table:formula="of:=ROUND([.B1169];0)" office:value-type="float" office:value="487" calcext:value-type="float">
            <text:p>487</text:p>
          </table:table-cell>
          <table:table-cell table:formula="of:=680+[.C1169]" office:value-type="float" office:value="1167" calcext:value-type="float">
            <text:p>116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287312" calcext:value-type="float">
            <text:p>29287312</text:p>
          </table:table-cell>
          <table:table-cell table:formula="of:=[.A1170]/(1000*60)" office:value-type="float" office:value="488.121866666667" calcext:value-type="float">
            <text:p>488.1218666667</text:p>
          </table:table-cell>
          <table:table-cell table:formula="of:=ROUND([.B1170];0)" office:value-type="float" office:value="488" calcext:value-type="float">
            <text:p>488</text:p>
          </table:table-cell>
          <table:table-cell table:formula="of:=680+[.C1170]" office:value-type="float" office:value="1168" calcext:value-type="float">
            <text:p>116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347328" calcext:value-type="float">
            <text:p>29347328</text:p>
          </table:table-cell>
          <table:table-cell table:formula="of:=[.A1171]/(1000*60)" office:value-type="float" office:value="489.122133333333" calcext:value-type="float">
            <text:p>489.1221333333</text:p>
          </table:table-cell>
          <table:table-cell table:formula="of:=ROUND([.B1171];0)" office:value-type="float" office:value="489" calcext:value-type="float">
            <text:p>489</text:p>
          </table:table-cell>
          <table:table-cell table:formula="of:=680+[.C1171]" office:value-type="float" office:value="1169" calcext:value-type="float">
            <text:p>116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407341" calcext:value-type="float">
            <text:p>29407341</text:p>
          </table:table-cell>
          <table:table-cell table:formula="of:=[.A1172]/(1000*60)" office:value-type="float" office:value="490.12235" calcext:value-type="float">
            <text:p>490.12235</text:p>
          </table:table-cell>
          <table:table-cell table:formula="of:=ROUND([.B1172];0)" office:value-type="float" office:value="490" calcext:value-type="float">
            <text:p>490</text:p>
          </table:table-cell>
          <table:table-cell table:formula="of:=680+[.C1172]" office:value-type="float" office:value="1170" calcext:value-type="float">
            <text:p>117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467355" calcext:value-type="float">
            <text:p>29467355</text:p>
          </table:table-cell>
          <table:table-cell table:formula="of:=[.A1173]/(1000*60)" office:value-type="float" office:value="491.122583333333" calcext:value-type="float">
            <text:p>491.1225833333</text:p>
          </table:table-cell>
          <table:table-cell table:formula="of:=ROUND([.B1173];0)" office:value-type="float" office:value="491" calcext:value-type="float">
            <text:p>491</text:p>
          </table:table-cell>
          <table:table-cell table:formula="of:=680+[.C1173]" office:value-type="float" office:value="1171" calcext:value-type="float">
            <text:p>117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527368" calcext:value-type="float">
            <text:p>29527368</text:p>
          </table:table-cell>
          <table:table-cell table:formula="of:=[.A1174]/(1000*60)" office:value-type="float" office:value="492.1228" calcext:value-type="float">
            <text:p>492.1228</text:p>
          </table:table-cell>
          <table:table-cell table:formula="of:=ROUND([.B1174];0)" office:value-type="float" office:value="492" calcext:value-type="float">
            <text:p>492</text:p>
          </table:table-cell>
          <table:table-cell table:formula="of:=680+[.C1174]" office:value-type="float" office:value="1172" calcext:value-type="float">
            <text:p>117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587382" calcext:value-type="float">
            <text:p>29587382</text:p>
          </table:table-cell>
          <table:table-cell table:formula="of:=[.A1175]/(1000*60)" office:value-type="float" office:value="493.123033333333" calcext:value-type="float">
            <text:p>493.1230333333</text:p>
          </table:table-cell>
          <table:table-cell table:formula="of:=ROUND([.B1175];0)" office:value-type="float" office:value="493" calcext:value-type="float">
            <text:p>493</text:p>
          </table:table-cell>
          <table:table-cell table:formula="of:=680+[.C1175]" office:value-type="float" office:value="1173" calcext:value-type="float">
            <text:p>117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647395" calcext:value-type="float">
            <text:p>29647395</text:p>
          </table:table-cell>
          <table:table-cell table:formula="of:=[.A1176]/(1000*60)" office:value-type="float" office:value="494.12325" calcext:value-type="float">
            <text:p>494.12325</text:p>
          </table:table-cell>
          <table:table-cell table:formula="of:=ROUND([.B1176];0)" office:value-type="float" office:value="494" calcext:value-type="float">
            <text:p>494</text:p>
          </table:table-cell>
          <table:table-cell table:formula="of:=680+[.C1176]" office:value-type="float" office:value="1174" calcext:value-type="float">
            <text:p>117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707409" calcext:value-type="float">
            <text:p>29707409</text:p>
          </table:table-cell>
          <table:table-cell table:formula="of:=[.A1177]/(1000*60)" office:value-type="float" office:value="495.123483333333" calcext:value-type="float">
            <text:p>495.1234833333</text:p>
          </table:table-cell>
          <table:table-cell table:formula="of:=ROUND([.B1177];0)" office:value-type="float" office:value="495" calcext:value-type="float">
            <text:p>495</text:p>
          </table:table-cell>
          <table:table-cell table:formula="of:=680+[.C1177]" office:value-type="float" office:value="1175" calcext:value-type="float">
            <text:p>117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767422" calcext:value-type="float">
            <text:p>29767422</text:p>
          </table:table-cell>
          <table:table-cell table:formula="of:=[.A1178]/(1000*60)" office:value-type="float" office:value="496.1237" calcext:value-type="float">
            <text:p>496.1237</text:p>
          </table:table-cell>
          <table:table-cell table:formula="of:=ROUND([.B1178];0)" office:value-type="float" office:value="496" calcext:value-type="float">
            <text:p>496</text:p>
          </table:table-cell>
          <table:table-cell table:formula="of:=680+[.C1178]" office:value-type="float" office:value="1176" calcext:value-type="float">
            <text:p>11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827436" calcext:value-type="float">
            <text:p>29827436</text:p>
          </table:table-cell>
          <table:table-cell table:formula="of:=[.A1179]/(1000*60)" office:value-type="float" office:value="497.123933333333" calcext:value-type="float">
            <text:p>497.1239333333</text:p>
          </table:table-cell>
          <table:table-cell table:formula="of:=ROUND([.B1179];0)" office:value-type="float" office:value="497" calcext:value-type="float">
            <text:p>497</text:p>
          </table:table-cell>
          <table:table-cell table:formula="of:=680+[.C1179]" office:value-type="float" office:value="1177" calcext:value-type="float">
            <text:p>11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887451" calcext:value-type="float">
            <text:p>29887451</text:p>
          </table:table-cell>
          <table:table-cell table:formula="of:=[.A1180]/(1000*60)" office:value-type="float" office:value="498.124183333333" calcext:value-type="float">
            <text:p>498.1241833333</text:p>
          </table:table-cell>
          <table:table-cell table:formula="of:=ROUND([.B1180];0)" office:value-type="float" office:value="498" calcext:value-type="float">
            <text:p>498</text:p>
          </table:table-cell>
          <table:table-cell table:formula="of:=680+[.C1180]" office:value-type="float" office:value="1178" calcext:value-type="float">
            <text:p>117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947464" calcext:value-type="float">
            <text:p>29947464</text:p>
          </table:table-cell>
          <table:table-cell table:formula="of:=[.A1181]/(1000*60)" office:value-type="float" office:value="499.1244" calcext:value-type="float">
            <text:p>499.1244</text:p>
          </table:table-cell>
          <table:table-cell table:formula="of:=ROUND([.B1181];0)" office:value-type="float" office:value="499" calcext:value-type="float">
            <text:p>499</text:p>
          </table:table-cell>
          <table:table-cell table:formula="of:=680+[.C1181]" office:value-type="float" office:value="1179" calcext:value-type="float">
            <text:p>11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007478" calcext:value-type="float">
            <text:p>30007478</text:p>
          </table:table-cell>
          <table:table-cell table:formula="of:=[.A1182]/(1000*60)" office:value-type="float" office:value="500.124633333333" calcext:value-type="float">
            <text:p>500.1246333333</text:p>
          </table:table-cell>
          <table:table-cell table:formula="of:=ROUND([.B1182];0)" office:value-type="float" office:value="500" calcext:value-type="float">
            <text:p>500</text:p>
          </table:table-cell>
          <table:table-cell table:formula="of:=680+[.C1182]" office:value-type="float" office:value="1180" calcext:value-type="float">
            <text:p>118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067491" calcext:value-type="float">
            <text:p>30067491</text:p>
          </table:table-cell>
          <table:table-cell table:formula="of:=[.A1183]/(1000*60)" office:value-type="float" office:value="501.12485" calcext:value-type="float">
            <text:p>501.12485</text:p>
          </table:table-cell>
          <table:table-cell table:formula="of:=ROUND([.B1183];0)" office:value-type="float" office:value="501" calcext:value-type="float">
            <text:p>501</text:p>
          </table:table-cell>
          <table:table-cell table:formula="of:=680+[.C1183]" office:value-type="float" office:value="1181" calcext:value-type="float">
            <text:p>118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127505" calcext:value-type="float">
            <text:p>30127505</text:p>
          </table:table-cell>
          <table:table-cell table:formula="of:=[.A1184]/(1000*60)" office:value-type="float" office:value="502.125083333333" calcext:value-type="float">
            <text:p>502.1250833333</text:p>
          </table:table-cell>
          <table:table-cell table:formula="of:=ROUND([.B1184];0)" office:value-type="float" office:value="502" calcext:value-type="float">
            <text:p>502</text:p>
          </table:table-cell>
          <table:table-cell table:formula="of:=680+[.C1184]" office:value-type="float" office:value="1182" calcext:value-type="float">
            <text:p>1182</text:p>
          </table:table-cell>
          <table:table-cell office:value-type="float" office:value="463" calcext:value-type="float">
            <text:p>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19:57:20.924071254</dc:date>
    <meta:generator>LibreOffice/4.2.6.3$Linux_x86 LibreOffice_project/420m0$Build-3</meta:generator>
    <meta:editing-duration>P0D</meta:editing-duration>
    <meta:editing-cycles>1</meta:editing-cycles>
    <meta:document-statistic meta:table-count="1" meta:cell-count="59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4cm" svg:height="19.137cm" xlink:href=".." xlink:type="simple" chart:class="chart:line" chart:style-name="ch1">
        <chart:title svg:x="11.706cm" svg:y="0.517cm" chart:style-name="ch2">
          <text:p>Night Joule Thief Light Output</text:p>
        </chart:title>
        <chart:plot-area chart:style-name="ch3" table:cell-range-address="Sheet1.D1:Sheet1.E1184" chart:data-source-has-labels="both" svg:x="1.621cm" svg:y="2.484cm" svg:width="26.559cm" svg:height="15.267cm">
          <chartooo:coordinate-region svg:x="2.507cm" svg:y="2.697cm" svg:width="25.673cm" svg:height="13.904cm"/>
          <chart:axis chart:dimension="x" chart:name="primary-x" chart:style-name="ch4" chartooo:axis-type="auto">
            <chartooo:date-scale/>
            <chart:title svg:x="14.268cm" svg:y="18.134cm" chart:style-name="ch5">
              <text:p>Minutes</text:p>
            </chart:title>
            <chart:categories table:cell-range-address="Sheet1.D2:Sheet1.D1184"/>
          </chart:axis>
          <chart:axis chart:dimension="y" chart:name="primary-y" chart:style-name="ch6">
            <chart:title svg:x="0.451cm" svg:y="11.157cm" chart:style-name="ch7">
              <text:p>LDR Reading</text:p>
            </chart:title>
            <chart:grid chart:style-name="ch8" chart:class="major"/>
          </chart:axis>
          <chart:series chart:style-name="ch9" chart:values-cell-range-address="Sheet1.E2:Sheet1.E1184" chart:label-cell-address="Sheet1.E1:Sheet1.E1" chart:class="chart:line">
            <chart:data-point chart:repeated="118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R Read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D2:Sheet1.D1184</svg:desc>
                </draw:g>
              </table:table-cell>
              <table:table-cell office:value-type="float" office:value="782">
                <text:p>782</text:p>
                <draw:g>
                  <svg:desc>Sheet1.E2:Sheet1.E118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463">
                <text:p>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